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utput">
      <style:table-properties table:display="true" style:writing-mode="lr-tb"/>
    </style:style>
    <style:style style:name="ta2" style:family="table" style:master-page-name="PageStyle_5f_stats">
      <style:table-properties table:display="true" style:writing-mode="lr-tb"/>
    </style:style>
    <style:style style:name="ta3" style:family="table" style:master-page-name="PageStyle_5f_hidden">
      <style:table-properties table:display="fals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utpu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ntropy_0</text:p>
          </table:table-cell>
          <table:table-cell table:style-name="ce1" office:value-type="string" calcext:value-type="string">
            <text:p>entropy_1</text:p>
          </table:table-cell>
          <table:table-cell table:style-name="ce1" office:value-type="string" calcext:value-type="string">
            <text:p>entropy_2</text:p>
          </table:table-cell>
          <table:table-cell table:style-name="ce1" office:value-type="string" calcext:value-type="string">
            <text:p>entropy_3</text:p>
          </table:table-cell>
          <table:table-cell table:style-name="ce1" office:value-type="string" calcext:value-type="string">
            <text:p>entropy_4</text:p>
          </table:table-cell>
          <table:table-cell table:style-name="ce1" office:value-type="string" calcext:value-type="string">
            <text:p>entropy_5</text:p>
          </table:table-cell>
          <table:table-cell table:style-name="ce1" office:value-type="string" calcext:value-type="string">
            <text:p>entropy_6</text:p>
          </table:table-cell>
          <table:table-cell table:style-name="ce1" office:value-type="string" calcext:value-type="string">
            <text:p>entropy_7</text:p>
          </table:table-cell>
          <table:table-cell table:style-name="ce1" office:value-type="string" calcext:value-type="string">
            <text:p>entropy_8</text:p>
          </table:table-cell>
          <table:table-cell table:style-name="ce1" office:value-type="string" calcext:value-type="string">
            <text:p>entropy_9</text:p>
          </table:table-cell>
          <table:table-cell table:style-name="ce1" office:value-type="string" calcext:value-type="string">
            <text:p>entropy_10</text:p>
          </table:table-cell>
          <table:table-cell table:style-name="ce1" office:value-type="string" calcext:value-type="string">
            <text:p>entropy_11</text:p>
          </table:table-cell>
          <table:table-cell table:style-name="ce1" office:value-type="string" calcext:value-type="string">
            <text:p>entropy_12</text:p>
          </table:table-cell>
          <table:table-cell table:style-name="ce1" office:value-type="string" calcext:value-type="string">
            <text:p>entropy_13</text:p>
          </table:table-cell>
          <table:table-cell table:style-name="ce1" office:value-type="string" calcext:value-type="string">
            <text:p>entropy_14</text:p>
          </table:table-cell>
          <table:table-cell table:style-name="ce1" office:value-type="string" calcext:value-type="string">
            <text:p>entropy_15</text:p>
          </table:table-cell>
          <table:table-cell table:style-name="ce1" office:value-type="string" calcext:value-type="string">
            <text:p>entropy_16</text:p>
          </table:table-cell>
          <table:table-cell table:style-name="ce1" office:value-type="string" calcext:value-type="string">
            <text:p>entropy_17</text:p>
          </table:table-cell>
          <table:table-cell table:style-name="ce1" office:value-type="string" calcext:value-type="string">
            <text:p>entropy_18</text:p>
          </table:table-cell>
          <table:table-cell table:style-name="ce1" office:value-type="string" calcext:value-type="string">
            <text:p>entropy_19</text:p>
          </table:table-cell>
          <table:table-cell table:style-name="ce1" office:value-type="string" calcext:value-type="string">
            <text:p>entropy_20</text:p>
          </table:table-cell>
          <table:table-cell table:style-name="ce1" office:value-type="string" calcext:value-type="string">
            <text:p>entropy_21</text:p>
          </table:table-cell>
          <table:table-cell table:style-name="ce1" office:value-type="string" calcext:value-type="string">
            <text:p>entropy_22</text:p>
          </table:table-cell>
          <table:table-cell table:style-name="ce1" office:value-type="string" calcext:value-type="string">
            <text:p>entropy_23</text:p>
          </table:table-cell>
          <table:table-cell table:style-name="ce1" office:value-type="string" calcext:value-type="string">
            <text:p>entropy_24</text:p>
          </table:table-cell>
          <table:table-cell table:style-name="ce1" office:value-type="string" calcext:value-type="string">
            <text:p>entropy_25</text:p>
          </table:table-cell>
          <table:table-cell table:style-name="ce1" office:value-type="string" calcext:value-type="string">
            <text:p>entropy_26</text:p>
          </table:table-cell>
          <table:table-cell table:style-name="ce1" office:value-type="string" calcext:value-type="string">
            <text:p>entropy_27</text:p>
          </table:table-cell>
          <table:table-cell table:style-name="ce1" office:value-type="string" calcext:value-type="string">
            <text:p>entropy_28</text:p>
          </table:table-cell>
          <table:table-cell table:style-name="ce1" office:value-type="string" calcext:value-type="string">
            <text:p>entropy_29</text:p>
          </table:table-cell>
          <table:table-cell table:style-name="ce1" office:value-type="string" calcext:value-type="string">
            <text:p>entropy_30</text:p>
          </table:table-cell>
          <table:table-cell table:style-name="ce1" office:value-type="string" calcext:value-type="string">
            <text:p>entropy_31</text:p>
          </table:table-cell>
          <table:table-cell table:style-name="ce1" office:value-type="string" calcext:value-type="string">
            <text:p>entropy_32</text:p>
          </table:table-cell>
          <table:table-cell table:style-name="ce1" office:value-type="string" calcext:value-type="string">
            <text:p>entropy_33</text:p>
          </table:table-cell>
          <table:table-cell table:style-name="ce1" office:value-type="string" calcext:value-type="string">
            <text:p>entropy_34</text:p>
          </table:table-cell>
          <table:table-cell table:style-name="ce1" office:value-type="string" calcext:value-type="string">
            <text:p>entropy_35</text:p>
          </table:table-cell>
          <table:table-cell table:style-name="ce1" office:value-type="string" calcext:value-type="string">
            <text:p>entropy_36</text:p>
          </table:table-cell>
          <table:table-cell table:style-name="ce1" office:value-type="string" calcext:value-type="string">
            <text:p>entropy_37</text:p>
          </table:table-cell>
          <table:table-cell table:style-name="ce1" office:value-type="string" calcext:value-type="string">
            <text:p>entropy_38</text:p>
          </table:table-cell>
          <table:table-cell table:style-name="ce1" office:value-type="string" calcext:value-type="string">
            <text:p>entropy_39</text:p>
          </table:table-cell>
          <table:table-cell table:style-name="ce1" office:value-type="string" calcext:value-type="string">
            <text:p>entropy_40</text:p>
          </table:table-cell>
          <table:table-cell table:style-name="ce1" office:value-type="string" calcext:value-type="string">
            <text:p>entropy_41</text:p>
          </table:table-cell>
          <table:table-cell table:style-name="ce1" office:value-type="string" calcext:value-type="string">
            <text:p>entropy_42</text:p>
          </table:table-cell>
          <table:table-cell table:style-name="ce1" office:value-type="string" calcext:value-type="string">
            <text:p>entropy_43</text:p>
          </table:table-cell>
          <table:table-cell table:style-name="ce1" office:value-type="string" calcext:value-type="string">
            <text:p>entropy_44</text:p>
          </table:table-cell>
          <table:table-cell table:style-name="ce1" office:value-type="string" calcext:value-type="string">
            <text:p>entropy_45</text:p>
          </table:table-cell>
          <table:table-cell table:style-name="ce1" office:value-type="string" calcext:value-type="string">
            <text:p>entropy_46</text:p>
          </table:table-cell>
          <table:table-cell table:style-name="ce1" office:value-type="string" calcext:value-type="string">
            <text:p>entropy_47</text:p>
          </table:table-cell>
          <table:table-cell table:style-name="ce1" office:value-type="string" calcext:value-type="string">
            <text:p>entropy_48</text:p>
          </table:table-cell>
          <table:table-cell table:style-name="ce1" office:value-type="string" calcext:value-type="string">
            <text:p>entropy_49</text:p>
          </table:table-cell>
          <table:table-cell table:style-name="ce1" office:value-type="string" calcext:value-type="string">
            <text:p>entropy_50</text:p>
          </table:table-cell>
          <table:table-cell table:style-name="ce1" office:value-type="string" calcext:value-type="string">
            <text:p>entropy_51</text:p>
          </table:table-cell>
          <table:table-cell table:style-name="ce1" office:value-type="string" calcext:value-type="string">
            <text:p>entropy_52</text:p>
          </table:table-cell>
          <table:table-cell table:style-name="ce1" office:value-type="string" calcext:value-type="string">
            <text:p>entropy_53</text:p>
          </table:table-cell>
          <table:table-cell table:style-name="ce1" office:value-type="string" calcext:value-type="string">
            <text:p>entropy_54</text:p>
          </table:table-cell>
          <table:table-cell table:style-name="ce1" office:value-type="string" calcext:value-type="string">
            <text:p>entropy_55</text:p>
          </table:table-cell>
          <table:table-cell table:style-name="ce1" office:value-type="string" calcext:value-type="string">
            <text:p>entropy_56</text:p>
          </table:table-cell>
          <table:table-cell table:style-name="ce1" office:value-type="string" calcext:value-type="string">
            <text:p>entropy_57</text:p>
          </table:table-cell>
          <table:table-cell table:style-name="ce1" office:value-type="string" calcext:value-type="string">
            <text:p>entropy_58</text:p>
          </table:table-cell>
          <table:table-cell table:style-name="ce1" office:value-type="string" calcext:value-type="string">
            <text:p>entropy_59</text:p>
          </table:table-cell>
          <table:table-cell table:style-name="ce1" office:value-type="string" calcext:value-type="string">
            <text:p>entropy_60</text:p>
          </table:table-cell>
          <table:table-cell table:style-name="ce1" office:value-type="string" calcext:value-type="string">
            <text:p>entropy_61</text:p>
          </table:table-cell>
          <table:table-cell table:style-name="ce1" office:value-type="string" calcext:value-type="string">
            <text:p>entropy_62</text:p>
          </table:table-cell>
          <table:table-cell table:style-name="ce1" office:value-type="string" calcext:value-type="string">
            <text:p>entropy_63</text:p>
          </table:table-cell>
          <table:table-cell table:style-name="ce1" office:value-type="string" calcext:value-type="string">
            <text:p>entropy_64</text:p>
          </table:table-cell>
          <table:table-cell table:style-name="ce1" office:value-type="string" calcext:value-type="string">
            <text:p>entropy_65</text:p>
          </table:table-cell>
          <table:table-cell table:style-name="ce1" office:value-type="string" calcext:value-type="string">
            <text:p>entropy_66</text:p>
          </table:table-cell>
          <table:table-cell table:style-name="ce1" office:value-type="string" calcext:value-type="string">
            <text:p>entropy_67</text:p>
          </table:table-cell>
          <table:table-cell table:style-name="ce1" office:value-type="string" calcext:value-type="string">
            <text:p>entropy_68</text:p>
          </table:table-cell>
          <table:table-cell table:style-name="ce1" office:value-type="string" calcext:value-type="string">
            <text:p>entropy_69</text:p>
          </table:table-cell>
          <table:table-cell table:style-name="ce1" office:value-type="string" calcext:value-type="string">
            <text:p>entropy_70</text:p>
          </table:table-cell>
          <table:table-cell table:style-name="ce1" office:value-type="string" calcext:value-type="string">
            <text:p>entropy_71</text:p>
          </table:table-cell>
          <table:table-cell table:style-name="ce1" office:value-type="string" calcext:value-type="string">
            <text:p>entropy_72</text:p>
          </table:table-cell>
          <table:table-cell table:style-name="ce1" office:value-type="string" calcext:value-type="string">
            <text:p>entropy_73</text:p>
          </table:table-cell>
          <table:table-cell table:style-name="ce1" office:value-type="string" calcext:value-type="string">
            <text:p>entropy_74</text:p>
          </table:table-cell>
          <table:table-cell table:style-name="ce1" office:value-type="string" calcext:value-type="string">
            <text:p>entropy_75</text:p>
          </table:table-cell>
          <table:table-cell table:style-name="ce1" office:value-type="string" calcext:value-type="string">
            <text:p>entropy_76</text:p>
          </table:table-cell>
          <table:table-cell table:style-name="ce1" office:value-type="string" calcext:value-type="string">
            <text:p>entropy_77</text:p>
          </table:table-cell>
          <table:table-cell table:style-name="ce1" office:value-type="string" calcext:value-type="string">
            <text:p>entropy_78</text:p>
          </table:table-cell>
          <table:table-cell table:style-name="ce1" office:value-type="string" calcext:value-type="string">
            <text:p>entropy_79</text:p>
          </table:table-cell>
          <table:table-cell table:style-name="ce1" office:value-type="string" calcext:value-type="string">
            <text:p>entropy_80</text:p>
          </table:table-cell>
          <table:table-cell table:style-name="ce1" office:value-type="string" calcext:value-type="string">
            <text:p>entropy_81</text:p>
          </table:table-cell>
          <table:table-cell table:style-name="ce1" office:value-type="string" calcext:value-type="string">
            <text:p>entropy_82</text:p>
          </table:table-cell>
          <table:table-cell table:style-name="ce1" office:value-type="string" calcext:value-type="string">
            <text:p>entropy_83</text:p>
          </table:table-cell>
          <table:table-cell table:style-name="ce1" office:value-type="string" calcext:value-type="string">
            <text:p>entropy_84</text:p>
          </table:table-cell>
          <table:table-cell table:style-name="ce1" office:value-type="string" calcext:value-type="string">
            <text:p>entropy_85</text:p>
          </table:table-cell>
          <table:table-cell table:style-name="ce1" office:value-type="string" calcext:value-type="string">
            <text:p>entropy_86</text:p>
          </table:table-cell>
          <table:table-cell table:style-name="ce1" office:value-type="string" calcext:value-type="string">
            <text:p>entropy_87</text:p>
          </table:table-cell>
          <table:table-cell table:style-name="ce1" office:value-type="string" calcext:value-type="string">
            <text:p>entropy_88</text:p>
          </table:table-cell>
          <table:table-cell table:style-name="ce1" office:value-type="string" calcext:value-type="string">
            <text:p>entropy_89</text:p>
          </table:table-cell>
          <table:table-cell table:style-name="ce1" office:value-type="string" calcext:value-type="string">
            <text:p>entropy_90</text:p>
          </table:table-cell>
          <table:table-cell table:style-name="ce1" office:value-type="string" calcext:value-type="string">
            <text:p>entropy_91</text:p>
          </table:table-cell>
          <table:table-cell table:style-name="ce1" office:value-type="string" calcext:value-type="string">
            <text:p>entropy_92</text:p>
          </table:table-cell>
          <table:table-cell table:style-name="ce1" office:value-type="string" calcext:value-type="string">
            <text:p>entropy_93</text:p>
          </table:table-cell>
          <table:table-cell table:style-name="ce1" office:value-type="string" calcext:value-type="string">
            <text:p>entropy_94</text:p>
          </table:table-cell>
          <table:table-cell table:style-name="ce1" office:value-type="string" calcext:value-type="string">
            <text:p>entropy_95</text:p>
          </table:table-cell>
          <table:table-cell table:style-name="ce1" office:value-type="string" calcext:value-type="string">
            <text:p>entropy_96</text:p>
          </table:table-cell>
          <table:table-cell table:style-name="ce1" office:value-type="string" calcext:value-type="string">
            <text:p>entropy_97</text:p>
          </table:table-cell>
          <table:table-cell table:style-name="ce1" office:value-type="string" calcext:value-type="string">
            <text:p>entropy_98</text:p>
          </table:table-cell>
          <table:table-cell table:style-name="ce1" office:value-type="string" calcext:value-type="string">
            <text:p>entropy_99</text:p>
          </table:table-cell>
          <table:table-cell table:style-name="ce1" office:value-type="string" calcext:value-type="string">
            <text:p>entropy_100</text:p>
          </table:table-cell>
          <table:table-cell table:style-name="ce1" office:value-type="string" calcext:value-type="string">
            <text:p>entropy_101</text:p>
          </table:table-cell>
          <table:table-cell table:style-name="ce1" office:value-type="string" calcext:value-type="string">
            <text:p>entropy_102</text:p>
          </table:table-cell>
          <table:table-cell table:style-name="ce1" office:value-type="string" calcext:value-type="string">
            <text:p>entropy_103</text:p>
          </table:table-cell>
          <table:table-cell table:style-name="ce1" office:value-type="string" calcext:value-type="string">
            <text:p>entropy_104</text:p>
          </table:table-cell>
          <table:table-cell table:style-name="ce1" office:value-type="string" calcext:value-type="string">
            <text:p>entropy_105</text:p>
          </table:table-cell>
          <table:table-cell table:style-name="ce1" office:value-type="string" calcext:value-type="string">
            <text:p>entropy_106</text:p>
          </table:table-cell>
          <table:table-cell table:style-name="ce1" office:value-type="string" calcext:value-type="string">
            <text:p>entropy_107</text:p>
          </table:table-cell>
          <table:table-cell table:style-name="ce1" office:value-type="string" calcext:value-type="string">
            <text:p>entropy_108</text:p>
          </table:table-cell>
          <table:table-cell table:style-name="ce1" office:value-type="string" calcext:value-type="string">
            <text:p>entropy_109</text:p>
          </table:table-cell>
          <table:table-cell table:style-name="ce1" office:value-type="string" calcext:value-type="string">
            <text:p>entropy_110</text:p>
          </table:table-cell>
          <table:table-cell table:style-name="ce1" office:value-type="string" calcext:value-type="string">
            <text:p>entropy_111</text:p>
          </table:table-cell>
          <table:table-cell table:style-name="ce1" office:value-type="string" calcext:value-type="string">
            <text:p>entropy_112</text:p>
          </table:table-cell>
          <table:table-cell table:style-name="ce1" office:value-type="string" calcext:value-type="string">
            <text:p>entropy_113</text:p>
          </table:table-cell>
          <table:table-cell table:style-name="ce1" office:value-type="string" calcext:value-type="string">
            <text:p>entropy_114</text:p>
          </table:table-cell>
          <table:table-cell table:style-name="ce1" office:value-type="string" calcext:value-type="string">
            <text:p>entropy_115</text:p>
          </table:table-cell>
          <table:table-cell table:style-name="ce1" office:value-type="string" calcext:value-type="string">
            <text:p>entropy_116</text:p>
          </table:table-cell>
          <table:table-cell table:style-name="ce1" office:value-type="string" calcext:value-type="string">
            <text:p>entropy_117</text:p>
          </table:table-cell>
          <table:table-cell table:style-name="ce1" office:value-type="string" calcext:value-type="string">
            <text:p>entropy_118</text:p>
          </table:table-cell>
          <table:table-cell table:style-name="ce1" office:value-type="string" calcext:value-type="string">
            <text:p>entropy_119</text:p>
          </table:table-cell>
          <table:table-cell table:style-name="ce1" office:value-type="string" calcext:value-type="string">
            <text:p>entropy_120</text:p>
          </table:table-cell>
          <table:table-cell table:style-name="ce1" office:value-type="string" calcext:value-type="string">
            <text:p>entropy_121</text:p>
          </table:table-cell>
          <table:table-cell table:style-name="ce1" office:value-type="string" calcext:value-type="string">
            <text:p>entropy_122</text:p>
          </table:table-cell>
          <table:table-cell table:style-name="ce1" office:value-type="string" calcext:value-type="string">
            <text:p>entropy_123</text:p>
          </table:table-cell>
          <table:table-cell table:style-name="ce1" office:value-type="string" calcext:value-type="string">
            <text:p>entropy_124</text:p>
          </table:table-cell>
          <table:table-cell table:style-name="ce1" office:value-type="string" calcext:value-type="string">
            <text:p>entropy_125</text:p>
          </table:table-cell>
          <table:table-cell table:style-name="ce1" office:value-type="string" calcext:value-type="string">
            <text:p>entropy_126</text:p>
          </table:table-cell>
          <table:table-cell table:style-name="ce1" office:value-type="string" calcext:value-type="string">
            <text:p>entropy_127</text:p>
          </table:table-cell>
          <table:table-cell table:style-name="ce1" office:value-type="string" calcext:value-type="string">
            <text:p>entropy_128</text:p>
          </table:table-cell>
          <table:table-cell table:style-name="ce1" office:value-type="string" calcext:value-type="string">
            <text:p>entropy_129</text:p>
          </table:table-cell>
          <table:table-cell table:style-name="ce1" office:value-type="string" calcext:value-type="string">
            <text:p>entropy_130</text:p>
          </table:table-cell>
          <table:table-cell table:style-name="ce1" office:value-type="string" calcext:value-type="string">
            <text:p>entropy_131</text:p>
          </table:table-cell>
          <table:table-cell table:style-name="ce1" office:value-type="string" calcext:value-type="string">
            <text:p>entropy_132</text:p>
          </table:table-cell>
          <table:table-cell table:style-name="ce1" office:value-type="string" calcext:value-type="string">
            <text:p>entropy_133</text:p>
          </table:table-cell>
          <table:table-cell table:style-name="ce1" office:value-type="string" calcext:value-type="string">
            <text:p>entropy_134</text:p>
          </table:table-cell>
          <table:table-cell table:style-name="ce1" office:value-type="string" calcext:value-type="string">
            <text:p>entropy_135</text:p>
          </table:table-cell>
          <table:table-cell table:style-name="ce1" office:value-type="string" calcext:value-type="string">
            <text:p>entropy_136</text:p>
          </table:table-cell>
          <table:table-cell table:style-name="ce1" office:value-type="string" calcext:value-type="string">
            <text:p>entropy_137</text:p>
          </table:table-cell>
          <table:table-cell table:style-name="ce1" office:value-type="string" calcext:value-type="string">
            <text:p>entropy_138</text:p>
          </table:table-cell>
          <table:table-cell table:style-name="ce1" office:value-type="string" calcext:value-type="string">
            <text:p>entropy_139</text:p>
          </table:table-cell>
          <table:table-cell table:style-name="ce1" office:value-type="string" calcext:value-type="string">
            <text:p>entropy_140</text:p>
          </table:table-cell>
          <table:table-cell table:style-name="ce1" office:value-type="string" calcext:value-type="string">
            <text:p>entropy_141</text:p>
          </table:table-cell>
          <table:table-cell table:style-name="ce1" office:value-type="string" calcext:value-type="string">
            <text:p>entropy_142</text:p>
          </table:table-cell>
          <table:table-cell table:style-name="ce1" office:value-type="string" calcext:value-type="string">
            <text:p>entropy_143</text:p>
          </table:table-cell>
          <table:table-cell table:style-name="ce1" office:value-type="string" calcext:value-type="string">
            <text:p>entropy_144</text:p>
          </table:table-cell>
          <table:table-cell table:number-columns-repeated="87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2" table:style-name="ce1" office:value-type="float" office:value="4.75488750216346" calcext:value-type="float">
            <text:p>4.75488750216346</text:p>
          </table:table-cell>
          <table:table-cell table:style-name="ce1" office:value-type="float" office:value="6.33985000288462" calcext:value-type="float">
            <text:p>6.33985000288462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7" table:style-name="ce1" office:value-type="float" office:value="2.58496250072115" calcext:value-type="float">
            <text:p>2.58496250072115</text:p>
          </table:table-cell>
          <table:table-cell table:number-columns-repeated="6" table:style-name="ce1" office:value-type="float" office:value="3.58496250072115" calcext:value-type="float">
            <text:p>3.58496250072115</text:p>
          </table:table-cell>
          <table:table-cell table:number-columns-repeated="65" table:style-name="ce1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style-name="ce1" office:value-type="float" office:value="6.06608919045777" calcext:value-type="float">
            <text:p>6.06608919045777</text:p>
          </table:table-cell>
          <table:table-cell table:style-name="ce1" office:value-type="float" office:value="9.2644426002266" calcext:value-type="float">
            <text:p>9.2644426002266</text:p>
          </table:table-cell>
          <table:table-cell table:number-columns-repeated="4" table:style-name="ce1" office:value-type="float" office:value="3.32192809488736" calcext:value-type="float">
            <text:p>3.32192809488736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4" table:style-name="ce1" office:value-type="float" office:value="1.58496250072115" calcext:value-type="float">
            <text:p>1.58496250072115</text:p>
          </table:table-cell>
          <table:table-cell table:number-columns-repeated="66" table:style-name="ce1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.39231742277876" calcext:value-type="float">
            <text:p>5.39231742277876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8.04439411935845" calcext:value-type="float">
            <text:p>8.04439411935845</text:p>
          </table:table-cell>
          <table:table-cell table:number-columns-repeated="76" table:style-name="ce1" office:value-type="float" office:value="0" calcext:value-type="float">
            <text:p>0</text:p>
          </table:table-cell>
          <table:table-cell table:number-columns-repeated="93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6.32192809488736" calcext:value-type="float">
            <text:p>6.32192809488736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style-name="ce1" office:value-type="float" office:value="6.06608919045777" calcext:value-type="float">
            <text:p>6.06608919045777</text:p>
          </table:table-cell>
          <table:table-cell table:style-name="ce1" office:value-type="float" office:value="7.08746284125033" calcext:value-type="float">
            <text:p>7.08746284125033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61" table:style-name="ce1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2.8073549220576" calcext:value-type="float">
            <text:p>2.8073549220576</text:p>
          </table:table-cell>
          <table:table-cell table:number-columns-repeated="2" table:style-name="ce1" office:value-type="float" office:value="3.8073549220576" calcext:value-type="float">
            <text:p>3.8073549220576</text:p>
          </table:table-cell>
          <table:table-cell table:number-columns-repeated="3" table:style-name="ce1" office:value-type="float" office:value="2.8073549220576" calcext:value-type="float">
            <text:p>2.8073549220576</text:p>
          </table:table-cell>
          <table:table-cell table:number-columns-repeated="4" table:style-name="ce1" office:value-type="float" office:value="3.8073549220576" calcext:value-type="float">
            <text:p>3.8073549220576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2" table:style-name="ce1" office:value-type="float" office:value="2.8073549220576" calcext:value-type="float">
            <text:p>2.8073549220576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11" table:style-name="ce1" office:value-type="float" office:value="2.8073549220576" calcext:value-type="float">
            <text:p>2.8073549220576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3.8073549220576" calcext:value-type="float">
            <text:p>3.8073549220576</text:p>
          </table:table-cell>
          <table:table-cell table:number-columns-repeated="2" table:style-name="ce1" office:value-type="float" office:value="2.8073549220576" calcext:value-type="float">
            <text:p>2.8073549220576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2" table:style-name="ce1" office:value-type="float" office:value="2.8073549220576" calcext:value-type="float">
            <text:p>2.8073549220576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number-columns-repeated="91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4.75488750216346" calcext:value-type="float">
            <text:p>4.75488750216346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4.64385618977472" calcext:value-type="float">
            <text:p>4.64385618977472</text:p>
          </table:table-cell>
          <table:table-cell table:style-name="ce1" office:value-type="float" office:value="6.22881869049588" calcext:value-type="float">
            <text:p>6.22881869049588</text:p>
          </table:table-cell>
          <table:table-cell table:style-name="ce1" office:value-type="float" office:value="7.49185309632967" calcext:value-type="float">
            <text:p>7.49185309632967</text:p>
          </table:table-cell>
          <table:table-cell table:number-columns-repeated="3" table:style-name="ce1" office:value-type="float" office:value="6.16992500144231" calcext:value-type="float">
            <text:p>6.16992500144231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number-columns-repeated="4" table:style-name="ce1" office:value-type="float" office:value="7.49185309632967" calcext:value-type="float">
            <text:p>7.49185309632967</text:p>
          </table:table-cell>
          <table:table-cell table:number-columns-repeated="2" table:style-name="ce1" office:value-type="float" office:value="8.29920801838728" calcext:value-type="float">
            <text:p>8.29920801838728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62" table:style-name="ce1" office:value-type="float" office:value="0" calcext:value-type="float">
            <text:p>0</text:p>
          </table:table-cell>
          <table:table-cell table:number-columns-repeated="95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2.58496250072115" calcext:value-type="float">
            <text:p>2.584962500721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2.32192809488736" calcext:value-type="float">
            <text:p>2.32192809488736</text:p>
          </table:table-cell>
          <table:table-cell table:number-columns-repeated="25" table:style-name="ce1" office:value-type="float" office:value="1.58496250072115" calcext:value-type="float">
            <text:p>1.58496250072115</text:p>
          </table:table-cell>
          <table:table-cell table:number-columns-repeated="22" table:style-name="ce1" office:value-type="float" office:value="0" calcext:value-type="float">
            <text:p>0</text:p>
          </table:table-cell>
          <table:table-cell table:number-columns-repeated="93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5.83289001416474" calcext:value-type="float">
            <text:p>5.83289001416474</text:p>
          </table:table-cell>
          <table:table-cell table:style-name="ce1" office:value-type="float" office:value="5.39231742277876" calcext:value-type="float">
            <text:p>5.39231742277876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style-name="ce1" office:value-type="float" office:value="4.08746284125033" calcext:value-type="float">
            <text:p>4.08746284125033</text:p>
          </table:table-cell>
          <table:table-cell table:style-name="ce1" office:value-type="float" office:value="5.35755200461808" calcext:value-type="float">
            <text:p>5.35755200461808</text:p>
          </table:table-cell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5.67242534197149" calcext:value-type="float">
            <text:p>5.67242534197149</text:p>
          </table:table-cell>
          <table:table-cell table:style-name="ce1" office:value-type="float" office:value="5.45943161863729" calcext:value-type="float">
            <text:p>5.45943161863729</text:p>
          </table:table-cell>
          <table:table-cell table:style-name="ce1" office:value-type="float" office:value="4.85798099512757" calcext:value-type="float">
            <text:p>4.85798099512757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4.95419631038687" calcext:value-type="float">
            <text:p>4.95419631038687</text:p>
          </table:table-cell>
          <table:table-cell table:style-name="ce1" office:value-type="float" office:value="5.39231742277876" calcext:value-type="float">
            <text:p>5.39231742277876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6.97727992349991" calcext:value-type="float">
            <text:p>6.97727992349991</text:p>
          </table:table-cell>
          <table:table-cell table:style-name="ce1" office:value-type="float" office:value="7.6293566200796" calcext:value-type="float">
            <text:p>7.6293566200796</text:p>
          </table:table-cell>
          <table:table-cell table:style-name="ce1" office:value-type="float" office:value="7.81378119121703" calcext:value-type="float">
            <text:p>7.81378119121703</text:p>
          </table:table-cell>
          <table:table-cell table:style-name="ce1" office:value-type="float" office:value="8.55074678538324" calcext:value-type="float">
            <text:p>8.55074678538324</text:p>
          </table:table-cell>
          <table:table-cell table:style-name="ce1" office:value-type="float" office:value="9.47167521439204" calcext:value-type="float">
            <text:p>9.47167521439204</text:p>
          </table:table-cell>
          <table:table-cell table:style-name="ce1" office:value-type="float" office:value="10.4918530963296" calcext:value-type="float">
            <text:p>10.4918530963296</text:p>
          </table:table-cell>
          <table:table-cell table:style-name="ce1" office:value-type="float" office:value="8.07681559705083" calcext:value-type="float">
            <text:p>8.07681559705083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number-columns-repeated="2" table:style-name="ce1" office:value-type="float" office:value="9.07681559705083" calcext:value-type="float">
            <text:p>9.07681559705083</text:p>
          </table:table-cell>
          <table:table-cell table:style-name="ce1" office:value-type="float" office:value="8.75488750216346" calcext:value-type="float">
            <text:p>8.75488750216346</text:p>
          </table:table-cell>
          <table:table-cell table:style-name="ce1" office:value-type="float" office:value="8.33985000288462" calcext:value-type="float">
            <text:p>8.33985000288462</text:p>
          </table:table-cell>
          <table:table-cell table:style-name="ce1" office:value-type="float" office:value="10.7548875021634" calcext:value-type="float">
            <text:p>10.7548875021634</text:p>
          </table:table-cell>
          <table:table-cell table:style-name="ce1" office:value-type="float" office:value="9.33985000288462" calcext:value-type="float">
            <text:p>9.33985000288462</text:p>
          </table:table-cell>
          <table:table-cell table:number-columns-repeated="99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number-columns-repeated="102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24792751344358" calcext:value-type="float">
            <text:p>4.24792751344358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number-columns-repeated="70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5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10.2514824106202" calcext:value-type="float">
            <text:p>10.2514824106202</text:p>
          </table:table-cell>
          <table:table-cell table:style-name="ce1" office:value-type="float" office:value="9.48381577726425" calcext:value-type="float">
            <text:p>9.48381577726425</text:p>
          </table:table-cell>
          <table:table-cell table:style-name="ce1" office:value-type="float" office:value="8.33985000288462" calcext:value-type="float">
            <text:p>8.33985000288462</text:p>
          </table:table-cell>
          <table:table-cell table:style-name="ce1" office:value-type="float" office:value="7.41785251488589" calcext:value-type="float">
            <text:p>7.41785251488589</text:p>
          </table:table-cell>
          <table:table-cell table:style-name="ce1" office:value-type="float" office:value="7.22881869049588" calcext:value-type="float">
            <text:p>7.22881869049588</text:p>
          </table:table-cell>
          <table:table-cell table:style-name="ce1" office:value-type="float" office:value="10.2992080183872" calcext:value-type="float">
            <text:p>10.2992080183872</text:p>
          </table:table-cell>
          <table:table-cell table:style-name="ce1" office:value-type="float" office:value="7.96578428466208" calcext:value-type="float">
            <text:p>7.96578428466208</text:p>
          </table:table-cell>
          <table:table-cell table:style-name="ce1" office:value-type="float" office:value="7.4093909361377" calcext:value-type="float">
            <text:p>7.4093909361377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5.58496250072115" calcext:value-type="float">
            <text:p>5.5849625007211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65" table:style-name="ce1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3" table:style-name="ce1" office:value-type="float" office:value="5.16992500144231" calcext:value-type="float">
            <text:p>5.16992500144231</text:p>
          </table:table-cell>
          <table:table-cell table:number-columns-repeated="3" table:style-name="ce1" office:value-type="float" office:value="4.58496250072115" calcext:value-type="float">
            <text:p>4.58496250072115</text:p>
          </table:table-cell>
          <table:table-cell table:number-columns-repeated="2" table:style-name="ce1" office:value-type="float" office:value="6.16992500144231" calcext:value-type="float">
            <text:p>6.16992500144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10"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1.58496250072115" calcext:value-type="float">
            <text:p>1.58496250072115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3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5.75488750216346" calcext:value-type="float">
            <text:p>5.75488750216346</text:p>
          </table:table-cell>
          <table:table-cell table:style-name="ce1" office:value-type="float" office:value="7.33985000288462" calcext:value-type="float">
            <text:p>7.33985000288462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6.49185309632967" calcext:value-type="float">
            <text:p>6.49185309632967</text:p>
          </table:table-cell>
          <table:table-cell table:style-name="ce1" office:value-type="float" office:value="7.22881869049588" calcext:value-type="float">
            <text:p>7.22881869049588</text:p>
          </table:table-cell>
          <table:table-cell table:style-name="ce1" office:value-type="float" office:value="8.36632221424581" calcext:value-type="float">
            <text:p>8.36632221424581</text:p>
          </table:table-cell>
          <table:table-cell table:style-name="ce1" office:value-type="float" office:value="10.6882503091331" calcext:value-type="float">
            <text:p>10.6882503091331</text:p>
          </table:table-cell>
          <table:table-cell table:style-name="ce1" office:value-type="float" office:value="12.1736771363034" calcext:value-type="float">
            <text:p>12.1736771363034</text:p>
          </table:table-cell>
          <table:table-cell table:style-name="ce1" office:value-type="float" office:value="10.9512847149669" calcext:value-type="float">
            <text:p>10.9512847149669</text:p>
          </table:table-cell>
          <table:table-cell table:style-name="ce1" office:value-type="float" office:value="12.5362472156881" calcext:value-type="float">
            <text:p>12.5362472156881</text:p>
          </table:table-cell>
          <table:table-cell table:style-name="ce1" office:value-type="float" office:value="11.9512847149669" calcext:value-type="float">
            <text:p>11.9512847149669</text:p>
          </table:table-cell>
          <table:table-cell table:number-columns-repeated="2" table:style-name="ce1" office:value-type="float" office:value="12.5362472156881" calcext:value-type="float">
            <text:p>12.5362472156881</text:p>
          </table:table-cell>
          <table:table-cell table:number-columns-repeated="100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101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88264304936184" calcext:value-type="float">
            <text:p>5.88264304936184</text:p>
          </table:table-cell>
          <table:table-cell table:style-name="ce1" office:value-type="float" office:value="6.35755200461808" calcext:value-type="float">
            <text:p>6.35755200461808</text:p>
          </table:table-cell>
          <table:table-cell table:style-name="ce1" office:value-type="float" office:value="5.88264304936184" calcext:value-type="float">
            <text:p>5.88264304936184</text:p>
          </table:table-cell>
          <table:table-cell table:style-name="ce1" office:value-type="float" office:value="6.71424551766612" calcext:value-type="float">
            <text:p>6.71424551766612</text:p>
          </table:table-cell>
          <table:table-cell table:style-name="ce1" office:value-type="float" office:value="6.3037807481771" calcext:value-type="float">
            <text:p>6.3037807481771</text:p>
          </table:table-cell>
          <table:table-cell table:style-name="ce1" office:value-type="float" office:value="6.47573343096639" calcext:value-type="float">
            <text:p>6.47573343096639</text:p>
          </table:table-cell>
          <table:table-cell table:style-name="ce1" office:value-type="float" office:value="5.04439411935845" calcext:value-type="float">
            <text:p>5.04439411935845</text:p>
          </table:table-cell>
          <table:table-cell table:style-name="ce1" office:value-type="float" office:value="5.52356195605701" calcext:value-type="float">
            <text:p>5.52356195605701</text:p>
          </table:table-cell>
          <table:table-cell table:style-name="ce1" office:value-type="float" office:value="6.04439411935845" calcext:value-type="float">
            <text:p>6.04439411935845</text:p>
          </table:table-cell>
          <table:table-cell table:style-name="ce1" office:value-type="float" office:value="6.53915881110803" calcext:value-type="float">
            <text:p>6.53915881110803</text:p>
          </table:table-cell>
          <table:table-cell table:style-name="ce1" office:value-type="float" office:value="7.56985560833094" calcext:value-type="float">
            <text:p>7.56985560833094</text:p>
          </table:table-cell>
          <table:table-cell table:style-name="ce1" office:value-type="float" office:value="9.06877827798541" calcext:value-type="float">
            <text:p>9.06877827798541</text:p>
          </table:table-cell>
          <table:table-cell table:style-name="ce1" office:value-type="float" office:value="7.67242534197149" calcext:value-type="float">
            <text:p>7.67242534197149</text:p>
          </table:table-cell>
          <table:table-cell table:number-columns-repeated="3" table:style-name="ce1" office:value-type="float" office:value="7.39231742277876" calcext:value-type="float">
            <text:p>7.39231742277876</text:p>
          </table:table-cell>
          <table:table-cell table:style-name="ce1" office:value-type="float" office:value="6.39231742277876" calcext:value-type="float">
            <text:p>6.39231742277876</text:p>
          </table:table-cell>
          <table:table-cell table:style-name="ce1" office:value-type="float" office:value="7.97727992349991" calcext:value-type="float">
            <text:p>7.97727992349991</text:p>
          </table:table-cell>
          <table:table-cell table:number-columns-repeated="3" table:style-name="ce1" office:value-type="float" office:value="7.39231742277876" calcext:value-type="float">
            <text:p>7.39231742277876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8.33985000288462" calcext:value-type="float">
            <text:p>8.33985000288462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7.58496250072115" calcext:value-type="float">
            <text:p>7.58496250072115</text:p>
          </table:table-cell>
          <table:table-cell table:number-columns-repeated="2" table:style-name="ce1" office:value-type="float" office:value="5.75488750216346" calcext:value-type="float">
            <text:p>5.75488750216346</text:p>
          </table:table-cell>
          <table:table-cell table:style-name="ce1" office:value-type="float" office:value="7.10852445677816" calcext:value-type="float">
            <text:p>7.10852445677816</text:p>
          </table:table-cell>
          <table:table-cell table:number-columns-repeated="2" table:style-name="ce1" office:value-type="float" office:value="6.52356195605701" calcext:value-type="float">
            <text:p>6.52356195605701</text:p>
          </table:table-cell>
          <table:table-cell table:number-columns-repeated="7" table:style-name="ce1" office:value-type="float" office:value="6" calcext:value-type="float">
            <text:p>6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2" table:style-name="ce1" office:value-type="float" office:value="5.8073549220576" calcext:value-type="float">
            <text:p>5.8073549220576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5.58496250072115" calcext:value-type="float">
            <text:p>5.58496250072115</text:p>
          </table:table-cell>
          <table:table-cell table:number-columns-repeated="2" table:style-name="ce1" office:value-type="float" office:value="6.90689059560851" calcext:value-type="float">
            <text:p>6.90689059560851</text:p>
          </table:table-cell>
          <table:table-cell table:number-columns-repeated="3" table:style-name="ce1" office:value-type="float" office:value="7.32192809488736" calcext:value-type="float">
            <text:p>7.32192809488736</text:p>
          </table:table-cell>
          <table:table-cell table:style-name="ce1" office:value-type="float" office:value="6.58496250072115" calcext:value-type="float">
            <text:p>6.58496250072115</text:p>
          </table:table-cell>
          <table:table-cell table:style-name="ce1" office:value-type="float" office:value="7.32192809488736" calcext:value-type="float">
            <text:p>7.32192809488736</text:p>
          </table:table-cell>
          <table:table-cell table:style-name="ce1" office:value-type="float" office:value="6.58496250072115" calcext:value-type="float">
            <text:p>6.58496250072115</text:p>
          </table:table-cell>
          <table:table-cell table:style-name="ce1" office:value-type="float" office:value="8.08746284125033" calcext:value-type="float">
            <text:p>8.08746284125033</text:p>
          </table:table-cell>
          <table:table-cell table:style-name="ce1" office:value-type="float" office:value="7.52356195605701" calcext:value-type="float">
            <text:p>7.52356195605701</text:p>
          </table:table-cell>
          <table:table-cell table:number-columns-repeated="96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2" table:style-name="ce1" office:value-type="float" office:value="2.32192809488736" calcext:value-type="float">
            <text:p>2.32192809488736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number-columns-repeated="2" table:style-name="ce1" office:value-type="float" office:value="3.32192809488736" calcext:value-type="float">
            <text:p>3.32192809488736</text:p>
          </table:table-cell>
          <table:table-cell table:number-columns-repeated="2" table:style-name="ce1" office:value-type="float" office:value="4.32192809488736" calcext:value-type="float">
            <text:p>4.32192809488736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3.32192809488736" calcext:value-type="float">
            <text:p>3.32192809488736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4.75488750216346" calcext:value-type="float">
            <text:p>4.75488750216346</text:p>
          </table:table-cell>
          <table:table-cell table:number-columns-repeated="2" table:style-name="ce1" office:value-type="float" office:value="3.16992500144231" calcext:value-type="float">
            <text:p>3.16992500144231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style-name="ce1" office:value-type="float" office:value="6.39231742277876" calcext:value-type="float">
            <text:p>6.39231742277876</text:p>
          </table:table-cell>
          <table:table-cell table:style-name="ce1" office:value-type="float" office:value="5.97727992349991" calcext:value-type="float">
            <text:p>5.97727992349991</text:p>
          </table:table-cell>
          <table:table-cell table:number-columns-repeated="4" table:style-name="ce1" office:value-type="float" office:value="5.39231742277876" calcext:value-type="float">
            <text:p>5.39231742277876</text:p>
          </table:table-cell>
          <table:table-cell table:number-columns-repeated="67" table:style-name="ce1" office:value-type="float" office:value="0" calcext:value-type="float">
            <text:p>0</text:p>
          </table:table-cell>
          <table:table-cell table:number-columns-repeated="92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won</text:p>
          </table:table-cell>
          <table:table-cell table:number-columns-repeated="49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number-columns-repeated="95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.32192809488736" calcext:value-type="float">
            <text:p>4.32192809488736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3" table:style-name="ce1" office:value-type="float" office:value="4.90689059560851" calcext:value-type="float">
            <text:p>4.90689059560851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5" table:style-name="ce1" office:value-type="float" office:value="4.16992500144231" calcext:value-type="float">
            <text:p>4.16992500144231</text:p>
          </table:table-cell>
          <table:table-cell table:number-columns-repeated="63" table:style-name="ce1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number-columns-repeated="95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6.32192809488736" calcext:value-type="float">
            <text:p>6.32192809488736</text:p>
          </table:table-cell>
          <table:table-cell table:style-name="ce1" office:value-type="float" office:value="5.04439411935845" calcext:value-type="float">
            <text:p>5.04439411935845</text:p>
          </table:table-cell>
          <table:table-cell table:style-name="ce1" office:value-type="float" office:value="6.04439411935845" calcext:value-type="float">
            <text:p>6.04439411935845</text:p>
          </table:table-cell>
          <table:table-cell table:style-name="ce1" office:value-type="float" office:value="7.33985000288462" calcext:value-type="float">
            <text:p>7.33985000288462</text:p>
          </table:table-cell>
          <table:table-cell table:style-name="ce1" office:value-type="float" office:value="8.69348695749932" calcext:value-type="float">
            <text:p>8.69348695749932</text:p>
          </table:table-cell>
          <table:table-cell table:number-columns-repeated="101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101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style-name="ce1" office:value-type="float" office:value="3.8073549220576" calcext:value-type="float">
            <text:p>3.8073549220576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3.32192809488736" calcext:value-type="float">
            <text:p>3.32192809488736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4.32192809488736" calcext:value-type="float">
            <text:p>4.32192809488736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3.32192809488736" calcext:value-type="float">
            <text:p>3.32192809488736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4.32192809488736" calcext:value-type="float">
            <text:p>4.32192809488736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.58496250072115" calcext:value-type="float">
            <text:p>3.58496250072115</text:p>
          </table:table-cell>
          <table:table-cell table:number-columns-repeated="6" table:style-name="ce1" office:value-type="float" office:value="2.58496250072115" calcext:value-type="float">
            <text:p>2.58496250072115</text:p>
          </table:table-cell>
          <table:table-cell table:number-columns-repeated="26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number-columns-repeated="92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89481776330794" calcext:value-type="float">
            <text:p>8.89481776330794</text:p>
          </table:table-cell>
          <table:table-cell table:style-name="ce1" office:value-type="float" office:value="11.9729797860662" calcext:value-type="float">
            <text:p>11.9729797860662</text:p>
          </table:table-cell>
          <table:table-cell table:style-name="ce1" office:value-type="float" office:value="12.1861142395416" calcext:value-type="float">
            <text:p>12.1861142395416</text:p>
          </table:table-cell>
          <table:table-cell table:number-columns-repeated="101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3.16992500144231" calcext:value-type="float">
            <text:p>3.16992500144231</text:p>
          </table:table-cell>
          <table:table-cell table:number-columns-repeated="4" table:style-name="ce1" office:value-type="float" office:value="4.75488750216346" calcext:value-type="float">
            <text:p>4.75488750216346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4" table:style-name="ce1" office:value-type="float" office:value="3.16992500144231" calcext:value-type="float">
            <text:p>3.16992500144231</text:p>
          </table:table-cell>
          <table:table-cell table:number-columns-repeated="4"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number-columns-repeated="101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92" table:style-name="ce1" office:value-type="float" office:value="0" calcext:value-type="float">
            <text:p>0</text:p>
          </table:table-cell>
          <table:table-cell table:number-columns-repeated="92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4.64385618977472" calcext:value-type="float">
            <text:p>4.64385618977472</text:p>
          </table:table-cell>
          <table:table-cell table:style-name="ce1" office:value-type="float" office:value="4.08746284125033" calcext:value-type="float">
            <text:p>4.08746284125033</text:p>
          </table:table-cell>
          <table:table-cell table:style-name="ce1" office:value-type="float" office:value="5.67242534197149" calcext:value-type="float">
            <text:p>5.67242534197149</text:p>
          </table:table-cell>
          <table:table-cell table:number-columns-repeated="2" table:style-name="ce1" office:value-type="float" office:value="4.08746284125033" calcext:value-type="float">
            <text:p>4.08746284125033</text:p>
          </table:table-cell>
          <table:table-cell table:style-name="ce1" office:value-type="float" office:value="5.67242534197149" calcext:value-type="float">
            <text:p>5.67242534197149</text:p>
          </table:table-cell>
          <table:table-cell table:number-columns-repeated="2" table:style-name="ce1" office:value-type="float" office:value="3.90689059560851" calcext:value-type="float">
            <text:p>3.90689059560851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number-columns-repeated="2" table:style-name="ce1" office:value-type="float" office:value="4.90689059560851" calcext:value-type="float">
            <text:p>4.90689059560851</text:p>
          </table:table-cell>
          <table:table-cell table:number-columns-repeated="4" table:style-name="ce1" office:value-type="float" office:value="4.32192809488736" calcext:value-type="float">
            <text:p>4.32192809488736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6.90689059560851" calcext:value-type="float">
            <text:p>6.90689059560851</text:p>
          </table:table-cell>
          <table:table-cell table:style-name="ce1" office:value-type="float" office:value="5.90689059560851" calcext:value-type="float">
            <text:p>5.90689059560851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5.75488750216346" calcext:value-type="float">
            <text:p>5.75488750216346</text:p>
          </table:table-cell>
          <table:table-cell table:number-columns-repeated="2" table:style-name="ce1" office:value-type="float" office:value="6.97727992349991" calcext:value-type="float">
            <text:p>6.97727992349991</text:p>
          </table:table-cell>
          <table:table-cell table:number-columns-repeated="2" table:style-name="ce1" office:value-type="float" office:value="7.6293566200796" calcext:value-type="float">
            <text:p>7.6293566200796</text:p>
          </table:table-cell>
          <table:table-cell table:style-name="ce1" office:value-type="float" office:value="8.85174904141605" calcext:value-type="float">
            <text:p>8.85174904141605</text:p>
          </table:table-cell>
          <table:table-cell table:style-name="ce1" office:value-type="float" office:value="8.2667865406949" calcext:value-type="float">
            <text:p>8.2667865406949</text:p>
          </table:table-cell>
          <table:table-cell table:style-name="ce1" office:value-type="float" office:value="8.85174904141605" calcext:value-type="float">
            <text:p>8.85174904141605</text:p>
          </table:table-cell>
          <table:table-cell table:style-name="ce1" office:value-type="float" office:value="10.4367115421372" calcext:value-type="float">
            <text:p>10.4367115421372</text:p>
          </table:table-cell>
          <table:table-cell table:style-name="ce1" office:value-type="float" office:value="12.1202378773419" calcext:value-type="float">
            <text:p>12.1202378773419</text:p>
          </table:table-cell>
          <table:table-cell table:style-name="ce1" office:value-type="float" office:value="7.97727992349991" calcext:value-type="float">
            <text:p>7.97727992349991</text:p>
          </table:table-cell>
          <table:table-cell table:style-name="ce1" office:value-type="float" office:value="9.97727992349991" calcext:value-type="float">
            <text:p>9.97727992349991</text:p>
          </table:table-cell>
          <table:table-cell table:style-name="ce1" office:value-type="float" office:value="8.97727992349991" calcext:value-type="float">
            <text:p>8.97727992349991</text:p>
          </table:table-cell>
          <table:table-cell table:number-columns-repeated="2" table:style-name="ce1" office:value-type="float" office:value="10.562242424221" calcext:value-type="float">
            <text:p>10.562242424221</text:p>
          </table:table-cell>
          <table:table-cell table:number-columns-repeated="3" table:style-name="ce1" office:value-type="float" office:value="12.1472049249422" calcext:value-type="float">
            <text:p>12.1472049249422</text:p>
          </table:table-cell>
          <table:table-cell table:style-name="ce1" office:value-type="float" office:value="12.7321674256633" calcext:value-type="float">
            <text:p>12.7321674256633</text:p>
          </table:table-cell>
          <table:table-cell table:number-columns-repeated="7" table:style-name="ce1" office:value-type="float" office:value="9.56224242422107" calcext:value-type="float">
            <text:p>9.56224242422107</text:p>
          </table:table-cell>
          <table:table-cell table:number-columns-repeated="3" table:style-name="ce1" office:value-type="float" office:value="6.97727992349991" calcext:value-type="float">
            <text:p>6.97727992349991</text:p>
          </table:table-cell>
          <table:table-cell table:style-name="ce1" office:value-type="float" office:value="6.39231742277876" calcext:value-type="float">
            <text:p>6.39231742277876</text:p>
          </table:table-cell>
          <table:table-cell table:style-name="ce1" office:value-type="float" office:value="7.97727992349991" calcext:value-type="float">
            <text:p>7.97727992349991</text:p>
          </table:table-cell>
          <table:table-cell table:number-columns-repeated="3" table:style-name="ce1" office:value-type="float" office:value="8.71424551766612" calcext:value-type="float">
            <text:p>8.71424551766612</text:p>
          </table:table-cell>
          <table:table-cell table:number-columns-repeated="2" table:style-name="ce1" office:value-type="float" office:value="7.71424551766612" calcext:value-type="float">
            <text:p>7.71424551766612</text:p>
          </table:table-cell>
          <table:table-cell table:style-name="ce1" office:value-type="float" office:value="9.29920801838728" calcext:value-type="float">
            <text:p>9.29920801838728</text:p>
          </table:table-cell>
          <table:table-cell table:style-name="ce1" office:value-type="float" office:value="8.71424551766612" calcext:value-type="float">
            <text:p>8.71424551766612</text:p>
          </table:table-cell>
          <table:table-cell table:number-columns-repeated="4" table:style-name="ce1" office:value-type="float" office:value="7.71424551766612" calcext:value-type="float">
            <text:p>7.71424551766612</text:p>
          </table:table-cell>
          <table:table-cell table:style-name="ce1" office:value-type="float" office:value="7.39231742277876" calcext:value-type="float">
            <text:p>7.39231742277876</text:p>
          </table:table-cell>
          <table:table-cell table:number-columns-repeated="2" table:style-name="ce1" office:value-type="float" office:value="6.39231742277876" calcext:value-type="float">
            <text:p>6.39231742277876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number-columns-repeated="2" table:style-name="ce1" office:value-type="float" office:value="8.33985000288462" calcext:value-type="float">
            <text:p>8.33985000288462</text:p>
          </table:table-cell>
          <table:table-cell table:style-name="ce1" office:value-type="float" office:value="9.33985000288462" calcext:value-type="float">
            <text:p>9.33985000288462</text:p>
          </table:table-cell>
          <table:table-cell table:number-columns-repeated="2" table:style-name="ce1" office:value-type="float" office:value="9.92481250360578" calcext:value-type="float">
            <text:p>9.92481250360578</text:p>
          </table:table-cell>
          <table:table-cell table:style-name="ce1" office:value-type="float" office:value="10.9248125036057" calcext:value-type="float">
            <text:p>10.9248125036057</text:p>
          </table:table-cell>
          <table:table-cell table:style-name="ce1" office:value-type="float" office:value="9.45532722030456" calcext:value-type="float">
            <text:p>9.45532722030456</text:p>
          </table:table-cell>
          <table:table-cell table:style-name="ce1" office:value-type="float" office:value="10.6617780977719" calcext:value-type="float">
            <text:p>10.6617780977719</text:p>
          </table:table-cell>
          <table:table-cell table:style-name="ce1" office:value-type="float" office:value="9.66177809777198" calcext:value-type="float">
            <text:p>9.66177809777198</text:p>
          </table:table-cell>
          <table:table-cell table:style-name="ce1" office:value-type="float" office:value="10.0768155970508" calcext:value-type="float">
            <text:p>10.0768155970508</text:p>
          </table:table-cell>
          <table:table-cell table:style-name="ce1" office:value-type="float" office:value="8.07681559705083" calcext:value-type="float">
            <text:p>8.07681559705083</text:p>
          </table:table-cell>
          <table:table-cell table:number-columns-repeated="3" table:style-name="ce1" office:value-type="float" office:value="7.75488750216346" calcext:value-type="float">
            <text:p>7.75488750216346</text:p>
          </table:table-cell>
          <table:table-cell table:style-name="ce1" office:value-type="float" office:value="7.16992500144231" calcext:value-type="float">
            <text:p>7.16992500144231</text:p>
          </table:table-cell>
          <table:table-cell table:number-columns-repeated="10" table:style-name="ce1" office:value-type="float" office:value="6.16992500144231" calcext:value-type="float">
            <text:p>6.16992500144231</text:p>
          </table:table-cell>
          <table:table-cell table:number-columns-repeated="2" table:style-name="ce1" office:value-type="float" office:value="7.75488750216346" calcext:value-type="float">
            <text:p>7.75488750216346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7.16992500144231" calcext:value-type="float">
            <text:p>7.16992500144231</text:p>
          </table:table-cell>
          <table:table-cell table:number-columns-repeated="2" table:style-name="ce1" office:value-type="float" office:value="7.04439411935845" calcext:value-type="float">
            <text:p>7.04439411935845</text:p>
          </table:table-cell>
          <table:table-cell table:style-name="ce1" office:value-type="float" office:value="5.90689059560851" calcext:value-type="float">
            <text:p>5.90689059560851</text:p>
          </table:table-cell>
          <table:table-cell table:style-name="ce1" office:value-type="float" office:value="7.90689059560851" calcext:value-type="float">
            <text:p>7.90689059560851</text:p>
          </table:table-cell>
          <table:table-cell table:style-name="ce1" office:value-type="float" office:value="7.75488750216346" calcext:value-type="float">
            <text:p>7.75488750216346</text:p>
          </table:table-cell>
          <table:table-cell table:style-name="ce1" office:value-type="float" office:value="9.22881869049588" calcext:value-type="float">
            <text:p>9.22881869049588</text:p>
          </table:table-cell>
          <table:table-cell table:style-name="ce1" office:value-type="float" office:value="7.67242534197149" calcext:value-type="float">
            <text:p>7.67242534197149</text:p>
          </table:table-cell>
          <table:table-cell table:style-name="ce1" office:value-type="float" office:value="7.49185309632967" calcext:value-type="float">
            <text:p>7.49185309632967</text:p>
          </table:table-cell>
          <table:table-cell table:style-name="ce1" office:value-type="float" office:value="7.16992500144231" calcext:value-type="float">
            <text:p>7.16992500144231</text:p>
          </table:table-cell>
          <table:table-cell table:style-name="ce1" office:value-type="float" office:value="7.49185309632967" calcext:value-type="float">
            <text:p>7.49185309632967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8" table:style-name="ce1" office:value-type="float" office:value="3.58496250072115" calcext:value-type="float">
            <text:p>3.5849625007211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8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won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40" table:style-name="ce1"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style-name="ce1" office:value-type="float" office:value="5.78135971352466" calcext:value-type="float">
            <text:p>5.78135971352466</text:p>
          </table:table-cell>
          <table:table-cell table:number-columns-repeated="101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101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5.67242534197149" calcext:value-type="float">
            <text:p>5.67242534197149</text:p>
          </table:table-cell>
          <table:table-cell table:style-name="ce1" office:value-type="float" office:value="6.68650052718321" calcext:value-type="float">
            <text:p>6.68650052718321</text:p>
          </table:table-cell>
          <table:table-cell table:number-columns-repeated="101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101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number-columns-repeated="101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5.64385618977472" calcext:value-type="float">
            <text:p>5.64385618977472</text:p>
          </table:table-cell>
          <table:table-cell table:style-name="ce1" office:value-type="float" office:value="6.94251450533924" calcext:value-type="float">
            <text:p>6.94251450533924</text:p>
          </table:table-cell>
          <table:table-cell table:style-name="ce1" office:value-type="float" office:value="6.44294349584872" calcext:value-type="float">
            <text:p>6.44294349584872</text:p>
          </table:table-cell>
          <table:table-cell table:number-columns-repeated="101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7.16992500144231" calcext:value-type="float">
            <text:p>7.16992500144231</text:p>
          </table:table-cell>
          <table:table-cell table:number-columns-repeated="3" table:style-name="ce1" office:value-type="float" office:value="5.58496250072115" calcext:value-type="float">
            <text:p>5.58496250072115</text:p>
          </table:table-cell>
          <table:table-cell table:style-name="ce1" office:value-type="float" office:value="7.16992500144231" calcext:value-type="float">
            <text:p>7.16992500144231</text:p>
          </table:table-cell>
          <table:table-cell table:style-name="ce1" office:value-type="float" office:value="6.90689059560851" calcext:value-type="float">
            <text:p>6.90689059560851</text:p>
          </table:table-cell>
          <table:table-cell table:number-columns-repeated="2" table:style-name="ce1" office:value-type="float" office:value="7.58496250072115" calcext:value-type="float">
            <text:p>7.58496250072115</text:p>
          </table:table-cell>
          <table:table-cell table:style-name="ce1" office:value-type="float" office:value="7.90689059560851" calcext:value-type="float">
            <text:p>7.90689059560851</text:p>
          </table:table-cell>
          <table:table-cell table:style-name="ce1" office:value-type="float" office:value="6.58496250072115" calcext:value-type="float">
            <text:p>6.58496250072115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43" table:style-name="ce1" office:value-type="float" office:value="0" calcext:value-type="float">
            <text:p>0</text:p>
          </table:table-cell>
          <table:table-cell table:number-columns-repeated="920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24792751344358" calcext:value-type="float">
            <text:p>4.24792751344358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style-name="ce1" office:value-type="float" office:value="6.22881869049588" calcext:value-type="float">
            <text:p>6.22881869049588</text:p>
          </table:table-cell>
          <table:table-cell table:style-name="ce1" office:value-type="float" office:value="7.04439411935845" calcext:value-type="float">
            <text:p>7.04439411935845</text:p>
          </table:table-cell>
          <table:table-cell table:number-columns-repeated="101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24792751344358" calcext:value-type="float">
            <text:p>4.24792751344358</text:p>
          </table:table-cell>
          <table:table-cell table:number-columns-repeated="101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number-columns-repeated="101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4"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32" table:style-name="ce1" office:value-type="float" office:value="0" calcext:value-type="float">
            <text:p>0</text:p>
          </table:table-cell>
          <table:table-cell table:number-columns-repeated="26"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24792751344358" calcext:value-type="float">
            <text:p>4.24792751344358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style-name="ce1" office:value-type="float" office:value="5.72792045456319" calcext:value-type="float">
            <text:p>5.72792045456319</text:p>
          </table:table-cell>
          <table:table-cell table:style-name="ce1" office:value-type="float" office:value="7.28540221886224" calcext:value-type="float">
            <text:p>7.28540221886224</text:p>
          </table:table-cell>
          <table:table-cell table:style-name="ce1" office:value-type="float" office:value="6.67242534197149" calcext:value-type="float">
            <text:p>6.67242534197149</text:p>
          </table:table-cell>
          <table:table-cell table:style-name="ce1" office:value-type="float" office:value="8.94251450533924" calcext:value-type="float">
            <text:p>8.94251450533924</text:p>
          </table:table-cell>
          <table:table-cell table:style-name="ce1" office:value-type="float" office:value="7.94251450533924" calcext:value-type="float">
            <text:p>7.94251450533924</text:p>
          </table:table-cell>
          <table:table-cell table:number-columns-repeated="5" table:style-name="ce1" office:value-type="float" office:value="4" calcext:value-type="float">
            <text:p>4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5.16992500144231" calcext:value-type="float">
            <text:p>5.16992500144231</text:p>
          </table:table-cell>
          <table:table-cell table:number-columns-repeated="5" table:style-name="ce1" office:value-type="float" office:value="3.58496250072115" calcext:value-type="float">
            <text:p>3.58496250072115</text:p>
          </table:table-cell>
          <table:table-cell table:number-columns-repeated="10" table:style-name="ce1" office:value-type="float" office:value="5.58496250072115" calcext:value-type="float">
            <text:p>5.58496250072115</text:p>
          </table:table-cell>
          <table:table-cell table:style-name="ce1" office:value-type="float" office:value="6.58496250072115" calcext:value-type="float">
            <text:p>6.58496250072115</text:p>
          </table:table-cell>
          <table:table-cell table:style-name="ce1" office:value-type="float" office:value="5.58496250072115" calcext:value-type="float">
            <text:p>5.58496250072115</text:p>
          </table:table-cell>
          <table:table-cell table:number-columns-repeated="6"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6" table:style-name="ce1" office:value-type="float" office:value="3.58496250072115" calcext:value-type="float">
            <text:p>3.58496250072115</text:p>
          </table:table-cell>
          <table:table-cell table:number-columns-repeated="34" table:style-name="ce1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101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abor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7.12928301694496" calcext:value-type="float">
            <text:p>7.12928301694496</text:p>
          </table:table-cell>
          <table:table-cell table:style-name="ce1" office:value-type="float" office:value="5.70043971814109" calcext:value-type="float">
            <text:p>5.70043971814109</text:p>
          </table:table-cell>
          <table:table-cell table:style-name="ce1" office:value-type="float" office:value="6.88264304936184" calcext:value-type="float">
            <text:p>6.88264304936184</text:p>
          </table:table-cell>
          <table:table-cell table:style-name="ce1" office:value-type="float" office:value="2.8073549220576" calcext:value-type="float">
            <text:p>2.8073549220576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style-name="ce1" office:value-type="float" office:value="5.49185309632967" calcext:value-type="float">
            <text:p>5.49185309632967</text:p>
          </table:table-cell>
          <table:table-cell table:style-name="ce1" office:value-type="float" office:value="7.07681559705083" calcext:value-type="float">
            <text:p>7.07681559705083</text:p>
          </table:table-cell>
          <table:table-cell table:style-name="ce1" office:value-type="float" office:value="6.71424551766612" calcext:value-type="float">
            <text:p>6.71424551766612</text:p>
          </table:table-cell>
          <table:table-cell table:style-name="ce1" office:value-type="float" office:value="7.60733031374961" calcext:value-type="float">
            <text:p>7.60733031374961</text:p>
          </table:table-cell>
          <table:table-cell table:number-columns-repeated="3" table:style-name="ce1" office:value-type="float" office:value="8.86108690599539" calcext:value-type="float">
            <text:p>8.86108690599539</text:p>
          </table:table-cell>
          <table:table-cell table:style-name="ce1" office:value-type="float" office:value="8.53915881110803" calcext:value-type="float">
            <text:p>8.53915881110803</text:p>
          </table:table-cell>
          <table:table-cell table:number-columns-repeated="2" table:style-name="ce1" office:value-type="float" office:value="8.86108690599539" calcext:value-type="float">
            <text:p>8.86108690599539</text:p>
          </table:table-cell>
          <table:table-cell table:number-columns-repeated="2" table:style-name="ce1" office:value-type="float" office:value="8.22881869049588" calcext:value-type="float">
            <text:p>8.22881869049588</text:p>
          </table:table-cell>
          <table:table-cell table:style-name="ce1" office:value-type="float" office:value="9.81378119121703" calcext:value-type="float">
            <text:p>9.81378119121703</text:p>
          </table:table-cell>
          <table:table-cell table:style-name="ce1" office:value-type="float" office:value="9.22881869049588" calcext:value-type="float">
            <text:p>9.22881869049588</text:p>
          </table:table-cell>
          <table:table-cell table:style-name="ce1" office:value-type="float" office:value="8.94251450533924" calcext:value-type="float">
            <text:p>8.94251450533924</text:p>
          </table:table-cell>
          <table:table-cell table:style-name="ce1" office:value-type="float" office:value="7.58496250072115" calcext:value-type="float">
            <text:p>7.58496250072115</text:p>
          </table:table-cell>
          <table:table-cell table:number-columns-repeated="3" table:style-name="ce1" office:value-type="float" office:value="6.75488750216346" calcext:value-type="float">
            <text:p>6.75488750216346</text:p>
          </table:table-cell>
          <table:table-cell table:style-name="ce1" office:value-type="float" office:value="7.16992500144231" calcext:value-type="float">
            <text:p>7.16992500144231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number-columns-repeated="2" table:style-name="ce1" office:value-type="float" office:value="8.16992500144231" calcext:value-type="float">
            <text:p>8.16992500144231</text:p>
          </table:table-cell>
          <table:table-cell table:number-columns-repeated="5" table:style-name="ce1" office:value-type="float" office:value="7.75488750216346" calcext:value-type="float">
            <text:p>7.75488750216346</text:p>
          </table:table-cell>
          <table:table-cell table:style-name="ce1" office:value-type="float" office:value="8.28540221886224" calcext:value-type="float">
            <text:p>8.28540221886224</text:p>
          </table:table-cell>
          <table:table-cell table:style-name="ce1" office:value-type="float" office:value="10.2854022188622" calcext:value-type="float">
            <text:p>10.2854022188622</text:p>
          </table:table-cell>
          <table:table-cell table:number-columns-repeated="2" table:style-name="ce1" office:value-type="float" office:value="9.28540221886224" calcext:value-type="float">
            <text:p>9.28540221886224</text:p>
          </table:table-cell>
          <table:table-cell table:style-name="ce1" office:value-type="float" office:value="10.8703647195834" calcext:value-type="float">
            <text:p>10.8703647195834</text:p>
          </table:table-cell>
          <table:table-cell table:style-name="ce1" office:value-type="float" office:value="10.2854022188622" calcext:value-type="float">
            <text:p>10.2854022188622</text:p>
          </table:table-cell>
          <table:table-cell table:style-name="ce1" office:value-type="float" office:value="9.28540221886224" calcext:value-type="float">
            <text:p>9.28540221886224</text:p>
          </table:table-cell>
          <table:table-cell table:style-name="ce1" office:value-type="float" office:value="10.8703647195834" calcext:value-type="float">
            <text:p>10.8703647195834</text:p>
          </table:table-cell>
          <table:table-cell table:number-columns-repeated="7" table:style-name="ce1" office:value-type="float" office:value="11.8703647195834" calcext:value-type="float">
            <text:p>11.8703647195834</text:p>
          </table:table-cell>
          <table:table-cell table:style-name="ce1" office:value-type="float" office:value="12.4553272203045" calcext:value-type="float">
            <text:p>12.4553272203045</text:p>
          </table:table-cell>
          <table:table-cell table:style-name="ce1" office:value-type="float" office:value="14.8476446430833" calcext:value-type="float">
            <text:p>14.8476446430833</text:p>
          </table:table-cell>
          <table:table-cell table:number-columns-repeated="96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67242534197149" calcext:value-type="float">
            <text:p>5.67242534197149</text:p>
          </table:table-cell>
          <table:table-cell table:style-name="ce1" office:value-type="float" office:value="7.70043971814109" calcext:value-type="float">
            <text:p>7.70043971814109</text:p>
          </table:table-cell>
          <table:table-cell table:style-name="ce1" office:value-type="float" office:value="8.90689059560851" calcext:value-type="float">
            <text:p>8.90689059560851</text:p>
          </table:table-cell>
          <table:table-cell table:number-columns-repeated="101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98013957763915" calcext:value-type="float">
            <text:p>8.98013957763915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6.83289001416474" calcext:value-type="float">
            <text:p>6.83289001416474</text:p>
          </table:table-cell>
          <table:table-cell table:style-name="ce1" office:value-type="float" office:value="6.50779464019869" calcext:value-type="float">
            <text:p>6.50779464019869</text:p>
          </table:table-cell>
          <table:table-cell table:style-name="ce1" office:value-type="float" office:value="7.91288933622996" calcext:value-type="float">
            <text:p>7.91288933622996</text:p>
          </table:table-cell>
          <table:table-cell table:style-name="ce1" office:value-type="float" office:value="7.6293566200796" calcext:value-type="float">
            <text:p>7.6293566200796</text:p>
          </table:table-cell>
          <table:table-cell table:style-name="ce1" office:value-type="float" office:value="6.78135971352466" calcext:value-type="float">
            <text:p>6.78135971352466</text:p>
          </table:table-cell>
          <table:table-cell table:style-name="ce1" office:value-type="float" office:value="9.73131903102506" calcext:value-type="float">
            <text:p>9.73131903102506</text:p>
          </table:table-cell>
          <table:table-cell table:number-columns-repeated="1012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style-name="ce1" office:value-type="float" office:value="6.06608919045777" calcext:value-type="float">
            <text:p>6.06608919045777</text:p>
          </table:table-cell>
          <table:table-cell table:style-name="ce1" office:value-type="float" office:value="8.61102479730735" calcext:value-type="float">
            <text:p>8.61102479730735</text:p>
          </table:table-cell>
          <table:table-cell table:number-columns-repeated="101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6.59991284218712" calcext:value-type="float">
            <text:p>6.59991284218712</text:p>
          </table:table-cell>
          <table:table-cell table:style-name="ce1" office:value-type="float" office:value="7.53915881110803" calcext:value-type="float">
            <text:p>7.53915881110803</text:p>
          </table:table-cell>
          <table:table-cell table:number-columns-repeated="101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style-name="ce1" office:value-type="float" office:value="6.06608919045777" calcext:value-type="float">
            <text:p>6.06608919045777</text:p>
          </table:table-cell>
          <table:table-cell table:style-name="ce1" office:value-type="float" office:value="9.2644426002266" calcext:value-type="float">
            <text:p>9.2644426002266</text:p>
          </table:table-cell>
          <table:table-cell table:style-name="ce1" office:value-type="float" office:value="11.7142455176661" calcext:value-type="float">
            <text:p>11.7142455176661</text:p>
          </table:table-cell>
          <table:table-cell table:number-columns-repeated="1016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style-name="ce1" office:value-type="float" office:value="8.98013957763915" calcext:value-type="float">
            <text:p>8.98013957763915</text:p>
          </table:table-cell>
          <table:table-cell table:style-name="ce1" office:value-type="float" office:value="12.1907506496623" calcext:value-type="float">
            <text:p>12.1907506496623</text:p>
          </table:table-cell>
          <table:table-cell table:style-name="ce1" office:value-type="float" office:value="11.7228075311695" calcext:value-type="float">
            <text:p>11.7228075311695</text:p>
          </table:table-cell>
          <table:table-cell table:style-name="ce1" office:value-type="float" office:value="11.731319031025" calcext:value-type="float">
            <text:p>11.7313190310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11" table:style-name="ce1" office:value-type="float" office:value="1" calcext:value-type="float">
            <text:p>1</text:p>
          </table:table-cell>
          <table:table-cell table:number-columns-repeated="38" table:style-name="ce1" office:value-type="float" office:value="0" calcext:value-type="float">
            <text:p>0</text:p>
          </table:table-cell>
          <table:table-cell table:number-columns-repeated="947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3.32192809488736" calcext:value-type="float">
            <text:p>3.32192809488736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1.58496250072115" calcext:value-type="float">
            <text:p>1.58496250072115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75" table:style-name="ce1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5.83289001416474" calcext:value-type="float">
            <text:p>5.83289001416474</text:p>
          </table:table-cell>
          <table:table-cell table:style-name="ce1" office:value-type="float" office:value="5.39231742277876" calcext:value-type="float">
            <text:p>5.39231742277876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9.45532722030456" calcext:value-type="float">
            <text:p>9.45532722030456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style-name="ce1" office:value-type="float" office:value="5.32192809488736" calcext:value-type="float">
            <text:p>5.32192809488736</text:p>
          </table:table-cell>
          <table:table-cell table:style-name="ce1" office:value-type="float" office:value="5.93073733756288" calcext:value-type="float">
            <text:p>5.93073733756288</text:p>
          </table:table-cell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.58496250072115" calcext:value-type="float">
            <text:p>5.5849625007211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.58496250072115" calcext:value-type="float">
            <text:p>5.58496250072115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6.90689059560851" calcext:value-type="float">
            <text:p>6.90689059560851</text:p>
          </table:table-cell>
          <table:table-cell table:style-name="ce1" office:value-type="float" office:value="5.97727992349991" calcext:value-type="float">
            <text:p>5.97727992349991</text:p>
          </table:table-cell>
          <table:table-cell table:style-name="ce1" office:value-type="float" office:value="5.08746284125033" calcext:value-type="float">
            <text:p>5.08746284125033</text:p>
          </table:table-cell>
          <table:table-cell table:number-columns-repeated="1015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5.83289001416474" calcext:value-type="float">
            <text:p>5.83289001416474</text:p>
          </table:table-cell>
          <table:table-cell table:style-name="ce1" office:value-type="float" office:value="6.94251450533924" calcext:value-type="float">
            <text:p>6.94251450533924</text:p>
          </table:table-cell>
          <table:table-cell table:style-name="ce1" office:value-type="float" office:value="4.75488750216346" calcext:value-type="float">
            <text:p>4.75488750216346</text:p>
          </table:table-cell>
          <table:table-cell table:style-name="ce1" office:value-type="float" office:value="6.22881869049588" calcext:value-type="float">
            <text:p>6.22881869049588</text:p>
          </table:table-cell>
          <table:table-cell table:style-name="ce1" office:value-type="float" office:value="7.56224242422107" calcext:value-type="float">
            <text:p>7.56224242422107</text:p>
          </table:table-cell>
          <table:table-cell table:number-columns-repeated="1015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style-name="ce1" office:value-type="float" office:value="4.08746284125033" calcext:value-type="float">
            <text:p>4.08746284125033</text:p>
          </table:table-cell>
          <table:table-cell table:style-name="ce1" office:value-type="float" office:value="5.35755200461808" calcext:value-type="float">
            <text:p>5.35755200461808</text:p>
          </table:table-cell>
          <table:table-cell table:number-columns-repeated="3" table:style-name="ce1" office:value-type="float" office:value="2.8073549220576" calcext:value-type="float">
            <text:p>2.8073549220576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style-name="ce1" office:value-type="float" office:value="3.8073549220576" calcext:value-type="float">
            <text:p>3.807354922057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63" table:style-name="ce1" office:value-type="float" office:value="0" calcext:value-type="float">
            <text:p>0</text:p>
          </table:table-cell>
          <table:table-cell table:number-columns-repeated="93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3.8073549220576" calcext:value-type="float">
            <text:p>3.8073549220576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style-name="ce1" office:value-type="float" office:value="3.8073549220576" calcext:value-type="float">
            <text:p>3.8073549220576</text:p>
          </table:table-cell>
          <table:table-cell table:style-name="ce1" office:value-type="float" office:value="5.39231742277876" calcext:value-type="float">
            <text:p>5.39231742277876</text:p>
          </table:table-cell>
          <table:table-cell table:number-columns-repeated="2" table:style-name="ce1" office:value-type="float" office:value="4.8073549220576" calcext:value-type="float">
            <text:p>4.8073549220576</text:p>
          </table:table-cell>
          <table:table-cell table:style-name="ce1" office:value-type="float" office:value="3.8073549220576" calcext:value-type="float">
            <text:p>3.8073549220576</text:p>
          </table:table-cell>
          <table:table-cell table:number-columns-repeated="6" table:style-name="ce1" office:value-type="float" office:value="3.32192809488736" calcext:value-type="float">
            <text:p>3.32192809488736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4.32192809488736" calcext:value-type="float">
            <text:p>4.32192809488736</text:p>
          </table:table-cell>
          <table:table-cell table:number-columns-repeated="4" table:style-name="ce1" office:value-type="float" office:value="3.32192809488736" calcext:value-type="float">
            <text:p>3.32192809488736</text:p>
          </table:table-cell>
          <table:table-cell table:number-columns-repeated="8" table:style-name="ce1" office:value-type="float" office:value="2.32192809488736" calcext:value-type="float">
            <text:p>2.32192809488736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number-columns-repeated="4" table:style-name="ce1" office:value-type="float" office:value="2.32192809488736" calcext:value-type="float">
            <text:p>2.32192809488736</text:p>
          </table:table-cell>
          <table:table-cell table:number-columns-repeated="4" table:style-name="ce1" office:value-type="float" office:value="3.32192809488736" calcext:value-type="float">
            <text:p>3.3219280948873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35" table:style-name="ce1" office:value-type="float" office:value="0" calcext:value-type="float">
            <text:p>0</text:p>
          </table:table-cell>
          <table:table-cell table:number-columns-repeated="93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number-columns-repeated="1018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6.32192809488736" calcext:value-type="float">
            <text:p>6.32192809488736</text:p>
          </table:table-cell>
          <table:table-cell table:number-columns-repeated="1019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1019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6" table:style-name="ce1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45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50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3.16992500144231" calcext:value-type="float">
            <text:p>3.16992500144231</text:p>
          </table:table-cell>
          <table:table-cell table:number-columns-repeated="5" table:style-name="ce1" office:value-type="float" office:value="5.16992500144231" calcext:value-type="float">
            <text:p>5.16992500144231</text:p>
          </table:table-cell>
          <table:table-cell table:number-columns-repeated="4" table:style-name="ce1" office:value-type="float" office:value="6.75488750216346" calcext:value-type="float">
            <text:p>6.75488750216346</text:p>
          </table:table-cell>
          <table:table-cell table:number-columns-repeated="5" table:style-name="ce1" office:value-type="float" office:value="7.97727992349991" calcext:value-type="float">
            <text:p>7.97727992349991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6.75488750216346" calcext:value-type="float">
            <text:p>6.75488750216346</text:p>
          </table:table-cell>
          <table:table-cell table:number-columns-repeated="3" table:style-name="ce1" office:value-type="float" office:value="6.16992500144231" calcext:value-type="float">
            <text:p>6.16992500144231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6.16992500144231" calcext:value-type="float">
            <text:p>6.16992500144231</text:p>
          </table:table-cell>
          <table:table-cell table:number-columns-repeated="15" table:style-name="ce1" office:value-type="float" office:value="5.58496250072115" calcext:value-type="float">
            <text:p>5.5849625007211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15"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3.16992500144231" calcext:value-type="float">
            <text:p>3.1699250014423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6"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9" table:style-name="ce1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1019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.58496250072115" calcext:value-type="float">
            <text:p>4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3" table:style-name="ce1" office:value-type="float" office:value="4.75488750216346" calcext:value-type="float">
            <text:p>4.75488750216346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2" table:style-name="ce1" office:value-type="float" office:value="4.75488750216346" calcext:value-type="float">
            <text:p>4.75488750216346</text:p>
          </table:table-cell>
          <table:table-cell table:style-name="ce1" office:value-type="float" office:value="6.33985000288462" calcext:value-type="float">
            <text:p>6.33985000288462</text:p>
          </table:table-cell>
          <table:table-cell table:number-columns-repeated="2" table:style-name="ce1" office:value-type="float" office:value="6.16992500144231" calcext:value-type="float">
            <text:p>6.16992500144231</text:p>
          </table:table-cell>
          <table:table-cell table:number-columns-repeated="3" table:style-name="ce1" office:value-type="float" office:value="5.58496250072115" calcext:value-type="float">
            <text:p>5.58496250072115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number-columns-repeated="16" table:style-name="ce1" office:value-type="float" office:value="2.58496250072115" calcext:value-type="float">
            <text:p>2.58496250072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0" table:style-name="ce1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12" table:style-name="ce1" office:value-type="float" office:value="3.58496250072115" calcext:value-type="float">
            <text:p>3.58496250072115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number-columns-repeated="5" table:style-name="ce1" office:value-type="float" office:value="1.58496250072115" calcext:value-type="float">
            <text:p>1.58496250072115</text:p>
          </table:table-cell>
          <table:table-cell table:number-columns-repeated="23" table:style-name="ce1" office:value-type="float" office:value="0" calcext:value-type="float">
            <text:p>0</text:p>
          </table:table-cell>
          <table:table-cell table:number-columns-repeated="29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94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84549005094437" calcext:value-type="float">
            <text:p>7.84549005094437</text:p>
          </table:table-cell>
          <table:table-cell table:number-columns-repeated="1019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58" table:style-name="ce1" office:value-type="float" office:value="0" calcext:value-type="float">
            <text:p>0</text:p>
          </table:table-cell>
          <table:table-cell table:number-columns-repeated="950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5.83289001416474" calcext:value-type="float">
            <text:p>5.83289001416474</text:p>
          </table:table-cell>
          <table:table-cell table:style-name="ce1" office:value-type="float" office:value="5.39231742277876" calcext:value-type="float">
            <text:p>5.39231742277876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7.49185309632967" calcext:value-type="float">
            <text:p>7.49185309632967</text:p>
          </table:table-cell>
          <table:table-cell table:number-columns-repeated="1014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style-name="ce1" office:value-type="float" office:value="6.06608919045777" calcext:value-type="float">
            <text:p>6.06608919045777</text:p>
          </table:table-cell>
          <table:table-cell table:number-columns-repeated="1018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2.58496250072115" calcext:value-type="float">
            <text:p>2.58496250072115</text:p>
          </table:table-cell>
          <table:table-cell table:number-columns-repeated="42" table:style-name="ce1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won</text:p>
          </table:table-cell>
          <table:table-cell table:number-columns-repeated="83" table:style-name="ce1" office:value-type="float" office:value="0" calcext:value-type="float">
            <text:p>0</text:p>
          </table:table-cell>
          <table:table-cell table:number-columns-repeated="939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style-name="ce1" office:value-type="float" office:value="6.06608919045777" calcext:value-type="float">
            <text:p>6.06608919045777</text:p>
          </table:table-cell>
          <table:table-cell table:style-name="ce1" office:value-type="float" office:value="7.08746284125033" calcext:value-type="float">
            <text:p>7.087462841250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5.45943161863729" calcext:value-type="float">
            <text:p>5.459431618637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style-name="ce1" office:value-type="float" office:value="7.16992500144231" calcext:value-type="float">
            <text:p>7.16992500144231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style-name="ce1" office:value-type="float" office:value="6.85798099512757" calcext:value-type="float">
            <text:p>6.85798099512757</text:p>
          </table:table-cell>
          <table:table-cell table:number-columns-repeated="2" table:style-name="ce1" office:value-type="float" office:value="6.16992500144231" calcext:value-type="float">
            <text:p>6.16992500144231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5" table:style-name="ce1" office:value-type="float" office:value="3.8073549220576" calcext:value-type="float">
            <text:p>3.8073549220576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number-columns-repeated="933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style-name="ce1" office:value-type="float" office:value="4.08746284125033" calcext:value-type="float">
            <text:p>4.08746284125033</text:p>
          </table:table-cell>
          <table:table-cell table:style-name="ce1" office:value-type="float" office:value="5.35755200461808" calcext:value-type="float">
            <text:p>5.35755200461808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.58496250072115" calcext:value-type="float">
            <text:p>3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11"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number-columns-repeated="1018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4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number-columns-repeated="1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5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29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won</text:p>
          </table:table-cell>
          <table:table-cell table:number-columns-repeated="3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8.66177809777198" calcext:value-type="float">
            <text:p>8.66177809777198</text:p>
          </table:table-cell>
          <table:table-cell table:style-name="ce1" office:value-type="float" office:value="7.56224242422107" calcext:value-type="float">
            <text:p>7.56224242422107</text:p>
          </table:table-cell>
          <table:table-cell table:number-columns-repeated="96" table:style-name="ce1" office:value-type="float" office:value="0" calcext:value-type="float">
            <text:p>0</text:p>
          </table:table-cell>
          <table:table-cell table:number-columns-repeated="920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3.32192809488736" calcext:value-type="float">
            <text:p>3.32192809488736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number-columns-repeated="2" table:style-name="ce1" office:value-type="float" office:value="6.49185309632967" calcext:value-type="float">
            <text:p>6.49185309632967</text:p>
          </table:table-cell>
          <table:table-cell table:style-name="ce1" office:value-type="float" office:value="4.32192809488736" calcext:value-type="float">
            <text:p>4.32192809488736</text:p>
          </table:table-cell>
          <table:table-cell table:style-name="ce1" office:value-type="float" office:value="5.32192809488736" calcext:value-type="float">
            <text:p>5.321928094887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32192809488736" calcext:value-type="float">
            <text:p>5.3219280948873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3" table:style-name="ce1" office:value-type="float" office:value="3.58496250072115" calcext:value-type="float">
            <text:p>3.58496250072115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55" table:style-name="ce1" office:value-type="float" office:value="0" calcext:value-type="float">
            <text:p>0</text:p>
          </table:table-cell>
          <table:table-cell table:number-columns-repeated="939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5" table:style-name="ce1" office:value-type="float" office:value="2.58496250072115" calcext:value-type="float">
            <text:p>2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.58496250072115" calcext:value-type="float">
            <text:p>3.58496250072115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52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won</text:p>
          </table:table-cell>
          <table:table-cell table:number-columns-repeated="73" table:style-name="ce1"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won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.58496250072115" calcext:value-type="float">
            <text:p>1.58496250072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2.58496250072115" calcext:value-type="float">
            <text:p>2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3" table:style-name="ce1" office:value-type="float" office:value="3.58496250072115" calcext:value-type="float">
            <text:p>3.58496250072115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22" table:style-name="ce1" office:value-type="float" office:value="0" calcext:value-type="float">
            <text:p>0</text:p>
          </table:table-cell>
          <table:table-cell table:number-columns-repeated="937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24792751344358" calcext:value-type="float">
            <text:p>4.24792751344358</text:p>
          </table:table-cell>
          <table:table-cell table:number-columns-repeated="5" table:style-name="ce1" office:value-type="float" office:value="1.58496250072115" calcext:value-type="float">
            <text:p>1.58496250072115</text:p>
          </table:table-cell>
          <table:table-cell table:number-columns-repeated="3" table:style-name="ce1" office:value-type="float" office:value="3.16992500144231" calcext:value-type="float">
            <text:p>3.16992500144231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2" table:style-name="ce1" office:value-type="float" office:value="4.75488750216346" calcext:value-type="float">
            <text:p>4.75488750216346</text:p>
          </table:table-cell>
          <table:table-cell table:style-name="ce1" office:value-type="float" office:value="5.97727992349991" calcext:value-type="float">
            <text:p>5.97727992349991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2.32192809488736" calcext:value-type="float">
            <text:p>2.32192809488736</text:p>
          </table:table-cell>
          <table:table-cell table:number-columns-repeated="2" table:style-name="ce1" office:value-type="float" office:value="3.32192809488736" calcext:value-type="float">
            <text:p>3.32192809488736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43" table:style-name="ce1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.58496250072115" calcext:value-type="float">
            <text:p>1.58496250072115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style-name="ce1" office:value-type="float" office:value="4.32192809488736" calcext:value-type="float">
            <text:p>4.3219280948873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6.32192809488736" calcext:value-type="float">
            <text:p>6.32192809488736</text:p>
          </table:table-cell>
          <table:table-cell table:style-name="ce1" office:value-type="float" office:value="7.32192809488736" calcext:value-type="float">
            <text:p>7.32192809488736</text:p>
          </table:table-cell>
          <table:table-cell table:number-columns-repeated="3" table:style-name="ce1" office:value-type="float" office:value="5.32192809488736" calcext:value-type="float">
            <text:p>5.32192809488736</text:p>
          </table:table-cell>
          <table:table-cell table:number-columns-repeated="17" table:style-name="ce1" office:value-type="float" office:value="4" calcext:value-type="float">
            <text:p>4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45" table:style-name="ce1" office:value-type="float" office:value="0" calcext:value-type="float">
            <text:p>0</text:p>
          </table:table-cell>
          <table:table-cell table:number-columns-repeated="936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32192809488736" calcext:value-type="float">
            <text:p>8.32192809488736</text:p>
          </table:table-cell>
          <table:table-cell table:style-name="ce1" office:value-type="float" office:value="9.2336196767597" calcext:value-type="float">
            <text:p>9.2336196767597</text:p>
          </table:table-cell>
          <table:table-cell table:number-columns-repeated="1018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10.2514824106202" calcext:value-type="float">
            <text:p>10.2514824106202</text:p>
          </table:table-cell>
          <table:table-cell table:number-columns-repeated="1018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won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.58496250072115" calcext:value-type="float">
            <text:p>1.58496250072115</text:p>
          </table:table-cell>
          <table:table-cell table:number-columns-repeated="5" table:style-name="ce1" office:value-type="float" office:value="3.16992500144231" calcext:value-type="float">
            <text:p>3.1699250014423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2" table:style-name="ce1" office:value-type="float" office:value="0" calcext:value-type="float">
            <text:p>0</text:p>
          </table:table-cell>
          <table:table-cell table:number-columns-repeated="951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number-columns-repeated="1019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4" table:style-name="ce1" office:value-type="float" office:value="2.58496250072115" calcext:value-type="float">
            <text:p>2.5849625007211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65" table:style-name="ce1" office:value-type="float" office:value="0" calcext:value-type="float">
            <text:p>0</text:p>
          </table:table-cell>
          <table:table-cell table:number-columns-repeated="94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6" table:style-name="ce1" office:value-type="float" office:value="1.58496250072115" calcext:value-type="float">
            <text:p>1.58496250072115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4" table:style-name="ce1" office:value-type="float" office:value="0" calcext:value-type="float">
            <text:p>0</text:p>
          </table:table-cell>
          <table:table-cell table:number-columns-repeated="946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9" table:style-name="ce1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5.67242534197149" calcext:value-type="float">
            <text:p>5.67242534197149</text:p>
          </table:table-cell>
          <table:table-cell table:style-name="ce1" office:value-type="float" office:value="6.6293566200796" calcext:value-type="float">
            <text:p>6.6293566200796</text:p>
          </table:table-cell>
          <table:table-cell table:number-columns-repeated="1018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5" table:style-name="ce1" office:value-type="float" office:value="3.16992500144231" calcext:value-type="float">
            <text:p>3.16992500144231</text:p>
          </table:table-cell>
          <table:table-cell table:style-name="ce1" office:value-type="float" office:value="4.75488750216346" calcext:value-type="float">
            <text:p>4.75488750216346</text:p>
          </table:table-cell>
          <table:table-cell table:number-columns-repeated="3" table:style-name="ce1" office:value-type="float" office:value="3.16992500144231" calcext:value-type="float">
            <text:p>3.16992500144231</text:p>
          </table:table-cell>
          <table:table-cell table:number-columns-repeated="3" table:style-name="ce1" office:value-type="float" office:value="4.75488750216346" calcext:value-type="float">
            <text:p>4.75488750216346</text:p>
          </table:table-cell>
          <table:table-cell table:number-columns-repeated="2" table:style-name="ce1" office:value-type="float" office:value="5.16992500144231" calcext:value-type="float">
            <text:p>5.16992500144231</text:p>
          </table:table-cell>
          <table:table-cell table:number-columns-repeated="3" table:style-name="ce1" office:value-type="float" office:value="4.16992500144231" calcext:value-type="float">
            <text:p>4.16992500144231</text:p>
          </table:table-cell>
          <table:table-cell table:number-columns-repeated="5" table:style-name="ce1" office:value-type="float" office:value="5.16992500144231" calcext:value-type="float">
            <text:p>5.16992500144231</text:p>
          </table:table-cell>
          <table:table-cell table:style-name="ce1" office:value-type="float" office:value="5.90689059560851" calcext:value-type="float">
            <text:p>5.90689059560851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number-columns-repeated="6" table:style-name="ce1" office:value-type="float" office:value="3.58496250072115" calcext:value-type="float">
            <text:p>3.58496250072115</text:p>
          </table:table-cell>
          <table:table-cell table:number-columns-repeated="52" table:style-name="ce1" office:value-type="float" office:value="0" calcext:value-type="float">
            <text:p>0</text:p>
          </table:table-cell>
          <table:table-cell table:number-columns-repeated="937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style-name="ce1" office:value-type="float" office:value="8.98013957763915" calcext:value-type="float">
            <text:p>8.98013957763915</text:p>
          </table:table-cell>
          <table:table-cell table:number-columns-repeated="1019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number-columns-repeated="1018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6.6293566200796" calcext:value-type="float">
            <text:p>6.6293566200796</text:p>
          </table:table-cell>
          <table:table-cell table:style-name="ce1" office:value-type="float" office:value="6.28540221886224" calcext:value-type="float">
            <text:p>6.28540221886224</text:p>
          </table:table-cell>
          <table:table-cell table:number-columns-repeated="2" table:style-name="ce1" office:value-type="float" office:value="5.88264304936184" calcext:value-type="float">
            <text:p>5.88264304936184</text:p>
          </table:table-cell>
          <table:table-cell table:style-name="ce1" office:value-type="float" office:value="5.70043971814109" calcext:value-type="float">
            <text:p>5.70043971814109</text:p>
          </table:table-cell>
          <table:table-cell table:style-name="ce1" office:value-type="float" office:value="5.45943161863729" calcext:value-type="float">
            <text:p>5.45943161863729</text:p>
          </table:table-cell>
          <table:table-cell table:style-name="ce1" office:value-type="float" office:value="7.04439411935845" calcext:value-type="float">
            <text:p>7.04439411935845</text:p>
          </table:table-cell>
          <table:table-cell table:style-name="ce1" office:value-type="float" office:value="6.95419631038687" calcext:value-type="float">
            <text:p>6.95419631038687</text:p>
          </table:table-cell>
          <table:table-cell table:style-name="ce1" office:value-type="float" office:value="6.85798099512757" calcext:value-type="float">
            <text:p>6.85798099512757</text:p>
          </table:table-cell>
          <table:table-cell table:style-name="ce1" office:value-type="float" office:value="7.53915881110803" calcext:value-type="float">
            <text:p>7.53915881110803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8" table:style-name="ce1" office:value-type="float" office:value="1" calcext:value-type="float">
            <text:p>1</text:p>
          </table:table-cell>
          <table:table-cell table:number-columns-repeated="35" table:style-name="ce1" office:value-type="float" office:value="0" calcext:value-type="float">
            <text:p>0</text:p>
          </table:table-cell>
          <table:table-cell table:number-columns-repeated="909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style-name="ce1" office:value-type="float" office:value="6.22881869049588" calcext:value-type="float">
            <text:p>6.22881869049588</text:p>
          </table:table-cell>
          <table:table-cell table:style-name="ce1" office:value-type="float" office:value="6.97727992349991" calcext:value-type="float">
            <text:p>6.97727992349991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4.75488750216346" calcext:value-type="float">
            <text:p>4.75488750216346</text:p>
          </table:table-cell>
          <table:table-cell table:number-columns-repeated="1014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 table:style-name="ce1" office:value-type="float" office:value="4.58496250072115" calcext:value-type="float">
            <text:p>4.58496250072115</text:p>
          </table:table-cell>
          <table:table-cell table:number-columns-repeated="4" table:style-name="ce1" office:value-type="float" office:value="5.32192809488736" calcext:value-type="float">
            <text:p>5.3219280948873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style-name="ce1" office:value-type="float" office:value="5.32192809488736" calcext:value-type="float">
            <text:p>5.32192809488736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style-name="ce1" office:value-type="float" office:value="4.32192809488736" calcext:value-type="float">
            <text:p>4.32192809488736</text:p>
          </table:table-cell>
          <table:table-cell table:number-columns-repeated="7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.58496250072115" calcext:value-type="float">
            <text:p>1.584962500721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number-columns-repeated="937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style-name="ce1" office:value-type="float" office:value="5.6147098441152" calcext:value-type="float">
            <text:p>5.6147098441152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number-columns-repeated="5" table:style-name="ce1" office:value-type="float" office:value="5.16992500144231" calcext:value-type="float">
            <text:p>5.16992500144231</text:p>
          </table:table-cell>
          <table:table-cell table:style-name="ce1" office:value-type="float" office:value="5.90689059560851" calcext:value-type="float">
            <text:p>5.90689059560851</text:p>
          </table:table-cell>
          <table:table-cell table:number-columns-repeated="2" table:style-name="ce1" office:value-type="float" office:value="5.58496250072115" calcext:value-type="float">
            <text:p>5.58496250072115</text:p>
          </table:table-cell>
          <table:table-cell table:number-columns-repeated="64" table:style-name="ce1" office:value-type="float" office:value="0" calcext:value-type="float">
            <text:p>0</text:p>
          </table:table-cell>
          <table:table-cell table:number-columns-repeated="937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6.32192809488736" calcext:value-type="float">
            <text:p>6.32192809488736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style-name="ce1" office:value-type="float" office:value="5.49185309632967" calcext:value-type="float">
            <text:p>5.49185309632967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5.49185309632967" calcext:value-type="float">
            <text:p>5.49185309632967</text:p>
          </table:table-cell>
          <table:table-cell table:style-name="ce1" office:value-type="float" office:value="5.28540221886224" calcext:value-type="float">
            <text:p>5.2854022188622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.32192809488736" calcext:value-type="float">
            <text:p>3.32192809488736</text:p>
          </table:table-cell>
          <table:table-cell table:number-columns-repeated="2" table:style-name="ce1" office:value-type="float" office:value="4.32192809488736" calcext:value-type="float">
            <text:p>4.32192809488736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4.32192809488736" calcext:value-type="float">
            <text:p>4.32192809488736</text:p>
          </table:table-cell>
          <table:table-cell table:number-columns-repeated="2" table:style-name="ce1" office:value-type="float" office:value="3.32192809488736" calcext:value-type="float">
            <text:p>3.32192809488736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style-name="ce1" office:value-type="float" office:value="2.32192809488736" calcext:value-type="float">
            <text:p>2.3219280948873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51" table:style-name="ce1" office:value-type="float" office:value="0" calcext:value-type="float">
            <text:p>0</text:p>
          </table:table-cell>
          <table:table-cell table:number-columns-repeated="946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6.32192809488736" calcext:value-type="float">
            <text:p>6.32192809488736</text:p>
          </table:table-cell>
          <table:table-cell table:number-columns-repeated="1019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style-name="ce1" office:value-type="float" office:value="6.06608919045777" calcext:value-type="float">
            <text:p>6.06608919045777</text:p>
          </table:table-cell>
          <table:table-cell table:style-name="ce1" office:value-type="float" office:value="7.08746284125033" calcext:value-type="float">
            <text:p>7.08746284125033</text:p>
          </table:table-cell>
          <table:table-cell table:number-columns-repeated="1017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32192809488736" calcext:value-type="float">
            <text:p>8.32192809488736</text:p>
          </table:table-cell>
          <table:table-cell table:style-name="ce1" office:value-type="float" office:value="9.2336196767597" calcext:value-type="float">
            <text:p>9.2336196767597</text:p>
          </table:table-cell>
          <table:table-cell table:style-name="ce1" office:value-type="float" office:value="11.1491119907068" calcext:value-type="float">
            <text:p>11.1491119907068</text:p>
          </table:table-cell>
          <table:table-cell table:style-name="ce1" office:value-type="float" office:value="9.18982455888001" calcext:value-type="float">
            <text:p>9.18982455888001</text:p>
          </table:table-cell>
          <table:table-cell table:style-name="ce1" office:value-type="float" office:value="9.10852445677816" calcext:value-type="float">
            <text:p>9.10852445677816</text:p>
          </table:table-cell>
          <table:table-cell table:style-name="ce1" office:value-type="float" office:value="6.58496250072115" calcext:value-type="float">
            <text:p>6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5.75488750216346" calcext:value-type="float">
            <text:p>5.75488750216346</text:p>
          </table:table-cell>
          <table:table-cell table:style-name="ce1" office:value-type="float" office:value="7.33985000288462" calcext:value-type="float">
            <text:p>7.33985000288462</text:p>
          </table:table-cell>
          <table:table-cell table:number-columns-repeated="2" table:style-name="ce1" office:value-type="float" office:value="6.75488750216346" calcext:value-type="float">
            <text:p>6.75488750216346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style-name="ce1" office:value-type="float" office:value="7.16992500144231" calcext:value-type="float">
            <text:p>7.16992500144231</text:p>
          </table:table-cell>
          <table:table-cell table:style-name="ce1" office:value-type="float" office:value="7.75488750216346" calcext:value-type="float">
            <text:p>7.75488750216346</text:p>
          </table:table-cell>
          <table:table-cell table:style-name="ce1" office:value-type="float" office:value="8.75488750216346" calcext:value-type="float">
            <text:p>8.75488750216346</text:p>
          </table:table-cell>
          <table:table-cell table:style-name="ce1" office:value-type="float" office:value="7.75488750216346" calcext:value-type="float">
            <text:p>7.75488750216346</text:p>
          </table:table-cell>
          <table:table-cell table:number-columns-repeated="3" table:style-name="ce1" office:value-type="float" office:value="6.75488750216346" calcext:value-type="float">
            <text:p>6.75488750216346</text:p>
          </table:table-cell>
          <table:table-cell table:number-columns-repeated="4" table:style-name="ce1" office:value-type="float" office:value="5.16992500144231" calcext:value-type="float">
            <text:p>5.16992500144231</text:p>
          </table:table-cell>
          <table:table-cell table:number-columns-repeated="4" table:style-name="ce1" office:value-type="float" office:value="6.16992500144231" calcext:value-type="float">
            <text:p>6.16992500144231</text:p>
          </table:table-cell>
          <table:table-cell table:style-name="ce1" office:value-type="float" office:value="7.75488750216346" calcext:value-type="float">
            <text:p>7.75488750216346</text:p>
          </table:table-cell>
          <table:table-cell table:style-name="ce1" office:value-type="float" office:value="8.49185309632967" calcext:value-type="float">
            <text:p>8.49185309632967</text:p>
          </table:table-cell>
          <table:table-cell table:style-name="ce1" office:value-type="float" office:value="10.0768155970508" calcext:value-type="float">
            <text:p>10.0768155970508</text:p>
          </table:table-cell>
          <table:table-cell table:style-name="ce1" office:value-type="float" office:value="10.6617780977719" calcext:value-type="float">
            <text:p>10.6617780977719</text:p>
          </table:table-cell>
          <table:table-cell table:number-columns-repeated="988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8.48381577726425" calcext:value-type="float">
            <text:p>8.48381577726425</text:p>
          </table:table-cell>
          <table:table-cell table:style-name="ce1" office:value-type="float" office:value="7.83920378809694" calcext:value-type="float">
            <text:p>7.83920378809694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4.8073549220576" calcext:value-type="float">
            <text:p>4.8073549220576</text:p>
          </table:table-cell>
          <table:table-cell table:number-columns-repeated="5" table:style-name="ce1" office:value-type="float" office:value="4.16992500144231" calcext:value-type="float">
            <text:p>4.1699250014423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1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4" table:style-name="ce1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number-columns-repeated="1019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82" table:style-name="ce1" office:value-type="float" office:value="0" calcext:value-type="float">
            <text:p>0</text:p>
          </table:table-cell>
          <table:table-cell table:number-columns-repeated="937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number-columns-repeated="1018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73" table:style-name="ce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11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number-columns-repeated="1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5" table:style-name="ce1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5.67242534197149" calcext:value-type="float">
            <text:p>5.67242534197149</text:p>
          </table:table-cell>
          <table:table-cell table:style-name="ce1" office:value-type="float" office:value="6.68650052718321" calcext:value-type="float">
            <text:p>6.68650052718321</text:p>
          </table:table-cell>
          <table:table-cell table:number-columns-repeated="1018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1019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6.32192809488736" calcext:value-type="float">
            <text:p>6.32192809488736</text:p>
          </table:table-cell>
          <table:table-cell table:style-name="ce1" office:value-type="float" office:value="5.04439411935845" calcext:value-type="float">
            <text:p>5.0443941193584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5" table:style-name="ce1" office:value-type="float" office:value="5.75488750216346" calcext:value-type="float">
            <text:p>5.75488750216346</text:p>
          </table:table-cell>
          <table:table-cell table:number-columns-repeated="3" table:style-name="ce1" office:value-type="float" office:value="6.75488750216346" calcext:value-type="float">
            <text:p>6.75488750216346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style-name="ce1" office:value-type="float" office:value="7.16992500144231" calcext:value-type="float">
            <text:p>7.16992500144231</text:p>
          </table:table-cell>
          <table:table-cell table:number-columns-repeated="7" table:style-name="ce1" office:value-type="float" office:value="6.16992500144231" calcext:value-type="float">
            <text:p>6.16992500144231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6.58496250072115" calcext:value-type="float">
            <text:p>6.58496250072115</text:p>
          </table:table-cell>
          <table:table-cell table:style-name="ce1" office:value-type="float" office:value="7.58496250072115" calcext:value-type="float">
            <text:p>7.58496250072115</text:p>
          </table:table-cell>
          <table:table-cell table:style-name="ce1" office:value-type="float" office:value="7.16992500144231" calcext:value-type="float">
            <text:p>7.16992500144231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8.33985000288462" calcext:value-type="float">
            <text:p>8.33985000288462</text:p>
          </table:table-cell>
          <table:table-cell table:number-columns-repeated="2"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5.83289001416474" calcext:value-type="float">
            <text:p>5.83289001416474</text:p>
          </table:table-cell>
          <table:table-cell table:number-columns-repeated="1017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style-name="ce1" office:value-type="float" office:value="5.78135971352466" calcext:value-type="float">
            <text:p>5.78135971352466</text:p>
          </table:table-cell>
          <table:table-cell table:style-name="ce1" office:value-type="float" office:value="4.64385618977472" calcext:value-type="float">
            <text:p>4.64385618977472</text:p>
          </table:table-cell>
          <table:table-cell table:number-columns-repeated="1018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style-name="ce1" office:value-type="float" office:value="8.98013957763915" calcext:value-type="float">
            <text:p>8.98013957763915</text:p>
          </table:table-cell>
          <table:table-cell table:style-name="ce1" office:value-type="float" office:value="10.6724253419714" calcext:value-type="float">
            <text:p>10.6724253419714</text:p>
          </table:table-cell>
          <table:table-cell table:style-name="ce1" office:value-type="float" office:value="9.95419631038687" calcext:value-type="float">
            <text:p>9.95419631038687</text:p>
          </table:table-cell>
          <table:table-cell table:number-columns-repeated="1017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3" calcext:value-type="float">
            <text:p>3</text:p>
          </table:table-cell>
          <table:table-cell table:number-columns-repeated="64" table:style-name="ce1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67" table:style-name="ce1" office:value-type="float" office:value="0" calcext:value-type="float">
            <text:p>0</text:p>
          </table:table-cell>
          <table:table-cell table:number-columns-repeated="929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6.22881869049588" calcext:value-type="float">
            <text:p>6.2288186904958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number-columns-repeated="8"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5.75488750216346" calcext:value-type="float">
            <text:p>5.75488750216346</text:p>
          </table:table-cell>
          <table:table-cell table:style-name="ce1" office:value-type="float" office:value="6.49185309632967" calcext:value-type="float">
            <text:p>6.49185309632967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number-columns-repeated="5" table:style-name="ce1" office:value-type="float" office:value="4.16992500144231" calcext:value-type="float">
            <text:p>4.1699250014423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46" table:style-name="ce1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number-columns-repeated="1019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style-name="ce1" office:value-type="float" office:value="5.49185309632967" calcext:value-type="float">
            <text:p>5.49185309632967</text:p>
          </table:table-cell>
          <table:table-cell table:number-columns-repeated="1017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24792751344358" calcext:value-type="float">
            <text:p>4.24792751344358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style-name="ce1" office:value-type="float" office:value="5.55458885167763" calcext:value-type="float">
            <text:p>5.55458885167763</text:p>
          </table:table-cell>
          <table:table-cell table:number-columns-repeated="79" table:style-name="ce1" office:value-type="float" office:value="0" calcext:value-type="float">
            <text:p>0</text:p>
          </table:table-cell>
          <table:table-cell table:number-columns-repeated="937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5.49185309632967" calcext:value-type="float">
            <text:p>5.49185309632967</text:p>
          </table:table-cell>
          <table:table-cell table:style-name="ce1" office:value-type="float" office:value="6.8703647195834" calcext:value-type="float">
            <text:p>6.8703647195834</text:p>
          </table:table-cell>
          <table:table-cell table:style-name="ce1" office:value-type="float" office:value="4.75488750216346" calcext:value-type="float">
            <text:p>4.75488750216346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number-columns-repeated="4"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6.16992500144231" calcext:value-type="float">
            <text:p>6.16992500144231</text:p>
          </table:table-cell>
          <table:table-cell table:number-columns-repeated="6" table:style-name="ce1" office:value-type="float" office:value="5.16992500144231" calcext:value-type="float">
            <text:p>5.16992500144231</text:p>
          </table:table-cell>
          <table:table-cell table:number-columns-repeated="76" table:style-name="ce1" office:value-type="float" office:value="0" calcext:value-type="float">
            <text:p>0</text:p>
          </table:table-cell>
          <table:table-cell table:number-columns-repeated="922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6.32192809488736" calcext:value-type="float">
            <text:p>6.32192809488736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number-columns-repeated="69" table:style-name="ce1"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5.83289001416474" calcext:value-type="float">
            <text:p>5.83289001416474</text:p>
          </table:table-cell>
          <table:table-cell table:number-columns-repeated="85" table:style-name="ce1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10.2514824106202" calcext:value-type="float">
            <text:p>10.2514824106202</text:p>
          </table:table-cell>
          <table:table-cell table:style-name="ce1" office:value-type="float" office:value="9.63117705570398" calcext:value-type="float">
            <text:p>9.63117705570398</text:p>
          </table:table-cell>
          <table:table-cell table:style-name="ce1" office:value-type="float" office:value="12.8784341495592" calcext:value-type="float">
            <text:p>12.8784341495592</text:p>
          </table:table-cell>
          <table:table-cell table:number-columns-repeated="51" table:style-name="ce1" office:value-type="float" office:value="0" calcext:value-type="float">
            <text:p>0</text:p>
          </table:table-cell>
          <table:table-cell table:number-columns-repeated="965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3.16992500144231" calcext:value-type="float">
            <text:p>3.16992500144231</text:p>
          </table:table-cell>
          <table:table-cell table:number-columns-repeated="3"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69" table:style-name="ce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1.58496250072115" calcext:value-type="float">
            <text:p>1.58496250072115</text:p>
          </table:table-cell>
          <table:table-cell table:number-columns-repeated="3" table:style-name="ce1" office:value-type="float" office:value="3.58496250072115" calcext:value-type="float">
            <text:p>3.58496250072115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3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number-columns-repeated="1019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number-columns-repeated="92" table:style-name="ce1" office:value-type="float" office:value="0" calcext:value-type="float">
            <text:p>0</text:p>
          </table:table-cell>
          <table:table-cell table:number-columns-repeated="916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84549005094437" calcext:value-type="float">
            <text:p>6.84549005094437</text:p>
          </table:table-cell>
          <table:table-cell table:number-columns-repeated="2" table:style-name="ce1" office:value-type="float" office:value="3.16992500144231" calcext:value-type="float">
            <text:p>3.16992500144231</text:p>
          </table:table-cell>
          <table:table-cell table:style-name="ce1" office:value-type="float" office:value="4.75488750216346" calcext:value-type="float">
            <text:p>4.75488750216346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4.39231742277876" calcext:value-type="float">
            <text:p>4.39231742277876</text:p>
          </table:table-cell>
          <table:table-cell table:number-columns-repeated="4" table:style-name="ce1" office:value-type="float" office:value="3.8073549220576" calcext:value-type="float">
            <text:p>3.8073549220576</text:p>
          </table:table-cell>
          <table:table-cell table:number-columns-repeated="2" table:style-name="ce1" office:value-type="float" office:value="6.39231742277876" calcext:value-type="float">
            <text:p>6.39231742277876</text:p>
          </table:table-cell>
          <table:table-cell table:style-name="ce1" office:value-type="float" office:value="7.97727992349991" calcext:value-type="float">
            <text:p>7.97727992349991</text:p>
          </table:table-cell>
          <table:table-cell table:number-columns-repeated="4" table:style-name="ce1" office:value-type="float" office:value="5.39231742277876" calcext:value-type="float">
            <text:p>5.39231742277876</text:p>
          </table:table-cell>
          <table:table-cell table:number-columns-repeated="2" table:style-name="ce1" office:value-type="float" office:value="6.39231742277876" calcext:value-type="float">
            <text:p>6.39231742277876</text:p>
          </table:table-cell>
          <table:table-cell table:style-name="ce1" office:value-type="float" office:value="7.39231742277876" calcext:value-type="float">
            <text:p>7.39231742277876</text:p>
          </table:table-cell>
          <table:table-cell table:number-columns-repeated="3" table:style-name="ce1" office:value-type="float" office:value="6.16992500144231" calcext:value-type="float">
            <text:p>6.16992500144231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3" table:style-name="ce1" office:value-type="float" office:value="4.16992500144231" calcext:value-type="float">
            <text:p>4.16992500144231</text:p>
          </table:table-cell>
          <table:table-cell table:number-columns-repeated="4" table:style-name="ce1" office:value-type="float" office:value="5.75488750216346" calcext:value-type="float">
            <text:p>5.75488750216346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4" table:style-name="ce1" office:value-type="float" office:value="4.16992500144231" calcext:value-type="float">
            <text:p>4.1699250014423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6.6293566200796" calcext:value-type="float">
            <text:p>6.6293566200796</text:p>
          </table:table-cell>
          <table:table-cell table:style-name="ce1" office:value-type="float" office:value="6.28540221886224" calcext:value-type="float">
            <text:p>6.28540221886224</text:p>
          </table:table-cell>
          <table:table-cell table:style-name="ce1" office:value-type="float" office:value="4.95419631038687" calcext:value-type="float">
            <text:p>4.95419631038687</text:p>
          </table:table-cell>
          <table:table-cell table:style-name="ce1" office:value-type="float" office:value="7.27612440527423" calcext:value-type="float">
            <text:p>7.27612440527423</text:p>
          </table:table-cell>
          <table:table-cell table:style-name="ce1" office:value-type="float" office:value="7.70043971814109" calcext:value-type="float">
            <text:p>7.70043971814109</text:p>
          </table:table-cell>
          <table:table-cell table:style-name="ce1" office:value-type="float" office:value="6.37503943134692" calcext:value-type="float">
            <text:p>6.37503943134692</text:p>
          </table:table-cell>
          <table:table-cell table:style-name="ce1" office:value-type="float" office:value="5.42626475470209" calcext:value-type="float">
            <text:p>5.42626475470209</text:p>
          </table:table-cell>
          <table:table-cell table:style-name="ce1" office:value-type="float" office:value="5.93073733756288" calcext:value-type="float">
            <text:p>5.93073733756288</text:p>
          </table:table-cell>
          <table:table-cell table:style-name="ce1" office:value-type="float" office:value="5.42626475470209" calcext:value-type="float">
            <text:p>5.42626475470209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number-columns-repeated="4" table:style-name="ce1" office:value-type="float" office:value="2.58496250072115" calcext:value-type="float">
            <text:p>2.58496250072115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5" table:style-name="ce1" office:value-type="float" office:value="3.58496250072115" calcext:value-type="float">
            <text:p>3.5849625007211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3.16992500144231" calcext:value-type="float">
            <text:p>3.1699250014423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5" table:style-name="ce1" office:value-type="float" office:value="2.32192809488736" calcext:value-type="float">
            <text:p>2.32192809488736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style-name="ce1" office:value-type="float" office:value="2.32192809488736" calcext:value-type="float">
            <text:p>2.32192809488736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20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won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3" calcext:value-type="float">
            <text:p>3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1.58496250072115" calcext:value-type="float">
            <text:p>1.5849625007211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1019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abor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style-name="ce1" office:value-type="float" office:value="5.6147098441152" calcext:value-type="float">
            <text:p>5.6147098441152</text:p>
          </table:table-cell>
          <table:table-cell table:style-name="ce1" office:value-type="float" office:value="5.24792751344358" calcext:value-type="float">
            <text:p>5.24792751344358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7.45121111183232" calcext:value-type="float">
            <text:p>7.45121111183232</text:p>
          </table:table-cell>
          <table:table-cell table:style-name="ce1" office:value-type="float" office:value="9.53138146051631" calcext:value-type="float">
            <text:p>9.53138146051631</text:p>
          </table:table-cell>
          <table:table-cell table:style-name="ce1" office:value-type="float" office:value="11.8533095554036" calcext:value-type="float">
            <text:p>11.8533095554036</text:p>
          </table:table-cell>
          <table:table-cell table:style-name="ce1" office:value-type="float" office:value="14.4087277805108" calcext:value-type="float">
            <text:p>14.4087277805108</text:p>
          </table:table-cell>
          <table:table-cell table:style-name="ce1" office:value-type="float" office:value="13.996120363033" calcext:value-type="float">
            <text:p>13.996120363033</text:p>
          </table:table-cell>
          <table:table-cell table:style-name="ce1" office:value-type="float" office:value="14.9987667013615" calcext:value-type="float">
            <text:p>14.9987667013615</text:p>
          </table:table-cell>
          <table:table-cell table:number-columns-repeated="1009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4.90689059560851" calcext:value-type="float">
            <text:p>4.90689059560851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5" table:style-name="ce1" office:value-type="float" office:value="3.58496250072115" calcext:value-type="float">
            <text:p>3.58496250072115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12" table:style-name="ce1" office:value-type="float" office:value="4.58496250072115" calcext:value-type="float">
            <text:p>4.58496250072115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7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4" table:style-name="ce1" office:value-type="float" office:value="0" calcext:value-type="float">
            <text:p>0</text:p>
          </table:table-cell>
          <table:table-cell table:number-columns-repeated="936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24792751344358" calcext:value-type="float">
            <text:p>4.24792751344358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style-name="ce1" office:value-type="float" office:value="5.55458885167763" calcext:value-type="float">
            <text:p>5.5545888516776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style-name="ce1" office:value-type="float" office:value="4.08746284125033" calcext:value-type="float">
            <text:p>4.08746284125033</text:p>
          </table:table-cell>
          <table:table-cell table:style-name="ce1" office:value-type="float" office:value="6.84549005094437" calcext:value-type="float">
            <text:p>6.84549005094437</text:p>
          </table:table-cell>
          <table:table-cell table:number-columns-repeated="1016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7" table:style-name="ce1" office:value-type="float" office:value="0" calcext:value-type="float">
            <text:p>0</text:p>
          </table:table-cell>
          <table:table-cell table:number-columns-repeated="934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number-columns-repeated="1020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.45943161863729" calcext:value-type="float">
            <text:p>3.45943161863729</text:p>
          </table:table-cell>
          <table:table-cell table:style-name="ce1" office:value-type="float" office:value="5.04439411935845" calcext:value-type="float">
            <text:p>5.04439411935845</text:p>
          </table:table-cell>
          <table:table-cell table:number-columns-repeated="4" table:style-name="ce1" office:value-type="float" office:value="5.67242534197149" calcext:value-type="float">
            <text:p>5.67242534197149</text:p>
          </table:table-cell>
          <table:table-cell table:style-name="ce1" office:value-type="float" office:value="6.39231742277876" calcext:value-type="float">
            <text:p>6.39231742277876</text:p>
          </table:table-cell>
          <table:table-cell table:style-name="ce1" office:value-type="float" office:value="6.22881869049588" calcext:value-type="float">
            <text:p>6.22881869049588</text:p>
          </table:table-cell>
          <table:table-cell table:style-name="ce1" office:value-type="float" office:value="7.28540221886224" calcext:value-type="float">
            <text:p>7.28540221886224</text:p>
          </table:table-cell>
          <table:table-cell table:style-name="ce1" office:value-type="float" office:value="6.67242534197149" calcext:value-type="float">
            <text:p>6.67242534197149</text:p>
          </table:table-cell>
          <table:table-cell table:number-columns-repeated="3" table:style-name="ce1" office:value-type="float" office:value="8.25738784269265" calcext:value-type="float">
            <text:p>8.25738784269265</text:p>
          </table:table-cell>
          <table:table-cell table:style-name="ce1" office:value-type="float" office:value="8.67242534197149" calcext:value-type="float">
            <text:p>8.67242534197149</text:p>
          </table:table-cell>
          <table:table-cell table:number-columns-repeated="2" table:style-name="ce1" office:value-type="float" office:value="10.2573878426926" calcext:value-type="float">
            <text:p>10.2573878426926</text:p>
          </table:table-cell>
          <table:table-cell table:number-columns-repeated="2" table:style-name="ce1" office:value-type="float" office:value="7.67242534197149" calcext:value-type="float">
            <text:p>7.67242534197149</text:p>
          </table:table-cell>
          <table:table-cell table:number-columns-repeated="3" table:style-name="ce1" office:value-type="float" office:value="6.58496250072115" calcext:value-type="float">
            <text:p>6.58496250072115</text:p>
          </table:table-cell>
          <table:table-cell table:number-columns-repeated="5" table:style-name="ce1" office:value-type="float" office:value="6.75488750216346" calcext:value-type="float">
            <text:p>6.75488750216346</text:p>
          </table:table-cell>
          <table:table-cell table:number-columns-repeated="2" table:style-name="ce1" office:value-type="float" office:value="7.75488750216346" calcext:value-type="float">
            <text:p>7.75488750216346</text:p>
          </table:table-cell>
          <table:table-cell table:number-columns-repeated="5" table:style-name="ce1" office:value-type="float" office:value="6.75488750216346" calcext:value-type="float">
            <text:p>6.75488750216346</text:p>
          </table:table-cell>
          <table:table-cell table:number-columns-repeated="2" table:style-name="ce1" office:value-type="float" office:value="7.75488750216346" calcext:value-type="float">
            <text:p>7.75488750216346</text:p>
          </table:table-cell>
          <table:table-cell table:number-columns-repeated="4" table:style-name="ce1" office:value-type="float" office:value="6.75488750216346" calcext:value-type="float">
            <text:p>6.75488750216346</text:p>
          </table:table-cell>
          <table:table-cell table:style-name="ce1" office:value-type="float" office:value="7.33985000288462" calcext:value-type="float">
            <text:p>7.33985000288462</text:p>
          </table:table-cell>
          <table:table-cell table:number-columns-repeated="3" table:style-name="ce1" office:value-type="float" office:value="6.75488750216346" calcext:value-type="float">
            <text:p>6.75488750216346</text:p>
          </table:table-cell>
          <table:table-cell table:number-columns-repeated="2" table:style-name="ce1" office:value-type="float" office:value="5.16992500144231" calcext:value-type="float">
            <text:p>5.16992500144231</text:p>
          </table:table-cell>
          <table:table-cell table:number-columns-repeated="55" table:style-name="ce1" office:value-type="float" office:value="0" calcext:value-type="float">
            <text:p>0</text:p>
          </table:table-cell>
          <table:table-cell table:number-columns-repeated="920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89481776330794" calcext:value-type="float">
            <text:p>8.89481776330794</text:p>
          </table:table-cell>
          <table:table-cell table:style-name="ce1" office:value-type="float" office:value="11.1260591160706" calcext:value-type="float">
            <text:p>11.1260591160706</text:p>
          </table:table-cell>
          <table:table-cell table:style-name="ce1" office:value-type="float" office:value="9.97154355395077" calcext:value-type="float">
            <text:p>9.97154355395077</text:p>
          </table:table-cell>
          <table:table-cell table:style-name="ce1" office:value-type="float" office:value="8.89481776330794" calcext:value-type="float">
            <text:p>8.89481776330794</text:p>
          </table:table-cell>
          <table:table-cell table:style-name="ce1" office:value-type="float" office:value="11.9729797860662" calcext:value-type="float">
            <text:p>11.9729797860662</text:p>
          </table:table-cell>
          <table:table-cell table:style-name="ce1" office:value-type="float" office:value="9.53138146051631" calcext:value-type="float">
            <text:p>9.53138146051631</text:p>
          </table:table-cell>
          <table:table-cell table:style-name="ce1" office:value-type="float" office:value="12.6882503091331" calcext:value-type="float">
            <text:p>12.6882503091331</text:p>
          </table:table-cell>
          <table:table-cell table:style-name="ce1" office:value-type="float" office:value="10.6483575820096" calcext:value-type="float">
            <text:p>10.6483575820096</text:p>
          </table:table-cell>
          <table:table-cell table:style-name="ce1" office:value-type="float" office:value="7.45943161863729" calcext:value-type="float">
            <text:p>7.45943161863729</text:p>
          </table:table-cell>
          <table:table-cell table:style-name="ce1" office:value-type="float" office:value="8.07681559705083" calcext:value-type="float">
            <text:p>8.07681559705083</text:p>
          </table:table-cell>
          <table:table-cell table:style-name="ce1" office:value-type="float" office:value="6.8703647195834" calcext:value-type="float">
            <text:p>6.8703647195834</text:p>
          </table:table-cell>
          <table:table-cell table:style-name="ce1" office:value-type="float" office:value="9.74819284958946" calcext:value-type="float">
            <text:p>9.74819284958946</text:p>
          </table:table-cell>
          <table:table-cell table:style-name="ce1" office:value-type="float" office:value="10.2336196767597" calcext:value-type="float">
            <text:p>10.2336196767597</text:p>
          </table:table-cell>
          <table:table-cell table:style-name="ce1" office:value-type="float" office:value="10.9527412471864" calcext:value-type="float">
            <text:p>10.9527412471864</text:p>
          </table:table-cell>
          <table:table-cell table:style-name="ce1" office:value-type="float" office:value="9.70390357344466" calcext:value-type="float">
            <text:p>9.70390357344466</text:p>
          </table:table-cell>
          <table:table-cell table:style-name="ce1" office:value-type="float" office:value="7.25738784269265" calcext:value-type="float">
            <text:p>7.25738784269265</text:p>
          </table:table-cell>
          <table:table-cell table:style-name="ce1" office:value-type="float" office:value="7.78790255939143" calcext:value-type="float">
            <text:p>7.78790255939143</text:p>
          </table:table-cell>
          <table:table-cell table:style-name="ce1" office:value-type="float" office:value="7.25738784269265" calcext:value-type="float">
            <text:p>7.25738784269265</text:p>
          </table:table-cell>
          <table:table-cell table:number-columns-repeated="2" table:style-name="ce1" office:value-type="float" office:value="8.33539035469392" calcext:value-type="float">
            <text:p>8.33539035469392</text:p>
          </table:table-cell>
          <table:table-cell table:style-name="ce1" office:value-type="float" office:value="9.08480838780436" calcext:value-type="float">
            <text:p>9.08480838780436</text:p>
          </table:table-cell>
          <table:table-cell table:number-columns-repeated="2" table:style-name="ce1" office:value-type="float" office:value="10.4858293087019" calcext:value-type="float">
            <text:p>10.4858293087019</text:p>
          </table:table-cell>
          <table:table-cell table:style-name="ce1" office:value-type="float" office:value="10.7439928610601" calcext:value-type="float">
            <text:p>10.7439928610601</text:p>
          </table:table-cell>
          <table:table-cell table:style-name="ce1" office:value-type="float" office:value="10.0887882387169" calcext:value-type="float">
            <text:p>10.0887882387169</text:p>
          </table:table-cell>
          <table:table-cell table:style-name="ce1" office:value-type="float" office:value="12.8179829271956" calcext:value-type="float">
            <text:p>12.8179829271956</text:p>
          </table:table-cell>
          <table:table-cell table:style-name="ce1" office:value-type="float" office:value="12.2502984179063" calcext:value-type="float">
            <text:p>12.2502984179063</text:p>
          </table:table-cell>
          <table:table-cell table:style-name="ce1" office:value-type="float" office:value="13.562242424221" calcext:value-type="float">
            <text:p>13.562242424221</text:p>
          </table:table-cell>
          <table:table-cell table:number-columns-repeated="992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won</text:p>
          </table:table-cell>
          <table:table-cell table:number-columns-repeated="70" table:style-name="ce1" office:value-type="float" office:value="0" calcext:value-type="float">
            <text:p>0</text:p>
          </table:table-cell>
          <table:table-cell table:number-columns-repeated="952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1019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4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47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5" table:style-name="ce1" office:value-type="float" office:value="3.58496250072115" calcext:value-type="float">
            <text:p>3.58496250072115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9" table:style-name="ce1" office:value-type="float" office:value="4.58496250072115" calcext:value-type="float">
            <text:p>4.58496250072115</text:p>
          </table:table-cell>
          <table:table-cell table:number-columns-repeated="68" table:style-name="ce1" office:value-type="float" office:value="0" calcext:value-type="float">
            <text:p>0</text:p>
          </table:table-cell>
          <table:table-cell table:number-columns-repeated="933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style-name="ce1" office:value-type="float" office:value="6.94251450533924" calcext:value-type="float">
            <text:p>6.94251450533924</text:p>
          </table:table-cell>
          <table:table-cell table:style-name="ce1" office:value-type="float" office:value="7.6293566200796" calcext:value-type="float">
            <text:p>7.6293566200796</text:p>
          </table:table-cell>
          <table:table-cell table:style-name="ce1" office:value-type="float" office:value="8.10852445677816" calcext:value-type="float">
            <text:p>8.10852445677816</text:p>
          </table:table-cell>
          <table:table-cell table:style-name="ce1" office:value-type="float" office:value="7.7944158663501" calcext:value-type="float">
            <text:p>7.7944158663501</text:p>
          </table:table-cell>
          <table:table-cell table:style-name="ce1" office:value-type="float" office:value="9.16992500144231" calcext:value-type="float">
            <text:p>9.16992500144231</text:p>
          </table:table-cell>
          <table:table-cell table:style-name="ce1" office:value-type="float" office:value="9.69348695749932" calcext:value-type="float">
            <text:p>9.69348695749932</text:p>
          </table:table-cell>
          <table:table-cell table:style-name="ce1" office:value-type="float" office:value="8.49185309632967" calcext:value-type="float">
            <text:p>8.49185309632967</text:p>
          </table:table-cell>
          <table:table-cell table:number-columns-repeated="1011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.58496250072115" calcext:value-type="float">
            <text:p>1.584962500721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77" table:style-name="ce1" office:value-type="float" office:value="0" calcext:value-type="float">
            <text:p>0</text:p>
          </table:table-cell>
          <table:table-cell table:number-columns-repeated="910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7"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3.16992500144231" calcext:value-type="float">
            <text:p>3.16992500144231</text:p>
          </table:table-cell>
          <table:table-cell table:number-columns-repeated="6" table:style-name="ce1" office:value-type="float" office:value="2.58496250072115" calcext:value-type="float">
            <text:p>2.58496250072115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4" table:style-name="ce1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49185309632967" calcext:value-type="float">
            <text:p>5.49185309632967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number-columns-repeated="3" table:style-name="ce1" office:value-type="float" office:value="4.16992500144231" calcext:value-type="float">
            <text:p>4.16992500144231</text:p>
          </table:table-cell>
          <table:table-cell table:number-columns-repeated="7" table:style-name="ce1" office:value-type="float" office:value="2.58496250072115" calcext:value-type="float">
            <text:p>2.58496250072115</text:p>
          </table:table-cell>
          <table:table-cell table:number-columns-repeated="5"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5.16992500144231" calcext:value-type="float">
            <text:p>5.16992500144231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5.16992500144231" calcext:value-type="float">
            <text:p>5.16992500144231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number-columns-repeated="4" table:style-name="ce1" office:value-type="float" office:value="5.16992500144231" calcext:value-type="float">
            <text:p>5.16992500144231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 table:style-name="ce1" office:value-type="float" office:value="3" calcext:value-type="float">
            <text:p>3</text:p>
          </table:table-cell>
          <table:table-cell table:number-columns-repeated="48" table:style-name="ce1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won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.58496250072115" calcext:value-type="float">
            <text:p>1.58496250072115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76" table:style-name="ce1" office:value-type="float" office:value="0" calcext:value-type="float">
            <text:p>0</text:p>
          </table:table-cell>
          <table:table-cell table:number-columns-repeated="923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9.2644426002266" calcext:value-type="float">
            <text:p>9.2644426002266</text:p>
          </table:table-cell>
          <table:table-cell table:style-name="ce1" office:value-type="float" office:value="8.72109918870718" calcext:value-type="float">
            <text:p>8.72109918870718</text:p>
          </table:table-cell>
          <table:table-cell table:style-name="ce1" office:value-type="float" office:value="6.55458885167763" calcext:value-type="float">
            <text:p>6.55458885167763</text:p>
          </table:table-cell>
          <table:table-cell table:style-name="ce1" office:value-type="float" office:value="6.90689059560851" calcext:value-type="float">
            <text:p>6.90689059560851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9" table:style-name="ce1" office:value-type="float" office:value="0" calcext:value-type="float">
            <text:p>0</text:p>
          </table:table-cell>
          <table:table-cell table:number-columns-repeated="939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won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number-columns-repeated="951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number-columns-repeated="1018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abor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89481776330794" calcext:value-type="float">
            <text:p>8.89481776330794</text:p>
          </table:table-cell>
          <table:table-cell table:style-name="ce1" office:value-type="float" office:value="11.9729797860662" calcext:value-type="float">
            <text:p>11.9729797860662</text:p>
          </table:table-cell>
          <table:table-cell table:style-name="ce1" office:value-type="float" office:value="14.048997652911" calcext:value-type="float">
            <text:p>14.048997652911</text:p>
          </table:table-cell>
          <table:table-cell table:number-columns-repeated="1017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.32192809488736" calcext:value-type="float">
            <text:p>3.32192809488736</text:p>
          </table:table-cell>
          <table:table-cell table:style-name="ce1" office:value-type="float" office:value="3.8073549220576" calcext:value-type="float">
            <text:p>3.8073549220576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number-columns-repeated="7" table:style-name="ce1" office:value-type="float" office:value="2.58496250072115" calcext:value-type="float">
            <text:p>2.58496250072115</text:p>
          </table:table-cell>
          <table:table-cell table:number-columns-repeated="77" table:style-name="ce1" office:value-type="float" office:value="0" calcext:value-type="float">
            <text:p>0</text:p>
          </table:table-cell>
          <table:table-cell table:number-columns-repeated="927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9.2644426002266" calcext:value-type="float">
            <text:p>9.2644426002266</text:p>
          </table:table-cell>
          <table:table-cell table:style-name="ce1" office:value-type="float" office:value="8.72109918870718" calcext:value-type="float">
            <text:p>8.72109918870718</text:p>
          </table:table-cell>
          <table:table-cell table:style-name="ce1" office:value-type="float" office:value="6.55458885167763" calcext:value-type="float">
            <text:p>6.55458885167763</text:p>
          </table:table-cell>
          <table:table-cell table:style-name="ce1" office:value-type="float" office:value="8.04439411935845" calcext:value-type="float">
            <text:p>8.04439411935845</text:p>
          </table:table-cell>
          <table:table-cell table:number-columns-repeated="1015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89481776330794" calcext:value-type="float">
            <text:p>8.89481776330794</text:p>
          </table:table-cell>
          <table:table-cell table:style-name="ce1" office:value-type="float" office:value="11.9729797860662" calcext:value-type="float">
            <text:p>11.9729797860662</text:p>
          </table:table-cell>
          <table:table-cell table:style-name="ce1" office:value-type="float" office:value="10.7039035734446" calcext:value-type="float">
            <text:p>10.7039035734446</text:p>
          </table:table-cell>
          <table:table-cell table:style-name="ce1" office:value-type="float" office:value="11.0633950812885" calcext:value-type="float">
            <text:p>11.0633950812885</text:p>
          </table:table-cell>
          <table:table-cell table:style-name="ce1" office:value-type="float" office:value="9.72451385311995" calcext:value-type="float">
            <text:p>9.72451385311995</text:p>
          </table:table-cell>
          <table:table-cell table:style-name="ce1" office:value-type="float" office:value="10.6856248397263" calcext:value-type="float">
            <text:p>10.6856248397263</text:p>
          </table:table-cell>
          <table:table-cell table:style-name="ce1" office:value-type="float" office:value="10.2957689344205" calcext:value-type="float">
            <text:p>10.2957689344205</text:p>
          </table:table-cell>
          <table:table-cell table:style-name="ce1" office:value-type="float" office:value="11.7013064619586" calcext:value-type="float">
            <text:p>11.7013064619586</text:p>
          </table:table-cell>
          <table:table-cell table:number-columns-repeated="1012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abor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5.83289001416474" calcext:value-type="float">
            <text:p>5.83289001416474</text:p>
          </table:table-cell>
          <table:table-cell table:style-name="ce1" office:value-type="float" office:value="5.04439411935845" calcext:value-type="float">
            <text:p>5.04439411935845</text:p>
          </table:table-cell>
          <table:table-cell table:style-name="ce1" office:value-type="float" office:value="6.04439411935845" calcext:value-type="float">
            <text:p>6.04439411935845</text:p>
          </table:table-cell>
          <table:table-cell table:style-name="ce1" office:value-type="float" office:value="7.33985000288462" calcext:value-type="float">
            <text:p>7.33985000288462</text:p>
          </table:table-cell>
          <table:table-cell table:style-name="ce1" office:value-type="float" office:value="7.56224242422107" calcext:value-type="float">
            <text:p>7.56224242422107</text:p>
          </table:table-cell>
          <table:table-cell table:style-name="ce1" office:value-type="float" office:value="6.8703647195834" calcext:value-type="float">
            <text:p>6.8703647195834</text:p>
          </table:table-cell>
          <table:table-cell table:style-name="ce1" office:value-type="float" office:value="6.44294349584872" calcext:value-type="float">
            <text:p>6.44294349584872</text:p>
          </table:table-cell>
          <table:table-cell table:style-name="ce1" office:value-type="float" office:value="5.49185309632967" calcext:value-type="float">
            <text:p>5.49185309632967</text:p>
          </table:table-cell>
          <table:table-cell table:style-name="ce1" office:value-type="float" office:value="8.07681559705083" calcext:value-type="float">
            <text:p>8.07681559705083</text:p>
          </table:table-cell>
          <table:table-cell table:style-name="ce1" office:value-type="float" office:value="7.81378119121703" calcext:value-type="float">
            <text:p>7.81378119121703</text:p>
          </table:table-cell>
          <table:table-cell table:style-name="ce1" office:value-type="float" office:value="8.43045255166553" calcext:value-type="float">
            <text:p>8.43045255166553</text:p>
          </table:table-cell>
          <table:table-cell table:style-name="ce1" office:value-type="float" office:value="7.07681559705083" calcext:value-type="float">
            <text:p>7.07681559705083</text:p>
          </table:table-cell>
          <table:table-cell table:style-name="ce1" office:value-type="float" office:value="7.71424551766612" calcext:value-type="float">
            <text:p>7.71424551766612</text:p>
          </table:table-cell>
          <table:table-cell table:style-name="ce1" office:value-type="float" office:value="4.75488750216346" calcext:value-type="float">
            <text:p>4.75488750216346</text:p>
          </table:table-cell>
          <table:table-cell table:style-name="ce1" office:value-type="float" office:value="6.33985000288462" calcext:value-type="float">
            <text:p>6.33985000288462</text:p>
          </table:table-cell>
          <table:table-cell table:number-columns-repeated="4" table:style-name="ce1" office:value-type="float" office:value="4.75488750216346" calcext:value-type="float">
            <text:p>4.75488750216346</text:p>
          </table:table-cell>
          <table:table-cell table:style-name="ce1" office:value-type="float" office:value="6.33985000288462" calcext:value-type="float">
            <text:p>6.33985000288462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5.16992500144231" calcext:value-type="float">
            <text:p>5.16992500144231</text:p>
          </table:table-cell>
          <table:table-cell table:style-name="ce1" office:value-type="float" office:value="8.49185309632967" calcext:value-type="float">
            <text:p>8.49185309632967</text:p>
          </table:table-cell>
          <table:table-cell table:number-columns-repeated="2" table:style-name="ce1" office:value-type="float" office:value="7.97727992349991" calcext:value-type="float">
            <text:p>7.97727992349991</text:p>
          </table:table-cell>
          <table:table-cell table:style-name="ce1" office:value-type="float" office:value="7.49185309632967" calcext:value-type="float">
            <text:p>7.49185309632967</text:p>
          </table:table-cell>
          <table:table-cell table:number-columns-repeated="2" table:style-name="ce1" office:value-type="float" office:value="9.07681559705083" calcext:value-type="float">
            <text:p>9.07681559705083</text:p>
          </table:table-cell>
          <table:table-cell table:style-name="ce1" office:value-type="float" office:value="10.6617780977719" calcext:value-type="float">
            <text:p>10.6617780977719</text:p>
          </table:table-cell>
          <table:table-cell table:style-name="ce1" office:value-type="float" office:value="11.3987436919381" calcext:value-type="float">
            <text:p>11.3987436919381</text:p>
          </table:table-cell>
          <table:table-cell table:number-columns-repeated="2" table:style-name="ce1" office:value-type="float" office:value="12.9837061926593" calcext:value-type="float">
            <text:p>12.9837061926593</text:p>
          </table:table-cell>
          <table:table-cell table:style-name="ce1" office:value-type="float" office:value="12.3987436919381" calcext:value-type="float">
            <text:p>12.3987436919381</text:p>
          </table:table-cell>
          <table:table-cell table:style-name="ce1" office:value-type="float" office:value="15.3056342875467" calcext:value-type="float">
            <text:p>15.3056342875467</text:p>
          </table:table-cell>
          <table:table-cell table:number-columns-repeated="983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number-columns-repeated="1018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58" table:style-name="ce1" office:value-type="float" office:value="0" calcext:value-type="float">
            <text:p>0</text:p>
          </table:table-cell>
          <table:table-cell table:number-columns-repeated="946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10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38" table:style-name="ce1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1019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9" table:style-name="ce1" office:value-type="float" office:value="2.58496250072115" calcext:value-type="float">
            <text:p>2.58496250072115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number-columns-repeated="6" table:style-name="ce1" office:value-type="float" office:value="4.45943161863729" calcext:value-type="float">
            <text:p>4.45943161863729</text:p>
          </table:table-cell>
          <table:table-cell table:style-name="ce1" office:value-type="float" office:value="5.24792751344358" calcext:value-type="float">
            <text:p>5.24792751344358</text:p>
          </table:table-cell>
          <table:table-cell table:number-columns-repeated="59" table:style-name="ce1" office:value-type="float" office:value="0" calcext:value-type="float">
            <text:p>0</text:p>
          </table:table-cell>
          <table:table-cell table:number-columns-repeated="941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style-name="ce1" office:value-type="float" office:value="5.24792751344358" calcext:value-type="float">
            <text:p>5.24792751344358</text:p>
          </table:table-cell>
          <table:table-cell table:style-name="ce1" office:value-type="float" office:value="6.71424551766612" calcext:value-type="float">
            <text:p>6.71424551766612</text:p>
          </table:table-cell>
          <table:table-cell table:number-columns-repeated="1017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6.90689059560851" calcext:value-type="float">
            <text:p>6.90689059560851</text:p>
          </table:table-cell>
          <table:table-cell table:style-name="ce1" office:value-type="float" office:value="5.97727992349991" calcext:value-type="float">
            <text:p>5.97727992349991</text:p>
          </table:table-cell>
          <table:table-cell table:number-columns-repeated="1016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number-columns-repeated="1020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1.58496250072115" calcext:value-type="float">
            <text:p>1.58496250072115</text:p>
          </table:table-cell>
          <table:table-cell table:number-columns-repeated="4" table:style-name="ce1" office:value-type="float" office:value="3.16992500144231" calcext:value-type="float">
            <text:p>3.16992500144231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5" table:style-name="ce1" office:value-type="float" office:value="0" calcext:value-type="float">
            <text:p>0</text:p>
          </table:table-cell>
          <table:table-cell table:number-columns-repeated="940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8.66177809777198" calcext:value-type="float">
            <text:p>8.66177809777198</text:p>
          </table:table-cell>
          <table:table-cell table:style-name="ce1" office:value-type="float" office:value="7.56224242422107" calcext:value-type="float">
            <text:p>7.56224242422107</text:p>
          </table:table-cell>
          <table:table-cell table:style-name="ce1" office:value-type="float" office:value="6.04439411935845" calcext:value-type="float">
            <text:p>6.04439411935845</text:p>
          </table:table-cell>
          <table:table-cell table:number-columns-repeated="2" table:style-name="ce1" office:value-type="float" office:value="5.90689059560851" calcext:value-type="float">
            <text:p>5.90689059560851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number-columns-repeated="89" table:style-name="ce1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string" calcext:value-type="string">
            <text:p>won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style-name="ce1" office:value-type="float" office:value="9.34429590791581" calcext:value-type="float">
            <text:p>9.34429590791581</text:p>
          </table:table-cell>
          <table:table-cell table:style-name="ce1" office:value-type="float" office:value="12.5507467853832" calcext:value-type="float">
            <text:p>12.5507467853832</text:p>
          </table:table-cell>
          <table:table-cell table:number-columns-repeated="1018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number-columns-repeated="908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24792751344358" calcext:value-type="float">
            <text:p>4.24792751344358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6.91886323727459" calcext:value-type="float">
            <text:p>6.91886323727459</text:p>
          </table:table-cell>
          <table:table-cell table:style-name="ce1" office:value-type="float" office:value="6.24792751344358" calcext:value-type="float">
            <text:p>6.24792751344358</text:p>
          </table:table-cell>
          <table:table-cell table:style-name="ce1" office:value-type="float" office:value="7.52356195605701" calcext:value-type="float">
            <text:p>7.5235619560570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41" table:style-name="ce1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number-columns-repeated="1019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2.32192809488736" calcext:value-type="float">
            <text:p>2.321928094887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3.8073549220576" calcext:value-type="float">
            <text:p>3.8073549220576</text:p>
          </table:table-cell>
          <table:table-cell table:number-columns-repeated="12" table:style-name="ce1" office:value-type="float" office:value="3.58496250072115" calcext:value-type="float">
            <text:p>3.58496250072115</text:p>
          </table:table-cell>
          <table:table-cell table:number-columns-repeated="4" table:style-name="ce1" office:value-type="float" office:value="4.16992500144231" calcext:value-type="float">
            <text:p>4.16992500144231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5.16992500144231" calcext:value-type="float">
            <text:p>5.16992500144231</text:p>
          </table:table-cell>
          <table:table-cell table:style-name="ce1" office:value-type="float" office:value="5.90689059560851" calcext:value-type="float">
            <text:p>5.90689059560851</text:p>
          </table:table-cell>
          <table:table-cell table:number-columns-repeated="3" table:style-name="ce1" office:value-type="float" office:value="3.58496250072115" calcext:value-type="float">
            <text:p>3.58496250072115</text:p>
          </table:table-cell>
          <table:table-cell table:number-columns-repeated="4" table:style-name="ce1" office:value-type="float" office:value="2.58496250072115" calcext:value-type="float">
            <text:p>2.58496250072115</text:p>
          </table:table-cell>
          <table:table-cell table:number-columns-repeated="34" table:style-name="ce1" office:value-type="float" office:value="0" calcext:value-type="float">
            <text:p>0</text:p>
          </table:table-cell>
          <table:table-cell table:number-columns-repeated="941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8.48381577726425" calcext:value-type="float">
            <text:p>8.48381577726425</text:p>
          </table:table-cell>
          <table:table-cell table:style-name="ce1" office:value-type="float" office:value="8.05528243550118" calcext:value-type="float">
            <text:p>8.05528243550118</text:p>
          </table:table-cell>
          <table:table-cell table:style-name="ce1" office:value-type="float" office:value="7.6293566200796" calcext:value-type="float">
            <text:p>7.6293566200796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65" table:style-name="ce1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9.2644426002266" calcext:value-type="float">
            <text:p>9.2644426002266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.58496250072115" calcext:value-type="float">
            <text:p>1.58496250072115</text:p>
          </table:table-cell>
          <table:table-cell table:number-columns-repeated="86" table:style-name="ce1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style-name="ce1" office:value-type="float" office:value="4.08746284125033" calcext:value-type="float">
            <text:p>4.08746284125033</text:p>
          </table:table-cell>
          <table:table-cell table:style-name="ce1" office:value-type="float" office:value="5.35755200461808" calcext:value-type="float">
            <text:p>5.35755200461808</text:p>
          </table:table-cell>
          <table:table-cell table:number-columns-repeated="1016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number-columns-repeated="81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33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10.2514824106202" calcext:value-type="float">
            <text:p>10.2514824106202</text:p>
          </table:table-cell>
          <table:table-cell table:style-name="ce1" office:value-type="float" office:value="9.63117705570398" calcext:value-type="float">
            <text:p>9.63117705570398</text:p>
          </table:table-cell>
          <table:table-cell table:style-name="ce1" office:value-type="float" office:value="11.4640351521899" calcext:value-type="float">
            <text:p>11.4640351521899</text:p>
          </table:table-cell>
          <table:table-cell table:number-columns-repeated="1016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6.59991284218712" calcext:value-type="float">
            <text:p>6.59991284218712</text:p>
          </table:table-cell>
          <table:table-cell table:style-name="ce1" office:value-type="float" office:value="6.44294349584872" calcext:value-type="float">
            <text:p>6.44294349584872</text:p>
          </table:table-cell>
          <table:table-cell table:style-name="ce1" office:value-type="float" office:value="8.92481250360578" calcext:value-type="float">
            <text:p>8.92481250360578</text:p>
          </table:table-cell>
          <table:table-cell table:style-name="ce1" office:value-type="float" office:value="8.07681559705083" calcext:value-type="float">
            <text:p>8.07681559705083</text:p>
          </table:table-cell>
          <table:table-cell table:style-name="ce1" office:value-type="float" office:value="6.6293566200796" calcext:value-type="float">
            <text:p>6.6293566200796</text:p>
          </table:table-cell>
          <table:table-cell table:style-name="ce1" office:value-type="float" office:value="7.92481250360578" calcext:value-type="float">
            <text:p>7.92481250360578</text:p>
          </table:table-cell>
          <table:table-cell table:number-columns-repeated="1013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5.67242534197149" calcext:value-type="float">
            <text:p>5.67242534197149</text:p>
          </table:table-cell>
          <table:table-cell table:style-name="ce1" office:value-type="float" office:value="6.6293566200796" calcext:value-type="float">
            <text:p>6.6293566200796</text:p>
          </table:table-cell>
          <table:table-cell table:number-columns-repeated="1018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1019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5.83289001416474" calcext:value-type="float">
            <text:p>5.83289001416474</text:p>
          </table:table-cell>
          <table:table-cell table:style-name="ce1" office:value-type="float" office:value="5.39231742277876" calcext:value-type="float">
            <text:p>5.39231742277876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number-columns-repeated="1015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6.6293566200796" calcext:value-type="float">
            <text:p>6.6293566200796</text:p>
          </table:table-cell>
          <table:table-cell table:style-name="ce1" office:value-type="float" office:value="6.28540221886224" calcext:value-type="float">
            <text:p>6.28540221886224</text:p>
          </table:table-cell>
          <table:table-cell table:style-name="ce1" office:value-type="float" office:value="5.88264304936184" calcext:value-type="float">
            <text:p>5.88264304936184</text:p>
          </table:table-cell>
          <table:table-cell table:style-name="ce1" office:value-type="float" office:value="8.2045711442492" calcext:value-type="float">
            <text:p>8.2045711442492</text:p>
          </table:table-cell>
          <table:table-cell table:number-columns-repeated="1014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number-columns-repeated="1020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4.32192809488736" calcext:value-type="float">
            <text:p>4.32192809488736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4.75488750216346" calcext:value-type="float">
            <text:p>4.75488750216346</text:p>
          </table:table-cell>
          <table:table-cell table:style-name="ce1" office:value-type="float" office:value="5.83289001416474" calcext:value-type="float">
            <text:p>5.83289001416474</text:p>
          </table:table-cell>
          <table:table-cell table:style-name="ce1" office:value-type="float" office:value="7.49185309632967" calcext:value-type="float">
            <text:p>7.49185309632967</text:p>
          </table:table-cell>
          <table:table-cell table:style-name="ce1" office:value-type="float" office:value="7.18982455888001" calcext:value-type="float">
            <text:p>7.18982455888001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number-columns-repeated="2" table:style-name="ce1" office:value-type="float" office:value="7.02236781302845" calcext:value-type="float">
            <text:p>7.02236781302845</text:p>
          </table:table-cell>
          <table:table-cell table:style-name="ce1" office:value-type="float" office:value="8.60733031374961" calcext:value-type="float">
            <text:p>8.60733031374961</text:p>
          </table:table-cell>
          <table:table-cell table:style-name="ce1" office:value-type="float" office:value="8.53138146051631" calcext:value-type="float">
            <text:p>8.53138146051631</text:p>
          </table:table-cell>
          <table:table-cell table:number-columns-repeated="1003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1019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1019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5.67242534197149" calcext:value-type="float">
            <text:p>5.67242534197149</text:p>
          </table:table-cell>
          <table:table-cell table:style-name="ce1" office:value-type="float" office:value="6.6293566200796" calcext:value-type="float">
            <text:p>6.6293566200796</text:p>
          </table:table-cell>
          <table:table-cell table:style-name="ce1" office:value-type="float" office:value="6.04439411935845" calcext:value-type="float">
            <text:p>6.04439411935845</text:p>
          </table:table-cell>
          <table:table-cell table:number-columns-repeated="1017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89481776330794" calcext:value-type="float">
            <text:p>8.89481776330794</text:p>
          </table:table-cell>
          <table:table-cell table:number-columns-repeated="1019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10.7142455176661" calcext:value-type="float">
            <text:p>10.7142455176661</text:p>
          </table:table-cell>
          <table:table-cell table:number-columns-repeated="1018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number-columns-repeated="1019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4.75488750216346" calcext:value-type="float">
            <text:p>4.75488750216346</text:p>
          </table:table-cell>
          <table:table-cell table:style-name="ce1" office:value-type="float" office:value="5.39231742277876" calcext:value-type="float">
            <text:p>5.39231742277876</text:p>
          </table:table-cell>
          <table:table-cell table:style-name="ce1" office:value-type="float" office:value="6.97727992349991" calcext:value-type="float">
            <text:p>6.97727992349991</text:p>
          </table:table-cell>
          <table:table-cell table:style-name="ce1" office:value-type="float" office:value="6.39231742277876" calcext:value-type="float">
            <text:p>6.39231742277876</text:p>
          </table:table-cell>
          <table:table-cell table:number-columns-repeated="3" table:style-name="ce1" office:value-type="float" office:value="6.04439411935845" calcext:value-type="float">
            <text:p>6.04439411935845</text:p>
          </table:table-cell>
          <table:table-cell table:style-name="ce1" office:value-type="float" office:value="8.04439411935845" calcext:value-type="float">
            <text:p>8.04439411935845</text:p>
          </table:table-cell>
          <table:table-cell table:style-name="ce1" office:value-type="float" office:value="9.62935662007961" calcext:value-type="float">
            <text:p>9.62935662007961</text:p>
          </table:table-cell>
          <table:table-cell table:number-columns-repeated="4" table:style-name="ce1" office:value-type="float" office:value="8.97727992349991" calcext:value-type="float">
            <text:p>8.97727992349991</text:p>
          </table:table-cell>
          <table:table-cell table:number-columns-repeated="3" table:style-name="ce1" office:value-type="float" office:value="8.62935662007961" calcext:value-type="float">
            <text:p>8.62935662007961</text:p>
          </table:table-cell>
          <table:table-cell table:style-name="ce1" office:value-type="float" office:value="10.2143191208007" calcext:value-type="float">
            <text:p>10.2143191208007</text:p>
          </table:table-cell>
          <table:table-cell table:number-columns-repeated="2" table:style-name="ce1" office:value-type="float" office:value="10.6293566200796" calcext:value-type="float">
            <text:p>10.6293566200796</text:p>
          </table:table-cell>
          <table:table-cell table:style-name="ce1" office:value-type="float" office:value="11.4918530963296" calcext:value-type="float">
            <text:p>11.4918530963296</text:p>
          </table:table-cell>
          <table:table-cell table:style-name="ce1" office:value-type="float" office:value="10.9772799234999" calcext:value-type="float">
            <text:p>10.9772799234999</text:p>
          </table:table-cell>
          <table:table-cell table:number-columns-repeated="2" table:style-name="ce1" office:value-type="float" office:value="12.0768155970508" calcext:value-type="float">
            <text:p>12.0768155970508</text:p>
          </table:table-cell>
          <table:table-cell table:style-name="ce1" office:value-type="float" office:value="10.6293566200796" calcext:value-type="float">
            <text:p>10.6293566200796</text:p>
          </table:table-cell>
          <table:table-cell table:style-name="ce1" office:value-type="float" office:value="10.2143191208007" calcext:value-type="float">
            <text:p>10.2143191208007</text:p>
          </table:table-cell>
          <table:table-cell table:number-columns-repeated="56" table:style-name="ce1" office:value-type="float" office:value="0" calcext:value-type="float">
            <text:p>0</text:p>
          </table:table-cell>
          <table:table-cell table:number-columns-repeated="936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32192809488736" calcext:value-type="float">
            <text:p>2.32192809488736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style-name="ce1" office:value-type="float" office:value="2.32192809488736" calcext:value-type="float">
            <text:p>2.32192809488736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2" table:style-name="ce1" office:value-type="float" office:value="5.90689059560851" calcext:value-type="float">
            <text:p>5.90689059560851</text:p>
          </table:table-cell>
          <table:table-cell table:number-columns-repeated="2" table:style-name="ce1" office:value-type="float" office:value="3.8073549220576" calcext:value-type="float">
            <text:p>3.8073549220576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.58496250072115" calcext:value-type="float">
            <text:p>5.58496250072115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.58496250072115" calcext:value-type="float">
            <text:p>3.58496250072115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13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number-columns-repeated="910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number-columns-repeated="66" table:style-name="ce1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style-name="ce1" office:value-type="float" office:value="4.32192809488736" calcext:value-type="float">
            <text:p>4.321928094887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.32192809488736" calcext:value-type="float">
            <text:p>5.32192809488736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2" table:style-name="ce1" office:value-type="float" office:value="6.39231742277876" calcext:value-type="float">
            <text:p>6.39231742277876</text:p>
          </table:table-cell>
          <table:table-cell table:style-name="ce1" office:value-type="float" office:value="6.58496250072115" calcext:value-type="float">
            <text:p>6.58496250072115</text:p>
          </table:table-cell>
          <table:table-cell table:style-name="ce1" office:value-type="float" office:value="7.58496250072115" calcext:value-type="float">
            <text:p>7.58496250072115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number-columns-repeated="2" table:style-name="ce1" office:value-type="float" office:value="7.75488750216346" calcext:value-type="float">
            <text:p>7.75488750216346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number-columns-repeated="2" table:style-name="ce1" office:value-type="float" office:value="5.58496250072115" calcext:value-type="float">
            <text:p>5.58496250072115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63" table:style-name="ce1" office:value-type="float" office:value="0" calcext:value-type="float">
            <text:p>0</text:p>
          </table:table-cell>
          <table:table-cell table:number-columns-repeated="933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5.28540221886224" calcext:value-type="float">
            <text:p>5.28540221886224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3" table:style-name="ce1" office:value-type="float" office:value="4.75488750216346" calcext:value-type="float">
            <text:p>4.75488750216346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3" table:style-name="ce1" office:value-type="float" office:value="3.16992500144231" calcext:value-type="float">
            <text:p>3.1699250014423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7" table:style-name="ce1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98013957763915" calcext:value-type="float">
            <text:p>8.98013957763915</text:p>
          </table:table-cell>
          <table:table-cell table:style-name="ce1" office:value-type="float" office:value="9.53138146051631" calcext:value-type="float">
            <text:p>9.53138146051631</text:p>
          </table:table-cell>
          <table:table-cell table:style-name="ce1" office:value-type="float" office:value="7.90689059560851" calcext:value-type="float">
            <text:p>7.90689059560851</text:p>
          </table:table-cell>
          <table:table-cell table:style-name="ce1" office:value-type="float" office:value="8.44294349584872" calcext:value-type="float">
            <text:p>8.44294349584872</text:p>
          </table:table-cell>
          <table:table-cell table:style-name="ce1" office:value-type="float" office:value="9.18982455888001" calcext:value-type="float">
            <text:p>9.18982455888001</text:p>
          </table:table-cell>
          <table:table-cell table:number-columns-repeated="3" table:style-name="ce1" office:value-type="float" office:value="6.28540221886224" calcext:value-type="float">
            <text:p>6.28540221886224</text:p>
          </table:table-cell>
          <table:table-cell table:number-columns-repeated="2" table:style-name="ce1" office:value-type="float" office:value="7.53915881110803" calcext:value-type="float">
            <text:p>7.53915881110803</text:p>
          </table:table-cell>
          <table:table-cell table:number-columns-repeated="4" table:style-name="ce1" office:value-type="float" office:value="8.53915881110803" calcext:value-type="float">
            <text:p>8.53915881110803</text:p>
          </table:table-cell>
          <table:table-cell table:style-name="ce1" office:value-type="float" office:value="10.1241213118291" calcext:value-type="float">
            <text:p>10.1241213118291</text:p>
          </table:table-cell>
          <table:table-cell table:style-name="ce1" office:value-type="float" office:value="9.19967234483636" calcext:value-type="float">
            <text:p>9.19967234483636</text:p>
          </table:table-cell>
          <table:table-cell table:number-columns-repeated="3" table:style-name="ce1" office:value-type="float" office:value="9.65105169117892" calcext:value-type="float">
            <text:p>9.65105169117892</text:p>
          </table:table-cell>
          <table:table-cell table:number-columns-repeated="2" table:style-name="ce1" office:value-type="float" office:value="9.19967234483636" calcext:value-type="float">
            <text:p>9.19967234483636</text:p>
          </table:table-cell>
          <table:table-cell table:style-name="ce1" office:value-type="float" office:value="8.6147098441152" calcext:value-type="float">
            <text:p>8.6147098441152</text:p>
          </table:table-cell>
          <table:table-cell table:style-name="ce1" office:value-type="float" office:value="10.1996723448363" calcext:value-type="float">
            <text:p>10.1996723448363</text:p>
          </table:table-cell>
          <table:table-cell table:number-columns-repeated="3" table:style-name="ce1" office:value-type="float" office:value="7.95419631038687" calcext:value-type="float">
            <text:p>7.95419631038687</text:p>
          </table:table-cell>
          <table:table-cell table:number-columns-repeated="4" table:style-name="ce1" office:value-type="float" office:value="6.95419631038687" calcext:value-type="float">
            <text:p>6.95419631038687</text:p>
          </table:table-cell>
          <table:table-cell table:style-name="ce1" office:value-type="float" office:value="7.45943161863729" calcext:value-type="float">
            <text:p>7.45943161863729</text:p>
          </table:table-cell>
          <table:table-cell table:style-name="ce1" office:value-type="float" office:value="9.04439411935845" calcext:value-type="float">
            <text:p>9.04439411935845</text:p>
          </table:table-cell>
          <table:table-cell table:number-columns-repeated="2" table:style-name="ce1" office:value-type="float" office:value="9.62935662007961" calcext:value-type="float">
            <text:p>9.62935662007961</text:p>
          </table:table-cell>
          <table:table-cell table:style-name="ce1" office:value-type="float" office:value="10.0443941193584" calcext:value-type="float">
            <text:p>10.0443941193584</text:p>
          </table:table-cell>
          <table:table-cell table:number-columns-repeated="2" table:style-name="ce1" office:value-type="float" office:value="9.62935662007961" calcext:value-type="float">
            <text:p>9.62935662007961</text:p>
          </table:table-cell>
          <table:table-cell table:number-columns-repeated="3" table:style-name="ce1" office:value-type="float" office:value="9.04439411935845" calcext:value-type="float">
            <text:p>9.04439411935845</text:p>
          </table:table-cell>
          <table:table-cell table:style-name="ce1" office:value-type="float" office:value="10.6293566200796" calcext:value-type="float">
            <text:p>10.6293566200796</text:p>
          </table:table-cell>
          <table:table-cell table:number-columns-repeated="2" table:style-name="ce1" office:value-type="float" office:value="10.479780264029" calcext:value-type="float">
            <text:p>10.479780264029</text:p>
          </table:table-cell>
          <table:table-cell table:style-name="ce1" office:value-type="float" office:value="9.89481776330794" calcext:value-type="float">
            <text:p>9.89481776330794</text:p>
          </table:table-cell>
          <table:table-cell table:number-columns-repeated="2" table:style-name="ce1" office:value-type="float" office:value="9.45943161863729" calcext:value-type="float">
            <text:p>9.45943161863729</text:p>
          </table:table-cell>
          <table:table-cell table:number-columns-repeated="40" table:style-name="ce1" office:value-type="float" office:value="0" calcext:value-type="float">
            <text:p>0</text:p>
          </table:table-cell>
          <table:table-cell table:number-columns-repeated="934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.32192809488736" calcext:value-type="float">
            <text:p>2.32192809488736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4" table:style-name="ce1" office:value-type="float" office:value="0" calcext:value-type="float">
            <text:p>0</text:p>
          </table:table-cell>
          <table:table-cell table:number-columns-repeated="939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number-columns-repeated="1020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6" table:style-name="ce1" office:value-type="float" office:value="0" calcext:value-type="float">
            <text:p>0</text:p>
          </table:table-cell>
          <table:table-cell table:number-columns-repeated="936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style-name="ce1" office:value-type="float" office:value="5.6147098441152" calcext:value-type="float">
            <text:p>5.6147098441152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5.49185309632967" calcext:value-type="float">
            <text:p>5.49185309632967</text:p>
          </table:table-cell>
          <table:table-cell table:style-name="ce1" office:value-type="float" office:value="5.28540221886224" calcext:value-type="float">
            <text:p>5.28540221886224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style-name="ce1" office:value-type="float" office:value="2.32192809488736" calcext:value-type="float">
            <text:p>2.32192809488736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2" table:style-name="ce1" office:value-type="float" office:value="1" calcext:value-type="float">
            <text:p>1</text:p>
          </table:table-cell>
          <table:table-cell table:number-columns-repeated="35" table:style-name="ce1" office:value-type="float" office:value="0" calcext:value-type="float">
            <text:p>0</text:p>
          </table:table-cell>
          <table:table-cell table:number-columns-repeated="939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won</text:p>
          </table:table-cell>
          <table:table-cell table:number-columns-repeated="73" table:style-name="ce1"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1.58496250072115" calcext:value-type="float">
            <text:p>1.58496250072115</text:p>
          </table:table-cell>
          <table:table-cell table:number-columns-repeated="3" table:style-name="ce1" office:value-type="float" office:value="3.16992500144231" calcext:value-type="float">
            <text:p>3.16992500144231</text:p>
          </table:table-cell>
          <table:table-cell table:number-columns-repeated="78" table:style-name="ce1" office:value-type="float" office:value="0" calcext:value-type="float">
            <text:p>0</text:p>
          </table:table-cell>
          <table:table-cell table:number-columns-repeated="934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.58496250072115" calcext:value-type="float">
            <text:p>5.58496250072115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4" table:style-name="ce1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number-columns-repeated="6" table:style-name="ce1" office:value-type="float" office:value="2.58496250072115" calcext:value-type="float">
            <text:p>2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7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string" calcext:value-type="string">
            <text:p>abor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number-columns-repeated="4" table:style-name="ce1" office:value-type="float" office:value="5.58496250072115" calcext:value-type="float">
            <text:p>5.58496250072115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6.16992500144231" calcext:value-type="float">
            <text:p>6.16992500144231</text:p>
          </table:table-cell>
          <table:table-cell table:number-columns-repeated="3" table:style-name="ce1" office:value-type="float" office:value="7.39231742277876" calcext:value-type="float">
            <text:p>7.39231742277876</text:p>
          </table:table-cell>
          <table:table-cell table:number-columns-repeated="2" table:style-name="ce1" office:value-type="float" office:value="6.8073549220576" calcext:value-type="float">
            <text:p>6.8073549220576</text:p>
          </table:table-cell>
          <table:table-cell table:number-columns-repeated="2" table:style-name="ce1" office:value-type="float" office:value="7.8073549220576" calcext:value-type="float">
            <text:p>7.8073549220576</text:p>
          </table:table-cell>
          <table:table-cell table:style-name="ce1" office:value-type="float" office:value="9.12928301694496" calcext:value-type="float">
            <text:p>9.12928301694496</text:p>
          </table:table-cell>
          <table:table-cell table:style-name="ce1" office:value-type="float" office:value="10.7142455176661" calcext:value-type="float">
            <text:p>10.7142455176661</text:p>
          </table:table-cell>
          <table:table-cell table:style-name="ce1" office:value-type="float" office:value="9.12928301694496" calcext:value-type="float">
            <text:p>9.12928301694496</text:p>
          </table:table-cell>
          <table:table-cell table:style-name="ce1" office:value-type="float" office:value="8.71424551766612" calcext:value-type="float">
            <text:p>8.71424551766612</text:p>
          </table:table-cell>
          <table:table-cell table:style-name="ce1" office:value-type="float" office:value="8.12928301694496" calcext:value-type="float">
            <text:p>8.12928301694496</text:p>
          </table:table-cell>
          <table:table-cell table:style-name="ce1" office:value-type="float" office:value="9.71424551766612" calcext:value-type="float">
            <text:p>9.71424551766612</text:p>
          </table:table-cell>
          <table:table-cell table:style-name="ce1" office:value-type="float" office:value="11.2992080183872" calcext:value-type="float">
            <text:p>11.2992080183872</text:p>
          </table:table-cell>
          <table:table-cell table:number-columns-repeated="3" table:style-name="ce1" office:value-type="float" office:value="9.71424551766612" calcext:value-type="float">
            <text:p>9.71424551766612</text:p>
          </table:table-cell>
          <table:table-cell table:number-columns-repeated="2" table:style-name="ce1" office:value-type="float" office:value="10.7142455176661" calcext:value-type="float">
            <text:p>10.7142455176661</text:p>
          </table:table-cell>
          <table:table-cell table:style-name="ce1" office:value-type="float" office:value="13.2992080183872" calcext:value-type="float">
            <text:p>13.2992080183872</text:p>
          </table:table-cell>
          <table:table-cell table:style-name="ce1" office:value-type="float" office:value="13.0361736125534" calcext:value-type="float">
            <text:p>13.0361736125534</text:p>
          </table:table-cell>
          <table:table-cell table:style-name="ce1" office:value-type="float" office:value="10.4512111118323" calcext:value-type="float">
            <text:p>10.4512111118323</text:p>
          </table:table-cell>
          <table:table-cell table:number-columns-repeated="2" table:style-name="ce1" office:value-type="float" office:value="11.4512111118323" calcext:value-type="float">
            <text:p>11.4512111118323</text:p>
          </table:table-cell>
          <table:table-cell table:style-name="ce1" office:value-type="float" office:value="9.45121111183232" calcext:value-type="float">
            <text:p>9.45121111183232</text:p>
          </table:table-cell>
          <table:table-cell table:number-columns-repeated="2" table:style-name="ce1" office:value-type="float" office:value="11.0361736125534" calcext:value-type="float">
            <text:p>11.0361736125534</text:p>
          </table:table-cell>
          <table:table-cell table:style-name="ce1" office:value-type="float" office:value="9.45121111183232" calcext:value-type="float">
            <text:p>9.45121111183232</text:p>
          </table:table-cell>
          <table:table-cell table:style-name="ce1" office:value-type="float" office:value="12.0361736125534" calcext:value-type="float">
            <text:p>12.0361736125534</text:p>
          </table:table-cell>
          <table:table-cell table:style-name="ce1" office:value-type="float" office:value="12.6211361132746" calcext:value-type="float">
            <text:p>12.6211361132746</text:p>
          </table:table-cell>
          <table:table-cell table:style-name="ce1" office:value-type="float" office:value="11.5507467853832" calcext:value-type="float">
            <text:p>11.5507467853832</text:p>
          </table:table-cell>
          <table:table-cell table:style-name="ce1" office:value-type="float" office:value="13.1357092861044" calcext:value-type="float">
            <text:p>13.1357092861044</text:p>
          </table:table-cell>
          <table:table-cell table:style-name="ce1" office:value-type="float" office:value="12.5507467853832" calcext:value-type="float">
            <text:p>12.5507467853832</text:p>
          </table:table-cell>
          <table:table-cell table:style-name="ce1" office:value-type="float" office:value="11.813781191217" calcext:value-type="float">
            <text:p>11.813781191217</text:p>
          </table:table-cell>
          <table:table-cell table:style-name="ce1" office:value-type="float" office:value="11.4918530963296" calcext:value-type="float">
            <text:p>11.4918530963296</text:p>
          </table:table-cell>
          <table:table-cell table:number-columns-repeated="967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3" table:style-name="ce1" office:value-type="float" office:value="4.90689059560851" calcext:value-type="float">
            <text:p>4.90689059560851</text:p>
          </table:table-cell>
          <table:table-cell table:number-columns-repeated="5" table:style-name="ce1" office:value-type="float" office:value="5.58496250072115" calcext:value-type="float">
            <text:p>5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3" table:style-name="ce1" office:value-type="float" office:value="3.58496250072115" calcext:value-type="float">
            <text:p>3.58496250072115</text:p>
          </table:table-cell>
          <table:table-cell table:number-columns-repeated="78" table:style-name="ce1" office:value-type="float" office:value="0" calcext:value-type="float">
            <text:p>0</text:p>
          </table:table-cell>
          <table:table-cell table:number-columns-repeated="927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style-name="ce1" office:value-type="float" office:value="6.06608919045777" calcext:value-type="float">
            <text:p>6.06608919045777</text:p>
          </table:table-cell>
          <table:table-cell table:style-name="ce1" office:value-type="float" office:value="8.61102479730735" calcext:value-type="float">
            <text:p>8.61102479730735</text:p>
          </table:table-cell>
          <table:table-cell table:number-columns-repeated="1017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abor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5.83289001416474" calcext:value-type="float">
            <text:p>5.83289001416474</text:p>
          </table:table-cell>
          <table:table-cell table:style-name="ce1" office:value-type="float" office:value="6.59991284218712" calcext:value-type="float">
            <text:p>6.59991284218712</text:p>
          </table:table-cell>
          <table:table-cell table:style-name="ce1" office:value-type="float" office:value="6.44294349584872" calcext:value-type="float">
            <text:p>6.44294349584872</text:p>
          </table:table-cell>
          <table:table-cell table:style-name="ce1" office:value-type="float" office:value="5.97727992349991" calcext:value-type="float">
            <text:p>5.97727992349991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6.67242534197149" calcext:value-type="float">
            <text:p>6.67242534197149</text:p>
          </table:table-cell>
          <table:table-cell table:style-name="ce1" office:value-type="float" office:value="7.90689059560851" calcext:value-type="float">
            <text:p>7.90689059560851</text:p>
          </table:table-cell>
          <table:table-cell table:style-name="ce1" office:value-type="float" office:value="8.25738784269265" calcext:value-type="float">
            <text:p>8.25738784269265</text:p>
          </table:table-cell>
          <table:table-cell table:style-name="ce1" office:value-type="float" office:value="7.41785251488589" calcext:value-type="float">
            <text:p>7.41785251488589</text:p>
          </table:table-cell>
          <table:table-cell table:style-name="ce1" office:value-type="float" office:value="6.49185309632967" calcext:value-type="float">
            <text:p>6.49185309632967</text:p>
          </table:table-cell>
          <table:table-cell table:style-name="ce1" office:value-type="float" office:value="5.49185309632967" calcext:value-type="float">
            <text:p>5.49185309632967</text:p>
          </table:table-cell>
          <table:table-cell table:style-name="ce1" office:value-type="float" office:value="6.33985000288462" calcext:value-type="float">
            <text:p>6.33985000288462</text:p>
          </table:table-cell>
          <table:table-cell table:style-name="ce1" office:value-type="float" office:value="6.2667865406949" calcext:value-type="float">
            <text:p>6.2667865406949</text:p>
          </table:table-cell>
          <table:table-cell table:style-name="ce1" office:value-type="float" office:value="5.70043971814109" calcext:value-type="float">
            <text:p>5.70043971814109</text:p>
          </table:table-cell>
          <table:table-cell table:style-name="ce1" office:value-type="float" office:value="8.28540221886224" calcext:value-type="float">
            <text:p>8.28540221886224</text:p>
          </table:table-cell>
          <table:table-cell table:style-name="ce1" office:value-type="float" office:value="5.08746284125033" calcext:value-type="float">
            <text:p>5.08746284125033</text:p>
          </table:table-cell>
          <table:table-cell table:style-name="ce1" office:value-type="float" office:value="6.04439411935845" calcext:value-type="float">
            <text:p>6.04439411935845</text:p>
          </table:table-cell>
          <table:table-cell table:style-name="ce1" office:value-type="float" office:value="7.04439411935845" calcext:value-type="float">
            <text:p>7.04439411935845</text:p>
          </table:table-cell>
          <table:table-cell table:style-name="ce1" office:value-type="float" office:value="7.64385618977472" calcext:value-type="float">
            <text:p>7.64385618977472</text:p>
          </table:table-cell>
          <table:table-cell table:style-name="ce1" office:value-type="float" office:value="9.22881869049588" calcext:value-type="float">
            <text:p>9.22881869049588</text:p>
          </table:table-cell>
          <table:table-cell table:style-name="ce1" office:value-type="float" office:value="10.6293566200796" calcext:value-type="float">
            <text:p>10.6293566200796</text:p>
          </table:table-cell>
          <table:table-cell table:style-name="ce1" office:value-type="float" office:value="12.2143191208007" calcext:value-type="float">
            <text:p>12.2143191208007</text:p>
          </table:table-cell>
          <table:table-cell table:style-name="ce1" office:value-type="float" office:value="11.9512847149669" calcext:value-type="float">
            <text:p>11.9512847149669</text:p>
          </table:table-cell>
          <table:table-cell table:style-name="ce1" office:value-type="float" office:value="12.7992816215219" calcext:value-type="float">
            <text:p>12.7992816215219</text:p>
          </table:table-cell>
          <table:table-cell table:style-name="ce1" office:value-type="float" office:value="13.7168194613299" calcext:value-type="float">
            <text:p>13.7168194613299</text:p>
          </table:table-cell>
          <table:table-cell table:style-name="ce1" office:value-type="float" office:value="13.0887882387169" calcext:value-type="float">
            <text:p>13.0887882387169</text:p>
          </table:table-cell>
          <table:table-cell table:style-name="ce1" office:value-type="float" office:value="11.9512847149669" calcext:value-type="float">
            <text:p>11.9512847149669</text:p>
          </table:table-cell>
          <table:table-cell table:number-columns-repeated="2" table:style-name="ce1" office:value-type="float" office:value="11.6293566200796" calcext:value-type="float">
            <text:p>11.6293566200796</text:p>
          </table:table-cell>
          <table:table-cell table:style-name="ce1" office:value-type="float" office:value="13.2143191208007" calcext:value-type="float">
            <text:p>13.2143191208007</text:p>
          </table:table-cell>
          <table:table-cell table:style-name="ce1" office:value-type="float" office:value="14.6066365435795" calcext:value-type="float">
            <text:p>14.6066365435795</text:p>
          </table:table-cell>
          <table:table-cell table:number-columns-repeated="989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98013957763915" calcext:value-type="float">
            <text:p>8.98013957763915</text:p>
          </table:table-cell>
          <table:table-cell table:style-name="ce1" office:value-type="float" office:value="12.0650794889998" calcext:value-type="float">
            <text:p>12.0650794889998</text:p>
          </table:table-cell>
          <table:table-cell table:style-name="ce1" office:value-type="float" office:value="10.1357092861044" calcext:value-type="float">
            <text:p>10.1357092861044</text:p>
          </table:table-cell>
          <table:table-cell table:style-name="ce1" office:value-type="float" office:value="10.5651020783603" calcext:value-type="float">
            <text:p>10.5651020783603</text:p>
          </table:table-cell>
          <table:table-cell table:style-name="ce1" office:value-type="float" office:value="11.1452953349335" calcext:value-type="float">
            <text:p>11.1452953349335</text:p>
          </table:table-cell>
          <table:table-cell table:style-name="ce1" office:value-type="float" office:value="7.49185309632967" calcext:value-type="float">
            <text:p>7.49185309632967</text:p>
          </table:table-cell>
          <table:table-cell table:style-name="ce1" office:value-type="float" office:value="6.49185309632967" calcext:value-type="float">
            <text:p>6.49185309632967</text:p>
          </table:table-cell>
          <table:table-cell table:number-columns-repeated="2" table:style-name="ce1" office:value-type="float" office:value="4.90689059560851" calcext:value-type="float">
            <text:p>4.90689059560851</text:p>
          </table:table-cell>
          <table:table-cell table:style-name="ce1" office:value-type="float" office:value="5.39231742277876" calcext:value-type="float">
            <text:p>5.39231742277876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number-columns-repeated="3" table:style-name="ce1" office:value-type="float" office:value="4.16992500144231" calcext:value-type="float">
            <text:p>4.16992500144231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6.75488750216346" calcext:value-type="float">
            <text:p>6.75488750216346</text:p>
          </table:table-cell>
          <table:table-cell table:style-name="ce1" office:value-type="float" office:value="7.56224242422107" calcext:value-type="float">
            <text:p>7.56224242422107</text:p>
          </table:table-cell>
          <table:table-cell table:style-name="ce1" office:value-type="float" office:value="7.41785251488589" calcext:value-type="float">
            <text:p>7.41785251488589</text:p>
          </table:table-cell>
          <table:table-cell table:number-columns-repeated="2" table:style-name="ce1" office:value-type="float" office:value="5.83289001416474" calcext:value-type="float">
            <text:p>5.83289001416474</text:p>
          </table:table-cell>
          <table:table-cell table:number-columns-repeated="3" table:style-name="ce1" office:value-type="float" office:value="7.41785251488589" calcext:value-type="float">
            <text:p>7.41785251488589</text:p>
          </table:table-cell>
          <table:table-cell table:style-name="ce1" office:value-type="float" office:value="7.83289001416474" calcext:value-type="float">
            <text:p>7.83289001416474</text:p>
          </table:table-cell>
          <table:table-cell table:number-columns-repeated="2" table:style-name="ce1" office:value-type="float" office:value="9.44294349584872" calcext:value-type="float">
            <text:p>9.44294349584872</text:p>
          </table:table-cell>
          <table:table-cell table:number-columns-repeated="2" table:style-name="ce1" office:value-type="float" office:value="8.85798099512757" calcext:value-type="float">
            <text:p>8.85798099512757</text:p>
          </table:table-cell>
          <table:table-cell table:number-columns-repeated="2" table:style-name="ce1" office:value-type="float" office:value="10.1799090900149" calcext:value-type="float">
            <text:p>10.1799090900149</text:p>
          </table:table-cell>
          <table:table-cell table:style-name="ce1" office:value-type="float" office:value="11.6617780977719" calcext:value-type="float">
            <text:p>11.6617780977719</text:p>
          </table:table-cell>
          <table:table-cell table:style-name="ce1" office:value-type="float" office:value="12.3826240265749" calcext:value-type="float">
            <text:p>12.3826240265749</text:p>
          </table:table-cell>
          <table:table-cell table:number-columns-repeated="985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style-name="ce1" office:value-type="float" office:value="4.08746284125033" calcext:value-type="float">
            <text:p>4.08746284125033</text:p>
          </table:table-cell>
          <table:table-cell table:style-name="ce1" office:value-type="float" office:value="5.35755200461808" calcext:value-type="float">
            <text:p>5.35755200461808</text:p>
          </table:table-cell>
          <table:table-cell table:style-name="ce1" office:value-type="float" office:value="4.52356195605701" calcext:value-type="float">
            <text:p>4.52356195605701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3.16992500144231" calcext:value-type="float">
            <text:p>3.1699250014423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80" table:style-name="ce1" office:value-type="float" office:value="0" calcext:value-type="float">
            <text:p>0</text:p>
          </table:table-cell>
          <table:table-cell table:number-columns-repeated="923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5.83289001416474" calcext:value-type="float">
            <text:p>5.83289001416474</text:p>
          </table:table-cell>
          <table:table-cell table:style-name="ce1" office:value-type="float" office:value="5.39231742277876" calcext:value-type="float">
            <text:p>5.39231742277876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2.8073549220576" calcext:value-type="float">
            <text:p>2.8073549220576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5" table:style-name="ce1" office:value-type="float" office:value="2.8073549220576" calcext:value-type="float">
            <text:p>2.8073549220576</text:p>
          </table:table-cell>
          <table:table-cell table:number-columns-repeated="4" table:style-name="ce1" office:value-type="float" office:value="4.39231742277876" calcext:value-type="float">
            <text:p>4.39231742277876</text:p>
          </table:table-cell>
          <table:table-cell table:number-columns-repeated="7" table:style-name="ce1" office:value-type="float" office:value="3.16992500144231" calcext:value-type="float">
            <text:p>3.16992500144231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4" table:style-name="ce1" office:value-type="float" office:value="3.58496250072115" calcext:value-type="float">
            <text:p>3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4.75488750216346" calcext:value-type="float">
            <text:p>4.75488750216346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.58496250072115" calcext:value-type="float">
            <text:p>3.58496250072115</text:p>
          </table:table-cell>
          <table:table-cell table:number-columns-repeated="39" table:style-name="ce1"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2.58496250072115" calcext:value-type="float">
            <text:p>2.58496250072115</text:p>
          </table:table-cell>
          <table:table-cell table:number-columns-repeated="46" table:style-name="ce1" office:value-type="float" office:value="0" calcext:value-type="float">
            <text:p>0</text:p>
          </table:table-cell>
          <table:table-cell table:number-columns-repeated="965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24792751344358" calcext:value-type="float">
            <text:p>4.24792751344358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style-name="ce1" office:value-type="float" office:value="5.55458885167763" calcext:value-type="float">
            <text:p>5.55458885167763</text:p>
          </table:table-cell>
          <table:table-cell table:style-name="ce1" office:value-type="float" office:value="7.04439411935845" calcext:value-type="float">
            <text:p>7.04439411935845</text:p>
          </table:table-cell>
          <table:table-cell table:style-name="ce1" office:value-type="float" office:value="8.04439411935845" calcext:value-type="float">
            <text:p>8.04439411935845</text:p>
          </table:table-cell>
          <table:table-cell table:style-name="ce1" office:value-type="float" office:value="7.67242534197149" calcext:value-type="float">
            <text:p>7.67242534197149</text:p>
          </table:table-cell>
          <table:table-cell table:style-name="ce1" office:value-type="float" office:value="7.75488750216346" calcext:value-type="float">
            <text:p>7.75488750216346</text:p>
          </table:table-cell>
          <table:table-cell table:number-columns-repeated="101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won</text:p>
          </table:table-cell>
          <table:table-cell table:number-columns-repeated="69" table:style-name="ce1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office:value-type="string" calcext:value-type="string">
            <text:p>abor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6.84549005094437" calcext:value-type="float">
            <text:p>6.84549005094437</text:p>
          </table:table-cell>
          <table:table-cell table:style-name="ce1" office:value-type="float" office:value="8.05528243550118" calcext:value-type="float">
            <text:p>8.05528243550118</text:p>
          </table:table-cell>
          <table:table-cell table:style-name="ce1" office:value-type="float" office:value="7.41785251488589" calcext:value-type="float">
            <text:p>7.41785251488589</text:p>
          </table:table-cell>
          <table:table-cell table:style-name="ce1" office:value-type="float" office:value="9.31288295528435" calcext:value-type="float">
            <text:p>9.31288295528435</text:p>
          </table:table-cell>
          <table:table-cell table:style-name="ce1" office:value-type="float" office:value="6.22881869049588" calcext:value-type="float">
            <text:p>6.22881869049588</text:p>
          </table:table-cell>
          <table:table-cell table:style-name="ce1" office:value-type="float" office:value="8.81378119121703" calcext:value-type="float">
            <text:p>8.81378119121703</text:p>
          </table:table-cell>
          <table:table-cell table:style-name="ce1" office:value-type="float" office:value="7.07681559705083" calcext:value-type="float">
            <text:p>7.07681559705083</text:p>
          </table:table-cell>
          <table:table-cell table:style-name="ce1" office:value-type="float" office:value="8.66177809777198" calcext:value-type="float">
            <text:p>8.66177809777198</text:p>
          </table:table-cell>
          <table:table-cell table:number-columns-repeated="2" table:style-name="ce1" office:value-type="float" office:value="10.2467405984931" calcext:value-type="float">
            <text:p>10.2467405984931</text:p>
          </table:table-cell>
          <table:table-cell table:style-name="ce1" office:value-type="float" office:value="9.88417051910843" calcext:value-type="float">
            <text:p>9.88417051910843</text:p>
          </table:table-cell>
          <table:table-cell table:style-name="ce1" office:value-type="float" office:value="8.2667865406949" calcext:value-type="float">
            <text:p>8.2667865406949</text:p>
          </table:table-cell>
          <table:table-cell table:style-name="ce1" office:value-type="float" office:value="7.6147098441152" calcext:value-type="float">
            <text:p>7.6147098441152</text:p>
          </table:table-cell>
          <table:table-cell table:style-name="ce1" office:value-type="float" office:value="9.19967234483636" calcext:value-type="float">
            <text:p>9.19967234483636</text:p>
          </table:table-cell>
          <table:table-cell table:number-columns-repeated="4" table:style-name="ce1" office:value-type="float" office:value="7.39231742277876" calcext:value-type="float">
            <text:p>7.39231742277876</text:p>
          </table:table-cell>
          <table:table-cell table:number-columns-repeated="3" table:style-name="ce1" office:value-type="float" office:value="6.39231742277876" calcext:value-type="float">
            <text:p>6.39231742277876</text:p>
          </table:table-cell>
          <table:table-cell table:style-name="ce1" office:value-type="float" office:value="7.04439411935845" calcext:value-type="float">
            <text:p>7.04439411935845</text:p>
          </table:table-cell>
          <table:table-cell table:style-name="ce1" office:value-type="float" office:value="6.58496250072115" calcext:value-type="float">
            <text:p>6.58496250072115</text:p>
          </table:table-cell>
          <table:table-cell table:number-columns-repeated="2" table:style-name="ce1" office:value-type="float" office:value="9.90689059560851" calcext:value-type="float">
            <text:p>9.90689059560851</text:p>
          </table:table-cell>
          <table:table-cell table:style-name="ce1" office:value-type="float" office:value="11.9068905956085" calcext:value-type="float">
            <text:p>11.9068905956085</text:p>
          </table:table-cell>
          <table:table-cell table:style-name="ce1" office:value-type="float" office:value="10.9068905956085" calcext:value-type="float">
            <text:p>10.9068905956085</text:p>
          </table:table-cell>
          <table:table-cell table:style-name="ce1" office:value-type="float" office:value="12.4918530963296" calcext:value-type="float">
            <text:p>12.4918530963296</text:p>
          </table:table-cell>
          <table:table-cell table:style-name="ce1" office:value-type="float" office:value="11.9068905956085" calcext:value-type="float">
            <text:p>11.9068905956085</text:p>
          </table:table-cell>
          <table:table-cell table:style-name="ce1" office:value-type="float" office:value="10.9068905956085" calcext:value-type="float">
            <text:p>10.9068905956085</text:p>
          </table:table-cell>
          <table:table-cell table:style-name="ce1" office:value-type="float" office:value="12.4918530963296" calcext:value-type="float">
            <text:p>12.4918530963296</text:p>
          </table:table-cell>
          <table:table-cell table:number-columns-repeated="2" table:style-name="ce1" office:value-type="float" office:value="10.9068905956085" calcext:value-type="float">
            <text:p>10.9068905956085</text:p>
          </table:table-cell>
          <table:table-cell table:style-name="ce1" office:value-type="float" office:value="12.4918530963296" calcext:value-type="float">
            <text:p>12.4918530963296</text:p>
          </table:table-cell>
          <table:table-cell table:style-name="ce1" office:value-type="float" office:value="10.7548875021634" calcext:value-type="float">
            <text:p>10.7548875021634</text:p>
          </table:table-cell>
          <table:table-cell table:number-columns-repeated="2" table:style-name="ce1" office:value-type="float" office:value="9.16992500144231" calcext:value-type="float">
            <text:p>9.16992500144231</text:p>
          </table:table-cell>
          <table:table-cell table:style-name="ce1" office:value-type="float" office:value="10.7548875021634" calcext:value-type="float">
            <text:p>10.7548875021634</text:p>
          </table:table-cell>
          <table:table-cell table:number-columns-repeated="2" table:style-name="ce1" office:value-type="float" office:value="13.0768155970508" calcext:value-type="float">
            <text:p>13.0768155970508</text:p>
          </table:table-cell>
          <table:table-cell table:number-columns-repeated="4" table:style-name="ce1" office:value-type="float" office:value="12.7548875021634" calcext:value-type="float">
            <text:p>12.7548875021634</text:p>
          </table:table-cell>
          <table:table-cell table:style-name="ce1" office:value-type="float" office:value="11.3398500028846" calcext:value-type="float">
            <text:p>11.3398500028846</text:p>
          </table:table-cell>
          <table:table-cell table:number-columns-repeated="975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3.16992500144231" calcext:value-type="float">
            <text:p>3.16992500144231</text:p>
          </table:table-cell>
          <table:table-cell table:number-columns-repeated="4" table:style-name="ce1" office:value-type="float" office:value="3.90689059560851" calcext:value-type="float">
            <text:p>3.90689059560851</text:p>
          </table:table-cell>
          <table:table-cell table:number-columns-repeated="2" table:style-name="ce1" office:value-type="float" office:value="3.16992500144231" calcext:value-type="float">
            <text:p>3.16992500144231</text:p>
          </table:table-cell>
          <table:table-cell table:number-columns-repeated="2" table:style-name="ce1" office:value-type="float" office:value="4.75488750216346" calcext:value-type="float">
            <text:p>4.75488750216346</text:p>
          </table:table-cell>
          <table:table-cell table:style-name="ce1" office:value-type="float" office:value="6.33985000288462" calcext:value-type="float">
            <text:p>6.33985000288462</text:p>
          </table:table-cell>
          <table:table-cell table:number-columns-repeated="2" table:style-name="ce1" office:value-type="float" office:value="5.49185309632967" calcext:value-type="float">
            <text:p>5.49185309632967</text:p>
          </table:table-cell>
          <table:table-cell table:number-columns-repeated="2" table:style-name="ce1" office:value-type="float" office:value="5.90689059560851" calcext:value-type="float">
            <text:p>5.90689059560851</text:p>
          </table:table-cell>
          <table:table-cell table:number-columns-repeated="2" table:style-name="ce1" office:value-type="float" office:value="7.49185309632967" calcext:value-type="float">
            <text:p>7.49185309632967</text:p>
          </table:table-cell>
          <table:table-cell table:number-columns-repeated="2" table:style-name="ce1" office:value-type="float" office:value="6.49185309632967" calcext:value-type="float">
            <text:p>6.49185309632967</text:p>
          </table:table-cell>
          <table:table-cell table:style-name="ce1" office:value-type="float" office:value="6.90689059560851" calcext:value-type="float">
            <text:p>6.90689059560851</text:p>
          </table:table-cell>
          <table:table-cell table:style-name="ce1" office:value-type="float" office:value="6.49185309632967" calcext:value-type="float">
            <text:p>6.49185309632967</text:p>
          </table:table-cell>
          <table:table-cell table:number-columns-repeated="6" table:style-name="ce1" office:value-type="float" office:value="5.90689059560851" calcext:value-type="float">
            <text:p>5.90689059560851</text:p>
          </table:table-cell>
          <table:table-cell table:number-columns-repeated="2" table:style-name="ce1" office:value-type="float" office:value="6.90689059560851" calcext:value-type="float">
            <text:p>6.90689059560851</text:p>
          </table:table-cell>
          <table:table-cell table:style-name="ce1" office:value-type="float" office:value="5.90689059560851" calcext:value-type="float">
            <text:p>5.90689059560851</text:p>
          </table:table-cell>
          <table:table-cell table:style-name="ce1" office:value-type="float" office:value="6.90689059560851" calcext:value-type="float">
            <text:p>6.90689059560851</text:p>
          </table:table-cell>
          <table:table-cell table:number-columns-repeated="5" table:style-name="ce1" office:value-type="float" office:value="5.90689059560851" calcext:value-type="float">
            <text:p>5.90689059560851</text:p>
          </table:table-cell>
          <table:table-cell table:number-columns-repeated="57" table:style-name="ce1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89481776330794" calcext:value-type="float">
            <text:p>8.89481776330794</text:p>
          </table:table-cell>
          <table:table-cell table:style-name="ce1" office:value-type="float" office:value="12.0650794889998" calcext:value-type="float">
            <text:p>12.0650794889998</text:p>
          </table:table-cell>
          <table:table-cell table:style-name="ce1" office:value-type="float" office:value="12.64047090459" calcext:value-type="float">
            <text:p>12.64047090459</text:p>
          </table:table-cell>
          <table:table-cell table:style-name="ce1" office:value-type="float" office:value="11.9218409370744" calcext:value-type="float">
            <text:p>11.9218409370744</text:p>
          </table:table-cell>
          <table:table-cell table:style-name="ce1" office:value-type="float" office:value="11.5459297690854" calcext:value-type="float">
            <text:p>11.5459297690854</text:p>
          </table:table-cell>
          <table:table-cell table:number-columns-repeated="1015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3.8073549220576" calcext:value-type="float">
            <text:p>3.8073549220576</text:p>
          </table:table-cell>
          <table:table-cell table:style-name="ce1" office:value-type="float" office:value="5.39231742277876" calcext:value-type="float">
            <text:p>5.39231742277876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number-columns-repeated="2" table:style-name="ce1" office:value-type="float" office:value="4.8073549220576" calcext:value-type="float">
            <text:p>4.807354922057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.58496250072115" calcext:value-type="float">
            <text:p>5.5849625007211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.58496250072115" calcext:value-type="float">
            <text:p>5.5849625007211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8" table:style-name="ce1" office:value-type="float" office:value="2" calcext:value-type="float">
            <text:p>2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number-columns-repeated="18" table:style-name="ce1" office:value-type="float" office:value="5.16992500144231" calcext:value-type="float">
            <text:p>5.16992500144231</text:p>
          </table:table-cell>
          <table:table-cell table:number-columns-repeated="3" table:style-name="ce1" office:value-type="float" office:value="6.75488750216346" calcext:value-type="float">
            <text:p>6.75488750216346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number-columns-repeated="4" table:style-name="ce1" office:value-type="float" office:value="5.16992500144231" calcext:value-type="float">
            <text:p>5.16992500144231</text:p>
          </table:table-cell>
          <table:table-cell table:number-columns-repeated="35" table:style-name="ce1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number-columns-repeated="3" table:style-name="ce1" office:value-type="float" office:value="7.33985000288462" calcext:value-type="float">
            <text:p>7.33985000288462</text:p>
          </table:table-cell>
          <table:table-cell table:style-name="ce1" office:value-type="float" office:value="8.07681559705083" calcext:value-type="float">
            <text:p>8.07681559705083</text:p>
          </table:table-cell>
          <table:table-cell table:style-name="ce1" office:value-type="float" office:value="8.41785251488589" calcext:value-type="float">
            <text:p>8.41785251488589</text:p>
          </table:table-cell>
          <table:table-cell table:style-name="ce1" office:value-type="float" office:value="7.16992500144231" calcext:value-type="float">
            <text:p>7.16992500144231</text:p>
          </table:table-cell>
          <table:table-cell table:style-name="ce1" office:value-type="float" office:value="8.16992500144231" calcext:value-type="float">
            <text:p>8.16992500144231</text:p>
          </table:table-cell>
          <table:table-cell table:style-name="ce1" office:value-type="float" office:value="7.75488750216346" calcext:value-type="float">
            <text:p>7.75488750216346</text:p>
          </table:table-cell>
          <table:table-cell table:style-name="ce1" office:value-type="float" office:value="8.97727992349991" calcext:value-type="float">
            <text:p>8.97727992349991</text:p>
          </table:table-cell>
          <table:table-cell table:style-name="ce1" office:value-type="float" office:value="7.75488750216346" calcext:value-type="float">
            <text:p>7.75488750216346</text:p>
          </table:table-cell>
          <table:table-cell table:style-name="ce1" office:value-type="float" office:value="9.33985000288462" calcext:value-type="float">
            <text:p>9.33985000288462</text:p>
          </table:table-cell>
          <table:table-cell table:style-name="ce1" office:value-type="float" office:value="8.75488750216346" calcext:value-type="float">
            <text:p>8.75488750216346</text:p>
          </table:table-cell>
          <table:table-cell table:number-columns-repeated="2" table:style-name="ce1" office:value-type="float" office:value="8.16992500144231" calcext:value-type="float">
            <text:p>8.16992500144231</text:p>
          </table:table-cell>
          <table:table-cell table:number-columns-repeated="6" table:style-name="ce1" office:value-type="float" office:value="7.16992500144231" calcext:value-type="float">
            <text:p>7.16992500144231</text:p>
          </table:table-cell>
          <table:table-cell table:style-name="ce1" office:value-type="float" office:value="8.75488750216346" calcext:value-type="float">
            <text:p>8.75488750216346</text:p>
          </table:table-cell>
          <table:table-cell table:style-name="ce1" office:value-type="float" office:value="8.16992500144231" calcext:value-type="float">
            <text:p>8.16992500144231</text:p>
          </table:table-cell>
          <table:table-cell table:style-name="ce1" office:value-type="float" office:value="7.75488750216346" calcext:value-type="float">
            <text:p>7.75488750216346</text:p>
          </table:table-cell>
          <table:table-cell table:number-columns-repeated="2" table:style-name="ce1" office:value-type="float" office:value="8.33985000288462" calcext:value-type="float">
            <text:p>8.33985000288462</text:p>
          </table:table-cell>
          <table:table-cell table:number-columns-repeated="2" table:style-name="ce1" office:value-type="float" office:value="9.33985000288462" calcext:value-type="float">
            <text:p>9.33985000288462</text:p>
          </table:table-cell>
          <table:table-cell table:style-name="ce1" office:value-type="float" office:value="10.9248125036057" calcext:value-type="float">
            <text:p>10.9248125036057</text:p>
          </table:table-cell>
          <table:table-cell table:style-name="ce1" office:value-type="float" office:value="10.3398500028846" calcext:value-type="float">
            <text:p>10.3398500028846</text:p>
          </table:table-cell>
          <table:table-cell table:style-name="ce1" office:value-type="float" office:value="11.9248125036057" calcext:value-type="float">
            <text:p>11.9248125036057</text:p>
          </table:table-cell>
          <table:table-cell table:style-name="ce1" office:value-type="float" office:value="13.5097750043269" calcext:value-type="float">
            <text:p>13.5097750043269</text:p>
          </table:table-cell>
          <table:table-cell table:style-name="ce1" office:value-type="float" office:value="11.3398500028846" calcext:value-type="float">
            <text:p>11.3398500028846</text:p>
          </table:table-cell>
          <table:table-cell table:style-name="ce1" office:value-type="float" office:value="10.3398500028846" calcext:value-type="float">
            <text:p>10.3398500028846</text:p>
          </table:table-cell>
          <table:table-cell table:number-columns-repeated="2" table:style-name="ce1" office:value-type="float" office:value="10.9248125036057" calcext:value-type="float">
            <text:p>10.9248125036057</text:p>
          </table:table-cell>
          <table:table-cell table:style-name="ce1" office:value-type="float" office:value="11.3398500028846" calcext:value-type="float">
            <text:p>11.3398500028846</text:p>
          </table:table-cell>
          <table:table-cell table:style-name="ce1" office:value-type="float" office:value="11.4553272203045" calcext:value-type="float">
            <text:p>11.4553272203045</text:p>
          </table:table-cell>
          <table:table-cell table:number-columns-repeated="3" table:style-name="ce1" office:value-type="float" office:value="9.45532722030456" calcext:value-type="float">
            <text:p>9.45532722030456</text:p>
          </table:table-cell>
          <table:table-cell table:number-columns-repeated="7" table:style-name="ce1" office:value-type="float" office:value="7.8703647195834" calcext:value-type="float">
            <text:p>7.8703647195834</text:p>
          </table:table-cell>
          <table:table-cell table:number-columns-repeated="2" table:style-name="ce1" office:value-type="float" office:value="6.8703647195834" calcext:value-type="float">
            <text:p>6.8703647195834</text:p>
          </table:table-cell>
          <table:table-cell table:style-name="ce1" office:value-type="float" office:value="7.8703647195834" calcext:value-type="float">
            <text:p>7.8703647195834</text:p>
          </table:table-cell>
          <table:table-cell table:style-name="ce1" office:value-type="float" office:value="6.28540221886224" calcext:value-type="float">
            <text:p>6.28540221886224</text:p>
          </table:table-cell>
          <table:table-cell table:number-columns-repeated="4" table:style-name="ce1" office:value-type="float" office:value="6.04439411935845" calcext:value-type="float">
            <text:p>6.04439411935845</text:p>
          </table:table-cell>
          <table:table-cell table:number-columns-repeated="13"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number-columns-repeated="929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1.58496250072115" calcext:value-type="float">
            <text:p>1.58496250072115</text:p>
          </table:table-cell>
          <table:table-cell table:number-columns-repeated="77" table:style-name="ce1" office:value-type="float" office:value="0" calcext:value-type="float">
            <text:p>0</text:p>
          </table:table-cell>
          <table:table-cell table:number-columns-repeated="939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number-columns-repeated="1018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style-name="ce1" office:value-type="float" office:value="5.39231742277876" calcext:value-type="float">
            <text:p>5.39231742277876</text:p>
          </table:table-cell>
          <table:table-cell table:style-name="ce1" office:value-type="float" office:value="5.12928301694496" calcext:value-type="float">
            <text:p>5.1292830169449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6.32192809488736" calcext:value-type="float">
            <text:p>6.32192809488736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style-name="ce1" office:value-type="float" office:value="5.49185309632967" calcext:value-type="float">
            <text:p>5.49185309632967</text:p>
          </table:table-cell>
          <table:table-cell table:number-columns-repeated="1017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string" calcext:value-type="string">
            <text:p>wo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67"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style-name="ce1" office:value-type="float" office:value="4.32192809488736" calcext:value-type="float">
            <text:p>4.3219280948873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2" table:style-name="ce1" office:value-type="float" office:value="1" calcext:value-type="float">
            <text:p>1</text:p>
          </table:table-cell>
          <table:table-cell table:number-columns-repeated="56" table:style-name="ce1" office:value-type="float" office:value="0" calcext:value-type="float">
            <text:p>0</text:p>
          </table:table-cell>
          <table:table-cell table:number-columns-repeated="940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style-name="ce1" office:value-type="float" office:value="5.78135971352466" calcext:value-type="float">
            <text:p>5.78135971352466</text:p>
          </table:table-cell>
          <table:table-cell table:style-name="ce1" office:value-type="float" office:value="6.49185309632967" calcext:value-type="float">
            <text:p>6.49185309632967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1.58496250072115" calcext:value-type="float">
            <text:p>1.58496250072115</text:p>
          </table:table-cell>
          <table:table-cell table:number-columns-repeated="63" table:style-name="ce1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won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number-columns-repeated="11" table:style-name="ce1" office:value-type="float" office:value="1" calcext:value-type="float">
            <text:p>1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9" table:style-name="ce1" office:value-type="float" office:value="0" calcext:value-type="float">
            <text:p>0</text:p>
          </table:table-cell>
          <table:table-cell table:number-columns-repeated="952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6.33985000288462" calcext:value-type="float">
            <text:p>6.33985000288462</text:p>
          </table:table-cell>
          <table:table-cell table:number-columns-repeated="1017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number-columns-repeated="2" table:style-name="ce1" office:value-type="float" office:value="3.16992500144231" calcext:value-type="float">
            <text:p>3.16992500144231</text:p>
          </table:table-cell>
          <table:table-cell table:number-columns-repeated="5" table:style-name="ce1" office:value-type="float" office:value="2.32192809488736" calcext:value-type="float">
            <text:p>2.32192809488736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59" table:style-name="ce1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2.58496250072115" calcext:value-type="float">
            <text:p>2.58496250072115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4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number-columns-repeated="76" table:style-name="ce1" office:value-type="float" office:value="0" calcext:value-type="float">
            <text:p>0</text:p>
          </table:table-cell>
          <table:table-cell table:number-columns-repeated="929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78" table:style-name="ce1" office:value-type="float" office:value="0" calcext:value-type="float">
            <text:p>0</text:p>
          </table:table-cell>
          <table:table-cell table:number-columns-repeated="939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2.58496250072115" calcext:value-type="float">
            <text:p>2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63" table:style-name="ce1" office:value-type="float" office:value="0" calcext:value-type="float">
            <text:p>0</text:p>
          </table:table-cell>
          <table:table-cell table:number-columns-repeated="947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number-columns-repeated="1019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5.83289001416474" calcext:value-type="float">
            <text:p>5.83289001416474</text:p>
          </table:table-cell>
          <table:table-cell table:style-name="ce1" office:value-type="float" office:value="5.39231742277876" calcext:value-type="float">
            <text:p>5.39231742277876</text:p>
          </table:table-cell>
          <table:table-cell table:number-columns-repeated="1016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4" table:style-name="ce1" office:value-type="float" office:value="3.16992500144231" calcext:value-type="float">
            <text:p>3.16992500144231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6"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3.58496250072115" calcext:value-type="float">
            <text:p>3.58496250072115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36" table:style-name="ce1"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3.32192809488736" calcext:value-type="float">
            <text:p>3.3219280948873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6" table:style-name="ce1" office:value-type="float" office:value="3.58496250072115" calcext:value-type="float">
            <text:p>3.5849625007211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74" table:style-name="ce1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77" table:style-name="ce1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number-columns-repeated="934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style-name="ce1" office:value-type="float" office:value="5.78135971352466" calcext:value-type="float">
            <text:p>5.78135971352466</text:p>
          </table:table-cell>
          <table:table-cell table:style-name="ce1" office:value-type="float" office:value="7.22881869049588" calcext:value-type="float">
            <text:p>7.22881869049588</text:p>
          </table:table-cell>
          <table:table-cell table:style-name="ce1" office:value-type="float" office:value="8.29920801838728" calcext:value-type="float">
            <text:p>8.29920801838728</text:p>
          </table:table-cell>
          <table:table-cell table:style-name="ce1" office:value-type="float" office:value="8.25266543245024" calcext:value-type="float">
            <text:p>8.25266543245024</text:p>
          </table:table-cell>
          <table:table-cell table:style-name="ce1" office:value-type="float" office:value="8.17990909001493" calcext:value-type="float">
            <text:p>8.17990909001493</text:p>
          </table:table-cell>
          <table:table-cell table:style-name="ce1" office:value-type="float" office:value="7.90689059560851" calcext:value-type="float">
            <text:p>7.90689059560851</text:p>
          </table:table-cell>
          <table:table-cell table:style-name="ce1" office:value-type="float" office:value="8.49185309632967" calcext:value-type="float">
            <text:p>8.49185309632967</text:p>
          </table:table-cell>
          <table:table-cell table:number-columns-repeated="2" table:style-name="ce1" office:value-type="float" office:value="7.49185309632967" calcext:value-type="float">
            <text:p>7.49185309632967</text:p>
          </table:table-cell>
          <table:table-cell table:number-columns-repeated="2" table:style-name="ce1" office:value-type="float" office:value="6.49185309632967" calcext:value-type="float">
            <text:p>6.49185309632967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4" calcext:value-type="float">
            <text:p>4</text:p>
          </table:table-cell>
          <table:table-cell table:number-columns-repeated="8" table:style-name="ce1" office:value-type="float" office:value="5" calcext:value-type="float">
            <text:p>5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number-columns-repeated="946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won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2.32192809488736" calcext:value-type="float">
            <text:p>2.32192809488736</text:p>
          </table:table-cell>
          <table:table-cell table:number-columns-repeated="5" table:style-name="ce1" office:value-type="float" office:value="2.8073549220576" calcext:value-type="float">
            <text:p>2.8073549220576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2" table:style-name="ce1" office:value-type="float" office:value="3.8073549220576" calcext:value-type="float">
            <text:p>3.8073549220576</text:p>
          </table:table-cell>
          <table:table-cell table:number-columns-repeated="2" table:style-name="ce1" office:value-type="float" office:value="2.8073549220576" calcext:value-type="float">
            <text:p>2.8073549220576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4" table:style-name="ce1" office:value-type="float" office:value="4.16992500144231" calcext:value-type="float">
            <text:p>4.16992500144231</text:p>
          </table:table-cell>
          <table:table-cell table:number-columns-repeated="4" table:style-name="ce1" office:value-type="float" office:value="5.75488750216346" calcext:value-type="float">
            <text:p>5.75488750216346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4" table:style-name="ce1" office:value-type="float" office:value="0" calcext:value-type="float">
            <text:p>0</text:p>
          </table:table-cell>
          <table:table-cell table:number-columns-repeated="936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10.2514824106202" calcext:value-type="float">
            <text:p>10.2514824106202</text:p>
          </table:table-cell>
          <table:table-cell table:number-columns-repeated="1018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string" calcext:value-type="string">
            <text:p>won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.58496250072115" calcext:value-type="float">
            <text:p>1.58496250072115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number-columns-repeated="1019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string" calcext:value-type="string">
            <text:p>won</text:p>
          </table:table-cell>
          <table:table-cell table:number-columns-repeated="79" table:style-name="ce1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1019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1" office:value-type="string" calcext:value-type="string">
            <text:p>abor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89481776330794" calcext:value-type="float">
            <text:p>8.89481776330794</text:p>
          </table:table-cell>
          <table:table-cell table:style-name="ce1" office:value-type="float" office:value="11.1260591160706" calcext:value-type="float">
            <text:p>11.1260591160706</text:p>
          </table:table-cell>
          <table:table-cell table:style-name="ce1" office:value-type="float" office:value="14.048997652911" calcext:value-type="float">
            <text:p>14.048997652911</text:p>
          </table:table-cell>
          <table:table-cell table:number-columns-repeated="1017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.58496250072115" calcext:value-type="float">
            <text:p>3.58496250072115</text:p>
          </table:table-cell>
          <table:table-cell table:number-columns-repeated="62" table:style-name="ce1" office:value-type="float" office:value="0" calcext:value-type="float">
            <text:p>0</text:p>
          </table:table-cell>
          <table:table-cell table:number-columns-repeated="950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4" table:style-name="ce1" office:value-type="float" office:value="2.32192809488736" calcext:value-type="float">
            <text:p>2.321928094887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7" table:style-name="ce1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number-columns-repeated="1018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1019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string" calcext:value-type="string">
            <text:p>abor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4.32192809488736" calcext:value-type="float">
            <text:p>4.32192809488736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7.16992500144231" calcext:value-type="float">
            <text:p>7.16992500144231</text:p>
          </table:table-cell>
          <table:table-cell table:style-name="ce1" office:value-type="float" office:value="9.37937836707126" calcext:value-type="float">
            <text:p>9.37937836707126</text:p>
          </table:table-cell>
          <table:table-cell table:style-name="ce1" office:value-type="float" office:value="8.83289001416474" calcext:value-type="float">
            <text:p>8.83289001416474</text:p>
          </table:table-cell>
          <table:table-cell table:style-name="ce1" office:value-type="float" office:value="8.47573343096639" calcext:value-type="float">
            <text:p>8.47573343096639</text:p>
          </table:table-cell>
          <table:table-cell table:style-name="ce1" office:value-type="float" office:value="6.24792751344358" calcext:value-type="float">
            <text:p>6.24792751344358</text:p>
          </table:table-cell>
          <table:table-cell table:style-name="ce1" office:value-type="float" office:value="6.67242534197149" calcext:value-type="float">
            <text:p>6.67242534197149</text:p>
          </table:table-cell>
          <table:table-cell table:style-name="ce1" office:value-type="float" office:value="8.25738784269265" calcext:value-type="float">
            <text:p>8.25738784269265</text:p>
          </table:table-cell>
          <table:table-cell table:style-name="ce1" office:value-type="float" office:value="8.62935662007961" calcext:value-type="float">
            <text:p>8.62935662007961</text:p>
          </table:table-cell>
          <table:table-cell table:style-name="ce1" office:value-type="float" office:value="9.21431912080076" calcext:value-type="float">
            <text:p>9.21431912080076</text:p>
          </table:table-cell>
          <table:table-cell table:style-name="ce1" office:value-type="float" office:value="9.37937836707126" calcext:value-type="float">
            <text:p>9.37937836707126</text:p>
          </table:table-cell>
          <table:table-cell table:style-name="ce1" office:value-type="float" office:value="10.0927571409198" calcext:value-type="float">
            <text:p>10.0927571409198</text:p>
          </table:table-cell>
          <table:table-cell table:number-columns-repeated="2" table:style-name="ce1" office:value-type="float" office:value="9.18487534290828" calcext:value-type="float">
            <text:p>9.18487534290828</text:p>
          </table:table-cell>
          <table:table-cell table:number-columns-repeated="3" table:style-name="ce1" office:value-type="float" office:value="7.59991284218712" calcext:value-type="float">
            <text:p>7.59991284218712</text:p>
          </table:table-cell>
          <table:table-cell table:number-columns-repeated="2" table:style-name="ce1" office:value-type="float" office:value="9.18487534290828" calcext:value-type="float">
            <text:p>9.18487534290828</text:p>
          </table:table-cell>
          <table:table-cell table:style-name="ce1" office:value-type="float" office:value="10.7698378436294" calcext:value-type="float">
            <text:p>10.7698378436294</text:p>
          </table:table-cell>
          <table:table-cell table:style-name="ce1" office:value-type="float" office:value="12.9964734887332" calcext:value-type="float">
            <text:p>12.9964734887332</text:p>
          </table:table-cell>
          <table:table-cell table:style-name="ce1" office:value-type="float" office:value="12.5750664645786" calcext:value-type="float">
            <text:p>12.5750664645786</text:p>
          </table:table-cell>
          <table:table-cell table:style-name="ce1" office:value-type="float" office:value="13.0464419480073" calcext:value-type="float">
            <text:p>13.0464419480073</text:p>
          </table:table-cell>
          <table:table-cell table:style-name="ce1" office:value-type="float" office:value="14.4059391933423" calcext:value-type="float">
            <text:p>14.4059391933423</text:p>
          </table:table-cell>
          <table:table-cell table:style-name="ce1" office:value-type="float" office:value="14.2060986139957" calcext:value-type="float">
            <text:p>14.2060986139957</text:p>
          </table:table-cell>
          <table:table-cell table:number-columns-repeated="990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11.2877123795494" calcext:value-type="float">
            <text:p>11.2877123795494</text:p>
          </table:table-cell>
          <table:table-cell table:style-name="ce1" office:value-type="float" office:value="12.3987436919381" calcext:value-type="float">
            <text:p>12.3987436919381</text:p>
          </table:table-cell>
          <table:table-cell table:style-name="ce1" office:value-type="float" office:value="11.7895336449703" calcext:value-type="float">
            <text:p>11.7895336449703</text:p>
          </table:table-cell>
          <table:table-cell table:style-name="ce1" office:value-type="float" office:value="10.8993569229231" calcext:value-type="float">
            <text:p>10.8993569229231</text:p>
          </table:table-cell>
          <table:table-cell table:number-columns-repeated="1015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4.75488750216346" calcext:value-type="float">
            <text:p>4.75488750216346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.58496250072115" calcext:value-type="float">
            <text:p>5.58496250072115</text:p>
          </table:table-cell>
          <table:table-cell table:number-columns-repeated="2" table:style-name="ce1" office:value-type="float" office:value="6.16992500144231" calcext:value-type="float">
            <text:p>6.16992500144231</text:p>
          </table:table-cell>
          <table:table-cell table:number-columns-repeated="6" table:style-name="ce1" office:value-type="float" office:value="5.75488750216346" calcext:value-type="float">
            <text:p>5.75488750216346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number-columns-repeated="4" table:style-name="ce1" office:value-type="float" office:value="5.75488750216346" calcext:value-type="float">
            <text:p>5.75488750216346</text:p>
          </table:table-cell>
          <table:table-cell table:number-columns-repeated="3" table:style-name="ce1" office:value-type="float" office:value="6.75488750216346" calcext:value-type="float">
            <text:p>6.75488750216346</text:p>
          </table:table-cell>
          <table:table-cell table:number-columns-repeated="4" table:style-name="ce1" office:value-type="float" office:value="5.75488750216346" calcext:value-type="float">
            <text:p>5.75488750216346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number-columns-repeated="25" table:style-name="ce1" office:value-type="float" office:value="1" calcext:value-type="float">
            <text:p>1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number-columns-repeated="939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63" table:style-name="ce1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6.32192809488736" calcext:value-type="float">
            <text:p>6.32192809488736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style-name="ce1" office:value-type="float" office:value="5.49185309632967" calcext:value-type="float">
            <text:p>5.49185309632967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style-name="ce1" office:value-type="float" office:value="5.49185309632967" calcext:value-type="float">
            <text:p>5.49185309632967</text:p>
          </table:table-cell>
          <table:table-cell table:style-name="ce1" office:value-type="float" office:value="5.97727992349991" calcext:value-type="float">
            <text:p>5.97727992349991</text:p>
          </table:table-cell>
          <table:table-cell table:style-name="ce1" office:value-type="float" office:value="6.71424551766612" calcext:value-type="float">
            <text:p>6.71424551766612</text:p>
          </table:table-cell>
          <table:table-cell table:style-name="ce1" office:value-type="float" office:value="6.22881869049588" calcext:value-type="float">
            <text:p>6.22881869049588</text:p>
          </table:table-cell>
          <table:table-cell table:number-columns-repeated="2" table:style-name="ce1" office:value-type="float" office:value="7.22881869049588" calcext:value-type="float">
            <text:p>7.22881869049588</text:p>
          </table:table-cell>
          <table:table-cell table:number-columns-repeated="2" table:style-name="ce1" office:value-type="float" office:value="8.81378119121703" calcext:value-type="float">
            <text:p>8.81378119121703</text:p>
          </table:table-cell>
          <table:table-cell table:style-name="ce1" office:value-type="float" office:value="8.36632221424581" calcext:value-type="float">
            <text:p>8.36632221424581</text:p>
          </table:table-cell>
          <table:table-cell table:style-name="ce1" office:value-type="float" office:value="9.95128471496697" calcext:value-type="float">
            <text:p>9.95128471496697</text:p>
          </table:table-cell>
          <table:table-cell table:style-name="ce1" office:value-type="float" office:value="10.813781191217" calcext:value-type="float">
            <text:p>10.813781191217</text:p>
          </table:table-cell>
          <table:table-cell table:style-name="ce1" office:value-type="float" office:value="12.2992080183872" calcext:value-type="float">
            <text:p>12.2992080183872</text:p>
          </table:table-cell>
          <table:table-cell table:number-columns-repeated="1003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13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1" table:style-name="ce1" office:value-type="float" office:value="0" calcext:value-type="float">
            <text:p>0</text:p>
          </table:table-cell>
          <table:table-cell table:number-columns-repeated="940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3.16992500144231" calcext:value-type="float">
            <text:p>3.16992500144231</text:p>
          </table:table-cell>
          <table:table-cell table:number-columns-repeated="2" table:style-name="ce1" office:value-type="float" office:value="4.75488750216346" calcext:value-type="float">
            <text:p>4.75488750216346</text:p>
          </table:table-cell>
          <table:table-cell table:style-name="ce1" office:value-type="float" office:value="5.97727992349991" calcext:value-type="float">
            <text:p>5.97727992349991</text:p>
          </table:table-cell>
          <table:table-cell table:number-columns-repeated="2"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number-columns-repeated="3" table:style-name="ce1" office:value-type="float" office:value="3.58496250072115" calcext:value-type="float">
            <text:p>3.58496250072115</text:p>
          </table:table-cell>
          <table:table-cell table:number-columns-repeated="3" table:style-name="ce1" office:value-type="float" office:value="5.58496250072115" calcext:value-type="float">
            <text:p>5.58496250072115</text:p>
          </table:table-cell>
          <table:table-cell table:style-name="ce1" office:value-type="float" office:value="7.16992500144231" calcext:value-type="float">
            <text:p>7.16992500144231</text:p>
          </table:table-cell>
          <table:table-cell table:number-columns-repeated="2" table:style-name="ce1" office:value-type="float" office:value="5.58496250072115" calcext:value-type="float">
            <text:p>5.58496250072115</text:p>
          </table:table-cell>
          <table:table-cell table:style-name="ce1" office:value-type="float" office:value="7.58496250072115" calcext:value-type="float">
            <text:p>7.58496250072115</text:p>
          </table:table-cell>
          <table:table-cell table:style-name="ce1" office:value-type="float" office:value="6.8073549220576" calcext:value-type="float">
            <text:p>6.807354922057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57" table:style-name="ce1" office:value-type="float" office:value="0" calcext:value-type="float">
            <text:p>0</text:p>
          </table:table-cell>
          <table:table-cell table:number-columns-repeated="929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6" table:style-name="ce1" office:value-type="float" office:value="1.58496250072115" calcext:value-type="float">
            <text:p>1.58496250072115</text:p>
          </table:table-cell>
          <table:table-cell table:number-columns-repeated="26"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38" table:style-name="ce1" office:value-type="float" office:value="0" calcext:value-type="float">
            <text:p>0</text:p>
          </table:table-cell>
          <table:table-cell table:number-columns-repeated="941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style-name="ce1" office:value-type="float" office:value="9.34429590791581" calcext:value-type="float">
            <text:p>9.34429590791581</text:p>
          </table:table-cell>
          <table:table-cell table:number-columns-repeated="1019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1" office:value-type="string" calcext:value-type="string">
            <text:p>wo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85" table:style-name="ce1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7" table:style-name="ce1" office:value-type="float" office:value="3.32192809488736" calcext:value-type="float">
            <text:p>3.32192809488736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4" table:style-name="ce1" office:value-type="float" office:value="3.16992500144231" calcext:value-type="float">
            <text:p>3.16992500144231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28" table:style-name="ce1" office:value-type="float" office:value="0" calcext:value-type="float">
            <text:p>0</text:p>
          </table:table-cell>
          <table:table-cell table:number-columns-repeated="947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11.2348174311173" calcext:value-type="float">
            <text:p>11.2348174311173</text:p>
          </table:table-cell>
          <table:table-cell table:number-columns-repeated="1018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1019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1019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6.6293566200796" calcext:value-type="float">
            <text:p>6.6293566200796</text:p>
          </table:table-cell>
          <table:table-cell table:style-name="ce1" office:value-type="float" office:value="6.28540221886224" calcext:value-type="float">
            <text:p>6.28540221886224</text:p>
          </table:table-cell>
          <table:table-cell table:style-name="ce1" office:value-type="float" office:value="4.95419631038687" calcext:value-type="float">
            <text:p>4.95419631038687</text:p>
          </table:table-cell>
          <table:table-cell table:style-name="ce1" office:value-type="float" office:value="6.28540221886224" calcext:value-type="float">
            <text:p>6.28540221886224</text:p>
          </table:table-cell>
          <table:table-cell table:number-columns-repeated="1014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6.32192809488736" calcext:value-type="float">
            <text:p>6.32192809488736</text:p>
          </table:table-cell>
          <table:table-cell table:style-name="ce1" office:value-type="float" office:value="5.04439411935845" calcext:value-type="float">
            <text:p>5.0443941193584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11" table:style-name="ce1" office:value-type="float" office:value="1" calcext:value-type="float">
            <text:p>1</text:p>
          </table:table-cell>
          <table:table-cell table:number-columns-repeated="62" table:style-name="ce1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style-name="ce1" office:value-type="float" office:value="5.58496250072115" calcext:value-type="float">
            <text:p>5.58496250072115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24792751344358" calcext:value-type="float">
            <text:p>4.24792751344358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0" table:style-name="ce1" office:value-type="float" office:value="0" calcext:value-type="float">
            <text:p>0</text:p>
          </table:table-cell>
          <table:table-cell table:number-columns-repeated="927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5.04439411935845" calcext:value-type="float">
            <text:p>5.04439411935845</text:p>
          </table:table-cell>
          <table:table-cell table:style-name="ce1" office:value-type="float" office:value="6.58496250072115" calcext:value-type="float">
            <text:p>6.58496250072115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3.16992500144231" calcext:value-type="float">
            <text:p>3.16992500144231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number-columns-repeated="3" table:style-name="ce1" office:value-type="float" office:value="3.16992500144231" calcext:value-type="float">
            <text:p>3.16992500144231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2" table:style-name="ce1" office:value-type="float" office:value="3.16992500144231" calcext:value-type="float">
            <text:p>3.16992500144231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7" table:style-name="ce1" office:value-type="float" office:value="1.58496250072115" calcext:value-type="float">
            <text:p>1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4" table:style-name="ce1" office:value-type="float" office:value="1.58496250072115" calcext:value-type="float">
            <text:p>1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1.58496250072115" calcext:value-type="float">
            <text:p>1.58496250072115</text:p>
          </table:table-cell>
          <table:table-cell table:number-columns-repeated="4" table:style-name="ce1" office:value-type="float" office:value="3.16992500144231" calcext:value-type="float">
            <text:p>3.1699250014423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5"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3.16992500144231" calcext:value-type="float">
            <text:p>3.16992500144231</text:p>
          </table:table-cell>
          <table:table-cell table:number-columns-repeated="4" table:style-name="ce1" office:value-type="float" office:value="3.58496250072115" calcext:value-type="float">
            <text:p>3.58496250072115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5.83289001416474" calcext:value-type="float">
            <text:p>5.83289001416474</text:p>
          </table:table-cell>
          <table:table-cell table:style-name="ce1" office:value-type="float" office:value="6.59991284218712" calcext:value-type="float">
            <text:p>6.59991284218712</text:p>
          </table:table-cell>
          <table:table-cell table:number-columns-repeated="1018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style-name="ce1" office:value-type="float" office:value="4.32192809488736" calcext:value-type="float">
            <text:p>4.32192809488736</text:p>
          </table:table-cell>
          <table:table-cell table:number-columns-repeated="2" table:style-name="ce1" office:value-type="float" office:value="5.08746284125033" calcext:value-type="float">
            <text:p>5.08746284125033</text:p>
          </table:table-cell>
          <table:table-cell table:style-name="ce1" office:value-type="float" office:value="6.32192809488736" calcext:value-type="float">
            <text:p>6.32192809488736</text:p>
          </table:table-cell>
          <table:table-cell table:number-columns-repeated="1015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4.08746284125033" calcext:value-type="float">
            <text:p>4.087462841250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.39231742277876" calcext:value-type="float">
            <text:p>5.39231742277876</text:p>
          </table:table-cell>
          <table:table-cell table:style-name="ce1" office:value-type="float" office:value="6.39231742277876" calcext:value-type="float">
            <text:p>6.39231742277876</text:p>
          </table:table-cell>
          <table:table-cell table:style-name="ce1" office:value-type="float" office:value="4.75488750216346" calcext:value-type="float">
            <text:p>4.75488750216346</text:p>
          </table:table-cell>
          <table:table-cell table:style-name="ce1" office:value-type="float" office:value="5.97727992349991" calcext:value-type="float">
            <text:p>5.97727992349991</text:p>
          </table:table-cell>
          <table:table-cell table:style-name="ce1" office:value-type="float" office:value="6.49185309632967" calcext:value-type="float">
            <text:p>6.49185309632967</text:p>
          </table:table-cell>
          <table:table-cell table:style-name="ce1" office:value-type="float" office:value="5.97727992349991" calcext:value-type="float">
            <text:p>5.97727992349991</text:p>
          </table:table-cell>
          <table:table-cell table:style-name="ce1" office:value-type="float" office:value="7.56224242422107" calcext:value-type="float">
            <text:p>7.56224242422107</text:p>
          </table:table-cell>
          <table:table-cell table:style-name="ce1" office:value-type="float" office:value="8.16992500144231" calcext:value-type="float">
            <text:p>8.16992500144231</text:p>
          </table:table-cell>
          <table:table-cell table:style-name="ce1" office:value-type="float" office:value="8.02790599656988" calcext:value-type="float">
            <text:p>8.02790599656988</text:p>
          </table:table-cell>
          <table:table-cell table:style-name="ce1" office:value-type="float" office:value="9.14720492494222" calcext:value-type="float">
            <text:p>9.14720492494222</text:p>
          </table:table-cell>
          <table:table-cell table:style-name="ce1" office:value-type="float" office:value="8.41785251488589" calcext:value-type="float">
            <text:p>8.41785251488589</text:p>
          </table:table-cell>
          <table:table-cell table:number-columns-repeated="2" table:style-name="ce1" office:value-type="float" office:value="7.33985000288462" calcext:value-type="float">
            <text:p>7.33985000288462</text:p>
          </table:table-cell>
          <table:table-cell table:style-name="ce1" office:value-type="float" office:value="6.39231742277876" calcext:value-type="float">
            <text:p>6.39231742277876</text:p>
          </table:table-cell>
          <table:table-cell table:style-name="ce1" office:value-type="float" office:value="7.97727992349991" calcext:value-type="float">
            <text:p>7.97727992349991</text:p>
          </table:table-cell>
          <table:table-cell table:style-name="ce1" office:value-type="float" office:value="7.33985000288462" calcext:value-type="float">
            <text:p>7.33985000288462</text:p>
          </table:table-cell>
          <table:table-cell table:style-name="ce1" office:value-type="float" office:value="6.33985000288462" calcext:value-type="float">
            <text:p>6.33985000288462</text:p>
          </table:table-cell>
          <table:table-cell table:style-name="ce1" office:value-type="float" office:value="8.92481250360578" calcext:value-type="float">
            <text:p>8.92481250360578</text:p>
          </table:table-cell>
          <table:table-cell table:style-name="ce1" office:value-type="float" office:value="8.66177809777198" calcext:value-type="float">
            <text:p>8.66177809777198</text:p>
          </table:table-cell>
          <table:table-cell table:number-columns-repeated="2" table:style-name="ce1" office:value-type="float" office:value="10.2467405984931" calcext:value-type="float">
            <text:p>10.2467405984931</text:p>
          </table:table-cell>
          <table:table-cell table:style-name="ce1" office:value-type="float" office:value="7.33985000288462" calcext:value-type="float">
            <text:p>7.33985000288462</text:p>
          </table:table-cell>
          <table:table-cell table:style-name="ce1" office:value-type="float" office:value="8.92481250360578" calcext:value-type="float">
            <text:p>8.92481250360578</text:p>
          </table:table-cell>
          <table:table-cell table:number-columns-repeated="2" table:style-name="ce1" office:value-type="float" office:value="10.5097750043269" calcext:value-type="float">
            <text:p>10.5097750043269</text:p>
          </table:table-cell>
          <table:table-cell table:style-name="ce1" office:value-type="float" office:value="7.92481250360578" calcext:value-type="float">
            <text:p>7.92481250360578</text:p>
          </table:table-cell>
          <table:table-cell table:style-name="ce1" office:value-type="float" office:value="7.56224242422107" calcext:value-type="float">
            <text:p>7.56224242422107</text:p>
          </table:table-cell>
          <table:table-cell table:number-columns-repeated="3" table:style-name="ce1" office:value-type="float" office:value="8.29920801838728" calcext:value-type="float">
            <text:p>8.29920801838728</text:p>
          </table:table-cell>
          <table:table-cell table:style-name="ce1" office:value-type="float" office:value="8.81378119121703" calcext:value-type="float">
            <text:p>8.81378119121703</text:p>
          </table:table-cell>
          <table:table-cell table:style-name="ce1" office:value-type="float" office:value="6.49185309632967" calcext:value-type="float">
            <text:p>6.49185309632967</text:p>
          </table:table-cell>
          <table:table-cell table:style-name="ce1" office:value-type="float" office:value="8.49185309632967" calcext:value-type="float">
            <text:p>8.49185309632967</text:p>
          </table:table-cell>
          <table:table-cell table:style-name="ce1" office:value-type="float" office:value="9.07681559705083" calcext:value-type="float">
            <text:p>9.07681559705083</text:p>
          </table:table-cell>
          <table:table-cell table:number-columns-repeated="6" table:style-name="ce1" office:value-type="float" office:value="7.49185309632967" calcext:value-type="float">
            <text:p>7.49185309632967</text:p>
          </table:table-cell>
          <table:table-cell table:number-columns-repeated="4" table:style-name="ce1" office:value-type="float" office:value="6.49185309632967" calcext:value-type="float">
            <text:p>6.49185309632967</text:p>
          </table:table-cell>
          <table:table-cell table:style-name="ce1" office:value-type="float" office:value="7.07681559705083" calcext:value-type="float">
            <text:p>7.07681559705083</text:p>
          </table:table-cell>
          <table:table-cell table:number-columns-repeated="3" table:style-name="ce1" office:value-type="float" office:value="7.81378119121703" calcext:value-type="float">
            <text:p>7.81378119121703</text:p>
          </table:table-cell>
          <table:table-cell table:number-columns-repeated="2" table:style-name="ce1" office:value-type="float" office:value="6.49185309632967" calcext:value-type="float">
            <text:p>6.49185309632967</text:p>
          </table:table-cell>
          <table:table-cell table:number-columns-repeated="2" table:style-name="ce1" office:value-type="float" office:value="8.07681559705083" calcext:value-type="float">
            <text:p>8.07681559705083</text:p>
          </table:table-cell>
          <table:table-cell table:style-name="ce1" office:value-type="float" office:value="6.49185309632967" calcext:value-type="float">
            <text:p>6.49185309632967</text:p>
          </table:table-cell>
          <table:table-cell table:style-name="ce1" office:value-type="float" office:value="5.90689059560851" calcext:value-type="float">
            <text:p>5.90689059560851</text:p>
          </table:table-cell>
          <table:table-cell table:number-columns-repeated="2" table:style-name="ce1" office:value-type="float" office:value="7.49185309632967" calcext:value-type="float">
            <text:p>7.49185309632967</text:p>
          </table:table-cell>
          <table:table-cell table:style-name="ce1" office:value-type="float" office:value="6.90689059560851" calcext:value-type="float">
            <text:p>6.90689059560851</text:p>
          </table:table-cell>
          <table:table-cell table:number-columns-repeated="9" table:style-name="ce1" office:value-type="float" office:value="6.22881869049588" calcext:value-type="float">
            <text:p>6.22881869049588</text:p>
          </table:table-cell>
          <table:table-cell table:number-columns-repeated="2" table:style-name="ce1" office:value-type="float" office:value="7.81378119121703" calcext:value-type="float">
            <text:p>7.81378119121703</text:p>
          </table:table-cell>
          <table:table-cell table:style-name="ce1" office:value-type="float" office:value="7.07681559705083" calcext:value-type="float">
            <text:p>7.07681559705083</text:p>
          </table:table-cell>
          <table:table-cell table:number-columns-repeated="3" table:style-name="ce1" office:value-type="float" office:value="8.66177809777198" calcext:value-type="float">
            <text:p>8.66177809777198</text:p>
          </table:table-cell>
          <table:table-cell table:number-columns-repeated="3" table:style-name="ce1" office:value-type="float" office:value="10.6617780977719" calcext:value-type="float">
            <text:p>10.6617780977719</text:p>
          </table:table-cell>
          <table:table-cell table:number-columns-repeated="7" table:style-name="ce1" office:value-type="float" office:value="8.66177809777198" calcext:value-type="float">
            <text:p>8.66177809777198</text:p>
          </table:table-cell>
          <table:table-cell table:number-columns-repeated="3" table:style-name="ce1" office:value-type="float" office:value="8.33985000288462" calcext:value-type="float">
            <text:p>8.33985000288462</text:p>
          </table:table-cell>
          <table:table-cell table:style-name="ce1" office:value-type="float" office:value="7.33985000288462" calcext:value-type="float">
            <text:p>7.33985000288462</text:p>
          </table:table-cell>
          <table:table-cell table:style-name="ce1" office:value-type="float" office:value="8.92481250360578" calcext:value-type="float">
            <text:p>8.92481250360578</text:p>
          </table:table-cell>
          <table:table-cell table:number-columns-repeated="3" table:style-name="ce1" office:value-type="float" office:value="8.33985000288462" calcext:value-type="float">
            <text:p>8.33985000288462</text:p>
          </table:table-cell>
          <table:table-cell table:style-name="ce1" office:value-type="float" office:value="9.33985000288462" calcext:value-type="float">
            <text:p>9.33985000288462</text:p>
          </table:table-cell>
          <table:table-cell table:number-columns-repeated="2" table:style-name="ce1" office:value-type="float" office:value="8.33985000288462" calcext:value-type="float">
            <text:p>8.33985000288462</text:p>
          </table:table-cell>
          <table:table-cell table:number-columns-repeated="6" table:style-name="ce1" office:value-type="float" office:value="7.33985000288462" calcext:value-type="float">
            <text:p>7.33985000288462</text:p>
          </table:table-cell>
          <table:table-cell table:number-columns-repeated="2" table:style-name="ce1" office:value-type="float" office:value="8.07681559705083" calcext:value-type="float">
            <text:p>8.07681559705083</text:p>
          </table:table-cell>
          <table:table-cell table:style-name="ce1" office:value-type="float" office:value="8.56224242422107" calcext:value-type="float">
            <text:p>8.56224242422107</text:p>
          </table:table-cell>
          <table:table-cell table:style-name="ce1" office:value-type="float" office:value="7.33985000288462" calcext:value-type="float">
            <text:p>7.33985000288462</text:p>
          </table:table-cell>
          <table:table-cell table:number-columns-repeated="2" table:style-name="ce1" office:value-type="float" office:value="7.75488750216346" calcext:value-type="float">
            <text:p>7.75488750216346</text:p>
          </table:table-cell>
          <table:table-cell table:number-columns-repeated="2" table:style-name="ce1" office:value-type="float" office:value="6.75488750216346" calcext:value-type="float">
            <text:p>6.75488750216346</text:p>
          </table:table-cell>
          <table:table-cell table:style-name="ce1" office:value-type="float" office:value="8.33985000288462" calcext:value-type="float">
            <text:p>8.33985000288462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7.16992500144231" calcext:value-type="float">
            <text:p>7.16992500144231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7.75488750216346" calcext:value-type="float">
            <text:p>7.75488750216346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6" table:style-name="ce1" office:value-type="float" office:value="4.16992500144231" calcext:value-type="float">
            <text:p>4.16992500144231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4.75488750216346" calcext:value-type="float">
            <text:p>4.75488750216346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3.16992500144231" calcext:value-type="float">
            <text:p>3.16992500144231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5"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77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number-columns-repeated="1019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98013957763915" calcext:value-type="float">
            <text:p>8.98013957763915</text:p>
          </table:table-cell>
          <table:table-cell table:style-name="ce1" office:value-type="float" office:value="11.2348174311173" calcext:value-type="float">
            <text:p>11.2348174311173</text:p>
          </table:table-cell>
          <table:table-cell table:style-name="ce1" office:value-type="float" office:value="11.0901124196642" calcext:value-type="float">
            <text:p>11.0901124196642</text:p>
          </table:table-cell>
          <table:table-cell table:number-columns-repeated="2" table:style-name="ce1" office:value-type="float" office:value="4.08746284125033" calcext:value-type="float">
            <text:p>4.08746284125033</text:p>
          </table:table-cell>
          <table:table-cell table:number-columns-repeated="3" table:style-name="ce1" office:value-type="float" office:value="3.8073549220576" calcext:value-type="float">
            <text:p>3.8073549220576</text:p>
          </table:table-cell>
          <table:table-cell table:style-name="ce1" office:value-type="float" office:value="5.39231742277876" calcext:value-type="float">
            <text:p>5.39231742277876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1" table:style-name="ce1" office:value-type="float" office:value="0" calcext:value-type="float">
            <text:p>0</text:p>
          </table:table-cell>
          <table:table-cell table:number-columns-repeated="922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style-name="ce1" office:value-type="float" office:value="5.83289001416474" calcext:value-type="float">
            <text:p>5.83289001416474</text:p>
          </table:table-cell>
          <table:table-cell table:style-name="ce1" office:value-type="float" office:value="6.28540221886224" calcext:value-type="float">
            <text:p>6.28540221886224</text:p>
          </table:table-cell>
          <table:table-cell table:style-name="ce1" office:value-type="float" office:value="6.49185309632967" calcext:value-type="float">
            <text:p>6.49185309632967</text:p>
          </table:table-cell>
          <table:table-cell table:style-name="ce1" office:value-type="float" office:value="7.22881869049588" calcext:value-type="float">
            <text:p>7.22881869049588</text:p>
          </table:table-cell>
          <table:table-cell table:number-columns-repeated="4" table:style-name="ce1" office:value-type="float" office:value="6.78135971352466" calcext:value-type="float">
            <text:p>6.78135971352466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number-columns-repeated="8" table:style-name="ce1" office:value-type="float" office:value="5.32192809488736" calcext:value-type="float">
            <text:p>5.32192809488736</text:p>
          </table:table-cell>
          <table:table-cell table:number-columns-repeated="3" table:style-name="ce1" office:value-type="float" office:value="4.90689059560851" calcext:value-type="float">
            <text:p>4.90689059560851</text:p>
          </table:table-cell>
          <table:table-cell table:number-columns-repeated="3" table:style-name="ce1" office:value-type="float" office:value="5.64385618977472" calcext:value-type="float">
            <text:p>5.64385618977472</text:p>
          </table:table-cell>
          <table:table-cell table:number-columns-repeated="3" table:style-name="ce1" office:value-type="float" office:value="5.32192809488736" calcext:value-type="float">
            <text:p>5.32192809488736</text:p>
          </table:table-cell>
          <table:table-cell table:number-columns-repeated="3" table:style-name="ce1" office:value-type="float" office:value="6.32192809488736" calcext:value-type="float">
            <text:p>6.32192809488736</text:p>
          </table:table-cell>
          <table:table-cell table:style-name="ce1" office:value-type="float" office:value="6.8073549220576" calcext:value-type="float">
            <text:p>6.8073549220576</text:p>
          </table:table-cell>
          <table:table-cell table:number-columns-repeated="63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3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3.58496250072115" calcext:value-type="float">
            <text:p>3.58496250072115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4.32192809488736" calcext:value-type="float">
            <text:p>4.3219280948873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.32192809488736" calcext:value-type="float">
            <text:p>3.32192809488736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4"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929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number-columns-repeated="1019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6" table:style-name="ce1" office:value-type="float" office:value="3.58496250072115" calcext:value-type="float">
            <text:p>3.58496250072115</text:p>
          </table:table-cell>
          <table:table-cell table:number-columns-repeated="66" table:style-name="ce1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3.16992500144231" calcext:value-type="float">
            <text:p>3.16992500144231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3.16992500144231" calcext:value-type="float">
            <text:p>3.16992500144231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number-columns-repeated="5" table:style-name="ce1" office:value-type="float" office:value="3.16992500144231" calcext:value-type="float">
            <text:p>3.16992500144231</text:p>
          </table:table-cell>
          <table:table-cell table:number-columns-repeated="5" table:style-name="ce1" office:value-type="float" office:value="2.58496250072115" calcext:value-type="float">
            <text:p>2.58496250072115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53" table:style-name="ce1" office:value-type="float" office:value="0" calcext:value-type="float">
            <text:p>0</text:p>
          </table:table-cell>
          <table:table-cell table:number-columns-repeated="917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55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43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4.08746284125033" calcext:value-type="float">
            <text:p>4.0874628412503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5.97727992349991" calcext:value-type="float">
            <text:p>5.97727992349991</text:p>
          </table:table-cell>
          <table:table-cell table:style-name="ce1" office:value-type="float" office:value="6.94251450533924" calcext:value-type="float">
            <text:p>6.94251450533924</text:p>
          </table:table-cell>
          <table:table-cell table:style-name="ce1" office:value-type="float" office:value="5.58496250072115" calcext:value-type="float">
            <text:p>5.58496250072115</text:p>
          </table:table-cell>
          <table:table-cell table:style-name="ce1" office:value-type="float" office:value="6.58496250072115" calcext:value-type="float">
            <text:p>6.58496250072115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6.97727992349991" calcext:value-type="float">
            <text:p>6.97727992349991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style-name="ce1" office:value-type="float" office:value="7.16992500144231" calcext:value-type="float">
            <text:p>7.16992500144231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3.16992500144231" calcext:value-type="float">
            <text:p>3.1699250014423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4.45943161863729" calcext:value-type="float">
            <text:p>4.45943161863729</text:p>
          </table:table-cell>
          <table:table-cell table:number-columns-repeated="3" table:style-name="ce1" office:value-type="float" office:value="3.8073549220576" calcext:value-type="float">
            <text:p>3.8073549220576</text:p>
          </table:table-cell>
          <table:table-cell table:style-name="ce1" office:value-type="float" office:value="3.45943161863729" calcext:value-type="float">
            <text:p>3.45943161863729</text:p>
          </table:table-cell>
          <table:table-cell table:number-columns-repeated="2" table:style-name="ce1" office:value-type="float" office:value="4.75488750216346" calcext:value-type="float">
            <text:p>4.75488750216346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6.33985000288462" calcext:value-type="float">
            <text:p>6.33985000288462</text:p>
          </table:table-cell>
          <table:table-cell table:style-name="ce1" office:value-type="float" office:value="7.07681559705083" calcext:value-type="float">
            <text:p>7.07681559705083</text:p>
          </table:table-cell>
          <table:table-cell table:style-name="ce1" office:value-type="float" office:value="7.53138146051631" calcext:value-type="float">
            <text:p>7.53138146051631</text:p>
          </table:table-cell>
          <table:table-cell table:style-name="ce1" office:value-type="float" office:value="7.36632221424581" calcext:value-type="float">
            <text:p>7.36632221424581</text:p>
          </table:table-cell>
          <table:table-cell table:style-name="ce1" office:value-type="float" office:value="8.66177809777198" calcext:value-type="float">
            <text:p>8.66177809777198</text:p>
          </table:table-cell>
          <table:table-cell table:style-name="ce1" office:value-type="float" office:value="9.49185309632967" calcext:value-type="float">
            <text:p>9.49185309632967</text:p>
          </table:table-cell>
          <table:table-cell table:number-columns-repeated="981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2" table:style-name="ce1" office:value-type="float" office:value="4.75488750216346" calcext:value-type="float">
            <text:p>4.75488750216346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number-columns-repeated="5" table:style-name="ce1" office:value-type="float" office:value="5.75488750216346" calcext:value-type="float">
            <text:p>5.75488750216346</text:p>
          </table:table-cell>
          <table:table-cell table:number-columns-repeated="2" table:style-name="ce1" office:value-type="float" office:value="7.75488750216346" calcext:value-type="float">
            <text:p>7.75488750216346</text:p>
          </table:table-cell>
          <table:table-cell table:style-name="ce1" office:value-type="float" office:value="8.49185309632967" calcext:value-type="float">
            <text:p>8.49185309632967</text:p>
          </table:table-cell>
          <table:table-cell table:style-name="ce1" office:value-type="float" office:value="7.75488750216346" calcext:value-type="float">
            <text:p>7.75488750216346</text:p>
          </table:table-cell>
          <table:table-cell table:number-columns-repeated="7" table:style-name="ce1" office:value-type="float" office:value="6.49185309632967" calcext:value-type="float">
            <text:p>6.49185309632967</text:p>
          </table:table-cell>
          <table:table-cell table:number-columns-repeated="5" table:style-name="ce1" office:value-type="float" office:value="7.49185309632967" calcext:value-type="float">
            <text:p>7.49185309632967</text:p>
          </table:table-cell>
          <table:table-cell table:number-columns-repeated="69" table:style-name="ce1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number-columns-repeated="1019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number-columns-repeated="1019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style-name="ce1" office:value-type="float" office:value="5.78135971352466" calcext:value-type="float">
            <text:p>5.78135971352466</text:p>
          </table:table-cell>
          <table:table-cell table:number-columns-repeated="1019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number-columns-repeated="1019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9.2644426002266" calcext:value-type="float">
            <text:p>9.2644426002266</text:p>
          </table:table-cell>
          <table:table-cell table:style-name="ce1" office:value-type="float" office:value="8.72109918870718" calcext:value-type="float">
            <text:p>8.72109918870718</text:p>
          </table:table-cell>
          <table:table-cell table:style-name="ce1" office:value-type="float" office:value="7.74146698640114" calcext:value-type="float">
            <text:p>7.74146698640114</text:p>
          </table:table-cell>
          <table:table-cell table:style-name="ce1" office:value-type="float" office:value="7.10852445677816" calcext:value-type="float">
            <text:p>7.10852445677816</text:p>
          </table:table-cell>
          <table:table-cell table:number-columns-repeated="1015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" table:style-name="ce1" office:value-type="float" office:value="1.58496250072115" calcext:value-type="float">
            <text:p>1.58496250072115</text:p>
          </table:table-cell>
          <table:table-cell table:number-columns-repeated="8" table:style-name="ce1" office:value-type="float" office:value="2.58496250072115" calcext:value-type="float">
            <text:p>2.58496250072115</text:p>
          </table:table-cell>
          <table:table-cell table:number-columns-repeated="58" table:style-name="ce1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number-columns-repeated="9" table:style-name="ce1" office:value-type="float" office:value="1.58496250072115" calcext:value-type="float">
            <text:p>1.58496250072115</text:p>
          </table:table-cell>
          <table:table-cell table:number-columns-repeated="61" table:style-name="ce1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70" table:style-name="ce1" office:value-type="float" office:value="0" calcext:value-type="float">
            <text:p>0</text:p>
          </table:table-cell>
          <table:table-cell table:number-columns-repeated="950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number-columns-repeated="1019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style-name="ce1" office:value-type="float" office:value="9.34429590791581" calcext:value-type="float">
            <text:p>9.34429590791581</text:p>
          </table:table-cell>
          <table:table-cell table:style-name="ce1" office:value-type="float" office:value="9.03617361255348" calcext:value-type="float">
            <text:p>9.03617361255348</text:p>
          </table:table-cell>
          <table:table-cell table:number-columns-repeated="1018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style-name="ce1" office:value-type="float" office:value="9.34429590791581" calcext:value-type="float">
            <text:p>9.34429590791581</text:p>
          </table:table-cell>
          <table:table-cell table:number-columns-repeated="1019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number-columns-repeated="1020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style-name="ce1" office:value-type="float" office:value="8.98013957763915" calcext:value-type="float">
            <text:p>8.98013957763915</text:p>
          </table:table-cell>
          <table:table-cell table:style-name="ce1" office:value-type="float" office:value="7.85174904141605" calcext:value-type="float">
            <text:p>7.85174904141605</text:p>
          </table:table-cell>
          <table:table-cell table:number-columns-repeated="1018"/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table:style-name="ce1" office:value-type="string" calcext:value-type="string">
            <text:p>abor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32192809488736" calcext:value-type="float">
            <text:p>2.32192809488736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number-columns-repeated="2" table:style-name="ce1" office:value-type="float" office:value="6.28540221886224" calcext:value-type="float">
            <text:p>6.28540221886224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number-columns-repeated="2" table:style-name="ce1" office:value-type="float" office:value="7.39231742277876" calcext:value-type="float">
            <text:p>7.392317422778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10.383704292474" calcext:value-type="float">
            <text:p>10.383704292474</text:p>
          </table:table-cell>
          <table:table-cell table:style-name="ce1" office:value-type="float" office:value="13.7056323873614" calcext:value-type="float">
            <text:p>13.7056323873614</text:p>
          </table:table-cell>
          <table:table-cell table:style-name="ce1" office:value-type="float" office:value="15.1961410297182" calcext:value-type="float">
            <text:p>15.1961410297182</text:p>
          </table:table-cell>
          <table:table-cell table:number-columns-repeated="1010"/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table:style-name="ce1" office:value-type="string" calcext:value-type="string">
            <text:p>won</text:p>
          </table:table-cell>
          <table:table-cell table:number-columns-repeated="81" table:style-name="ce1" office:value-type="float" office:value="0" calcext:value-type="float">
            <text:p>0</text:p>
          </table:table-cell>
          <table:table-cell table:number-columns-repeated="941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2.32192809488736" calcext:value-type="float">
            <text:p>2.32192809488736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5.16992500144231" calcext:value-type="float">
            <text:p>5.16992500144231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5.58496250072115" calcext:value-type="float">
            <text:p>5.58496250072115</text:p>
          </table:table-cell>
          <table:table-cell table:number-columns-repeated="2" table:style-name="ce1" office:value-type="float" office:value="6.58496250072115" calcext:value-type="float">
            <text:p>6.58496250072115</text:p>
          </table:table-cell>
          <table:table-cell table:number-columns-repeated="9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6.16992500144231" calcext:value-type="float">
            <text:p>6.16992500144231</text:p>
          </table:table-cell>
          <table:table-cell table:style-name="ce1" office:value-type="float" office:value="5.58496250072115" calcext:value-type="float">
            <text:p>5.58496250072115</text:p>
          </table:table-cell>
          <table:table-cell table:number-columns-repeated="3" table:style-name="ce1" office:value-type="float" office:value="4.58496250072115" calcext:value-type="float">
            <text:p>4.58496250072115</text:p>
          </table:table-cell>
          <table:table-cell table:number-columns-repeated="4" table:style-name="ce1" office:value-type="float" office:value="3.58496250072115" calcext:value-type="float">
            <text:p>3.58496250072115</text:p>
          </table:table-cell>
          <table:table-cell table:number-columns-repeated="63" table:style-name="ce1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.22881869049588" calcext:value-type="float">
            <text:p>7.22881869049588</text:p>
          </table:table-cell>
          <table:table-cell table:style-name="ce1" office:value-type="float" office:value="7.07681559705083" calcext:value-type="float">
            <text:p>7.07681559705083</text:p>
          </table:table-cell>
          <table:table-cell table:style-name="ce1" office:value-type="float" office:value="8.8703647195834" calcext:value-type="float">
            <text:p>8.8703647195834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3" table:style-name="ce1" office:value-type="float" office:value="6.16992500144231" calcext:value-type="float">
            <text:p>6.16992500144231</text:p>
          </table:table-cell>
          <table:table-cell table:style-name="ce1" office:value-type="float" office:value="6.90689059560851" calcext:value-type="float">
            <text:p>6.90689059560851</text:p>
          </table:table-cell>
          <table:table-cell table:number-columns-repeated="2" table:style-name="ce1" office:value-type="float" office:value="8.49185309632967" calcext:value-type="float">
            <text:p>8.49185309632967</text:p>
          </table:table-cell>
          <table:table-cell table:number-columns-repeated="2" table:style-name="ce1" office:value-type="float" office:value="8.22881869049588" calcext:value-type="float">
            <text:p>8.22881869049588</text:p>
          </table:table-cell>
          <table:table-cell table:style-name="ce1" office:value-type="float" office:value="7.71424551766612" calcext:value-type="float">
            <text:p>7.71424551766612</text:p>
          </table:table-cell>
          <table:table-cell table:style-name="ce1" office:value-type="float" office:value="7.12928301694496" calcext:value-type="float">
            <text:p>7.12928301694496</text:p>
          </table:table-cell>
          <table:table-cell table:style-name="ce1" office:value-type="float" office:value="8.96578428466208" calcext:value-type="float">
            <text:p>8.96578428466208</text:p>
          </table:table-cell>
          <table:table-cell table:style-name="ce1" office:value-type="float" office:value="9.81378119121703" calcext:value-type="float">
            <text:p>9.81378119121703</text:p>
          </table:table-cell>
          <table:table-cell table:style-name="ce1" office:value-type="float" office:value="11.2288186904958" calcext:value-type="float">
            <text:p>11.2288186904958</text:p>
          </table:table-cell>
          <table:table-cell table:style-name="ce1" office:value-type="float" office:value="11.103287808412" calcext:value-type="float">
            <text:p>11.103287808412</text:p>
          </table:table-cell>
          <table:table-cell table:style-name="ce1" office:value-type="float" office:value="12.5142209093581" calcext:value-type="float">
            <text:p>12.5142209093581</text:p>
          </table:table-cell>
          <table:table-cell table:style-name="ce1" office:value-type="float" office:value="10.813781191217" calcext:value-type="float">
            <text:p>10.813781191217</text:p>
          </table:table-cell>
          <table:table-cell table:style-name="ce1" office:value-type="float" office:value="11.1357092861044" calcext:value-type="float">
            <text:p>11.1357092861044</text:p>
          </table:table-cell>
          <table:table-cell table:number-columns-repeated="3" table:style-name="ce1" office:value-type="float" office:value="10.813781191217" calcext:value-type="float">
            <text:p>10.813781191217</text:p>
          </table:table-cell>
          <table:table-cell table:number-columns-repeated="2" table:style-name="ce1" office:value-type="float" office:value="12.3987436919381" calcext:value-type="float">
            <text:p>12.3987436919381</text:p>
          </table:table-cell>
          <table:table-cell table:number-columns-repeated="2" table:style-name="ce1" office:value-type="float" office:value="10.3987436919381" calcext:value-type="float">
            <text:p>10.3987436919381</text:p>
          </table:table-cell>
          <table:table-cell table:number-columns-repeated="3" table:style-name="ce1" office:value-type="float" office:value="9.81378119121703" calcext:value-type="float">
            <text:p>9.81378119121703</text:p>
          </table:table-cell>
          <table:table-cell table:number-columns-repeated="987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5.83289001416474" calcext:value-type="float">
            <text:p>5.83289001416474</text:p>
          </table:table-cell>
          <table:table-cell table:number-columns-repeated="1017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2" table:style-name="ce1" office:value-type="float" office:value="4.70043971814109" calcext:value-type="float">
            <text:p>4.70043971814109</text:p>
          </table:table-cell>
          <table:table-cell table:style-name="ce1" office:value-type="float" office:value="4.64385618977472" calcext:value-type="float">
            <text:p>4.64385618977472</text:p>
          </table:table-cell>
          <table:table-cell table:style-name="ce1" office:value-type="float" office:value="5.52356195605701" calcext:value-type="float">
            <text:p>5.52356195605701</text:p>
          </table:table-cell>
          <table:table-cell table:number-columns-repeated="1015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style-name="ce1" office:value-type="float" office:value="7.84549005094437" calcext:value-type="float">
            <text:p>7.84549005094437</text:p>
          </table:table-cell>
          <table:table-cell table:style-name="ce1" office:value-type="float" office:value="7.33985000288462" calcext:value-type="float">
            <text:p>7.33985000288462</text:p>
          </table:table-cell>
          <table:table-cell table:number-columns-repeated="1018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7"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5.16992500144231" calcext:value-type="float">
            <text:p>5.16992500144231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3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4.90689059560851" calcext:value-type="float">
            <text:p>4.90689059560851</text:p>
          </table:table-cell>
          <table:table-cell table:number-columns-repeated="4" table:style-name="ce1" office:value-type="float" office:value="3.32192809488736" calcext:value-type="float">
            <text:p>3.32192809488736</text:p>
          </table:table-cell>
          <table:table-cell table:number-columns-repeated="57" table:style-name="ce1" office:value-type="float" office:value="0" calcext:value-type="float">
            <text:p>0</text:p>
          </table:table-cell>
          <table:table-cell table:number-columns-repeated="936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number-columns-repeated="1019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4" table:style-name="ce1" office:value-type="float" office:value="2.58496250072115" calcext:value-type="float">
            <text:p>2.58496250072115</text:p>
          </table:table-cell>
          <table:table-cell table:number-columns-repeated="8" table:style-name="ce1" office:value-type="float" office:value="1.58496250072115" calcext:value-type="float">
            <text:p>1.58496250072115</text:p>
          </table:table-cell>
          <table:table-cell table:number-columns-repeated="9"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style-name="ce1" office:value-type="float" office:value="2.32192809488736" calcext:value-type="float">
            <text:p>2.3219280948873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947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11"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number-columns-repeated="5" table:style-name="ce1" office:value-type="float" office:value="6.16992500144231" calcext:value-type="float">
            <text:p>6.16992500144231</text:p>
          </table:table-cell>
          <table:table-cell table:number-columns-repeated="68" table:style-name="ce1" office:value-type="float" office:value="0" calcext:value-type="float">
            <text:p>0</text:p>
          </table:table-cell>
          <table:table-cell table:number-columns-repeated="941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4" table:style-name="ce1" office:value-type="float" office:value="1.58496250072115" calcext:value-type="float">
            <text:p>1.58496250072115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" table:style-name="ce1" office:value-type="float" office:value="1.58496250072115" calcext:value-type="float">
            <text:p>1.58496250072115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number-columns-repeated="933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57" table:style-name="ce1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8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16" table:style-name="ce1" office:value-type="float" office:value="1" calcext:value-type="float">
            <text:p>1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number-columns-repeated="958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table:style-name="ce1" office:value-type="string" calcext:value-type="string">
            <text:p>won</text:p>
          </table:table-cell>
          <table:table-cell table:number-columns-repeated="69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5" table:style-name="ce1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1" office:value-type="string" calcext:value-type="string">
            <text:p>won</text:p>
          </table:table-cell>
          <table:table-cell table:number-columns-repeated="64" table:style-name="ce1" office:value-type="float" office:value="0" calcext:value-type="float">
            <text:p>0</text:p>
          </table:table-cell>
          <table:table-cell table:number-columns-repeated="958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.58496250072115" calcext:value-type="float">
            <text:p>3.58496250072115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941"/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5.90689059560851" calcext:value-type="float">
            <text:p>5.90689059560851</text:p>
          </table:table-cell>
          <table:table-cell table:number-columns-repeated="2" table:style-name="ce1" office:value-type="float" office:value="5.16992500144231" calcext:value-type="float">
            <text:p>5.16992500144231</text:p>
          </table:table-cell>
          <table:table-cell table:number-columns-repeated="2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34" table:style-name="ce1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89481776330794" calcext:value-type="float">
            <text:p>8.89481776330794</text:p>
          </table:table-cell>
          <table:table-cell table:style-name="ce1" office:value-type="float" office:value="11.9729797860662" calcext:value-type="float">
            <text:p>11.9729797860662</text:p>
          </table:table-cell>
          <table:table-cell table:number-columns-repeated="1018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number-columns-repeated="1019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3.16992500144231" calcext:value-type="float">
            <text:p>3.16992500144231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4.39231742277876" calcext:value-type="float">
            <text:p>4.39231742277876</text:p>
          </table:table-cell>
          <table:table-cell table:number-columns-repeated="10" table:style-name="ce1" office:value-type="float" office:value="1.58496250072115" calcext:value-type="float">
            <text:p>1.58496250072115</text:p>
          </table:table-cell>
          <table:table-cell table:number-columns-repeated="14" table:style-name="ce1" office:value-type="float" office:value="2.58496250072115" calcext:value-type="float">
            <text:p>2.58496250072115</text:p>
          </table:table-cell>
          <table:table-cell table:number-columns-repeated="7"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17" table:style-name="ce1" office:value-type="float" office:value="1.58496250072115" calcext:value-type="float">
            <text:p>1.5849625007211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number-columns-repeated="939"/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1019"/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6.32192809488736" calcext:value-type="float">
            <text:p>6.32192809488736</text:p>
          </table:table-cell>
          <table:table-cell table:style-name="ce1" office:value-type="float" office:value="5.04439411935845" calcext:value-type="float">
            <text:p>5.04439411935845</text:p>
          </table:table-cell>
          <table:table-cell table:style-name="ce1" office:value-type="float" office:value="6.49185309632967" calcext:value-type="float">
            <text:p>6.49185309632967</text:p>
          </table:table-cell>
          <table:table-cell table:style-name="ce1" office:value-type="float" office:value="6.22881869049588" calcext:value-type="float">
            <text:p>6.22881869049588</text:p>
          </table:table-cell>
          <table:table-cell table:style-name="ce1" office:value-type="float" office:value="6.10852445677816" calcext:value-type="float">
            <text:p>6.10852445677816</text:p>
          </table:table-cell>
          <table:table-cell table:style-name="ce1" office:value-type="float" office:value="5.90689059560851" calcext:value-type="float">
            <text:p>5.90689059560851</text:p>
          </table:table-cell>
          <table:table-cell table:style-name="ce1" office:value-type="float" office:value="8.66177809777198" calcext:value-type="float">
            <text:p>8.66177809777198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4" table:style-name="ce1"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10.7142455176661" calcext:value-type="float">
            <text:p>10.7142455176661</text:p>
          </table:table-cell>
          <table:table-cell table:number-columns-repeated="1018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table:style-name="ce1" office:value-type="string" calcext:value-type="string">
            <text:p>w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2.32192809488736" calcext:value-type="float">
            <text:p>2.3219280948873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5" table:style-name="ce1" office:value-type="float" office:value="0" calcext:value-type="float">
            <text:p>0</text:p>
          </table:table-cell>
          <table:table-cell table:number-columns-repeated="941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number-columns-repeated="1018"/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6.32192809488736" calcext:value-type="float">
            <text:p>6.32192809488736</text:p>
          </table:table-cell>
          <table:table-cell table:style-name="ce1" office:value-type="float" office:value="5.04439411935845" calcext:value-type="float">
            <text:p>5.04439411935845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7.25738784269265" calcext:value-type="float">
            <text:p>7.25738784269265</text:p>
          </table:table-cell>
          <table:table-cell table:style-name="ce1" office:value-type="float" office:value="7.97727992349991" calcext:value-type="float">
            <text:p>7.9772799234999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5.75488750216346" calcext:value-type="float">
            <text:p>5.75488750216346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5" table:style-name="ce1" office:value-type="float" office:value="5.75488750216346" calcext:value-type="float">
            <text:p>5.75488750216346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number-columns-repeated="6" table:style-name="ce1" office:value-type="float" office:value="1.58496250072115" calcext:value-type="float">
            <text:p>1.58496250072115</text:p>
          </table:table-cell>
          <table:table-cell table:number-columns-repeated="3" table:style-name="ce1" office:value-type="float" office:value="3.16992500144231" calcext:value-type="float">
            <text:p>3.16992500144231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5" table:style-name="ce1" office:value-type="float" office:value="1.58496250072115" calcext:value-type="float">
            <text:p>1.58496250072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5.16992500144231" calcext:value-type="float">
            <text:p>5.16992500144231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number-columns-repeated="5"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4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style-name="ce1" office:value-type="float" office:value="9.34429590791581" calcext:value-type="float">
            <text:p>9.34429590791581</text:p>
          </table:table-cell>
          <table:table-cell table:number-columns-repeated="1019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24792751344358" calcext:value-type="float">
            <text:p>4.24792751344358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3.32192809488736" calcext:value-type="float">
            <text:p>3.32192809488736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.58496250072115" calcext:value-type="float">
            <text:p>5.58496250072115</text:p>
          </table:table-cell>
          <table:table-cell table:number-columns-repeated="4" table:style-name="ce1" office:value-type="float" office:value="4.8073549220576" calcext:value-type="float">
            <text:p>4.8073549220576</text:p>
          </table:table-cell>
          <table:table-cell table:style-name="ce1" office:value-type="float" office:value="5.32192809488736" calcext:value-type="float">
            <text:p>5.32192809488736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3" table:style-name="ce1" office:value-type="float" office:value="3.8073549220576" calcext:value-type="float">
            <text:p>3.807354922057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number-columns-repeated="3" table:style-name="ce1" office:value-type="float" office:value="3.90689059560851" calcext:value-type="float">
            <text:p>3.9068905956085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62" table:style-name="ce1" office:value-type="float" office:value="0" calcext:value-type="float">
            <text:p>0</text:p>
          </table:table-cell>
          <table:table-cell table:number-columns-repeated="927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65" table:style-name="ce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6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89481776330794" calcext:value-type="float">
            <text:p>8.89481776330794</text:p>
          </table:table-cell>
          <table:table-cell table:style-name="ce1" office:value-type="float" office:value="9.40087943628218" calcext:value-type="float">
            <text:p>9.40087943628218</text:p>
          </table:table-cell>
          <table:table-cell table:number-columns-repeated="1018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number-columns-repeated="1018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number-columns-repeated="4" table:style-name="ce1" office:value-type="float" office:value="5.39231742277876" calcext:value-type="float">
            <text:p>5.39231742277876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5" table:style-name="ce1" office:value-type="float" office:value="3.8073549220576" calcext:value-type="float">
            <text:p>3.8073549220576</text:p>
          </table:table-cell>
          <table:table-cell table:number-columns-repeated="6" table:style-name="ce1" office:value-type="float" office:value="3.32192809488736" calcext:value-type="float">
            <text:p>3.32192809488736</text:p>
          </table:table-cell>
          <table:table-cell table:number-columns-repeated="4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1" table:style-name="ce1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style-name="ce1" office:value-type="float" office:value="7.84549005094437" calcext:value-type="float">
            <text:p>7.84549005094437</text:p>
          </table:table-cell>
          <table:table-cell table:number-columns-repeated="1019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68" table:style-name="ce1" office:value-type="float" office:value="0" calcext:value-type="float">
            <text:p>0</text:p>
          </table:table-cell>
          <table:table-cell table:number-columns-repeated="947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10.7142455176661" calcext:value-type="float">
            <text:p>10.7142455176661</text:p>
          </table:table-cell>
          <table:table-cell table:style-name="ce1" office:value-type="float" office:value="9.14465824283188" calcext:value-type="float">
            <text:p>9.14465824283188</text:p>
          </table:table-cell>
          <table:table-cell table:style-name="ce1" office:value-type="float" office:value="9.45532722030456" calcext:value-type="float">
            <text:p>9.45532722030456</text:p>
          </table:table-cell>
          <table:table-cell table:style-name="ce1" office:value-type="float" office:value="8.49585502688717" calcext:value-type="float">
            <text:p>8.49585502688717</text:p>
          </table:table-cell>
          <table:table-cell table:style-name="ce1" office:value-type="float" office:value="9.91587937883577" calcext:value-type="float">
            <text:p>9.91587937883577</text:p>
          </table:table-cell>
          <table:table-cell table:style-name="ce1" office:value-type="float" office:value="9.59058704991503" calcext:value-type="float">
            <text:p>9.59058704991503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style-name="ce1" office:value-type="float" office:value="5.39231742277876" calcext:value-type="float">
            <text:p>5.39231742277876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87" table:style-name="ce1" office:value-type="float" office:value="0" calcext:value-type="float">
            <text:p>0</text:p>
          </table:table-cell>
          <table:table-cell table:number-columns-repeated="917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24792751344358" calcext:value-type="float">
            <text:p>4.24792751344358</text:p>
          </table:table-cell>
          <table:table-cell table:number-columns-repeated="1018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1019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3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2" calcext:value-type="float">
            <text:p>2</text:p>
          </table:table-cell>
          <table:table-cell table:number-columns-repeated="44" table:style-name="ce1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5.83289001416474" calcext:value-type="float">
            <text:p>5.83289001416474</text:p>
          </table:table-cell>
          <table:table-cell table:number-columns-repeated="1017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style-name="ce1" office:value-type="float" office:value="6.06608919045777" calcext:value-type="float">
            <text:p>6.06608919045777</text:p>
          </table:table-cell>
          <table:table-cell table:style-name="ce1" office:value-type="float" office:value="8.61102479730735" calcext:value-type="float">
            <text:p>8.61102479730735</text:p>
          </table:table-cell>
          <table:table-cell table:number-columns-repeated="1017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number-columns-repeated="1020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number-columns-repeated="1019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24792751344358" calcext:value-type="float">
            <text:p>4.2479275134435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.58496250072115" calcext:value-type="float">
            <text:p>3.58496250072115</text:p>
          </table:table-cell>
          <table:table-cell table:number-columns-repeated="4" table:style-name="ce1" office:value-type="float" office:value="4.58496250072115" calcext:value-type="float">
            <text:p>4.58496250072115</text:p>
          </table:table-cell>
          <table:table-cell table:number-columns-repeated="4" table:style-name="ce1" office:value-type="float" office:value="6.16992500144231" calcext:value-type="float">
            <text:p>6.1699250014423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5" table:style-name="ce1" office:value-type="float" office:value="0" calcext:value-type="float">
            <text:p>0</text:p>
          </table:table-cell>
          <table:table-cell table:number-columns-repeated="947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89" table:style-name="ce1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90689059560851" calcext:value-type="float">
            <text:p>5.90689059560851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3" table:style-name="ce1" office:value-type="float" office:value="4.16992500144231" calcext:value-type="float">
            <text:p>4.1699250014423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67" table:style-name="ce1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6.6293566200796" calcext:value-type="float">
            <text:p>6.6293566200796</text:p>
          </table:table-cell>
          <table:table-cell table:style-name="ce1" office:value-type="float" office:value="5.39231742277876" calcext:value-type="float">
            <text:p>5.39231742277876</text:p>
          </table:table-cell>
          <table:table-cell table:style-name="ce1" office:value-type="float" office:value="3.45943161863729" calcext:value-type="float">
            <text:p>3.45943161863729</text:p>
          </table:table-cell>
          <table:table-cell table:number-columns-repeated="2" table:style-name="ce1" office:value-type="float" office:value="3.32192809488736" calcext:value-type="float">
            <text:p>3.32192809488736</text:p>
          </table:table-cell>
          <table:table-cell table:style-name="ce1" office:value-type="float" office:value="3.8073549220576" calcext:value-type="float">
            <text:p>3.8073549220576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90689059560851" calcext:value-type="float">
            <text:p>5.90689059560851</text:p>
          </table:table-cell>
          <table:table-cell table:style-name="ce1" office:value-type="float" office:value="6.72792045456319" calcext:value-type="float">
            <text:p>6.72792045456319</text:p>
          </table:table-cell>
          <table:table-cell table:style-name="ce1" office:value-type="float" office:value="5.83289001416474" calcext:value-type="float">
            <text:p>5.83289001416474</text:p>
          </table:table-cell>
          <table:table-cell table:style-name="ce1" office:value-type="float" office:value="5.52356195605701" calcext:value-type="float">
            <text:p>5.52356195605701</text:p>
          </table:table-cell>
          <table:table-cell table:number-columns-repeated="2" table:style-name="ce1" office:value-type="float" office:value="6.8073549220576" calcext:value-type="float">
            <text:p>6.8073549220576</text:p>
          </table:table-cell>
          <table:table-cell table:style-name="ce1" office:value-type="float" office:value="7.70043971814109" calcext:value-type="float">
            <text:p>7.70043971814109</text:p>
          </table:table-cell>
          <table:table-cell table:style-name="ce1" office:value-type="float" office:value="7.70735913208088" calcext:value-type="float">
            <text:p>7.70735913208088</text:p>
          </table:table-cell>
          <table:table-cell table:style-name="ce1" office:value-type="float" office:value="6.58496250072115" calcext:value-type="float">
            <text:p>6.58496250072115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number-columns-repeated="3"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6.39231742277876" calcext:value-type="float">
            <text:p>6.39231742277876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3" table:style-name="ce1" office:value-type="float" office:value="6.39231742277876" calcext:value-type="float">
            <text:p>6.39231742277876</text:p>
          </table:table-cell>
          <table:table-cell table:style-name="ce1" office:value-type="float" office:value="7.12928301694496" calcext:value-type="float">
            <text:p>7.12928301694496</text:p>
          </table:table-cell>
          <table:table-cell table:style-name="ce1" office:value-type="float" office:value="6.8073549220576" calcext:value-type="float">
            <text:p>6.807354922057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32192809488736" calcext:value-type="float">
            <text:p>5.32192809488736</text:p>
          </table:table-cell>
          <table:table-cell table:number-columns-repeated="3" table:style-name="ce1" office:value-type="float" office:value="5.16992500144231" calcext:value-type="float">
            <text:p>5.1699250014423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.8073549220576" calcext:value-type="float">
            <text:p>4.8073549220576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number-columns-repeated="7" table:style-name="ce1" office:value-type="float" office:value="4.8073549220576" calcext:value-type="float">
            <text:p>4.8073549220576</text:p>
          </table:table-cell>
          <table:table-cell table:number-columns-repeated="6" table:style-name="ce1" office:value-type="float" office:value="4.58496250072115" calcext:value-type="float">
            <text:p>4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12"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number-columns-repeated="910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style-name="ce1" office:value-type="string" calcext:value-type="string">
            <text:p>abor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3" table:style-name="ce1" office:value-type="float" office:value="3.16992500144231" calcext:value-type="float">
            <text:p>3.16992500144231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5.67242534197149" calcext:value-type="float">
            <text:p>5.67242534197149</text:p>
          </table:table-cell>
          <table:table-cell table:number-columns-repeated="2" table:style-name="ce1" office:value-type="float" office:value="7.67242534197149" calcext:value-type="float">
            <text:p>7.67242534197149</text:p>
          </table:table-cell>
          <table:table-cell table:style-name="ce1" office:value-type="float" office:value="7.39231742277876" calcext:value-type="float">
            <text:p>7.39231742277876</text:p>
          </table:table-cell>
          <table:table-cell table:style-name="ce1" office:value-type="float" office:value="5.67242534197149" calcext:value-type="float">
            <text:p>5.67242534197149</text:p>
          </table:table-cell>
          <table:table-cell table:number-columns-repeated="2" table:style-name="ce1" office:value-type="float" office:value="7.25738784269265" calcext:value-type="float">
            <text:p>7.25738784269265</text:p>
          </table:table-cell>
          <table:table-cell table:style-name="ce1" office:value-type="float" office:value="5.67242534197149" calcext:value-type="float">
            <text:p>5.67242534197149</text:p>
          </table:table-cell>
          <table:table-cell table:style-name="ce1" office:value-type="float" office:value="7.67242534197149" calcext:value-type="float">
            <text:p>7.67242534197149</text:p>
          </table:table-cell>
          <table:table-cell table:number-columns-repeated="2" table:style-name="ce1" office:value-type="float" office:value="6.67242534197149" calcext:value-type="float">
            <text:p>6.67242534197149</text:p>
          </table:table-cell>
          <table:table-cell table:style-name="ce1" office:value-type="float" office:value="6.08746284125033" calcext:value-type="float">
            <text:p>6.08746284125033</text:p>
          </table:table-cell>
          <table:table-cell table:style-name="ce1" office:value-type="float" office:value="7.08746284125033" calcext:value-type="float">
            <text:p>7.08746284125033</text:p>
          </table:table-cell>
          <table:table-cell table:style-name="ce1" office:value-type="float" office:value="7.67242534197149" calcext:value-type="float">
            <text:p>7.67242534197149</text:p>
          </table:table-cell>
          <table:table-cell table:style-name="ce1" office:value-type="float" office:value="9.25738784269265" calcext:value-type="float">
            <text:p>9.25738784269265</text:p>
          </table:table-cell>
          <table:table-cell table:number-columns-repeated="2" table:style-name="ce1" office:value-type="float" office:value="9.08746284125033" calcext:value-type="float">
            <text:p>9.08746284125033</text:p>
          </table:table-cell>
          <table:table-cell table:number-columns-repeated="5" table:style-name="ce1" office:value-type="float" office:value="9.67242534197149" calcext:value-type="float">
            <text:p>9.67242534197149</text:p>
          </table:table-cell>
          <table:table-cell table:number-columns-repeated="2" table:style-name="ce1" office:value-type="float" office:value="10.6724253419714" calcext:value-type="float">
            <text:p>10.6724253419714</text:p>
          </table:table-cell>
          <table:table-cell table:style-name="ce1" office:value-type="float" office:value="12.2573878426926" calcext:value-type="float">
            <text:p>12.2573878426926</text:p>
          </table:table-cell>
          <table:table-cell table:style-name="ce1" office:value-type="float" office:value="12.4918530963296" calcext:value-type="float">
            <text:p>12.4918530963296</text:p>
          </table:table-cell>
          <table:table-cell table:style-name="ce1" office:value-type="float" office:value="11.4429434958487" calcext:value-type="float">
            <text:p>11.4429434958487</text:p>
          </table:table-cell>
          <table:table-cell table:number-columns-repeated="5" table:style-name="ce1" office:value-type="float" office:value="8.16992500144231" calcext:value-type="float">
            <text:p>8.16992500144231</text:p>
          </table:table-cell>
          <table:table-cell table:style-name="ce1" office:value-type="float" office:value="9.16992500144231" calcext:value-type="float">
            <text:p>9.16992500144231</text:p>
          </table:table-cell>
          <table:table-cell table:number-columns-repeated="2" table:style-name="ce1" office:value-type="float" office:value="8.90689059560851" calcext:value-type="float">
            <text:p>8.90689059560851</text:p>
          </table:table-cell>
          <table:table-cell table:style-name="ce1" office:value-type="float" office:value="10.4918530963296" calcext:value-type="float">
            <text:p>10.4918530963296</text:p>
          </table:table-cell>
          <table:table-cell table:style-name="ce1" office:value-type="float" office:value="10.2288186904958" calcext:value-type="float">
            <text:p>10.2288186904958</text:p>
          </table:table-cell>
          <table:table-cell table:style-name="ce1" office:value-type="float" office:value="10.0768155970508" calcext:value-type="float">
            <text:p>10.0768155970508</text:p>
          </table:table-cell>
          <table:table-cell table:style-name="ce1" office:value-type="float" office:value="11.6617780977719" calcext:value-type="float">
            <text:p>11.6617780977719</text:p>
          </table:table-cell>
          <table:table-cell table:style-name="ce1" office:value-type="float" office:value="10.9772799234999" calcext:value-type="float">
            <text:p>10.9772799234999</text:p>
          </table:table-cell>
          <table:table-cell table:style-name="ce1" office:value-type="float" office:value="10.3923174227787" calcext:value-type="float">
            <text:p>10.3923174227787</text:p>
          </table:table-cell>
          <table:table-cell table:style-name="ce1" office:value-type="float" office:value="9.56224242422107" calcext:value-type="float">
            <text:p>9.56224242422107</text:p>
          </table:table-cell>
          <table:table-cell table:number-columns-repeated="2" table:style-name="ce1" office:value-type="float" office:value="8.97727992349991" calcext:value-type="float">
            <text:p>8.97727992349991</text:p>
          </table:table-cell>
          <table:table-cell table:style-name="ce1" office:value-type="float" office:value="8.39231742277876" calcext:value-type="float">
            <text:p>8.39231742277876</text:p>
          </table:table-cell>
          <table:table-cell table:number-columns-repeated="2" table:style-name="ce1" office:value-type="float" office:value="7.39231742277876" calcext:value-type="float">
            <text:p>7.39231742277876</text:p>
          </table:table-cell>
          <table:table-cell table:number-columns-repeated="3" table:style-name="ce1" office:value-type="float" office:value="9.71424551766612" calcext:value-type="float">
            <text:p>9.71424551766612</text:p>
          </table:table-cell>
          <table:table-cell table:style-name="ce1" office:value-type="float" office:value="11.2992080183872" calcext:value-type="float">
            <text:p>11.2992080183872</text:p>
          </table:table-cell>
          <table:table-cell table:style-name="ce1" office:value-type="float" office:value="12.1472049249422" calcext:value-type="float">
            <text:p>12.1472049249422</text:p>
          </table:table-cell>
          <table:table-cell table:style-name="ce1" office:value-type="float" office:value="14.5008418795569" calcext:value-type="float">
            <text:p>14.5008418795569</text:p>
          </table:table-cell>
          <table:table-cell table:number-columns-repeated="959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number-columns-repeated="1019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.16992500144231" calcext:value-type="float">
            <text:p>5.16992500144231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number-columns-repeated="3" table:style-name="ce1" office:value-type="float" office:value="5.16992500144231" calcext:value-type="float">
            <text:p>5.16992500144231</text:p>
          </table:table-cell>
          <table:table-cell table:number-columns-repeated="4" table:style-name="ce1" office:value-type="float" office:value="5.58496250072115" calcext:value-type="float">
            <text:p>5.58496250072115</text:p>
          </table:table-cell>
          <table:table-cell table:number-columns-repeated="2" table:style-name="ce1" office:value-type="float" office:value="6.58496250072115" calcext:value-type="float">
            <text:p>6.58496250072115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6" table:style-name="ce1" office:value-type="float" office:value="3.58496250072115" calcext:value-type="float">
            <text:p>3.58496250072115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1" table:style-name="ce1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number-columns-repeated="2" table:style-name="ce1" office:value-type="float" office:value="5.97727992349991" calcext:value-type="float">
            <text:p>5.97727992349991</text:p>
          </table:table-cell>
          <table:table-cell table:style-name="ce1" office:value-type="float" office:value="6.6293566200796" calcext:value-type="float">
            <text:p>6.6293566200796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5.32192809488736" calcext:value-type="float">
            <text:p>5.32192809488736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style-name="ce1" office:value-type="float" office:value="7.16992500144231" calcext:value-type="float">
            <text:p>7.16992500144231</text:p>
          </table:table-cell>
          <table:table-cell table:style-name="ce1" office:value-type="float" office:value="7.75488750216346" calcext:value-type="float">
            <text:p>7.75488750216346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number-columns-repeated="3" table:style-name="ce1" office:value-type="float" office:value="5.16992500144231" calcext:value-type="float">
            <text:p>5.16992500144231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style-name="ce1" office:value-type="float" office:value="7.16992500144231" calcext:value-type="float">
            <text:p>7.16992500144231</text:p>
          </table:table-cell>
          <table:table-cell table:number-columns-repeated="6" table:style-name="ce1" office:value-type="float" office:value="6.58496250072115" calcext:value-type="float">
            <text:p>6.58496250072115</text:p>
          </table:table-cell>
          <table:table-cell table:number-columns-repeated="2" table:style-name="ce1" office:value-type="float" office:value="5.58496250072115" calcext:value-type="float">
            <text:p>5.58496250072115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number-columns-repeated="2" table:style-name="ce1" office:value-type="float" office:value="7.75488750216346" calcext:value-type="float">
            <text:p>7.75488750216346</text:p>
          </table:table-cell>
          <table:table-cell table:style-name="ce1" office:value-type="float" office:value="8.25738784269265" calcext:value-type="float">
            <text:p>8.25738784269265</text:p>
          </table:table-cell>
          <table:table-cell table:number-columns-repeated="5" table:style-name="ce1" office:value-type="float" office:value="6.97727992349991" calcext:value-type="float">
            <text:p>6.97727992349991</text:p>
          </table:table-cell>
          <table:table-cell table:number-columns-repeated="4" table:style-name="ce1" office:value-type="float" office:value="8.56224242422107" calcext:value-type="float">
            <text:p>8.56224242422107</text:p>
          </table:table-cell>
          <table:table-cell table:number-columns-repeated="33"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6"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1.58496250072115" calcext:value-type="float">
            <text:p>1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7"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15" table:style-name="ce1" office:value-type="float" office:value="1.58496250072115" calcext:value-type="float">
            <text:p>1.58496250072115</text:p>
          </table:table-cell>
          <table:table-cell table:number-columns-repeated="3" table:style-name="ce1" office:value-type="float" office:value="3.16992500144231" calcext:value-type="float">
            <text:p>3.16992500144231</text:p>
          </table:table-cell>
          <table:table-cell table:number-columns-repeated="3" table:style-name="ce1" office:value-type="float" office:value="1.58496250072115" calcext:value-type="float">
            <text:p>1.58496250072115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8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.58496250072115" calcext:value-type="float">
            <text:p>1.5849625007211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37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24792751344358" calcext:value-type="float">
            <text:p>4.24792751344358</text:p>
          </table:table-cell>
          <table:table-cell table:style-name="ce1" office:value-type="float" office:value="4.52356195605701" calcext:value-type="float">
            <text:p>4.52356195605701</text:p>
          </table:table-cell>
          <table:table-cell table:style-name="ce1" office:value-type="float" office:value="5.97727992349991" calcext:value-type="float">
            <text:p>5.97727992349991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5.90689059560851" calcext:value-type="float">
            <text:p>5.90689059560851</text:p>
          </table:table-cell>
          <table:table-cell table:number-columns-repeated="11" table:style-name="ce1" office:value-type="float" office:value="4.58496250072115" calcext:value-type="float">
            <text:p>4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4" table:style-name="ce1" office:value-type="float" office:value="5.16992500144231" calcext:value-type="float">
            <text:p>5.16992500144231</text:p>
          </table:table-cell>
          <table:table-cell table:number-columns-repeated="7" table:style-name="ce1" office:value-type="float" office:value="4.16992500144231" calcext:value-type="float">
            <text:p>4.16992500144231</text:p>
          </table:table-cell>
          <table:table-cell table:number-columns-repeated="56" table:style-name="ce1" office:value-type="float" office:value="0" calcext:value-type="float">
            <text:p>0</text:p>
          </table:table-cell>
          <table:table-cell table:number-columns-repeated="934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82" table:style-name="ce1" office:value-type="float" office:value="0" calcext:value-type="float">
            <text:p>0</text:p>
          </table:table-cell>
          <table:table-cell table:number-columns-repeated="934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style-name="ce1" office:value-type="float" office:value="6.22881869049588" calcext:value-type="float">
            <text:p>6.22881869049588</text:p>
          </table:table-cell>
          <table:table-cell table:style-name="ce1" office:value-type="float" office:value="7.75488750216346" calcext:value-type="float">
            <text:p>7.75488750216346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7.02236781302845" calcext:value-type="float">
            <text:p>7.02236781302845</text:p>
          </table:table-cell>
          <table:table-cell table:style-name="ce1" office:value-type="float" office:value="6.64385618977472" calcext:value-type="float">
            <text:p>6.64385618977472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style-name="ce1" office:value-type="float" office:value="6.04439411935845" calcext:value-type="float">
            <text:p>6.04439411935845</text:p>
          </table:table-cell>
          <table:table-cell table:style-name="ce1" office:value-type="float" office:value="6.70043971814109" calcext:value-type="float">
            <text:p>6.70043971814109</text:p>
          </table:table-cell>
          <table:table-cell table:style-name="ce1" office:value-type="float" office:value="6.76818432477692" calcext:value-type="float">
            <text:p>6.76818432477692</text:p>
          </table:table-cell>
          <table:table-cell table:style-name="ce1" office:value-type="float" office:value="6.24792751344358" calcext:value-type="float">
            <text:p>6.24792751344358</text:p>
          </table:table-cell>
          <table:table-cell table:style-name="ce1" office:value-type="float" office:value="5.24792751344358" calcext:value-type="float">
            <text:p>5.24792751344358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number-columns-repeated="2" table:style-name="ce1" office:value-type="float" office:value="7.18982455888001" calcext:value-type="float">
            <text:p>7.18982455888001</text:p>
          </table:table-cell>
          <table:table-cell table:style-name="ce1" office:value-type="float" office:value="6.98868468677216" calcext:value-type="float">
            <text:p>6.98868468677216</text:p>
          </table:table-cell>
          <table:table-cell table:style-name="ce1" office:value-type="float" office:value="8.57364718749332" calcext:value-type="float">
            <text:p>8.57364718749332</text:p>
          </table:table-cell>
          <table:table-cell table:style-name="ce1" office:value-type="float" office:value="10.0484868739923" calcext:value-type="float">
            <text:p>10.0484868739923</text:p>
          </table:table-cell>
          <table:table-cell table:style-name="ce1" office:value-type="float" office:value="11.1202378773419" calcext:value-type="float">
            <text:p>11.1202378773419</text:p>
          </table:table-cell>
          <table:table-cell table:number-columns-repeated="999"/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number-columns-repeated="74" table:style-name="ce1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89481776330794" calcext:value-type="float">
            <text:p>8.89481776330794</text:p>
          </table:table-cell>
          <table:table-cell table:style-name="ce1" office:value-type="float" office:value="11.1260591160706" calcext:value-type="float">
            <text:p>11.1260591160706</text:p>
          </table:table-cell>
          <table:table-cell table:number-columns-repeated="1018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6.33985000288462" calcext:value-type="float">
            <text:p>6.33985000288462</text:p>
          </table:table-cell>
          <table:table-cell table:style-name="ce1" office:value-type="float" office:value="7.75488750216346" calcext:value-type="float">
            <text:p>7.75488750216346</text:p>
          </table:table-cell>
          <table:table-cell table:style-name="ce1" office:value-type="float" office:value="6.33985000288462" calcext:value-type="float">
            <text:p>6.33985000288462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.58496250072115" calcext:value-type="float">
            <text:p>5.58496250072115</text:p>
          </table:table-cell>
          <table:table-cell table:number-columns-repeated="6" table:style-name="ce1" office:value-type="float" office:value="6.58496250072115" calcext:value-type="float">
            <text:p>6.58496250072115</text:p>
          </table:table-cell>
          <table:table-cell table:number-columns-repeated="4" table:style-name="ce1" office:value-type="float" office:value="4.58496250072115" calcext:value-type="float">
            <text:p>4.58496250072115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45" table:style-name="ce1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3.32192809488736" calcext:value-type="float">
            <text:p>3.32192809488736</text:p>
          </table:table-cell>
          <table:table-cell table:number-columns-repeated="4" table:style-name="ce1" office:value-type="float" office:value="2.58496250072115" calcext:value-type="float">
            <text:p>2.58496250072115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5" table:style-name="ce1" office:value-type="float" office:value="2.58496250072115" calcext:value-type="float">
            <text:p>2.58496250072115</text:p>
          </table:table-cell>
          <table:table-cell table:number-columns-repeated="73" table:style-name="ce1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1019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5.83289001416474" calcext:value-type="float">
            <text:p>5.83289001416474</text:p>
          </table:table-cell>
          <table:table-cell table:style-name="ce1" office:value-type="float" office:value="5.39231742277876" calcext:value-type="float">
            <text:p>5.39231742277876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.58496250072115" calcext:value-type="float">
            <text:p>3.58496250072115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3.16992500144231" calcext:value-type="float">
            <text:p>3.16992500144231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3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style-name="ce1" office:value-type="float" office:value="4.08746284125033" calcext:value-type="float">
            <text:p>4.08746284125033</text:p>
          </table:table-cell>
          <table:table-cell table:number-columns-repeated="1017"/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4.64385618977472" calcext:value-type="float">
            <text:p>4.64385618977472</text:p>
          </table:table-cell>
          <table:table-cell table:style-name="ce1" office:value-type="float" office:value="4.75488750216346" calcext:value-type="float">
            <text:p>4.75488750216346</text:p>
          </table:table-cell>
          <table:table-cell table:style-name="ce1" office:value-type="float" office:value="6.33985000288462" calcext:value-type="float">
            <text:p>6.33985000288462</text:p>
          </table:table-cell>
          <table:table-cell table:number-columns-repeated="2" table:style-name="ce1" office:value-type="float" office:value="7.07681559705083" calcext:value-type="float">
            <text:p>7.07681559705083</text:p>
          </table:table-cell>
          <table:table-cell table:style-name="ce1" office:value-type="float" office:value="6.33985000288462" calcext:value-type="float">
            <text:p>6.33985000288462</text:p>
          </table:table-cell>
          <table:table-cell table:style-name="ce1" office:value-type="float" office:value="7.75488750216346" calcext:value-type="float">
            <text:p>7.75488750216346</text:p>
          </table:table-cell>
          <table:table-cell table:style-name="ce1" office:value-type="float" office:value="8.59618975614441" calcext:value-type="float">
            <text:p>8.59618975614441</text:p>
          </table:table-cell>
          <table:table-cell table:style-name="ce1" office:value-type="float" office:value="9.19229281447076" calcext:value-type="float">
            <text:p>9.19229281447076</text:p>
          </table:table-cell>
          <table:table-cell table:style-name="ce1" office:value-type="float" office:value="10.3695973462786" calcext:value-type="float">
            <text:p>10.3695973462786</text:p>
          </table:table-cell>
          <table:table-cell table:number-columns-repeated="1009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1.58496250072115" calcext:value-type="float">
            <text:p>1.584962500721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7" table:style-name="ce1" office:value-type="float" office:value="0" calcext:value-type="float">
            <text:p>0</text:p>
          </table:table-cell>
          <table:table-cell table:number-columns-repeated="938"/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.32192809488736" calcext:value-type="float">
            <text:p>3.32192809488736</text:p>
          </table:table-cell>
          <table:table-cell table:number-columns-repeated="4" table:style-name="ce1" office:value-type="float" office:value="3.90689059560851" calcext:value-type="float">
            <text:p>3.90689059560851</text:p>
          </table:table-cell>
          <table:table-cell table:number-columns-repeated="3" table:style-name="ce1" office:value-type="float" office:value="4.90689059560851" calcext:value-type="float">
            <text:p>4.90689059560851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3" table:style-name="ce1" office:value-type="float" office:value="5.58496250072115" calcext:value-type="float">
            <text:p>5.58496250072115</text:p>
          </table:table-cell>
          <table:table-cell table:style-name="ce1" office:value-type="float" office:value="7.16992500144231" calcext:value-type="float">
            <text:p>7.16992500144231</text:p>
          </table:table-cell>
          <table:table-cell table:style-name="ce1" office:value-type="float" office:value="6.58496250072115" calcext:value-type="float">
            <text:p>6.584962500721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32192809488736" calcext:value-type="float">
            <text:p>6.3219280948873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73" table:style-name="ce1" office:value-type="float" office:value="0" calcext:value-type="float">
            <text:p>0</text:p>
          </table:table-cell>
          <table:table-cell table:number-columns-repeated="923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number-columns-repeated="2" table:style-name="ce1" office:value-type="float" office:value="6.58496250072115" calcext:value-type="float">
            <text:p>6.58496250072115</text:p>
          </table:table-cell>
          <table:table-cell table:number-columns-repeated="4" table:style-name="ce1" office:value-type="float" office:value="7.16992500144231" calcext:value-type="float">
            <text:p>7.16992500144231</text:p>
          </table:table-cell>
          <table:table-cell table:style-name="ce1" office:value-type="float" office:value="8.04439411935845" calcext:value-type="float">
            <text:p>8.04439411935845</text:p>
          </table:table-cell>
          <table:table-cell table:style-name="ce1" office:value-type="float" office:value="8.49185309632967" calcext:value-type="float">
            <text:p>8.49185309632967</text:p>
          </table:table-cell>
          <table:table-cell table:style-name="ce1" office:value-type="float" office:value="8.07681559705083" calcext:value-type="float">
            <text:p>8.07681559705083</text:p>
          </table:table-cell>
          <table:table-cell table:number-columns-repeated="2" table:style-name="ce1" office:value-type="float" office:value="7.90689059560851" calcext:value-type="float">
            <text:p>7.90689059560851</text:p>
          </table:table-cell>
          <table:table-cell table:number-columns-repeated="78" table:style-name="ce1" office:value-type="float" office:value="0" calcext:value-type="float">
            <text:p>0</text:p>
          </table:table-cell>
          <table:table-cell table:number-columns-repeated="929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number-columns-repeated="2" table:style-name="ce1" office:value-type="float" office:value="5.58496250072115" calcext:value-type="float">
            <text:p>5.58496250072115</text:p>
          </table:table-cell>
          <table:table-cell table:number-columns-repeated="6" table:style-name="ce1" office:value-type="float" office:value="5.16992500144231" calcext:value-type="float">
            <text:p>5.16992500144231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3" table:style-name="ce1" office:value-type="float" office:value="6.16992500144231" calcext:value-type="float">
            <text:p>6.16992500144231</text:p>
          </table:table-cell>
          <table:table-cell table:number-columns-repeated="4" table:style-name="ce1" office:value-type="float" office:value="6.90689059560851" calcext:value-type="float">
            <text:p>6.90689059560851</text:p>
          </table:table-cell>
          <table:table-cell table:number-columns-repeated="2" table:style-name="ce1" office:value-type="float" office:value="8.49185309632967" calcext:value-type="float">
            <text:p>8.49185309632967</text:p>
          </table:table-cell>
          <table:table-cell table:style-name="ce1" office:value-type="float" office:value="7.90689059560851" calcext:value-type="float">
            <text:p>7.90689059560851</text:p>
          </table:table-cell>
          <table:table-cell table:number-columns-repeated="2" table:style-name="ce1" office:value-type="float" office:value="6.90689059560851" calcext:value-type="float">
            <text:p>6.90689059560851</text:p>
          </table:table-cell>
          <table:table-cell table:style-name="ce1" office:value-type="float" office:value="5.58496250072115" calcext:value-type="float">
            <text:p>5.58496250072115</text:p>
          </table:table-cell>
          <table:table-cell table:style-name="ce1" office:value-type="float" office:value="7.16992500144231" calcext:value-type="float">
            <text:p>7.16992500144231</text:p>
          </table:table-cell>
          <table:table-cell table:style-name="ce1" office:value-type="float" office:value="6.58496250072115" calcext:value-type="float">
            <text:p>6.58496250072115</text:p>
          </table:table-cell>
          <table:table-cell table:number-columns-repeated="2" table:style-name="ce1" office:value-type="float" office:value="8.16992500144231" calcext:value-type="float">
            <text:p>8.16992500144231</text:p>
          </table:table-cell>
          <table:table-cell table:style-name="ce1" office:value-type="float" office:value="8.90689059560851" calcext:value-type="float">
            <text:p>8.90689059560851</text:p>
          </table:table-cell>
          <table:table-cell table:style-name="ce1" office:value-type="float" office:value="9.39231742277876" calcext:value-type="float">
            <text:p>9.39231742277876</text:p>
          </table:table-cell>
          <table:table-cell table:style-name="ce1" office:value-type="float" office:value="9.04439411935845" calcext:value-type="float">
            <text:p>9.04439411935845</text:p>
          </table:table-cell>
          <table:table-cell table:style-name="ce1" office:value-type="float" office:value="10.6293566200796" calcext:value-type="float">
            <text:p>10.6293566200796</text:p>
          </table:table-cell>
          <table:table-cell table:style-name="ce1" office:value-type="float" office:value="11.9512847149669" calcext:value-type="float">
            <text:p>11.9512847149669</text:p>
          </table:table-cell>
          <table:table-cell table:style-name="ce1" office:value-type="float" office:value="13.5362472156881" calcext:value-type="float">
            <text:p>13.5362472156881</text:p>
          </table:table-cell>
          <table:table-cell table:number-columns-repeated="979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6.84549005094437" calcext:value-type="float">
            <text:p>6.84549005094437</text:p>
          </table:table-cell>
          <table:table-cell table:style-name="ce1" office:value-type="float" office:value="7.82017896241518" calcext:value-type="float">
            <text:p>7.82017896241518</text:p>
          </table:table-cell>
          <table:table-cell table:number-columns-repeated="1018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number-columns-repeated="3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58" table:style-name="ce1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style-name="ce1" office:value-type="float" office:value="9.34429590791581" calcext:value-type="float">
            <text:p>9.34429590791581</text:p>
          </table:table-cell>
          <table:table-cell table:style-name="ce1" office:value-type="float" office:value="9.03617361255348" calcext:value-type="float">
            <text:p>9.03617361255348</text:p>
          </table:table-cell>
          <table:table-cell table:style-name="ce1" office:value-type="float" office:value="9.49585502688717" calcext:value-type="float">
            <text:p>9.49585502688717</text:p>
          </table:table-cell>
          <table:table-cell table:style-name="ce1" office:value-type="float" office:value="10.0687782779854" calcext:value-type="float">
            <text:p>10.0687782779854</text:p>
          </table:table-cell>
          <table:table-cell table:style-name="ce1" office:value-type="float" office:value="11.5507467853832" calcext:value-type="float">
            <text:p>11.5507467853832</text:p>
          </table:table-cell>
          <table:table-cell table:style-name="ce1" office:value-type="float" office:value="10.8281364841941" calcext:value-type="float">
            <text:p>10.8281364841941</text:p>
          </table:table-cell>
          <table:table-cell table:style-name="ce1" office:value-type="float" office:value="9.63662462054365" calcext:value-type="float">
            <text:p>9.63662462054365</text:p>
          </table:table-cell>
          <table:table-cell table:style-name="ce1" office:value-type="float" office:value="11.141468555393" calcext:value-type="float">
            <text:p>11.141468555393</text:p>
          </table:table-cell>
          <table:table-cell table:style-name="ce1" office:value-type="float" office:value="10.1736771363034" calcext:value-type="float">
            <text:p>10.1736771363034</text:p>
          </table:table-cell>
          <table:table-cell table:style-name="ce1" office:value-type="float" office:value="9.35974956032233" calcext:value-type="float">
            <text:p>9.35974956032233</text:p>
          </table:table-cell>
          <table:table-cell table:style-name="ce1" office:value-type="float" office:value="8.77478705960117" calcext:value-type="float">
            <text:p>8.77478705960117</text:p>
          </table:table-cell>
          <table:table-cell table:style-name="ce1" office:value-type="float" office:value="8.53915881110803" calcext:value-type="float">
            <text:p>8.53915881110803</text:p>
          </table:table-cell>
          <table:table-cell table:style-name="ce1" office:value-type="float" office:value="5.90689059560851" calcext:value-type="float">
            <text:p>5.90689059560851</text:p>
          </table:table-cell>
          <table:table-cell table:number-columns-repeated="2" table:style-name="ce1" office:value-type="float" office:value="7.49185309632967" calcext:value-type="float">
            <text:p>7.49185309632967</text:p>
          </table:table-cell>
          <table:table-cell table:style-name="ce1" office:value-type="float" office:value="8.81378119121703" calcext:value-type="float">
            <text:p>8.81378119121703</text:p>
          </table:table-cell>
          <table:table-cell table:style-name="ce1" office:value-type="float" office:value="8.71424551766612" calcext:value-type="float">
            <text:p>8.71424551766612</text:p>
          </table:table-cell>
          <table:table-cell table:number-columns-repeated="2" table:style-name="ce1" office:value-type="float" office:value="5.49185309632967" calcext:value-type="float">
            <text:p>5.49185309632967</text:p>
          </table:table-cell>
          <table:table-cell table:number-columns-repeated="3" table:style-name="ce1" office:value-type="float" office:value="6.22881869049588" calcext:value-type="float">
            <text:p>6.22881869049588</text:p>
          </table:table-cell>
          <table:table-cell table:style-name="ce1" office:value-type="float" office:value="5.90689059560851" calcext:value-type="float">
            <text:p>5.90689059560851</text:p>
          </table:table-cell>
          <table:table-cell table:style-name="ce1" office:value-type="float" office:value="7.49185309632967" calcext:value-type="float">
            <text:p>7.49185309632967</text:p>
          </table:table-cell>
          <table:table-cell table:style-name="ce1" office:value-type="float" office:value="7.16992500144231" calcext:value-type="float">
            <text:p>7.16992500144231</text:p>
          </table:table-cell>
          <table:table-cell table:style-name="ce1" office:value-type="float" office:value="8.75488750216346" calcext:value-type="float">
            <text:p>8.75488750216346</text:p>
          </table:table-cell>
          <table:table-cell table:style-name="ce1" office:value-type="float" office:value="8.62935662007961" calcext:value-type="float">
            <text:p>8.62935662007961</text:p>
          </table:table-cell>
          <table:table-cell table:style-name="ce1" office:value-type="float" office:value="9.62935662007961" calcext:value-type="float">
            <text:p>9.62935662007961</text:p>
          </table:table-cell>
          <table:table-cell table:style-name="ce1" office:value-type="float" office:value="8.16992500144231" calcext:value-type="float">
            <text:p>8.16992500144231</text:p>
          </table:table-cell>
          <table:table-cell table:style-name="ce1" office:value-type="float" office:value="7.90689059560851" calcext:value-type="float">
            <text:p>7.90689059560851</text:p>
          </table:table-cell>
          <table:table-cell table:style-name="ce1" office:value-type="float" office:value="7.39231742277876" calcext:value-type="float">
            <text:p>7.39231742277876</text:p>
          </table:table-cell>
          <table:table-cell table:number-columns-repeated="4" table:style-name="ce1" office:value-type="float" office:value="7.97727992349991" calcext:value-type="float">
            <text:p>7.97727992349991</text:p>
          </table:table-cell>
          <table:table-cell table:number-columns-repeated="3" table:style-name="ce1" office:value-type="float" office:value="7.49185309632967" calcext:value-type="float">
            <text:p>7.49185309632967</text:p>
          </table:table-cell>
          <table:table-cell table:style-name="ce1" office:value-type="float" office:value="8.16992500144231" calcext:value-type="float">
            <text:p>8.16992500144231</text:p>
          </table:table-cell>
          <table:table-cell table:number-columns-repeated="981"/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style-name="ce1" office:value-type="float" office:value="5.6147098441152" calcext:value-type="float">
            <text:p>5.6147098441152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number-columns-repeated="2" table:style-name="ce1" office:value-type="float" office:value="5.32192809488736" calcext:value-type="float">
            <text:p>5.32192809488736</text:p>
          </table:table-cell>
          <table:table-cell table:number-columns-repeated="3" table:style-name="ce1" office:value-type="float" office:value="4.95419631038687" calcext:value-type="float">
            <text:p>4.95419631038687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4.08746284125033" calcext:value-type="float">
            <text:p>4.08746284125033</text:p>
          </table:table-cell>
          <table:table-cell table:number-columns-repeated="2" table:style-name="ce1" office:value-type="float" office:value="3.32192809488736" calcext:value-type="float">
            <text:p>3.32192809488736</text:p>
          </table:table-cell>
          <table:table-cell table:style-name="ce1" office:value-type="float" office:value="2.8073549220576" calcext:value-type="float">
            <text:p>2.8073549220576</text:p>
          </table:table-cell>
          <table:table-cell table:style-name="ce1" office:value-type="float" office:value="5.12928301694496" calcext:value-type="float">
            <text:p>5.12928301694496</text:p>
          </table:table-cell>
          <table:table-cell table:number-columns-repeated="2" table:style-name="ce1" office:value-type="float" office:value="4.39231742277876" calcext:value-type="float">
            <text:p>4.39231742277876</text:p>
          </table:table-cell>
          <table:table-cell table:style-name="ce1" office:value-type="float" office:value="5.97727992349991" calcext:value-type="float">
            <text:p>5.97727992349991</text:p>
          </table:table-cell>
          <table:table-cell table:number-columns-repeated="2" table:style-name="ce1" office:value-type="float" office:value="6.97727992349991" calcext:value-type="float">
            <text:p>6.97727992349991</text:p>
          </table:table-cell>
          <table:table-cell table:style-name="ce1" office:value-type="float" office:value="6.8073549220576" calcext:value-type="float">
            <text:p>6.8073549220576</text:p>
          </table:table-cell>
          <table:table-cell table:number-columns-repeated="5" table:style-name="ce1" office:value-type="float" office:value="5.39231742277876" calcext:value-type="float">
            <text:p>5.39231742277876</text:p>
          </table:table-cell>
          <table:table-cell table:number-columns-repeated="3" table:style-name="ce1" office:value-type="float" office:value="4.8073549220576" calcext:value-type="float">
            <text:p>4.8073549220576</text:p>
          </table:table-cell>
          <table:table-cell table:number-columns-repeated="2" table:style-name="ce1" office:value-type="float" office:value="6.39231742277876" calcext:value-type="float">
            <text:p>6.39231742277876</text:p>
          </table:table-cell>
          <table:table-cell table:style-name="ce1" office:value-type="float" office:value="7.6147098441152" calcext:value-type="float">
            <text:p>7.6147098441152</text:p>
          </table:table-cell>
          <table:table-cell table:style-name="ce1" office:value-type="float" office:value="6.8073549220576" calcext:value-type="float">
            <text:p>6.8073549220576</text:p>
          </table:table-cell>
          <table:table-cell table:style-name="ce1" office:value-type="float" office:value="6.70043971814109" calcext:value-type="float">
            <text:p>6.70043971814109</text:p>
          </table:table-cell>
          <table:table-cell table:style-name="ce1" office:value-type="float" office:value="7.70043971814109" calcext:value-type="float">
            <text:p>7.70043971814109</text:p>
          </table:table-cell>
          <table:table-cell table:number-columns-repeated="3" table:style-name="ce1" office:value-type="float" office:value="6.70043971814109" calcext:value-type="float">
            <text:p>6.70043971814109</text:p>
          </table:table-cell>
          <table:table-cell table:number-columns-repeated="2" table:style-name="ce1" office:value-type="float" office:value="7.64385618977472" calcext:value-type="float">
            <text:p>7.64385618977472</text:p>
          </table:table-cell>
          <table:table-cell table:style-name="ce1" office:value-type="float" office:value="8.35755200461808" calcext:value-type="float">
            <text:p>8.35755200461808</text:p>
          </table:table-cell>
          <table:table-cell table:number-columns-repeated="3" table:style-name="ce1" office:value-type="float" office:value="7.64385618977472" calcext:value-type="float">
            <text:p>7.64385618977472</text:p>
          </table:table-cell>
          <table:table-cell table:style-name="ce1" office:value-type="float" office:value="9.76818432477692" calcext:value-type="float">
            <text:p>9.76818432477692</text:p>
          </table:table-cell>
          <table:table-cell table:style-name="ce1" office:value-type="float" office:value="11.6617780977719" calcext:value-type="float">
            <text:p>11.6617780977719</text:p>
          </table:table-cell>
          <table:table-cell table:number-columns-repeated="66" table:style-name="ce1" office:value-type="float" office:value="0" calcext:value-type="float">
            <text:p>0</text:p>
          </table:table-cell>
          <table:table-cell table:number-columns-repeated="904"/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4" table:style-name="ce1" office:value-type="float" office:value="3.16992500144231" calcext:value-type="float">
            <text:p>3.1699250014423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1.58496250072115" calcext:value-type="float">
            <text:p>1.58496250072115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73" table:style-name="ce1" office:value-type="float" office:value="0" calcext:value-type="float">
            <text:p>0</text:p>
          </table:table-cell>
          <table:table-cell table:number-columns-repeated="922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style-name="ce1" office:value-type="float" office:value="7.84549005094437" calcext:value-type="float">
            <text:p>7.84549005094437</text:p>
          </table:table-cell>
          <table:table-cell table:number-columns-repeated="1019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89481776330794" calcext:value-type="float">
            <text:p>8.89481776330794</text:p>
          </table:table-cell>
          <table:table-cell table:style-name="ce1" office:value-type="float" office:value="9.40087943628218" calcext:value-type="float">
            <text:p>9.40087943628218</text:p>
          </table:table-cell>
          <table:table-cell table:number-columns-repeated="1018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89481776330794" calcext:value-type="float">
            <text:p>8.89481776330794</text:p>
          </table:table-cell>
          <table:table-cell table:style-name="ce1" office:value-type="float" office:value="11.1260591160706" calcext:value-type="float">
            <text:p>11.1260591160706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2.32192809488736" calcext:value-type="float">
            <text:p>2.32192809488736</text:p>
          </table:table-cell>
          <table:table-cell table:number-columns-repeated="2" table:style-name="ce1" office:value-type="float" office:value="3.32192809488736" calcext:value-type="float">
            <text:p>3.32192809488736</text:p>
          </table:table-cell>
          <table:table-cell table:style-name="ce1" office:value-type="float" office:value="4.32192809488736" calcext:value-type="float">
            <text:p>4.32192809488736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4" table:style-name="ce1" office:value-type="float" office:value="1.58496250072115" calcext:value-type="float">
            <text:p>1.58496250072115</text:p>
          </table:table-cell>
          <table:table-cell table:number-columns-repeated="4" table:style-name="ce1" office:value-type="float" office:value="2.58496250072115" calcext:value-type="float">
            <text:p>2.58496250072115</text:p>
          </table:table-cell>
          <table:table-cell table:number-columns-repeated="4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9" table:style-name="ce1" office:value-type="float" office:value="0" calcext:value-type="float">
            <text:p>0</text:p>
          </table:table-cell>
          <table:table-cell table:number-columns-repeated="940"/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style-name="ce1" office:value-type="float" office:value="4.08746284125033" calcext:value-type="float">
            <text:p>4.08746284125033</text:p>
          </table:table-cell>
          <table:table-cell table:style-name="ce1" office:value-type="float" office:value="5.35755200461808" calcext:value-type="float">
            <text:p>5.35755200461808</text:p>
          </table:table-cell>
          <table:table-cell table:style-name="ce1" office:value-type="float" office:value="4.52356195605701" calcext:value-type="float">
            <text:p>4.52356195605701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4.75488750216346" calcext:value-type="float">
            <text:p>4.75488750216346</text:p>
          </table:table-cell>
          <table:table-cell table:number-columns-repeated="4" table:style-name="ce1" office:value-type="float" office:value="6.33985000288462" calcext:value-type="float">
            <text:p>6.33985000288462</text:p>
          </table:table-cell>
          <table:table-cell table:style-name="ce1" office:value-type="float" office:value="7.07681559705083" calcext:value-type="float">
            <text:p>7.07681559705083</text:p>
          </table:table-cell>
          <table:table-cell table:number-columns-repeated="3" table:style-name="ce1" office:value-type="float" office:value="5.75488750216346" calcext:value-type="float">
            <text:p>5.75488750216346</text:p>
          </table:table-cell>
          <table:table-cell table:number-columns-repeated="4" table:style-name="ce1" office:value-type="float" office:value="4.16992500144231" calcext:value-type="float">
            <text:p>4.16992500144231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24792751344358" calcext:value-type="float">
            <text:p>4.24792751344358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5.6147098441152" calcext:value-type="float">
            <text:p>5.6147098441152</text:p>
          </table:table-cell>
          <table:table-cell table:style-name="ce1" office:value-type="float" office:value="2.8073549220576" calcext:value-type="float">
            <text:p>2.8073549220576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3.45943161863729" calcext:value-type="float">
            <text:p>3.45943161863729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.58496250072115" calcext:value-type="float">
            <text:p>4.58496250072115</text:p>
          </table:table-cell>
          <table:table-cell table:number-columns-repeated="3" table:style-name="ce1" office:value-type="float" office:value="3.90689059560851" calcext:value-type="float">
            <text:p>3.90689059560851</text:p>
          </table:table-cell>
          <table:table-cell table:style-name="ce1" office:value-type="float" office:value="5.49185309632967" calcext:value-type="float">
            <text:p>5.49185309632967</text:p>
          </table:table-cell>
          <table:table-cell table:style-name="ce1" office:value-type="float" office:value="5.32192809488736" calcext:value-type="float">
            <text:p>5.32192809488736</text:p>
          </table:table-cell>
          <table:table-cell table:number-columns-repeated="3" table:style-name="ce1" office:value-type="float" office:value="3.90689059560851" calcext:value-type="float">
            <text:p>3.90689059560851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6.75488750216346" calcext:value-type="float">
            <text:p>6.75488750216346</text:p>
          </table:table-cell>
          <table:table-cell table:number-columns-repeated="4" table:style-name="ce1" office:value-type="float" office:value="7.39231742277876" calcext:value-type="float">
            <text:p>7.39231742277876</text:p>
          </table:table-cell>
          <table:table-cell table:style-name="ce1" office:value-type="float" office:value="8.10852445677816" calcext:value-type="float">
            <text:p>8.10852445677816</text:p>
          </table:table-cell>
          <table:table-cell table:style-name="ce1" office:value-type="float" office:value="8.91587937883577" calcext:value-type="float">
            <text:p>8.91587937883577</text:p>
          </table:table-cell>
          <table:table-cell table:number-columns-repeated="3" table:style-name="ce1" office:value-type="float" office:value="7.33091687811461" calcext:value-type="float">
            <text:p>7.33091687811461</text:p>
          </table:table-cell>
          <table:table-cell table:number-columns-repeated="4" table:style-name="ce1" office:value-type="float" office:value="8.33091687811461" calcext:value-type="float">
            <text:p>8.33091687811461</text:p>
          </table:table-cell>
          <table:table-cell table:number-columns-repeated="4" table:style-name="ce1" office:value-type="float" office:value="7.33091687811461" calcext:value-type="float">
            <text:p>7.33091687811461</text:p>
          </table:table-cell>
          <table:table-cell table:number-columns-repeated="2" table:style-name="ce1" office:value-type="float" office:value="6.71424551766612" calcext:value-type="float">
            <text:p>6.71424551766612</text:p>
          </table:table-cell>
          <table:table-cell table:number-columns-repeated="5" table:style-name="ce1" office:value-type="float" office:value="5.6147098441152" calcext:value-type="float">
            <text:p>5.6147098441152</text:p>
          </table:table-cell>
          <table:table-cell table:number-columns-repeated="2" table:style-name="ce1" office:value-type="float" office:value="5.12928301694496" calcext:value-type="float">
            <text:p>5.12928301694496</text:p>
          </table:table-cell>
          <table:table-cell table:number-columns-repeated="2" table:style-name="ce1" office:value-type="float" office:value="5.39231742277876" calcext:value-type="float">
            <text:p>5.39231742277876</text:p>
          </table:table-cell>
          <table:table-cell table:style-name="ce1" office:value-type="float" office:value="5.97727992349991" calcext:value-type="float">
            <text:p>5.97727992349991</text:p>
          </table:table-cell>
          <table:table-cell table:style-name="ce1" office:value-type="float" office:value="6.6147098441152" calcext:value-type="float">
            <text:p>6.6147098441152</text:p>
          </table:table-cell>
          <table:table-cell table:number-columns-repeated="8" table:style-name="ce1" office:value-type="float" office:value="4.8073549220576" calcext:value-type="float">
            <text:p>4.8073549220576</text:p>
          </table:table-cell>
          <table:table-cell table:number-columns-repeated="6" table:style-name="ce1" office:value-type="float" office:value="5.8073549220576" calcext:value-type="float">
            <text:p>5.8073549220576</text:p>
          </table:table-cell>
          <table:table-cell table:number-columns-repeated="4" table:style-name="ce1" office:value-type="float" office:value="4.8073549220576" calcext:value-type="float">
            <text:p>4.8073549220576</text:p>
          </table:table-cell>
          <table:table-cell table:number-columns-repeated="2" table:style-name="ce1" office:value-type="float" office:value="5.8073549220576" calcext:value-type="float">
            <text:p>5.8073549220576</text:p>
          </table:table-cell>
          <table:table-cell table:number-columns-repeated="3" table:style-name="ce1" office:value-type="float" office:value="5.39231742277876" calcext:value-type="float">
            <text:p>5.39231742277876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style-name="ce1" office:value-type="string" calcext:value-type="string">
            <text:p>lost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.32192809488736" calcext:value-type="float">
            <text:p>2.32192809488736</text:p>
          </table:table-cell>
          <table:table-cell table:number-columns-repeated="3" table:style-name="ce1" office:value-type="float" office:value="2.8073549220576" calcext:value-type="float">
            <text:p>2.8073549220576</text:p>
          </table:table-cell>
          <table:table-cell table:number-columns-repeated="4" table:style-name="ce1" office:value-type="float" office:value="3.8073549220576" calcext:value-type="float">
            <text:p>3.8073549220576</text:p>
          </table:table-cell>
          <table:table-cell table:style-name="ce1" office:value-type="float" office:value="2.8073549220576" calcext:value-type="float">
            <text:p>2.8073549220576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2" table:style-name="ce1" office:value-type="float" office:value="3.8073549220576" calcext:value-type="float">
            <text:p>3.8073549220576</text:p>
          </table:table-cell>
          <table:table-cell table:number-columns-repeated="5" table:style-name="ce1" office:value-type="float" office:value="2.8073549220576" calcext:value-type="float">
            <text:p>2.8073549220576</text:p>
          </table:table-cell>
          <table:table-cell table:number-columns-repeated="55" table:style-name="ce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3" table:style-name="ce1" office:value-type="float" office:value="3.16992500144231" calcext:value-type="float">
            <text:p>3.16992500144231</text:p>
          </table:table-cell>
          <table:table-cell table:number-columns-repeated="2" table:style-name="ce1" office:value-type="float" office:value="4.75488750216346" calcext:value-type="float">
            <text:p>4.75488750216346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5" table:style-name="ce1" office:value-type="float" office:value="2.58496250072115" calcext:value-type="float">
            <text:p>2.58496250072115</text:p>
          </table:table-cell>
          <table:table-cell table:number-columns-repeated="5" table:style-name="ce1" office:value-type="float" office:value="4.16992500144231" calcext:value-type="float">
            <text:p>4.16992500144231</text:p>
          </table:table-cell>
          <table:table-cell table:number-columns-repeated="7" table:style-name="ce1" office:value-type="float" office:value="3.16992500144231" calcext:value-type="float">
            <text:p>3.16992500144231</text:p>
          </table:table-cell>
          <table:table-cell table:number-columns-repeated="54" table:style-name="ce1" office:value-type="float" office:value="0" calcext:value-type="float">
            <text:p>0</text:p>
          </table:table-cell>
          <table:table-cell table:number-columns-repeated="936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3" table:style-name="ce1" office:value-type="float" office:value="0" calcext:value-type="float">
            <text:p>0</text:p>
          </table:table-cell>
          <table:table-cell table:number-columns-repeated="938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number-columns-repeated="946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5.83289001416474" calcext:value-type="float">
            <text:p>5.83289001416474</text:p>
          </table:table-cell>
          <table:table-cell table:style-name="ce1" office:value-type="float" office:value="6.59991284218712" calcext:value-type="float">
            <text:p>6.59991284218712</text:p>
          </table:table-cell>
          <table:table-cell table:number-columns-repeated="1018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5.67242534197149" calcext:value-type="float">
            <text:p>5.67242534197149</text:p>
          </table:table-cell>
          <table:table-cell table:style-name="ce1" office:value-type="float" office:value="6.6293566200796" calcext:value-type="float">
            <text:p>6.629356620079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.12928301694496" calcext:value-type="float">
            <text:p>8.12928301694496</text:p>
          </table:table-cell>
          <table:table-cell table:style-name="ce1" office:value-type="float" office:value="8.31288295528435" calcext:value-type="float">
            <text:p>8.31288295528435</text:p>
          </table:table-cell>
          <table:table-cell table:style-name="ce1" office:value-type="float" office:value="10.2094533656289" calcext:value-type="float">
            <text:p>10.2094533656289</text:p>
          </table:table-cell>
          <table:table-cell table:style-name="ce1" office:value-type="float" office:value="11.2749604721406" calcext:value-type="float">
            <text:p>11.2749604721406</text:p>
          </table:table-cell>
          <table:table-cell table:style-name="ce1" office:value-type="float" office:value="10.3619437737352" calcext:value-type="float">
            <text:p>10.3619437737352</text:p>
          </table:table-cell>
          <table:table-cell table:style-name="ce1" office:value-type="float" office:value="10.7380922596204" calcext:value-type="float">
            <text:p>10.7380922596204</text:p>
          </table:table-cell>
          <table:table-cell table:style-name="ce1" office:value-type="float" office:value="11.6856248397263" calcext:value-type="float">
            <text:p>11.6856248397263</text:p>
          </table:table-cell>
          <table:table-cell table:number-columns-repeated="1010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5.83289001416474" calcext:value-type="float">
            <text:p>5.83289001416474</text:p>
          </table:table-cell>
          <table:table-cell table:number-columns-repeated="1019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number-columns-repeated="1018"/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5"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30" table:style-name="ce1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number-columns-repeated="1020"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style-name="ce1" office:value-type="float" office:value="6.06608919045777" calcext:value-type="float">
            <text:p>6.06608919045777</text:p>
          </table:table-cell>
          <table:table-cell table:style-name="ce1" office:value-type="float" office:value="7.08746284125033" calcext:value-type="float">
            <text:p>7.08746284125033</text:p>
          </table:table-cell>
          <table:table-cell table:style-name="ce1" office:value-type="float" office:value="3.8073549220576" calcext:value-type="float">
            <text:p>3.8073549220576</text:p>
          </table:table-cell>
          <table:table-cell table:number-columns-repeated="2" table:style-name="ce1" office:value-type="float" office:value="5.39231742277876" calcext:value-type="float">
            <text:p>5.39231742277876</text:p>
          </table:table-cell>
          <table:table-cell table:style-name="ce1" office:value-type="float" office:value="5.90689059560851" calcext:value-type="float">
            <text:p>5.90689059560851</text:p>
          </table:table-cell>
          <table:table-cell table:style-name="ce1" office:value-type="float" office:value="6.42626475470209" calcext:value-type="float">
            <text:p>6.42626475470209</text:p>
          </table:table-cell>
          <table:table-cell table:style-name="ce1" office:value-type="float" office:value="5.90689059560851" calcext:value-type="float">
            <text:p>5.90689059560851</text:p>
          </table:table-cell>
          <table:table-cell table:style-name="ce1" office:value-type="float" office:value="5.39231742277876" calcext:value-type="float">
            <text:p>5.39231742277876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4" table:style-name="ce1" office:value-type="float" office:value="6.16992500144231" calcext:value-type="float">
            <text:p>6.16992500144231</text:p>
          </table:table-cell>
          <table:table-cell table:style-name="ce1" office:value-type="float" office:value="6.58496250072115" calcext:value-type="float">
            <text:p>6.58496250072115</text:p>
          </table:table-cell>
          <table:table-cell table:style-name="ce1" office:value-type="float" office:value="5.58496250072115" calcext:value-type="float">
            <text:p>5.58496250072115</text:p>
          </table:table-cell>
          <table:table-cell table:number-columns-repeated="4" table:style-name="ce1" office:value-type="float" office:value="7.16992500144231" calcext:value-type="float">
            <text:p>7.16992500144231</text:p>
          </table:table-cell>
          <table:table-cell table:style-name="ce1" office:value-type="float" office:value="5.58496250072115" calcext:value-type="float">
            <text:p>5.58496250072115</text:p>
          </table:table-cell>
          <table:table-cell table:number-columns-repeated="4" table:style-name="ce1" office:value-type="float" office:value="4.58496250072115" calcext:value-type="float">
            <text:p>4.58496250072115</text:p>
          </table:table-cell>
          <table:table-cell table:number-columns-repeated="2" table:style-name="ce1" office:value-type="float" office:value="5.58496250072115" calcext:value-type="float">
            <text:p>5.58496250072115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5" table:style-name="ce1" office:value-type="float" office:value="0" calcext:value-type="float">
            <text:p>0</text:p>
          </table:table-cell>
          <table:table-cell table:number-columns-repeated="933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style-name="ce1" office:value-type="float" office:value="5.39231742277876" calcext:value-type="float">
            <text:p>5.39231742277876</text:p>
          </table:table-cell>
          <table:table-cell table:style-name="ce1" office:value-type="float" office:value="5.12928301694496" calcext:value-type="float">
            <text:p>5.12928301694496</text:p>
          </table:table-cell>
          <table:table-cell table:style-name="ce1" office:value-type="float" office:value="5.28540221886224" calcext:value-type="float">
            <text:p>5.28540221886224</text:p>
          </table:table-cell>
          <table:table-cell table:style-name="ce1" office:value-type="float" office:value="7.60733031374961" calcext:value-type="float">
            <text:p>7.60733031374961</text:p>
          </table:table-cell>
          <table:table-cell table:number-columns-repeated="1015"/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54" table:style-name="ce1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.8073549220576" calcext:value-type="float">
            <text:p>3.8073549220576</text:p>
          </table:table-cell>
          <table:table-cell table:number-columns-repeated="5" table:style-name="ce1" office:value-type="float" office:value="2.8073549220576" calcext:value-type="float">
            <text:p>2.8073549220576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3.8073549220576" calcext:value-type="float">
            <text:p>3.8073549220576</text:p>
          </table:table-cell>
          <table:table-cell table:number-columns-repeated="78" table:style-name="ce1" office:value-type="float" office:value="0" calcext:value-type="float">
            <text:p>0</text:p>
          </table:table-cell>
          <table:table-cell table:number-columns-repeated="934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5.67242534197149" calcext:value-type="float">
            <text:p>5.67242534197149</text:p>
          </table:table-cell>
          <table:table-cell table:style-name="ce1" office:value-type="float" office:value="6.6293566200796" calcext:value-type="float">
            <text:p>6.6293566200796</text:p>
          </table:table-cell>
          <table:table-cell table:style-name="ce1" office:value-type="float" office:value="6.04439411935845" calcext:value-type="float">
            <text:p>6.04439411935845</text:p>
          </table:table-cell>
          <table:table-cell table:style-name="ce1" office:value-type="float" office:value="8.11374216604918" calcext:value-type="float">
            <text:p>8.11374216604918</text:p>
          </table:table-cell>
          <table:table-cell table:style-name="ce1" office:value-type="float" office:value="8.18487534290828" calcext:value-type="float">
            <text:p>8.18487534290828</text:p>
          </table:table-cell>
          <table:table-cell table:style-name="ce1" office:value-type="float" office:value="8.12412131182918" calcext:value-type="float">
            <text:p>8.12412131182918</text:p>
          </table:table-cell>
          <table:table-cell table:style-name="ce1" office:value-type="float" office:value="7.24792751344358" calcext:value-type="float">
            <text:p>7.24792751344358</text:p>
          </table:table-cell>
          <table:table-cell table:style-name="ce1" office:value-type="float" office:value="9.67242534197149" calcext:value-type="float">
            <text:p>9.67242534197149</text:p>
          </table:table-cell>
          <table:table-cell table:style-name="ce1" office:value-type="float" office:value="9.58496250072115" calcext:value-type="float">
            <text:p>9.58496250072115</text:p>
          </table:table-cell>
          <table:table-cell table:style-name="ce1" office:value-type="float" office:value="8.16992500144231" calcext:value-type="float">
            <text:p>8.16992500144231</text:p>
          </table:table-cell>
          <table:table-cell table:style-name="ce1" office:value-type="float" office:value="8.56224242422107" calcext:value-type="float">
            <text:p>8.56224242422107</text:p>
          </table:table-cell>
          <table:table-cell table:style-name="ce1" office:value-type="float" office:value="7.92481250360578" calcext:value-type="float">
            <text:p>7.92481250360578</text:p>
          </table:table-cell>
          <table:table-cell table:style-name="ce1" office:value-type="float" office:value="7.33985000288462" calcext:value-type="float">
            <text:p>7.33985000288462</text:p>
          </table:table-cell>
          <table:table-cell table:style-name="ce1" office:value-type="float" office:value="6.33985000288462" calcext:value-type="float">
            <text:p>6.33985000288462</text:p>
          </table:table-cell>
          <table:table-cell table:number-columns-repeated="3" table:style-name="ce1" office:value-type="float" office:value="4.75488750216346" calcext:value-type="float">
            <text:p>4.75488750216346</text:p>
          </table:table-cell>
          <table:table-cell table:style-name="ce1" office:value-type="float" office:value="6.33985000288462" calcext:value-type="float">
            <text:p>6.33985000288462</text:p>
          </table:table-cell>
          <table:table-cell table:style-name="ce1" office:value-type="float" office:value="7.33985000288462" calcext:value-type="float">
            <text:p>7.33985000288462</text:p>
          </table:table-cell>
          <table:table-cell table:number-columns-repeated="2" table:style-name="ce1" office:value-type="float" office:value="8.92481250360578" calcext:value-type="float">
            <text:p>8.92481250360578</text:p>
          </table:table-cell>
          <table:table-cell table:style-name="ce1" office:value-type="float" office:value="7.33985000288462" calcext:value-type="float">
            <text:p>7.33985000288462</text:p>
          </table:table-cell>
          <table:table-cell table:style-name="ce1" office:value-type="float" office:value="6.33985000288462" calcext:value-type="float">
            <text:p>6.33985000288462</text:p>
          </table:table-cell>
          <table:table-cell table:style-name="ce1" office:value-type="float" office:value="8.66177809777198" calcext:value-type="float">
            <text:p>8.66177809777198</text:p>
          </table:table-cell>
          <table:table-cell table:number-columns-repeated="2" table:style-name="ce1" office:value-type="float" office:value="8.07681559705083" calcext:value-type="float">
            <text:p>8.07681559705083</text:p>
          </table:table-cell>
          <table:table-cell table:style-name="ce1" office:value-type="float" office:value="10.0768155970508" calcext:value-type="float">
            <text:p>10.0768155970508</text:p>
          </table:table-cell>
          <table:table-cell table:style-name="ce1" office:value-type="float" office:value="9.07681559705083" calcext:value-type="float">
            <text:p>9.07681559705083</text:p>
          </table:table-cell>
          <table:table-cell table:number-columns-repeated="2" table:style-name="ce1" office:value-type="float" office:value="10.6617780977719" calcext:value-type="float">
            <text:p>10.6617780977719</text:p>
          </table:table-cell>
          <table:table-cell table:style-name="ce1" office:value-type="float" office:value="12.9837061926593" calcext:value-type="float">
            <text:p>12.9837061926593</text:p>
          </table:table-cell>
          <table:table-cell table:number-columns-repeated="989"/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10.7142455176661" calcext:value-type="float">
            <text:p>10.7142455176661</text:p>
          </table:table-cell>
          <table:table-cell table:number-columns-repeated="1018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1" office:value-type="string" calcext:value-type="string">
            <text:p>w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.58496250072115" calcext:value-type="float">
            <text:p>1.58496250072115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number-columns-repeated="939"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style-name="ce1" office:value-type="float" office:value="4.08746284125033" calcext:value-type="float">
            <text:p>4.08746284125033</text:p>
          </table:table-cell>
          <table:table-cell table:number-columns-repeated="1017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10.7142455176661" calcext:value-type="float">
            <text:p>10.7142455176661</text:p>
          </table:table-cell>
          <table:table-cell table:number-columns-repeated="1018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7" table:style-name="ce1" office:value-type="float" office:value="1.58496250072115" calcext:value-type="float">
            <text:p>1.58496250072115</text:p>
          </table:table-cell>
          <table:table-cell table:number-columns-repeated="63" table:style-name="ce1"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84549005094437" calcext:value-type="float">
            <text:p>7.84549005094437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number-columns-repeated="1019"/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10.7142455176661" calcext:value-type="float">
            <text:p>10.7142455176661</text:p>
          </table:table-cell>
          <table:table-cell table:style-name="ce1" office:value-type="float" office:value="10.1085244567781" calcext:value-type="float">
            <text:p>10.1085244567781</text:p>
          </table:table-cell>
          <table:table-cell table:style-name="ce1" office:value-type="float" office:value="13.2905948880825" calcext:value-type="float">
            <text:p>13.2905948880825</text:p>
          </table:table-cell>
          <table:table-cell table:style-name="ce1" office:value-type="float" office:value="7.8073549220576" calcext:value-type="float">
            <text:p>7.8073549220576</text:p>
          </table:table-cell>
          <table:table-cell table:number-columns-repeated="4" table:style-name="ce1" office:value-type="float" office:value="4.90689059560851" calcext:value-type="float">
            <text:p>4.90689059560851</text:p>
          </table:table-cell>
          <table:table-cell table:number-columns-repeated="3" table:style-name="ce1" office:value-type="float" office:value="6.49185309632967" calcext:value-type="float">
            <text:p>6.49185309632967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5.90689059560851" calcext:value-type="float">
            <text:p>5.90689059560851</text:p>
          </table:table-cell>
          <table:table-cell table:number-columns-repeated="3" table:style-name="ce1" office:value-type="float" office:value="4.90689059560851" calcext:value-type="float">
            <text:p>4.90689059560851</text:p>
          </table:table-cell>
          <table:table-cell table:number-columns-repeated="2" table:style-name="ce1" office:value-type="float" office:value="6.49185309632967" calcext:value-type="float">
            <text:p>6.49185309632967</text:p>
          </table:table-cell>
          <table:table-cell table:style-name="ce1" office:value-type="float" office:value="7.22881869049588" calcext:value-type="float">
            <text:p>7.22881869049588</text:p>
          </table:table-cell>
          <table:table-cell table:number-columns-repeated="2" table:style-name="ce1" office:value-type="float" office:value="8.22881869049588" calcext:value-type="float">
            <text:p>8.22881869049588</text:p>
          </table:table-cell>
          <table:table-cell table:number-columns-repeated="3" table:style-name="ce1" office:value-type="float" office:value="6.90689059560851" calcext:value-type="float">
            <text:p>6.90689059560851</text:p>
          </table:table-cell>
          <table:table-cell table:number-columns-repeated="2" table:style-name="ce1" office:value-type="float" office:value="8.49185309632967" calcext:value-type="float">
            <text:p>8.49185309632967</text:p>
          </table:table-cell>
          <table:table-cell table:style-name="ce1" office:value-type="float" office:value="8.90689059560851" calcext:value-type="float">
            <text:p>8.90689059560851</text:p>
          </table:table-cell>
          <table:table-cell table:style-name="ce1" office:value-type="float" office:value="7.90689059560851" calcext:value-type="float">
            <text:p>7.90689059560851</text:p>
          </table:table-cell>
          <table:table-cell table:style-name="ce1" office:value-type="float" office:value="8.71424551766612" calcext:value-type="float">
            <text:p>8.71424551766612</text:p>
          </table:table-cell>
          <table:table-cell table:number-columns-repeated="5" table:style-name="ce1" office:value-type="float" office:value="7.71424551766612" calcext:value-type="float">
            <text:p>7.71424551766612</text:p>
          </table:table-cell>
          <table:table-cell table:style-name="ce1" office:value-type="float" office:value="8.45121111183232" calcext:value-type="float">
            <text:p>8.45121111183232</text:p>
          </table:table-cell>
          <table:table-cell table:style-name="ce1" office:value-type="float" office:value="8.12928301694496" calcext:value-type="float">
            <text:p>8.12928301694496</text:p>
          </table:table-cell>
          <table:table-cell table:number-columns-repeated="3" table:style-name="ce1" office:value-type="float" office:value="7.12928301694496" calcext:value-type="float">
            <text:p>7.12928301694496</text:p>
          </table:table-cell>
          <table:table-cell table:style-name="ce1" office:value-type="float" office:value="8.02236781302845" calcext:value-type="float">
            <text:p>8.02236781302845</text:p>
          </table:table-cell>
          <table:table-cell table:style-name="ce1" office:value-type="float" office:value="9.60733031374961" calcext:value-type="float">
            <text:p>9.60733031374961</text:p>
          </table:table-cell>
          <table:table-cell table:number-columns-repeated="2" table:style-name="ce1" office:value-type="float" office:value="9.02236781302845" calcext:value-type="float">
            <text:p>9.02236781302845</text:p>
          </table:table-cell>
          <table:table-cell table:style-name="ce1" office:value-type="float" office:value="8.70043971814109" calcext:value-type="float">
            <text:p>8.70043971814109</text:p>
          </table:table-cell>
          <table:table-cell table:style-name="ce1" office:value-type="float" office:value="9.4093909361377" calcext:value-type="float">
            <text:p>9.4093909361377</text:p>
          </table:table-cell>
          <table:table-cell table:style-name="ce1" office:value-type="float" office:value="9.99435343685885" calcext:value-type="float">
            <text:p>9.99435343685885</text:p>
          </table:table-cell>
          <table:table-cell table:style-name="ce1" office:value-type="float" office:value="9.56224242422107" calcext:value-type="float">
            <text:p>9.56224242422107</text:p>
          </table:table-cell>
          <table:table-cell table:style-name="ce1" office:value-type="float" office:value="8.97727992349991" calcext:value-type="float">
            <text:p>8.97727992349991</text:p>
          </table:table-cell>
          <table:table-cell table:style-name="ce1" office:value-type="float" office:value="9.41785251488589" calcext:value-type="float">
            <text:p>9.41785251488589</text:p>
          </table:table-cell>
          <table:table-cell table:style-name="ce1" office:value-type="float" office:value="8.16992500144231" calcext:value-type="float">
            <text:p>8.16992500144231</text:p>
          </table:table-cell>
          <table:table-cell table:style-name="ce1" office:value-type="float" office:value="7.49185309632967" calcext:value-type="float">
            <text:p>7.49185309632967</text:p>
          </table:table-cell>
          <table:table-cell table:style-name="ce1" office:value-type="float" office:value="7.16992500144231" calcext:value-type="float">
            <text:p>7.16992500144231</text:p>
          </table:table-cell>
          <table:table-cell table:style-name="ce1" office:value-type="float" office:value="8.33985000288462" calcext:value-type="float">
            <text:p>8.33985000288462</text:p>
          </table:table-cell>
          <table:table-cell table:style-name="ce1" office:value-type="float" office:value="7.75488750216346" calcext:value-type="float">
            <text:p>7.75488750216346</text:p>
          </table:table-cell>
          <table:table-cell table:style-name="ce1" office:value-type="float" office:value="9.33985000288462" calcext:value-type="float">
            <text:p>9.33985000288462</text:p>
          </table:table-cell>
          <table:table-cell table:style-name="ce1" office:value-type="float" office:value="10.1472049249422" calcext:value-type="float">
            <text:p>10.1472049249422</text:p>
          </table:table-cell>
          <table:table-cell table:number-columns-repeated="6" table:style-name="ce1" office:value-type="float" office:value="8.07681559705083" calcext:value-type="float">
            <text:p>8.07681559705083</text:p>
          </table:table-cell>
          <table:table-cell table:number-columns-repeated="3" table:style-name="ce1" office:value-type="float" office:value="6.75488750216346" calcext:value-type="float">
            <text:p>6.75488750216346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number-columns-repeated="3" table:style-name="ce1" office:value-type="float" office:value="7.16992500144231" calcext:value-type="float">
            <text:p>7.16992500144231</text:p>
          </table:table-cell>
          <table:table-cell table:number-columns-repeated="2" table:style-name="ce1" office:value-type="float" office:value="6.16992500144231" calcext:value-type="float">
            <text:p>6.16992500144231</text:p>
          </table:table-cell>
          <table:table-cell table:number-columns-repeated="3" table:style-name="ce1" office:value-type="float" office:value="5.16992500144231" calcext:value-type="float">
            <text:p>5.1699250014423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35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table:style-name="ce1" office:value-type="string" calcext:value-type="string">
            <text:p>won</text:p>
          </table:table-cell>
          <table:table-cell table:number-columns-repeated="98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84549005094437" calcext:value-type="float">
            <text:p>7.84549005094437</text:p>
          </table:table-cell>
          <table:table-cell table:style-name="ce1" office:value-type="float" office:value="9.09011241966428" calcext:value-type="float">
            <text:p>9.09011241966428</text:p>
          </table:table-cell>
          <table:table-cell table:style-name="ce1" office:value-type="float" office:value="7.36632221424581" calcext:value-type="float">
            <text:p>7.36632221424581</text:p>
          </table:table-cell>
          <table:table-cell table:style-name="ce1" office:value-type="float" office:value="7.81378119121703" calcext:value-type="float">
            <text:p>7.81378119121703</text:p>
          </table:table-cell>
          <table:table-cell table:style-name="ce1" office:value-type="float" office:value="9.33315535031061" calcext:value-type="float">
            <text:p>9.33315535031061</text:p>
          </table:table-cell>
          <table:table-cell table:number-columns-repeated="15" table:style-name="ce1" office:value-type="float" office:value="1" calcext:value-type="float">
            <text:p>1</text:p>
          </table:table-cell>
          <table:table-cell table:number-columns-repeated="70" table:style-name="ce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table:style-name="ce1" office:value-type="string" calcext:value-type="string">
            <text:p>lost</text:p>
          </table:table-cell>
          <table:table-cell table:number-columns-repeated="69" table:style-name="ce1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11" table:style-name="ce1" office:value-type="float" office:value="3.58496250072115" calcext:value-type="float">
            <text:p>3.58496250072115</text:p>
          </table:table-cell>
          <table:table-cell table:number-columns-repeated="6"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3.58496250072115" calcext:value-type="float">
            <text:p>3.58496250072115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4.32192809488736" calcext:value-type="float">
            <text:p>4.32192809488736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3" table:style-name="ce1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number-columns-repeated="1019"/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1018"/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6.6293566200796" calcext:value-type="float">
            <text:p>6.6293566200796</text:p>
          </table:table-cell>
          <table:table-cell table:style-name="ce1" office:value-type="float" office:value="6.28540221886224" calcext:value-type="float">
            <text:p>6.28540221886224</text:p>
          </table:table-cell>
          <table:table-cell table:number-columns-repeated="1016"/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6"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5.67242534197149" calcext:value-type="float">
            <text:p>5.67242534197149</text:p>
          </table:table-cell>
          <table:table-cell table:number-columns-repeated="1019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number-columns-repeated="3" table:style-name="ce1" office:value-type="float" office:value="2.32192809488736" calcext:value-type="float">
            <text:p>2.32192809488736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number-columns-repeated="11" table:style-name="ce1" office:value-type="float" office:value="2.32192809488736" calcext:value-type="float">
            <text:p>2.32192809488736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3.58496250072115" calcext:value-type="float">
            <text:p>3.58496250072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956"/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4.32192809488736" calcext:value-type="float">
            <text:p>4.32192809488736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4" table:style-name="ce1" office:value-type="float" office:value="4.32192809488736" calcext:value-type="float">
            <text:p>4.32192809488736</text:p>
          </table:table-cell>
          <table:table-cell table:number-columns-repeated="12" table:style-name="ce1" office:value-type="float" office:value="3.32192809488736" calcext:value-type="float">
            <text:p>3.3219280948873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3" table:style-name="ce1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table:style-name="ce1" office:value-type="string" calcext:value-type="string">
            <text:p>abor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3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4.32192809488736" calcext:value-type="float">
            <text:p>4.32192809488736</text:p>
          </table:table-cell>
          <table:table-cell table:number-columns-repeated="2" table:style-name="ce1" office:value-type="float" office:value="4.24792751344358" calcext:value-type="float">
            <text:p>4.24792751344358</text:p>
          </table:table-cell>
          <table:table-cell table:style-name="ce1" office:value-type="float" office:value="6.84549005094437" calcext:value-type="float">
            <text:p>6.84549005094437</text:p>
          </table:table-cell>
          <table:table-cell table:style-name="ce1" office:value-type="float" office:value="6.22881869049588" calcext:value-type="float">
            <text:p>6.22881869049588</text:p>
          </table:table-cell>
          <table:table-cell table:style-name="ce1" office:value-type="float" office:value="8.36632221424581" calcext:value-type="float">
            <text:p>8.36632221424581</text:p>
          </table:table-cell>
          <table:table-cell table:number-columns-repeated="3" table:style-name="ce1" office:value-type="float" office:value="6.22881869049588" calcext:value-type="float">
            <text:p>6.22881869049588</text:p>
          </table:table-cell>
          <table:table-cell table:number-columns-repeated="9" table:style-name="ce1" office:value-type="float" office:value="6.12928301694496" calcext:value-type="float">
            <text:p>6.12928301694496</text:p>
          </table:table-cell>
          <table:table-cell table:style-name="ce1" office:value-type="float" office:value="6.64385618977472" calcext:value-type="float">
            <text:p>6.64385618977472</text:p>
          </table:table-cell>
          <table:table-cell table:number-columns-repeated="2" table:style-name="ce1" office:value-type="float" office:value="7.64385618977472" calcext:value-type="float">
            <text:p>7.64385618977472</text:p>
          </table:table-cell>
          <table:table-cell table:style-name="ce1" office:value-type="float" office:value="9.22881869049588" calcext:value-type="float">
            <text:p>9.22881869049588</text:p>
          </table:table-cell>
          <table:table-cell table:style-name="ce1" office:value-type="float" office:value="9.02236781302845" calcext:value-type="float">
            <text:p>9.02236781302845</text:p>
          </table:table-cell>
          <table:table-cell table:style-name="ce1" office:value-type="float" office:value="9.49185309632967" calcext:value-type="float">
            <text:p>9.49185309632967</text:p>
          </table:table-cell>
          <table:table-cell table:style-name="ce1" office:value-type="float" office:value="9.22881869049588" calcext:value-type="float">
            <text:p>9.22881869049588</text:p>
          </table:table-cell>
          <table:table-cell table:style-name="ce1" office:value-type="float" office:value="8.81378119121703" calcext:value-type="float">
            <text:p>8.81378119121703</text:p>
          </table:table-cell>
          <table:table-cell table:style-name="ce1" office:value-type="float" office:value="11.3987436919381" calcext:value-type="float">
            <text:p>11.3987436919381</text:p>
          </table:table-cell>
          <table:table-cell table:style-name="ce1" office:value-type="float" office:value="11.9837061926593" calcext:value-type="float">
            <text:p>11.9837061926593</text:p>
          </table:table-cell>
          <table:table-cell table:number-columns-repeated="2" table:style-name="ce1" office:value-type="float" office:value="11.3987436919381" calcext:value-type="float">
            <text:p>11.3987436919381</text:p>
          </table:table-cell>
          <table:table-cell table:number-columns-repeated="3" table:style-name="ce1" office:value-type="float" office:value="11.8841705191084" calcext:value-type="float">
            <text:p>11.8841705191084</text:p>
          </table:table-cell>
          <table:table-cell table:style-name="ce1" office:value-type="float" office:value="13.4691330198295" calcext:value-type="float">
            <text:p>13.4691330198295</text:p>
          </table:table-cell>
          <table:table-cell table:style-name="ce1" office:value-type="float" office:value="14.2467405984931" calcext:value-type="float">
            <text:p>14.2467405984931</text:p>
          </table:table-cell>
          <table:table-cell table:style-name="ce1" office:value-type="float" office:value="15.8317030992143" calcext:value-type="float">
            <text:p>15.8317030992143</text:p>
          </table:table-cell>
          <table:table-cell table:number-columns-repeated="979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table:style-name="ce1" office:value-type="string" calcext:value-type="string">
            <text:p>lost</text:p>
          </table:table-cell>
          <table:table-cell table:number-columns-repeated="77" table:style-name="ce1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style-name="ce1" office:value-type="float" office:value="9.34429590791581" calcext:value-type="float">
            <text:p>9.34429590791581</text:p>
          </table:table-cell>
          <table:table-cell table:number-columns-repeated="1019"/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4" table:style-name="ce1" office:value-type="float" office:value="3.16992500144231" calcext:value-type="float">
            <text:p>3.16992500144231</text:p>
          </table:table-cell>
          <table:table-cell table:number-columns-repeated="2" table:style-name="ce1" office:value-type="float" office:value="4.75488750216346" calcext:value-type="float">
            <text:p>4.75488750216346</text:p>
          </table:table-cell>
          <table:table-cell table:style-name="ce1" office:value-type="float" office:value="6.49185309632967" calcext:value-type="float">
            <text:p>6.49185309632967</text:p>
          </table:table-cell>
          <table:table-cell table:style-name="ce1" office:value-type="float" office:value="8.07681559705083" calcext:value-type="float">
            <text:p>8.07681559705083</text:p>
          </table:table-cell>
          <table:table-cell table:number-columns-repeated="2" table:style-name="ce1" office:value-type="float" office:value="8.49185309632967" calcext:value-type="float">
            <text:p>8.49185309632967</text:p>
          </table:table-cell>
          <table:table-cell table:style-name="ce1" office:value-type="float" office:value="7.90689059560851" calcext:value-type="float">
            <text:p>7.90689059560851</text:p>
          </table:table-cell>
          <table:table-cell table:style-name="ce1" office:value-type="float" office:value="6.90689059560851" calcext:value-type="float">
            <text:p>6.90689059560851</text:p>
          </table:table-cell>
          <table:table-cell table:style-name="ce1" office:value-type="float" office:value="8.49185309632967" calcext:value-type="float">
            <text:p>8.49185309632967</text:p>
          </table:table-cell>
          <table:table-cell table:style-name="ce1" office:value-type="float" office:value="6.90689059560851" calcext:value-type="float">
            <text:p>6.90689059560851</text:p>
          </table:table-cell>
          <table:table-cell table:style-name="ce1" office:value-type="float" office:value="8.49185309632967" calcext:value-type="float">
            <text:p>8.49185309632967</text:p>
          </table:table-cell>
          <table:table-cell table:number-columns-repeated="14" table:style-name="ce1" office:value-type="float" office:value="4.90689059560851" calcext:value-type="float">
            <text:p>4.90689059560851</text:p>
          </table:table-cell>
          <table:table-cell table:number-columns-repeated="41" table:style-name="ce1"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number-columns-repeated="1019"/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number-columns-repeated="1018"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9.2644426002266" calcext:value-type="float">
            <text:p>9.2644426002266</text:p>
          </table:table-cell>
          <table:table-cell table:number-columns-repeated="1018"/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6.32192809488736" calcext:value-type="float">
            <text:p>6.321928094887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5" calcext:value-type="float">
            <text:p>5</text:p>
          </table:table-cell>
          <table:table-cell table:number-columns-repeated="6" table:style-name="ce1" office:value-type="float" office:value="5.70043971814109" calcext:value-type="float">
            <text:p>5.70043971814109</text:p>
          </table:table-cell>
          <table:table-cell table:number-columns-repeated="2" table:style-name="ce1" office:value-type="float" office:value="7.28540221886224" calcext:value-type="float">
            <text:p>7.28540221886224</text:p>
          </table:table-cell>
          <table:table-cell table:number-columns-repeated="2" table:style-name="ce1" office:value-type="float" office:value="6.32192809488736" calcext:value-type="float">
            <text:p>6.32192809488736</text:p>
          </table:table-cell>
          <table:table-cell table:number-columns-repeated="3" table:style-name="ce1" office:value-type="float" office:value="5.58496250072115" calcext:value-type="float">
            <text:p>5.58496250072115</text:p>
          </table:table-cell>
          <table:table-cell table:number-columns-repeated="2" table:style-name="ce1" office:value-type="float" office:value="6.58496250072115" calcext:value-type="float">
            <text:p>6.58496250072115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.58496250072115" calcext:value-type="float">
            <text:p>3.58496250072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.58496250072115" calcext:value-type="float">
            <text:p>2.58496250072115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6.28540221886224" calcext:value-type="float">
            <text:p>6.28540221886224</text:p>
          </table:table-cell>
          <table:table-cell table:style-name="ce1" office:value-type="float" office:value="7.12928301694496" calcext:value-type="float">
            <text:p>7.12928301694496</text:p>
          </table:table-cell>
          <table:table-cell table:number-columns-repeated="1018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65" table:style-name="ce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64" table:style-name="ce1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9.2644426002266" calcext:value-type="float">
            <text:p>9.2644426002266</text:p>
          </table:table-cell>
          <table:table-cell table:number-columns-repeated="1018"/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5.45943161863729" calcext:value-type="float">
            <text:p>5.459431618637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.39231742277876" calcext:value-type="float">
            <text:p>6.39231742277876</text:p>
          </table:table-cell>
          <table:table-cell table:number-columns-repeated="1016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13" table:style-name="ce1" office:value-type="float" office:value="2.58496250072115" calcext:value-type="float">
            <text:p>2.58496250072115</text:p>
          </table:table-cell>
          <table:table-cell table:number-columns-repeated="6"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4.75488750216346" calcext:value-type="float">
            <text:p>4.75488750216346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64" table:style-name="ce1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abor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style-name="ce1" office:value-type="float" office:value="7.84549005094437" calcext:value-type="float">
            <text:p>7.84549005094437</text:p>
          </table:table-cell>
          <table:table-cell table:style-name="ce1" office:value-type="float" office:value="11.0701209444768" calcext:value-type="float">
            <text:p>11.0701209444768</text:p>
          </table:table-cell>
          <table:table-cell table:style-name="ce1" office:value-type="float" office:value="13.8979399690941" calcext:value-type="float">
            <text:p>13.8979399690941</text:p>
          </table:table-cell>
          <table:table-cell table:style-name="ce1" office:value-type="float" office:value="12.270295326472" calcext:value-type="float">
            <text:p>12.270295326472</text:p>
          </table:table-cell>
          <table:table-cell table:style-name="ce1" office:value-type="float" office:value="12.828731532683" calcext:value-type="float">
            <text:p>12.828731532683</text:p>
          </table:table-cell>
          <table:table-cell table:style-name="ce1" office:value-type="float" office:value="12.8295245490783" calcext:value-type="float">
            <text:p>12.8295245490783</text:p>
          </table:table-cell>
          <table:table-cell table:style-name="ce1" office:value-type="float" office:value="13.1816181683958" calcext:value-type="float">
            <text:p>13.1816181683958</text:p>
          </table:table-cell>
          <table:table-cell table:number-columns-repeated="3" table:style-name="ce1" office:value-type="float" office:value="12.0821490413538" calcext:value-type="float">
            <text:p>12.0821490413538</text:p>
          </table:table-cell>
          <table:table-cell table:style-name="ce1" office:value-type="float" office:value="11.0821490413538" calcext:value-type="float">
            <text:p>11.0821490413538</text:p>
          </table:table-cell>
          <table:table-cell table:style-name="ce1" office:value-type="float" office:value="12.667111542075" calcext:value-type="float">
            <text:p>12.667111542075</text:p>
          </table:table-cell>
          <table:table-cell table:style-name="ce1" office:value-type="float" office:value="12.0821490413538" calcext:value-type="float">
            <text:p>12.0821490413538</text:p>
          </table:table-cell>
          <table:table-cell table:number-columns-repeated="1007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8.39231742277876" calcext:value-type="float">
            <text:p>8.39231742277876</text:p>
          </table:table-cell>
          <table:table-cell table:style-name="ce1" office:value-type="float" office:value="6.8703647195834" calcext:value-type="float">
            <text:p>6.8703647195834</text:p>
          </table:table-cell>
          <table:table-cell table:number-columns-repeated="1016"/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4.32192809488736" calcext:value-type="float">
            <text:p>4.32192809488736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4.75488750216346" calcext:value-type="float">
            <text:p>4.75488750216346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number-columns-repeated="3" table:style-name="ce1" office:value-type="float" office:value="7.33985000288462" calcext:value-type="float">
            <text:p>7.33985000288462</text:p>
          </table:table-cell>
          <table:table-cell table:style-name="ce1" office:value-type="float" office:value="8.92481250360578" calcext:value-type="float">
            <text:p>8.92481250360578</text:p>
          </table:table-cell>
          <table:table-cell table:style-name="ce1" office:value-type="float" office:value="8.56224242422107" calcext:value-type="float">
            <text:p>8.56224242422107</text:p>
          </table:table-cell>
          <table:table-cell table:number-columns-repeated="1010"/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table:style-name="ce1" office:value-type="string" calcext:value-type="string">
            <text:p>lost</text:p>
          </table:table-cell>
          <table:table-cell table:number-columns-repeated="68" table:style-name="ce1"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style-name="ce1" office:value-type="float" office:value="4.08746284125033" calcext:value-type="float">
            <text:p>4.08746284125033</text:p>
          </table:table-cell>
          <table:table-cell table:style-name="ce1" office:value-type="float" office:value="6.84549005094437" calcext:value-type="float">
            <text:p>6.84549005094437</text:p>
          </table:table-cell>
          <table:table-cell table:style-name="ce1" office:value-type="float" office:value="5.20945336562895" calcext:value-type="float">
            <text:p>5.20945336562895</text:p>
          </table:table-cell>
          <table:table-cell table:style-name="ce1" office:value-type="float" office:value="5.39231742277876" calcext:value-type="float">
            <text:p>5.39231742277876</text:p>
          </table:table-cell>
          <table:table-cell table:style-name="ce1" office:value-type="float" office:value="6.20945336562895" calcext:value-type="float">
            <text:p>6.20945336562895</text:p>
          </table:table-cell>
          <table:table-cell table:style-name="ce1" office:value-type="float" office:value="8.13955135239879" calcext:value-type="float">
            <text:p>8.1395513523987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95419631038687" calcext:value-type="float">
            <text:p>6.95419631038687</text:p>
          </table:table-cell>
          <table:table-cell table:number-columns-repeated="11" table:style-name="ce1" office:value-type="float" office:value="1" calcext:value-type="float">
            <text:p>1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5" table:style-name="ce1" office:value-type="float" office:value="2.32192809488736" calcext:value-type="float">
            <text:p>2.3219280948873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1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4.75488750216346" calcext:value-type="float">
            <text:p>4.75488750216346</text:p>
          </table:table-cell>
          <table:table-cell table:number-columns-repeated="2" table:style-name="ce1" office:value-type="float" office:value="3.16992500144231" calcext:value-type="float">
            <text:p>3.16992500144231</text:p>
          </table:table-cell>
          <table:table-cell table:number-columns-repeated="2" table:style-name="ce1" office:value-type="float" office:value="4.75488750216346" calcext:value-type="float">
            <text:p>4.75488750216346</text:p>
          </table:table-cell>
          <table:table-cell table:style-name="ce1" office:value-type="float" office:value="5.49185309632967" calcext:value-type="float">
            <text:p>5.49185309632967</text:p>
          </table:table-cell>
          <table:table-cell table:style-name="ce1" office:value-type="float" office:value="5.39231742277876" calcext:value-type="float">
            <text:p>5.39231742277876</text:p>
          </table:table-cell>
          <table:table-cell table:number-columns-repeated="2" table:style-name="ce1" office:value-type="float" office:value="3.90689059560851" calcext:value-type="float">
            <text:p>3.90689059560851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number-columns-repeated="6" table:style-name="ce1" office:value-type="float" office:value="3.90689059560851" calcext:value-type="float">
            <text:p>3.90689059560851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4" table:style-name="ce1" office:value-type="float" office:value="2.58496250072115" calcext:value-type="float">
            <text:p>2.58496250072115</text:p>
          </table:table-cell>
          <table:table-cell table:number-columns-repeated="13" table:style-name="ce1" office:value-type="float" office:value="1.58496250072115" calcext:value-type="float">
            <text:p>1.58496250072115</text:p>
          </table:table-cell>
          <table:table-cell table:number-columns-repeated="3" table:style-name="ce1" office:value-type="float" office:value="3.16992500144231" calcext:value-type="float">
            <text:p>3.1699250014423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7" table:style-name="ce1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5.67242534197149" calcext:value-type="float">
            <text:p>5.67242534197149</text:p>
          </table:table-cell>
          <table:table-cell table:style-name="ce1" office:value-type="float" office:value="6.6293566200796" calcext:value-type="float">
            <text:p>6.6293566200796</text:p>
          </table:table-cell>
          <table:table-cell table:number-columns-repeated="1018"/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4.16992500144231" calcext:value-type="float">
            <text:p>4.16992500144231</text:p>
          </table:table-cell>
          <table:table-cell table:number-columns-repeated="85" table:style-name="ce1" office:value-type="float" office:value="0" calcext:value-type="float">
            <text:p>0</text:p>
          </table:table-cell>
          <table:table-cell table:number-columns-repeated="929"/>
        </table:table-row>
        <table:table-row table:style-name="ro1">
          <table:table-cell table:style-name="ce1" office:value-type="float" office:value="508" calcext:value-type="float">
            <text:p>508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3.32192809488736" calcext:value-type="float">
            <text:p>3.32192809488736</text:p>
          </table:table-cell>
          <table:table-cell table:style-name="ce1" office:value-type="float" office:value="4.08746284125033" calcext:value-type="float">
            <text:p>4.08746284125033</text:p>
          </table:table-cell>
          <table:table-cell table:style-name="ce1" office:value-type="float" office:value="2.8073549220576" calcext:value-type="float">
            <text:p>2.807354922057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.58496250072115" calcext:value-type="float">
            <text:p>1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3.58496250072115" calcext:value-type="float">
            <text:p>3.58496250072115</text:p>
          </table:table-cell>
          <table:table-cell table:number-columns-repeated="36" table:style-name="ce1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1.58496250072115" calcext:value-type="float">
            <text:p>1.58496250072115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1" table:style-name="ce1" office:value-type="float" office:value="0" calcext:value-type="float">
            <text:p>0</text:p>
          </table:table-cell>
          <table:table-cell table:number-columns-repeated="937"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8"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3.58496250072115" calcext:value-type="float">
            <text:p>3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14" table:style-name="ce1" office:value-type="float" office:value="3" calcext:value-type="float">
            <text:p>3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6.6293566200796" calcext:value-type="float">
            <text:p>6.6293566200796</text:p>
          </table:table-cell>
          <table:table-cell table:style-name="ce1" office:value-type="float" office:value="3.8073549220576" calcext:value-type="float">
            <text:p>3.8073549220576</text:p>
          </table:table-cell>
          <table:table-cell table:style-name="ce1" office:value-type="float" office:value="4.32192809488736" calcext:value-type="float">
            <text:p>4.32192809488736</text:p>
          </table:table-cell>
          <table:table-cell table:style-name="ce1" office:value-type="float" office:value="5.90689059560851" calcext:value-type="float">
            <text:p>5.90689059560851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1013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8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.58496250072115" calcext:value-type="float">
            <text:p>5.5849625007211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number-columns-repeated="3" table:style-name="ce1" office:value-type="float" office:value="4.58496250072115" calcext:value-type="float">
            <text:p>4.58496250072115</text:p>
          </table:table-cell>
          <table:table-cell table:number-columns-repeated="27" table:style-name="ce1" office:value-type="float" office:value="1" calcext:value-type="float">
            <text:p>1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89481776330794" calcext:value-type="float">
            <text:p>8.89481776330794</text:p>
          </table:table-cell>
          <table:table-cell table:style-name="ce1" office:value-type="float" office:value="12.0650794889998" calcext:value-type="float">
            <text:p>12.0650794889998</text:p>
          </table:table-cell>
          <table:table-cell table:style-name="ce1" office:value-type="float" office:value="10.1357092861044" calcext:value-type="float">
            <text:p>10.1357092861044</text:p>
          </table:table-cell>
          <table:table-cell table:style-name="ce1" office:value-type="float" office:value="8.66177809777198" calcext:value-type="float">
            <text:p>8.66177809777198</text:p>
          </table:table-cell>
          <table:table-cell table:style-name="ce1" office:value-type="float" office:value="10.1922928144707" calcext:value-type="float">
            <text:p>10.1922928144707</text:p>
          </table:table-cell>
          <table:table-cell table:style-name="ce1" office:value-type="float" office:value="10.6211361132746" calcext:value-type="float">
            <text:p>10.6211361132746</text:p>
          </table:table-cell>
          <table:table-cell table:style-name="ce1" office:value-type="float" office:value="12.0967151544885" calcext:value-type="float">
            <text:p>12.0967151544885</text:p>
          </table:table-cell>
          <table:table-cell table:style-name="ce1" office:value-type="float" office:value="11.1357092861044" calcext:value-type="float">
            <text:p>11.1357092861044</text:p>
          </table:table-cell>
          <table:table-cell table:style-name="ce1" office:value-type="float" office:value="7.49185309632967" calcext:value-type="float">
            <text:p>7.49185309632967</text:p>
          </table:table-cell>
          <table:table-cell table:style-name="ce1" office:value-type="float" office:value="8.07681559705083" calcext:value-type="float">
            <text:p>8.07681559705083</text:p>
          </table:table-cell>
          <table:table-cell table:style-name="ce1" office:value-type="float" office:value="7.49185309632967" calcext:value-type="float">
            <text:p>7.49185309632967</text:p>
          </table:table-cell>
          <table:table-cell table:style-name="ce1" office:value-type="float" office:value="6.49185309632967" calcext:value-type="float">
            <text:p>6.49185309632967</text:p>
          </table:table-cell>
          <table:table-cell table:number-columns-repeated="3" table:style-name="ce1" office:value-type="float" office:value="5.75488750216346" calcext:value-type="float">
            <text:p>5.75488750216346</text:p>
          </table:table-cell>
          <table:table-cell table:style-name="ce1" office:value-type="float" office:value="5.49185309632967" calcext:value-type="float">
            <text:p>5.49185309632967</text:p>
          </table:table-cell>
          <table:table-cell table:style-name="ce1" office:value-type="float" office:value="4.75488750216346" calcext:value-type="float">
            <text:p>4.75488750216346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5.75488750216346" calcext:value-type="float">
            <text:p>5.75488750216346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number-columns-repeated="7"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3.58496250072115" calcext:value-type="float">
            <text:p>3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.58496250072115" calcext:value-type="float">
            <text:p>5.58496250072115</text:p>
          </table:table-cell>
          <table:table-cell table:style-name="ce1" office:value-type="float" office:value="7.16992500144231" calcext:value-type="float">
            <text:p>7.16992500144231</text:p>
          </table:table-cell>
          <table:table-cell table:number-columns-repeated="2" table:style-name="ce1" office:value-type="float" office:value="7.90689059560851" calcext:value-type="float">
            <text:p>7.90689059560851</text:p>
          </table:table-cell>
          <table:table-cell table:style-name="ce1" office:value-type="float" office:value="8.64385618977472" calcext:value-type="float">
            <text:p>8.64385618977472</text:p>
          </table:table-cell>
          <table:table-cell table:style-name="ce1" office:value-type="float" office:value="6.64385618977472" calcext:value-type="float">
            <text:p>6.64385618977472</text:p>
          </table:table-cell>
          <table:table-cell table:style-name="ce1" office:value-type="float" office:value="8.22881869049588" calcext:value-type="float">
            <text:p>8.22881869049588</text:p>
          </table:table-cell>
          <table:table-cell table:style-name="ce1" office:value-type="float" office:value="7.64385618977472" calcext:value-type="float">
            <text:p>7.64385618977472</text:p>
          </table:table-cell>
          <table:table-cell table:number-columns-repeated="7" table:style-name="ce1" office:value-type="float" office:value="7.78135971352466" calcext:value-type="float">
            <text:p>7.78135971352466</text:p>
          </table:table-cell>
          <table:table-cell table:number-columns-repeated="2" table:style-name="ce1" office:value-type="float" office:value="7.32192809488736" calcext:value-type="float">
            <text:p>7.32192809488736</text:p>
          </table:table-cell>
          <table:table-cell table:style-name="ce1" office:value-type="float" office:value="8.90689059560851" calcext:value-type="float">
            <text:p>8.90689059560851</text:p>
          </table:table-cell>
          <table:table-cell table:number-columns-repeated="2" table:style-name="ce1" office:value-type="float" office:value="8.32192809488736" calcext:value-type="float">
            <text:p>8.32192809488736</text:p>
          </table:table-cell>
          <table:table-cell table:number-columns-repeated="3" table:style-name="ce1" office:value-type="float" office:value="7.32192809488736" calcext:value-type="float">
            <text:p>7.32192809488736</text:p>
          </table:table-cell>
          <table:table-cell table:number-columns-repeated="8" table:style-name="ce1" office:value-type="float" office:value="6.32192809488736" calcext:value-type="float">
            <text:p>6.32192809488736</text:p>
          </table:table-cell>
          <table:table-cell table:number-columns-repeated="2" table:style-name="ce1" office:value-type="float" office:value="6.78135971352466" calcext:value-type="float">
            <text:p>6.78135971352466</text:p>
          </table:table-cell>
          <table:table-cell table:style-name="ce1" office:value-type="float" office:value="8.36632221424581" calcext:value-type="float">
            <text:p>8.36632221424581</text:p>
          </table:table-cell>
          <table:table-cell table:number-columns-repeated="4" table:style-name="ce1" office:value-type="float" office:value="7.56985560833094" calcext:value-type="float">
            <text:p>7.56985560833094</text:p>
          </table:table-cell>
          <table:table-cell table:number-columns-repeated="5" table:style-name="ce1" office:value-type="float" office:value="6.78135971352466" calcext:value-type="float">
            <text:p>6.78135971352466</text:p>
          </table:table-cell>
          <table:table-cell table:style-name="ce1" office:value-type="float" office:value="7.78135971352466" calcext:value-type="float">
            <text:p>7.78135971352466</text:p>
          </table:table-cell>
          <table:table-cell table:style-name="ce1" office:value-type="float" office:value="6.78135971352466" calcext:value-type="float">
            <text:p>6.78135971352466</text:p>
          </table:table-cell>
          <table:table-cell table:style-name="ce1" office:value-type="float" office:value="9.36632221424581" calcext:value-type="float">
            <text:p>9.36632221424581</text:p>
          </table:table-cell>
          <table:table-cell table:style-name="ce1" office:value-type="float" office:value="9.10328780841202" calcext:value-type="float">
            <text:p>9.10328780841202</text:p>
          </table:table-cell>
          <table:table-cell table:number-columns-repeated="2" table:style-name="ce1" office:value-type="float" office:value="8.36632221424581" calcext:value-type="float">
            <text:p>8.36632221424581</text:p>
          </table:table-cell>
          <table:table-cell table:number-columns-repeated="915"/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58" table:style-name="ce1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1" table:style-name="ce1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1" office:value-type="float" office:value="517" calcext:value-type="float">
            <text:p>517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8" table:style-name="ce1" office:value-type="float" office:value="0" calcext:value-type="float">
            <text:p>0</text:p>
          </table:table-cell>
          <table:table-cell table:number-columns-repeated="929"/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3.58496250072115" calcext:value-type="float">
            <text:p>3.58496250072115</text:p>
          </table:table-cell>
          <table:table-cell table:style-name="ce1" office:value-type="float" office:value="5.90689059560851" calcext:value-type="float">
            <text:p>5.90689059560851</text:p>
          </table:table-cell>
          <table:table-cell table:number-columns-repeated="2" table:style-name="ce1" office:value-type="float" office:value="4.90689059560851" calcext:value-type="float">
            <text:p>4.90689059560851</text:p>
          </table:table-cell>
          <table:table-cell table:number-columns-repeated="4" table:style-name="ce1" office:value-type="float" office:value="3.32192809488736" calcext:value-type="float">
            <text:p>3.32192809488736</text:p>
          </table:table-cell>
          <table:table-cell table:style-name="ce1" office:value-type="float" office:value="5.32192809488736" calcext:value-type="float">
            <text:p>5.32192809488736</text:p>
          </table:table-cell>
          <table:table-cell table:number-columns-repeated="2" table:style-name="ce1" office:value-type="float" office:value="4.32192809488736" calcext:value-type="float">
            <text:p>4.32192809488736</text:p>
          </table:table-cell>
          <table:table-cell table:number-columns-repeated="3" table:style-name="ce1" office:value-type="float" office:value="5.90689059560851" calcext:value-type="float">
            <text:p>5.90689059560851</text:p>
          </table:table-cell>
          <table:table-cell table:number-columns-repeated="3" table:style-name="ce1" office:value-type="float" office:value="6.64385618977472" calcext:value-type="float">
            <text:p>6.64385618977472</text:p>
          </table:table-cell>
          <table:table-cell table:number-columns-repeated="6" table:style-name="ce1" office:value-type="float" office:value="4.32192809488736" calcext:value-type="float">
            <text:p>4.32192809488736</text:p>
          </table:table-cell>
          <table:table-cell table:number-columns-repeated="2" table:style-name="ce1" office:value-type="float" office:value="3.32192809488736" calcext:value-type="float">
            <text:p>3.32192809488736</text:p>
          </table:table-cell>
          <table:table-cell table:number-columns-repeated="7" table:style-name="ce1" office:value-type="float" office:value="2.58496250072115" calcext:value-type="float">
            <text:p>2.58496250072115</text:p>
          </table:table-cell>
          <table:table-cell table:number-columns-repeated="1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6" table:style-name="ce1" office:value-type="float" office:value="0" calcext:value-type="float">
            <text:p>0</text:p>
          </table:table-cell>
          <table:table-cell table:number-columns-repeated="909"/>
        </table:table-row>
        <table:table-row table:style-name="ro1">
          <table:table-cell table:style-name="ce1" office:value-type="float" office:value="519" calcext:value-type="float">
            <text:p>51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68" table:style-name="ce1" office:value-type="float" office:value="0" calcext:value-type="float">
            <text:p>0</text:p>
          </table:table-cell>
          <table:table-cell table:number-columns-repeated="951"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style-name="ce1" office:value-type="float" office:value="7.84549005094437" calcext:value-type="float">
            <text:p>7.84549005094437</text:p>
          </table:table-cell>
          <table:table-cell table:style-name="ce1" office:value-type="float" office:value="8.93663793900257" calcext:value-type="float">
            <text:p>8.93663793900257</text:p>
          </table:table-cell>
          <table:table-cell table:number-columns-repeated="1018"/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4" table:style-name="ce1" office:value-type="float" office:value="3.32192809488736" calcext:value-type="float">
            <text:p>3.32192809488736</text:p>
          </table:table-cell>
          <table:table-cell table:number-columns-repeated="3" table:style-name="ce1" office:value-type="float" office:value="4.90689059560851" calcext:value-type="float">
            <text:p>4.90689059560851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number-columns-repeated="4" table:style-name="ce1" office:value-type="float" office:value="4.90689059560851" calcext:value-type="float">
            <text:p>4.90689059560851</text:p>
          </table:table-cell>
          <table:table-cell table:number-columns-repeated="5" table:style-name="ce1" office:value-type="float" office:value="4.39231742277876" calcext:value-type="float">
            <text:p>4.39231742277876</text:p>
          </table:table-cell>
          <table:table-cell table:number-columns-repeated="5" table:style-name="ce1" office:value-type="float" office:value="5.39231742277876" calcext:value-type="float">
            <text:p>5.39231742277876</text:p>
          </table:table-cell>
          <table:table-cell table:style-name="ce1" office:value-type="float" office:value="5.97727992349991" calcext:value-type="float">
            <text:p>5.97727992349991</text:p>
          </table:table-cell>
          <table:table-cell table:number-columns-repeated="3" table:style-name="ce1" office:value-type="float" office:value="4.39231742277876" calcext:value-type="float">
            <text:p>4.39231742277876</text:p>
          </table:table-cell>
          <table:table-cell table:number-columns-repeated="6" table:style-name="ce1" office:value-type="float" office:value="3.90689059560851" calcext:value-type="float">
            <text:p>3.90689059560851</text:p>
          </table:table-cell>
          <table:table-cell table:number-columns-repeated="58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23"/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55" table:style-name="ce1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6.32192809488736" calcext:value-type="float">
            <text:p>6.32192809488736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style-name="ce1" office:value-type="float" office:value="5.49185309632967" calcext:value-type="float">
            <text:p>5.49185309632967</text:p>
          </table:table-cell>
          <table:table-cell table:style-name="ce1" office:value-type="float" office:value="4.85798099512757" calcext:value-type="float">
            <text:p>4.85798099512757</text:p>
          </table:table-cell>
          <table:table-cell table:style-name="ce1" office:value-type="float" office:value="5.04439411935845" calcext:value-type="float">
            <text:p>5.04439411935845</text:p>
          </table:table-cell>
          <table:table-cell table:style-name="ce1" office:value-type="float" office:value="7.22881869049588" calcext:value-type="float">
            <text:p>7.22881869049588</text:p>
          </table:table-cell>
          <table:table-cell table:style-name="ce1" office:value-type="float" office:value="6.94251450533924" calcext:value-type="float">
            <text:p>6.94251450533924</text:p>
          </table:table-cell>
          <table:table-cell table:style-name="ce1" office:value-type="float" office:value="8.33985000288462" calcext:value-type="float">
            <text:p>8.33985000288462</text:p>
          </table:table-cell>
          <table:table-cell table:number-columns-repeated="1012"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3.16992500144231" calcext:value-type="float">
            <text:p>3.16992500144231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number-columns-repeated="4"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9" table:style-name="ce1" office:value-type="float" office:value="1.58496250072115" calcext:value-type="float">
            <text:p>1.58496250072115</text:p>
          </table:table-cell>
          <table:table-cell table:number-columns-repeated="46" table:style-name="ce1" office:value-type="float" office:value="0" calcext:value-type="float">
            <text:p>0</text:p>
          </table:table-cell>
          <table:table-cell table:number-columns-repeated="939"/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5.83289001416474" calcext:value-type="float">
            <text:p>5.83289001416474</text:p>
          </table:table-cell>
          <table:table-cell table:number-columns-repeated="1017"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style-name="ce1" office:value-type="float" office:value="2.32192809488736" calcext:value-type="float">
            <text:p>2.32192809488736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2" table:style-name="ce1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10.7142455176661" calcext:value-type="float">
            <text:p>10.7142455176661</text:p>
          </table:table-cell>
          <table:table-cell table:number-columns-repeated="1018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number-columns-repeated="1019"/>
        </table:table-row>
        <table:table-row table:style-name="ro1">
          <table:table-cell table:style-name="ce1" office:value-type="float" office:value="529" calcext:value-type="float">
            <text:p>52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.32192809488736" calcext:value-type="float">
            <text:p>2.32192809488736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number-columns-repeated="3" table:style-name="ce1" office:value-type="float" office:value="3.32192809488736" calcext:value-type="float">
            <text:p>3.32192809488736</text:p>
          </table:table-cell>
          <table:table-cell table:number-columns-repeated="3" table:style-name="ce1" office:value-type="float" office:value="4.70043971814109" calcext:value-type="float">
            <text:p>4.70043971814109</text:p>
          </table:table-cell>
          <table:table-cell table:style-name="ce1" office:value-type="float" office:value="6.28540221886224" calcext:value-type="float">
            <text:p>6.28540221886224</text:p>
          </table:table-cell>
          <table:table-cell table:number-columns-repeated="2" table:style-name="ce1" office:value-type="float" office:value="5.70043971814109" calcext:value-type="float">
            <text:p>5.70043971814109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number-columns-repeated="2" table:style-name="ce1" office:value-type="float" office:value="4.8073549220576" calcext:value-type="float">
            <text:p>4.8073549220576</text:p>
          </table:table-cell>
          <table:table-cell table:number-columns-repeated="9" table:style-name="ce1" office:value-type="float" office:value="3.8073549220576" calcext:value-type="float">
            <text:p>3.8073549220576</text:p>
          </table:table-cell>
          <table:table-cell table:number-columns-repeated="62" table:style-name="ce1" office:value-type="float" office:value="0" calcext:value-type="float">
            <text:p>0</text:p>
          </table:table-cell>
          <table:table-cell table:number-columns-repeated="935"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number-columns-repeated="4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number-columns-repeated="4" table:style-name="ce1" office:value-type="float" office:value="3.58496250072115" calcext:value-type="float">
            <text:p>3.58496250072115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3" table:style-name="ce1" office:value-type="float" office:value="4.16992500144231" calcext:value-type="float">
            <text:p>4.16992500144231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3.16992500144231" calcext:value-type="float">
            <text:p>3.16992500144231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3" table:style-name="ce1" office:value-type="float" office:value="1.58496250072115" calcext:value-type="float">
            <text:p>1.58496250072115</text:p>
          </table:table-cell>
          <table:table-cell table:number-columns-repeated="7" table:style-name="ce1" office:value-type="float" office:value="2.58496250072115" calcext:value-type="float">
            <text:p>2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7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number-columns-repeated="7" table:style-name="ce1" office:value-type="float" office:value="2.58496250072115" calcext:value-type="float">
            <text:p>2.58496250072115</text:p>
          </table:table-cell>
          <table:table-cell table:number-columns-repeated="34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number-columns-repeated="1019"/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2.58496250072115" calcext:value-type="float">
            <text:p>2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4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3" table:style-name="ce1" office:value-type="float" office:value="5.90689059560851" calcext:value-type="float">
            <text:p>5.90689059560851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number-columns-repeated="7"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number-columns-repeated="933"/>
        </table:table-row>
        <table:table-row table:style-name="ro1">
          <table:table-cell table:style-name="ce1" office:value-type="float" office:value="533" calcext:value-type="float">
            <text:p>53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number-columns-repeated="70" table:style-name="ce1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1" office:value-type="float" office:value="534" calcext:value-type="float">
            <text:p>53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number-columns-repeated="1019"/>
        </table:table-row>
        <table:table-row table:style-name="ro1">
          <table:table-cell table:style-name="ce1" office:value-type="float" office:value="535" calcext:value-type="float">
            <text:p>535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3" table:style-name="ce1" office:value-type="float" office:value="4.52356195605701" calcext:value-type="float">
            <text:p>4.52356195605701</text:p>
          </table:table-cell>
          <table:table-cell table:number-columns-repeated="3" table:style-name="ce1" office:value-type="float" office:value="5.20945336562895" calcext:value-type="float">
            <text:p>5.20945336562895</text:p>
          </table:table-cell>
          <table:table-cell table:number-columns-repeated="3" table:style-name="ce1" office:value-type="float" office:value="4.58496250072115" calcext:value-type="float">
            <text:p>4.58496250072115</text:p>
          </table:table-cell>
          <table:table-cell table:number-columns-repeated="52" table:style-name="ce1"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table:style-name="ce1" office:value-type="float" office:value="536" calcext:value-type="float">
            <text:p>536</text:p>
          </table:table-cell>
          <table:table-cell table:style-name="ce1" office:value-type="string" calcext:value-type="string">
            <text:p>won</text:p>
          </table:table-cell>
          <table:table-cell table:number-columns-repeated="67" table:style-name="ce1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table:style-name="ce1" office:value-type="float" office:value="537" calcext:value-type="float">
            <text:p>53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number-columns-repeated="1019"/>
        </table:table-row>
        <table:table-row table:style-name="ro1">
          <table:table-cell table:style-name="ce1" office:value-type="float" office:value="538" calcext:value-type="float">
            <text:p>538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5.75488750216346" calcext:value-type="float">
            <text:p>5.75488750216346</text:p>
          </table:table-cell>
          <table:table-cell table:number-columns-repeated="3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38" table:style-name="ce1" office:value-type="float" office:value="1" calcext:value-type="float">
            <text:p>1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2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937"/>
        </table:table-row>
        <table:table-row table:style-name="ro1">
          <table:table-cell table:style-name="ce1" office:value-type="float" office:value="539" calcext:value-type="float">
            <text:p>53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style-name="ce1" office:value-type="float" office:value="5.49185309632967" calcext:value-type="float">
            <text:p>5.49185309632967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style-name="ce1" office:value-type="float" office:value="5.49185309632967" calcext:value-type="float">
            <text:p>5.49185309632967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6"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3.58496250072115" calcext:value-type="float">
            <text:p>3.58496250072115</text:p>
          </table:table-cell>
          <table:table-cell table:number-columns-repeated="65" table:style-name="ce1" office:value-type="float" office:value="0" calcext:value-type="float">
            <text:p>0</text:p>
          </table:table-cell>
          <table:table-cell table:number-columns-repeated="936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54" table:style-name="ce1" office:value-type="float" office:value="0" calcext:value-type="float">
            <text:p>0</text:p>
          </table:table-cell>
          <table:table-cell table:number-columns-repeated="951"/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7.88264304936184" calcext:value-type="float">
            <text:p>7.88264304936184</text:p>
          </table:table-cell>
          <table:table-cell table:style-name="ce1" office:value-type="float" office:value="7.18982455888001" calcext:value-type="float">
            <text:p>7.18982455888001</text:p>
          </table:table-cell>
          <table:table-cell table:style-name="ce1" office:value-type="float" office:value="7.64385618977472" calcext:value-type="float">
            <text:p>7.64385618977472</text:p>
          </table:table-cell>
          <table:table-cell table:style-name="ce1" office:value-type="float" office:value="7.18982455888001" calcext:value-type="float">
            <text:p>7.18982455888001</text:p>
          </table:table-cell>
          <table:table-cell table:style-name="ce1" office:value-type="float" office:value="8.16992500144231" calcext:value-type="float">
            <text:p>8.16992500144231</text:p>
          </table:table-cell>
          <table:table-cell table:style-name="ce1" office:value-type="float" office:value="7.94251450533924" calcext:value-type="float">
            <text:p>7.94251450533924</text:p>
          </table:table-cell>
          <table:table-cell table:style-name="ce1" office:value-type="float" office:value="7.28540221886224" calcext:value-type="float">
            <text:p>7.28540221886224</text:p>
          </table:table-cell>
          <table:table-cell table:number-columns-repeated="2" table:style-name="ce1" office:value-type="float" office:value="8.13955135239879" calcext:value-type="float">
            <text:p>8.13955135239879</text:p>
          </table:table-cell>
          <table:table-cell table:style-name="ce1" office:value-type="float" office:value="8.72451385311995" calcext:value-type="float">
            <text:p>8.72451385311995</text:p>
          </table:table-cell>
          <table:table-cell table:style-name="ce1" office:value-type="float" office:value="8.57364718749332" calcext:value-type="float">
            <text:p>8.57364718749332</text:p>
          </table:table-cell>
          <table:table-cell table:style-name="ce1" office:value-type="float" office:value="7.04439411935845" calcext:value-type="float">
            <text:p>7.04439411935845</text:p>
          </table:table-cell>
          <table:table-cell table:style-name="ce1" office:value-type="float" office:value="8.16992500144231" calcext:value-type="float">
            <text:p>8.16992500144231</text:p>
          </table:table-cell>
          <table:table-cell table:style-name="ce1" office:value-type="float" office:value="9.16992500144231" calcext:value-type="float">
            <text:p>9.16992500144231</text:p>
          </table:table-cell>
          <table:table-cell table:style-name="ce1" office:value-type="float" office:value="10.4676055500829" calcext:value-type="float">
            <text:p>10.4676055500829</text:p>
          </table:table-cell>
          <table:table-cell table:style-name="ce1" office:value-type="float" office:value="12.0525680508041" calcext:value-type="float">
            <text:p>12.0525680508041</text:p>
          </table:table-cell>
          <table:table-cell table:number-columns-repeated="1001"/>
        </table:table-row>
        <table:table-row table:style-name="ro1">
          <table:table-cell table:style-name="ce1" office:value-type="float" office:value="542" calcext:value-type="float">
            <text:p>54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98013957763915" calcext:value-type="float">
            <text:p>8.98013957763915</text:p>
          </table:table-cell>
          <table:table-cell table:style-name="ce1" office:value-type="float" office:value="12.1437020768579" calcext:value-type="float">
            <text:p>12.1437020768579</text:p>
          </table:table-cell>
          <table:table-cell table:number-columns-repeated="1018"/>
        </table:table-row>
        <table:table-row table:style-name="ro1">
          <table:table-cell table:style-name="ce1" office:value-type="float" office:value="544" calcext:value-type="float">
            <text:p>54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table:style-name="ce1" office:value-type="float" office:value="545" calcext:value-type="float">
            <text:p>545</text:p>
          </table:table-cell>
          <table:table-cell table:style-name="ce1" office:value-type="string" calcext:value-type="string">
            <text:p>won</text:p>
          </table:table-cell>
          <table:table-cell table:number-columns-repeated="81" table:style-name="ce1" office:value-type="float" office:value="0" calcext:value-type="float">
            <text:p>0</text:p>
          </table:table-cell>
          <table:table-cell table:number-columns-repeated="941"/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24792751344358" calcext:value-type="float">
            <text:p>4.24792751344358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4" table:style-name="ce1" office:value-type="float" office:value="3.58496250072115" calcext:value-type="float">
            <text:p>3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number-columns-repeated="83" table:style-name="ce1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 table:style-name="ce1" office:value-type="string" calcext:value-type="string">
            <text:p>abor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11.2348174311173" calcext:value-type="float">
            <text:p>11.2348174311173</text:p>
          </table:table-cell>
          <table:table-cell table:style-name="ce1" office:value-type="float" office:value="14.3477597632193" calcext:value-type="float">
            <text:p>14.3477597632193</text:p>
          </table:table-cell>
          <table:table-cell table:style-name="ce1" office:value-type="float" office:value="14.1654566294984" calcext:value-type="float">
            <text:p>14.1654566294984</text:p>
          </table:table-cell>
          <table:table-cell table:style-name="ce1" office:value-type="float" office:value="13.7413616455927" calcext:value-type="float">
            <text:p>13.7413616455927</text:p>
          </table:table-cell>
          <table:table-cell table:style-name="ce1" office:value-type="float" office:value="14.7077904955288" calcext:value-type="float">
            <text:p>14.7077904955288</text:p>
          </table:table-cell>
          <table:table-cell table:number-columns-repeated="1014"/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number-columns-repeated="1019"/>
        </table:table-row>
        <table:table-row table:style-name="ro1">
          <table:table-cell table:style-name="ce1" office:value-type="float" office:value="549" calcext:value-type="float">
            <text:p>54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number-columns-repeated="76" table:style-name="ce1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3.32192809488736" calcext:value-type="float">
            <text:p>3.32192809488736</text:p>
          </table:table-cell>
          <table:table-cell table:style-name="ce1" office:value-type="float" office:value="4.32192809488736" calcext:value-type="float">
            <text:p>4.32192809488736</text:p>
          </table:table-cell>
          <table:table-cell table:number-columns-repeated="2" table:style-name="ce1" office:value-type="float" office:value="5.90689059560851" calcext:value-type="float">
            <text:p>5.90689059560851</text:p>
          </table:table-cell>
          <table:table-cell table:number-columns-repeated="3" table:style-name="ce1" office:value-type="float" office:value="4.32192809488736" calcext:value-type="float">
            <text:p>4.32192809488736</text:p>
          </table:table-cell>
          <table:table-cell table:number-columns-repeated="2" table:style-name="ce1" office:value-type="float" office:value="3.32192809488736" calcext:value-type="float">
            <text:p>3.32192809488736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number-columns-repeated="12" table:style-name="ce1" office:value-type="float" office:value="4.32192809488736" calcext:value-type="float">
            <text:p>4.3219280948873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52"/>
        </table:table-row>
        <table:table-row table:style-name="ro1">
          <table:table-cell table:style-name="ce1" office:value-type="float" office:value="551" calcext:value-type="float">
            <text:p>55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number-columns-repeated="1019"/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76" table:style-name="ce1" office:value-type="float" office:value="0" calcext:value-type="float">
            <text:p>0</text:p>
          </table:table-cell>
          <table:table-cell table:number-columns-repeated="935"/>
        </table:table-row>
        <table:table-row table:style-name="ro1">
          <table:table-cell table:style-name="ce1" office:value-type="float" office:value="553" calcext:value-type="float">
            <text:p>553</text:p>
          </table:table-cell>
          <table:table-cell table:style-name="ce1" office:value-type="string" calcext:value-type="string">
            <text:p>lost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" office:value-type="float" office:value="554" calcext:value-type="float">
            <text:p>55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6.32192809488736" calcext:value-type="float">
            <text:p>6.32192809488736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.32192809488736" calcext:value-type="float">
            <text:p>7.32192809488736</text:p>
          </table:table-cell>
          <table:table-cell table:style-name="ce1" office:value-type="float" office:value="5.58496250072115" calcext:value-type="float">
            <text:p>5.5849625007211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number-columns-repeated="11" table:style-name="ce1" office:value-type="float" office:value="2.58496250072115" calcext:value-type="float">
            <text:p>2.58496250072115</text:p>
          </table:table-cell>
          <table:table-cell table:number-columns-repeated="54" table:style-name="ce1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1" office:value-type="float" office:value="555" calcext:value-type="float">
            <text:p>55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6.32192809488736" calcext:value-type="float">
            <text:p>6.32192809488736</text:p>
          </table:table-cell>
          <table:table-cell table:style-name="ce1" office:value-type="float" office:value="5.04439411935845" calcext:value-type="float">
            <text:p>5.04439411935845</text:p>
          </table:table-cell>
          <table:table-cell table:number-columns-repeated="1018"/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style-name="ce1" office:value-type="float" office:value="9.34429590791581" calcext:value-type="float">
            <text:p>9.34429590791581</text:p>
          </table:table-cell>
          <table:table-cell table:number-columns-repeated="1019"/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number-columns-repeated="1018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12928301694496" calcext:value-type="float">
            <text:p>6.12928301694496</text:p>
          </table:table-cell>
          <table:table-cell table:style-name="ce1" office:value-type="float" office:value="7.84549005094437" calcext:value-type="float">
            <text:p>7.84549005094437</text:p>
          </table:table-cell>
          <table:table-cell table:style-name="ce1" office:value-type="float" office:value="10.729620743553" calcext:value-type="float">
            <text:p>10.729620743553</text:p>
          </table:table-cell>
          <table:table-cell table:number-columns-repeated="1018"/>
        </table:table-row>
        <table:table-row table:style-name="ro1">
          <table:table-cell table:style-name="ce1" office:value-type="float" office:value="559" calcext:value-type="float">
            <text:p>559</text:p>
          </table:table-cell>
          <table:table-cell table:style-name="ce1" office:value-type="string" calcext:value-type="string">
            <text:p>won</text:p>
          </table:table-cell>
          <table:table-cell table:number-columns-repeated="74" table:style-name="ce1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style-name="ce1" office:value-type="float" office:value="6.06608919045777" calcext:value-type="float">
            <text:p>6.06608919045777</text:p>
          </table:table-cell>
          <table:table-cell table:style-name="ce1" office:value-type="float" office:value="8.61102479730735" calcext:value-type="float">
            <text:p>8.61102479730735</text:p>
          </table:table-cell>
          <table:table-cell table:style-name="ce1" office:value-type="float" office:value="8.01680828768655" calcext:value-type="float">
            <text:p>8.01680828768655</text:p>
          </table:table-cell>
          <table:table-cell table:style-name="ce1" office:value-type="float" office:value="9.98584193700334" calcext:value-type="float">
            <text:p>9.98584193700334</text:p>
          </table:table-cell>
          <table:table-cell table:number-columns-repeated="1015"/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2.58496250072115" calcext:value-type="float">
            <text:p>2.58496250072115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number-columns-repeated="958"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style-name="ce1" office:value-type="float" office:value="5.83289001416474" calcext:value-type="float">
            <text:p>5.83289001416474</text:p>
          </table:table-cell>
          <table:table-cell table:number-columns-repeated="3" table:style-name="ce1" office:value-type="float" office:value="4.39231742277876" calcext:value-type="float">
            <text:p>4.39231742277876</text:p>
          </table:table-cell>
          <table:table-cell table:number-columns-repeated="4" table:style-name="ce1" office:value-type="float" office:value="1.58496250072115" calcext:value-type="float">
            <text:p>1.58496250072115</text:p>
          </table:table-cell>
          <table:table-cell table:number-columns-repeated="6" table:style-name="ce1" office:value-type="float" office:value="3.16992500144231" calcext:value-type="float">
            <text:p>3.16992500144231</text:p>
          </table:table-cell>
          <table:table-cell table:number-columns-repeated="4" table:style-name="ce1" office:value-type="float" office:value="4.75488750216346" calcext:value-type="float">
            <text:p>4.75488750216346</text:p>
          </table:table-cell>
          <table:table-cell table:number-columns-repeated="2" table:style-name="ce1" office:value-type="float" office:value="3.16992500144231" calcext:value-type="float">
            <text:p>3.16992500144231</text:p>
          </table:table-cell>
          <table:table-cell table:number-columns-repeated="3" table:style-name="ce1" office:value-type="float" office:value="5.16992500144231" calcext:value-type="float">
            <text:p>5.16992500144231</text:p>
          </table:table-cell>
          <table:table-cell table:number-columns-repeated="3" table:style-name="ce1" office:value-type="float" office:value="4.75488750216346" calcext:value-type="float">
            <text:p>4.75488750216346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number-columns-repeated="5" table:style-name="ce1" office:value-type="float" office:value="4.75488750216346" calcext:value-type="float">
            <text:p>4.75488750216346</text:p>
          </table:table-cell>
          <table:table-cell table:number-columns-repeated="82" table:style-name="ce1" office:value-type="float" office:value="0" calcext:value-type="float">
            <text:p>0</text:p>
          </table:table-cell>
          <table:table-cell table:number-columns-repeated="904"/>
        </table:table-row>
        <table:table-row table:style-name="ro1">
          <table:table-cell table:style-name="ce1" office:value-type="float" office:value="564" calcext:value-type="float">
            <text:p>564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number-columns-repeated="3" table:style-name="ce1" office:value-type="float" office:value="3.58496250072115" calcext:value-type="float">
            <text:p>3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number-columns-repeated="4" table:style-name="ce1" office:value-type="float" office:value="1.58496250072115" calcext:value-type="float">
            <text:p>1.58496250072115</text:p>
          </table:table-cell>
          <table:table-cell table:number-columns-repeated="6" table:style-name="ce1" office:value-type="float" office:value="2.58496250072115" calcext:value-type="float">
            <text:p>2.58496250072115</text:p>
          </table:table-cell>
          <table:table-cell table:number-columns-repeated="79" table:style-name="ce1" office:value-type="float" office:value="0" calcext:value-type="float">
            <text:p>0</text:p>
          </table:table-cell>
          <table:table-cell table:number-columns-repeated="923"/>
        </table:table-row>
        <table:table-row table:style-name="ro1">
          <table:table-cell table:style-name="ce1" office:value-type="float" office:value="565" calcext:value-type="float">
            <text:p>565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26" table:style-name="ce1" office:value-type="float" office:value="0" calcext:value-type="float">
            <text:p>0</text:p>
          </table:table-cell>
          <table:table-cell table:number-columns-repeated="41" table:style-name="ce1" office:value-type="float" office:value="1" calcext:value-type="float">
            <text:p>1</text:p>
          </table:table-cell>
          <table:table-cell table:number-columns-repeated="940"/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89481776330794" calcext:value-type="float">
            <text:p>8.89481776330794</text:p>
          </table:table-cell>
          <table:table-cell table:style-name="ce1" office:value-type="float" office:value="9.40087943628218" calcext:value-type="float">
            <text:p>9.40087943628218</text:p>
          </table:table-cell>
          <table:table-cell table:style-name="ce1" office:value-type="float" office:value="8.69348695749932" calcext:value-type="float">
            <text:p>8.69348695749932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4.58496250072115" calcext:value-type="float">
            <text:p>4.58496250072115</text:p>
          </table:table-cell>
          <table:table-cell table:style-name="ce1" office:value-type="float" office:value="5.32192809488736" calcext:value-type="float">
            <text:p>5.32192809488736</text:p>
          </table:table-cell>
          <table:table-cell table:number-columns-repeated="3" table:style-name="ce1" office:value-type="float" office:value="4.58496250072115" calcext:value-type="float">
            <text:p>4.58496250072115</text:p>
          </table:table-cell>
          <table:table-cell table:number-columns-repeated="2" table:style-name="ce1" office:value-type="float" office:value="4.32192809488736" calcext:value-type="float">
            <text:p>4.32192809488736</text:p>
          </table:table-cell>
          <table:table-cell table:style-name="ce1" office:value-type="float" office:value="5.32192809488736" calcext:value-type="float">
            <text:p>5.32192809488736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2" table:style-name="ce1" office:value-type="float" office:value="5.8073549220576" calcext:value-type="float">
            <text:p>5.8073549220576</text:p>
          </table:table-cell>
          <table:table-cell table:style-name="ce1" office:value-type="float" office:value="7.39231742277876" calcext:value-type="float">
            <text:p>7.39231742277876</text:p>
          </table:table-cell>
          <table:table-cell table:style-name="ce1" office:value-type="float" office:value="8.39231742277876" calcext:value-type="float">
            <text:p>8.39231742277876</text:p>
          </table:table-cell>
          <table:table-cell table:number-columns-repeated="2" table:style-name="ce1" office:value-type="float" office:value="7.39231742277876" calcext:value-type="float">
            <text:p>7.39231742277876</text:p>
          </table:table-cell>
          <table:table-cell table:number-columns-repeated="3" table:style-name="ce1" office:value-type="float" office:value="6.39231742277876" calcext:value-type="float">
            <text:p>6.39231742277876</text:p>
          </table:table-cell>
          <table:table-cell table:number-columns-repeated="46" table:style-name="ce1" office:value-type="float" office:value="0" calcext:value-type="float">
            <text:p>0</text:p>
          </table:table-cell>
          <table:table-cell table:number-columns-repeated="951"/>
        </table:table-row>
        <table:table-row table:style-name="ro1">
          <table:table-cell table:style-name="ce1" office:value-type="float" office:value="569" calcext:value-type="float">
            <text:p>56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68" table:style-name="ce1" office:value-type="float" office:value="0" calcext:value-type="float">
            <text:p>0</text:p>
          </table:table-cell>
          <table:table-cell table:number-columns-repeated="950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9.2644426002266" calcext:value-type="float">
            <text:p>9.2644426002266</text:p>
          </table:table-cell>
          <table:table-cell table:number-columns-repeated="1018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89481776330794" calcext:value-type="float">
            <text:p>8.89481776330794</text:p>
          </table:table-cell>
          <table:table-cell table:style-name="ce1" office:value-type="float" office:value="12.0650794889998" calcext:value-type="float">
            <text:p>12.0650794889998</text:p>
          </table:table-cell>
          <table:table-cell table:style-name="ce1" office:value-type="float" office:value="12.9899266305598" calcext:value-type="float">
            <text:p>12.9899266305598</text:p>
          </table:table-cell>
          <table:table-cell table:style-name="ce1" office:value-type="float" office:value="12.8841705191084" calcext:value-type="float">
            <text:p>12.8841705191084</text:p>
          </table:table-cell>
          <table:table-cell table:style-name="ce1" office:value-type="float" office:value="13.8673752765654" calcext:value-type="float">
            <text:p>13.8673752765654</text:p>
          </table:table-cell>
          <table:table-cell table:style-name="ce1" office:value-type="float" office:value="13.3359485652022" calcext:value-type="float">
            <text:p>13.3359485652022</text:p>
          </table:table-cell>
          <table:table-cell table:number-columns-repeated="1014"/>
        </table:table-row>
        <table:table-row table:style-name="ro1">
          <table:table-cell table:style-name="ce1" office:value-type="float" office:value="572" calcext:value-type="float">
            <text:p>57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4" table:style-name="ce1" office:value-type="float" office:value="2.58496250072115" calcext:value-type="float">
            <text:p>2.58496250072115</text:p>
          </table:table-cell>
          <table:table-cell table:number-columns-repeated="71" table:style-name="ce1" office:value-type="float" office:value="0" calcext:value-type="float">
            <text:p>0</text:p>
          </table:table-cell>
          <table:table-cell table:number-columns-repeated="940"/>
        </table:table-row>
        <table:table-row table:style-name="ro1">
          <table:table-cell table:style-name="ce1" office:value-type="float" office:value="573" calcext:value-type="float">
            <text:p>573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8.32192809488736" calcext:value-type="float">
            <text:p>8.32192809488736</text:p>
          </table:table-cell>
          <table:table-cell table:style-name="ce1" office:value-type="float" office:value="9.2336196767597" calcext:value-type="float">
            <text:p>9.2336196767597</text:p>
          </table:table-cell>
          <table:table-cell table:style-name="ce1" office:value-type="float" office:value="12.257093144491" calcext:value-type="float">
            <text:p>12.257093144491</text:p>
          </table:table-cell>
          <table:table-cell table:number-columns-repeated="1017"/>
        </table:table-row>
        <table:table-row table:style-name="ro1">
          <table:table-cell table:style-name="ce1" office:value-type="float" office:value="574" calcext:value-type="float">
            <text:p>57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8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2.32192809488736" calcext:value-type="float">
            <text:p>2.32192809488736</text:p>
          </table:table-cell>
          <table:table-cell table:style-name="ce1" office:value-type="float" office:value="2.8073549220576" calcext:value-type="float">
            <text:p>2.8073549220576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32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number-columns-repeated="923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1018"/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3.16992500144231" calcext:value-type="float">
            <text:p>3.16992500144231</text:p>
          </table:table-cell>
          <table:table-cell table:number-columns-repeated="7" table:style-name="ce1" office:value-type="float" office:value="1.58496250072115" calcext:value-type="float">
            <text:p>1.58496250072115</text:p>
          </table:table-cell>
          <table:table-cell table:number-columns-repeated="70" table:style-name="ce1" office:value-type="float" office:value="0" calcext:value-type="float">
            <text:p>0</text:p>
          </table:table-cell>
          <table:table-cell table:number-columns-repeated="935"/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32192809488736" calcext:value-type="float">
            <text:p>2.32192809488736</text:p>
          </table:table-cell>
          <table:table-cell table:number-columns-repeated="2" table:style-name="ce1" office:value-type="float" office:value="3.90689059560851" calcext:value-type="float">
            <text:p>3.90689059560851</text:p>
          </table:table-cell>
          <table:table-cell table:number-columns-repeated="3" table:style-name="ce1" office:value-type="float" office:value="2.32192809488736" calcext:value-type="float">
            <text:p>2.32192809488736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number-columns-repeated="2" table:style-name="ce1" office:value-type="float" office:value="3.32192809488736" calcext:value-type="float">
            <text:p>3.32192809488736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1.58496250072115" calcext:value-type="float">
            <text:p>1.58496250072115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3.16992500144231" calcext:value-type="float">
            <text:p>3.16992500144231</text:p>
          </table:table-cell>
          <table:table-cell table:number-columns-repeated="7"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3.32192809488736" calcext:value-type="float">
            <text:p>3.32192809488736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2.58496250072115" calcext:value-type="float">
            <text:p>2.58496250072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2.32192809488736" calcext:value-type="float">
            <text:p>2.321928094887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8073549220576" calcext:value-type="float">
            <text:p>2.8073549220576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5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number-columns-repeated="1018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.58496250072115" calcext:value-type="float">
            <text:p>1.58496250072115</text:p>
          </table:table-cell>
          <table:table-cell table:number-columns-repeated="56" table:style-name="ce1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1019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24792751344358" calcext:value-type="float">
            <text:p>4.24792751344358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style-name="ce1" office:value-type="float" office:value="5.55458885167763" calcext:value-type="float">
            <text:p>5.55458885167763</text:p>
          </table:table-cell>
          <table:table-cell table:style-name="ce1" office:value-type="float" office:value="7.04439411935845" calcext:value-type="float">
            <text:p>7.04439411935845</text:p>
          </table:table-cell>
          <table:table-cell table:style-name="ce1" office:value-type="float" office:value="7.75488750216346" calcext:value-type="float">
            <text:p>7.75488750216346</text:p>
          </table:table-cell>
          <table:table-cell table:style-name="ce1" office:value-type="float" office:value="7.33985000288462" calcext:value-type="float">
            <text:p>7.33985000288462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7.75488750216346" calcext:value-type="float">
            <text:p>7.75488750216346</text:p>
          </table:table-cell>
          <table:table-cell table:style-name="ce1" office:value-type="float" office:value="8.33985000288462" calcext:value-type="float">
            <text:p>8.33985000288462</text:p>
          </table:table-cell>
          <table:table-cell table:number-columns-repeated="2" table:style-name="ce1" office:value-type="float" office:value="7.33985000288462" calcext:value-type="float">
            <text:p>7.33985000288462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number-columns-repeated="87" table:style-name="ce1" office:value-type="float" office:value="0" calcext:value-type="float">
            <text:p>0</text:p>
          </table:table-cell>
          <table:table-cell table:number-columns-repeated="919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table:style-name="ce1" office:value-type="string" calcext:value-type="string">
            <text:p>los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.58496250072115" calcext:value-type="float">
            <text:p>1.58496250072115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65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4.16992500144231" calcext:value-type="float">
            <text:p>4.16992500144231</text:p>
          </table:table-cell>
          <table:table-cell table:style-name="ce1" office:value-type="float" office:value="4.75488750216346" calcext:value-type="float">
            <text:p>4.75488750216346</text:p>
          </table:table-cell>
          <table:table-cell table:style-name="ce1" office:value-type="float" office:value="5.49185309632967" calcext:value-type="float">
            <text:p>5.49185309632967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5.75488750216346" calcext:value-type="float">
            <text:p>5.75488750216346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12" table:style-name="ce1" office:value-type="float" office:value="1.58496250072115" calcext:value-type="float">
            <text:p>1.5849625007211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921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table:style-name="ce1" office:value-type="string" calcext:value-type="string">
            <text:p>won</text:p>
          </table:table-cell>
          <table:table-cell table:number-columns-repeated="68" table:style-name="ce1"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table:style-name="ce1" office:value-type="float" office:value="585" calcext:value-type="float">
            <text:p>585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style-name="ce1" office:value-type="float" office:value="4.24792751344358" calcext:value-type="float">
            <text:p>4.24792751344358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number-columns-repeated="87" table:style-name="ce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number-columns-repeated="1019"/>
        </table:table-row>
        <table:table-row table:style-name="ro1">
          <table:table-cell table:style-name="ce1" office:value-type="float" office:value="587" calcext:value-type="float">
            <text:p>587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6.02236781302845" calcext:value-type="float">
            <text:p>6.02236781302845</text:p>
          </table:table-cell>
          <table:table-cell table:number-columns-repeated="1019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1019"/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5.58496250072115" calcext:value-type="float">
            <text:p>5.58496250072115</text:p>
          </table:table-cell>
          <table:table-cell table:style-name="ce1" office:value-type="float" office:value="6.97727992349991" calcext:value-type="float">
            <text:p>6.97727992349991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8.07681559705083" calcext:value-type="float">
            <text:p>8.07681559705083</text:p>
          </table:table-cell>
          <table:table-cell table:style-name="ce1" office:value-type="float" office:value="7.33985000288462" calcext:value-type="float">
            <text:p>7.33985000288462</text:p>
          </table:table-cell>
          <table:table-cell table:style-name="ce1" office:value-type="float" office:value="8.92481250360578" calcext:value-type="float">
            <text:p>8.92481250360578</text:p>
          </table:table-cell>
          <table:table-cell table:number-columns-repeated="3" table:style-name="ce1" office:value-type="float" office:value="6.97727992349991" calcext:value-type="float">
            <text:p>6.97727992349991</text:p>
          </table:table-cell>
          <table:table-cell table:number-columns-repeated="2" table:style-name="ce1" office:value-type="float" office:value="7.50779464019869" calcext:value-type="float">
            <text:p>7.50779464019869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5.75488750216346" calcext:value-type="float">
            <text:p>5.75488750216346</text:p>
          </table:table-cell>
          <table:table-cell table:number-columns-repeated="3" table:style-name="ce1" office:value-type="float" office:value="4.90689059560851" calcext:value-type="float">
            <text:p>4.90689059560851</text:p>
          </table:table-cell>
          <table:table-cell table:number-columns-repeated="2" table:style-name="ce1" office:value-type="float" office:value="6.49185309632967" calcext:value-type="float">
            <text:p>6.49185309632967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4.58496250072115" calcext:value-type="float">
            <text:p>4.58496250072115</text:p>
          </table:table-cell>
          <table:table-cell table:number-columns-repeated="2" table:style-name="ce1" office:value-type="float" office:value="5.16992500144231" calcext:value-type="float">
            <text:p>5.16992500144231</text:p>
          </table:table-cell>
          <table:table-cell table:number-columns-repeated="3" table:style-name="ce1" office:value-type="float" office:value="3.58496250072115" calcext:value-type="float">
            <text:p>3.58496250072115</text:p>
          </table:table-cell>
          <table:table-cell table:number-columns-repeated="3"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4" table:style-name="ce1" office:value-type="float" office:value="3.58496250072115" calcext:value-type="float">
            <text:p>3.58496250072115</text:p>
          </table:table-cell>
          <table:table-cell table:number-columns-repeated="2" table:style-name="ce1" office:value-type="float" office:value="5.16992500144231" calcext:value-type="float">
            <text:p>5.16992500144231</text:p>
          </table:table-cell>
          <table:table-cell table:number-columns-repeated="2" table:style-name="ce1" office:value-type="float" office:value="6.16992500144231" calcext:value-type="float">
            <text:p>6.16992500144231</text:p>
          </table:table-cell>
          <table:table-cell table:number-columns-repeated="2" table:style-name="ce1" office:value-type="float" office:value="5.58496250072115" calcext:value-type="float">
            <text:p>5.58496250072115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6" table:style-name="ce1" office:value-type="float" office:value="4.58496250072115" calcext:value-type="float">
            <text:p>4.58496250072115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34"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073549220576" calcext:value-type="float">
            <text:p>5.8073549220576</text:p>
          </table:table-cell>
          <table:table-cell table:style-name="ce1" office:value-type="float" office:value="5.83289001416474" calcext:value-type="float">
            <text:p>5.83289001416474</text:p>
          </table:table-cell>
          <table:table-cell table:style-name="ce1" office:value-type="float" office:value="5.04439411935845" calcext:value-type="float">
            <text:p>5.04439411935845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7.33985000288462" calcext:value-type="float">
            <text:p>7.33985000288462</text:p>
          </table:table-cell>
          <table:table-cell table:style-name="ce1" office:value-type="float" office:value="9.52747700606039" calcext:value-type="float">
            <text:p>9.52747700606039</text:p>
          </table:table-cell>
          <table:table-cell table:number-columns-repeated="1015"/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number-columns-repeated="4" table:style-name="ce1" office:value-type="float" office:value="4.75488750216346" calcext:value-type="float">
            <text:p>4.75488750216346</text:p>
          </table:table-cell>
          <table:table-cell table:number-columns-repeated="4" table:style-name="ce1" office:value-type="float" office:value="5.75488750216346" calcext:value-type="float">
            <text:p>5.75488750216346</text:p>
          </table:table-cell>
          <table:table-cell table:style-name="ce1" office:value-type="float" office:value="4.75488750216346" calcext:value-type="float">
            <text:p>4.75488750216346</text:p>
          </table:table-cell>
          <table:table-cell table:style-name="ce1" office:value-type="float" office:value="3.16992500144231" calcext:value-type="float">
            <text:p>3.16992500144231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3.16992500144231" calcext:value-type="float">
            <text:p>3.16992500144231</text:p>
          </table:table-cell>
          <table:table-cell table:number-columns-repeated="2" table:style-name="ce1" office:value-type="float" office:value="4.75488750216346" calcext:value-type="float">
            <text:p>4.75488750216346</text:p>
          </table:table-cell>
          <table:table-cell table:number-columns-repeated="7" table:style-name="ce1" office:value-type="float" office:value="3.16992500144231" calcext:value-type="float">
            <text:p>3.16992500144231</text:p>
          </table:table-cell>
          <table:table-cell table:number-columns-repeated="69" table:style-name="ce1" office:value-type="float" office:value="0" calcext:value-type="float">
            <text:p>0</text:p>
          </table:table-cell>
          <table:table-cell table:number-columns-repeated="928"/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style-name="ce1" office:value-type="float" office:value="4.45943161863729" calcext:value-type="float">
            <text:p>4.45943161863729</text:p>
          </table:table-cell>
          <table:table-cell table:style-name="ce1" office:value-type="float" office:value="4.08746284125033" calcext:value-type="float">
            <text:p>4.08746284125033</text:p>
          </table:table-cell>
          <table:table-cell table:number-columns-repeated="1017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8.04984854945056" calcext:value-type="float">
            <text:p>8.04984854945056</text:p>
          </table:table-cell>
          <table:table-cell table:style-name="ce1" office:value-type="float" office:value="9.2644426002266" calcext:value-type="float">
            <text:p>9.2644426002266</text:p>
          </table:table-cell>
          <table:table-cell table:style-name="ce1" office:value-type="float" office:value="8.72109918870718" calcext:value-type="float">
            <text:p>8.72109918870718</text:p>
          </table:table-cell>
          <table:table-cell table:style-name="ce1" office:value-type="float" office:value="6.55458885167763" calcext:value-type="float">
            <text:p>6.55458885167763</text:p>
          </table:table-cell>
          <table:table-cell table:style-name="ce1" office:value-type="float" office:value="6.90689059560851" calcext:value-type="float">
            <text:p>6.90689059560851</text:p>
          </table:table-cell>
          <table:table-cell table:style-name="ce1" office:value-type="float" office:value="7.4093909361377" calcext:value-type="float">
            <text:p>7.4093909361377</text:p>
          </table:table-cell>
          <table:table-cell table:number-columns-repeated="6" table:style-name="ce1" office:value-type="float" office:value="3.8073549220576" calcext:value-type="float">
            <text:p>3.8073549220576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2" table:style-name="ce1" office:value-type="float" office:value="5.8073549220576" calcext:value-type="float">
            <text:p>5.8073549220576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2" table:style-name="ce1" office:value-type="float" office:value="5.39231742277876" calcext:value-type="float">
            <text:p>5.39231742277876</text:p>
          </table:table-cell>
          <table:table-cell table:number-columns-repeated="4" table:style-name="ce1" office:value-type="float" office:value="4.16992500144231" calcext:value-type="float">
            <text:p>4.16992500144231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number-columns-repeated="64" table:style-name="ce1" office:value-type="float" office:value="0" calcext:value-type="float">
            <text:p>0</text:p>
          </table:table-cell>
          <table:table-cell table:number-columns-repeated="933"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0043971814109" calcext:value-type="float">
            <text:p>3.70043971814109</text:p>
          </table:table-cell>
          <table:table-cell table:number-columns-repeated="1019"/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7.47573343096639" calcext:value-type="float">
            <text:p>7.47573343096639</text:p>
          </table:table-cell>
          <table:table-cell table:style-name="ce1" office:value-type="float" office:value="5.75488750216346" calcext:value-type="float">
            <text:p>5.75488750216346</text:p>
          </table:table-cell>
          <table:table-cell table:style-name="ce1" office:value-type="float" office:value="8.39231742277876" calcext:value-type="float">
            <text:p>8.39231742277876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2.32192809488736" calcext:value-type="float">
            <text:p>2.3219280948873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.58496250072115" calcext:value-type="float">
            <text:p>1.58496250072115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number-columns-repeated="917"/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number-columns-repeated="2" table:style-name="ce1" office:value-type="float" office:value="4.16992500144231" calcext:value-type="float">
            <text:p>4.16992500144231</text:p>
          </table:table-cell>
          <table:table-cell table:style-name="ce1" office:value-type="float" office:value="3.58496250072115" calcext:value-type="float">
            <text:p>3.58496250072115</text:p>
          </table:table-cell>
          <table:table-cell table:number-columns-repeated="3" table:style-name="ce1" office:value-type="float" office:value="3.32192809488736" calcext:value-type="float">
            <text:p>3.32192809488736</text:p>
          </table:table-cell>
          <table:table-cell table:number-columns-repeated="19" table:style-name="ce1" office:value-type="float" office:value="4.32192809488736" calcext:value-type="float">
            <text:p>4.32192809488736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number-columns-repeated="14" table:style-name="ce1" office:value-type="float" office:value="4.32192809488736" calcext:value-type="float">
            <text:p>4.32192809488736</text:p>
          </table:table-cell>
          <table:table-cell table:number-columns-repeated="4" table:style-name="ce1" office:value-type="float" office:value="3.32192809488736" calcext:value-type="float">
            <text:p>3.32192809488736</text:p>
          </table:table-cell>
          <table:table-cell table:number-columns-repeated="4" table:style-name="ce1" office:value-type="float" office:value="4.90689059560851" calcext:value-type="float">
            <text:p>4.90689059560851</text:p>
          </table:table-cell>
          <table:table-cell table:number-columns-repeated="3" table:style-name="ce1" office:value-type="float" office:value="6.49185309632967" calcext:value-type="float">
            <text:p>6.49185309632967</text:p>
          </table:table-cell>
          <table:table-cell table:style-name="ce1" office:value-type="float" office:value="6.71424551766612" calcext:value-type="float">
            <text:p>6.71424551766612</text:p>
          </table:table-cell>
          <table:table-cell table:number-columns-repeated="2" table:style-name="ce1" office:value-type="float" office:value="6.12928301694496" calcext:value-type="float">
            <text:p>6.12928301694496</text:p>
          </table:table-cell>
          <table:table-cell table:style-name="ce1" office:value-type="float" office:value="5.90689059560851" calcext:value-type="float">
            <text:p>5.90689059560851</text:p>
          </table:table-cell>
          <table:table-cell table:style-name="ce1" office:value-type="float" office:value="6.49185309632967" calcext:value-type="float">
            <text:p>6.49185309632967</text:p>
          </table:table-cell>
          <table:table-cell table:number-columns-repeated="2" table:style-name="ce1" office:value-type="float" office:value="7.64385618977472" calcext:value-type="float">
            <text:p>7.64385618977472</text:p>
          </table:table-cell>
          <table:table-cell table:style-name="ce1" office:value-type="float" office:value="7.07681559705083" calcext:value-type="float">
            <text:p>7.07681559705083</text:p>
          </table:table-cell>
          <table:table-cell table:number-columns-repeated="2" table:style-name="ce1" office:value-type="float" office:value="6.32192809488736" calcext:value-type="float">
            <text:p>6.32192809488736</text:p>
          </table:table-cell>
          <table:table-cell table:number-columns-repeated="8" table:style-name="ce1" office:value-type="float" office:value="3.32192809488736" calcext:value-type="float">
            <text:p>3.32192809488736</text:p>
          </table:table-cell>
          <table:table-cell table:style-name="ce1" office:value-type="float" office:value="2.32192809488736" calcext:value-type="float">
            <text:p>2.321928094887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934"/>
        </table:table-row>
        <table:table-row table:style-name="ro1">
          <table:table-cell table:style-name="ce1" office:value-type="float" office:value="598" calcext:value-type="float">
            <text:p>598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5.45943161863729" calcext:value-type="float">
            <text:p>5.45943161863729</text:p>
          </table:table-cell>
          <table:table-cell table:style-name="ce1" office:value-type="float" office:value="4.85798099512757" calcext:value-type="float">
            <text:p>4.85798099512757</text:p>
          </table:table-cell>
          <table:table-cell table:style-name="ce1" office:value-type="float" office:value="6.28540221886224" calcext:value-type="float">
            <text:p>6.28540221886224</text:p>
          </table:table-cell>
          <table:table-cell table:style-name="ce1" office:value-type="float" office:value="4.95419631038687" calcext:value-type="float">
            <text:p>4.95419631038687</text:p>
          </table:table-cell>
          <table:table-cell table:style-name="ce1" office:value-type="float" office:value="4.70043971814109" calcext:value-type="float">
            <text:p>4.70043971814109</text:p>
          </table:table-cell>
          <table:table-cell table:style-name="ce1" office:value-type="float" office:value="4.39231742277876" calcext:value-type="float">
            <text:p>4.39231742277876</text:p>
          </table:table-cell>
          <table:table-cell table:style-name="ce1" office:value-type="float" office:value="6.32192809488736" calcext:value-type="float">
            <text:p>6.32192809488736</text:p>
          </table:table-cell>
          <table:table-cell table:style-name="ce1" office:value-type="float" office:value="6.75488750216346" calcext:value-type="float">
            <text:p>6.75488750216346</text:p>
          </table:table-cell>
          <table:table-cell table:style-name="ce1" office:value-type="float" office:value="6.16992500144231" calcext:value-type="float">
            <text:p>6.16992500144231</text:p>
          </table:table-cell>
          <table:table-cell table:style-name="ce1" office:value-type="float" office:value="7.16992500144231" calcext:value-type="float">
            <text:p>7.16992500144231</text:p>
          </table:table-cell>
          <table:table-cell table:style-name="ce1" office:value-type="float" office:value="10.4918530963296" calcext:value-type="float">
            <text:p>10.4918530963296</text:p>
          </table:table-cell>
          <table:table-cell table:style-name="ce1" office:value-type="float" office:value="12.5507467853832" calcext:value-type="float">
            <text:p>12.5507467853832</text:p>
          </table:table-cell>
          <table:table-cell table:number-columns-repeated="1007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073549220576" calcext:value-type="float">
            <text:p>4.8073549220576</text:p>
          </table:table-cell>
          <table:table-cell table:number-columns-repeated="1020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.58496250072115" calcext:value-type="float">
            <text:p>1.58496250072115</text:p>
          </table:table-cell>
          <table:table-cell table:number-columns-repeated="4" table:style-name="ce1" office:value-type="float" office:value="3.16992500144231" calcext:value-type="float">
            <text:p>3.16992500144231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number-columns-repeated="12" table:style-name="ce1" office:value-type="float" office:value="3.16992500144231" calcext:value-type="float">
            <text:p>3.16992500144231</text:p>
          </table:table-cell>
          <table:table-cell table:number-columns-repeated="85" table:style-name="ce1" office:value-type="float" office:value="0" calcext:value-type="float">
            <text:p>0</text:p>
          </table:table-cell>
          <table:table-cell table:number-columns-repeated="916"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.58496250072115" calcext:value-type="float">
            <text:p>1.58496250072115</text:p>
          </table:table-cell>
          <table:table-cell table:number-columns-repeated="89" table:style-name="ce1" office:value-type="float" office:value="0" calcext:value-type="float">
            <text:p>0</text:p>
          </table:table-cell>
          <table:table-cell table:number-columns-repeated="927"/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table:style-name="ce1" office:value-type="string" calcext:value-type="string">
            <text:p>abor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.58496250072115" calcext:value-type="float">
            <text:p>2.58496250072115</text:p>
          </table:table-cell>
          <table:table-cell table:style-name="ce1" office:value-type="float" office:value="4.16992500144231" calcext:value-type="float">
            <text:p>4.16992500144231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number-columns-repeated="3" table:style-name="ce1" office:value-type="float" office:value="3.90689059560851" calcext:value-type="float">
            <text:p>3.90689059560851</text:p>
          </table:table-cell>
          <table:table-cell table:style-name="ce1" office:value-type="float" office:value="4.32192809488736" calcext:value-type="float">
            <text:p>4.32192809488736</text:p>
          </table:table-cell>
          <table:table-cell table:style-name="ce1" office:value-type="float" office:value="3.32192809488736" calcext:value-type="float">
            <text:p>3.32192809488736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style-name="ce1" office:value-type="float" office:value="5.49185309632967" calcext:value-type="float">
            <text:p>5.49185309632967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number-columns-repeated="2" table:style-name="ce1" office:value-type="float" office:value="5.49185309632967" calcext:value-type="float">
            <text:p>5.49185309632967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3.90689059560851" calcext:value-type="float">
            <text:p>3.90689059560851</text:p>
          </table:table-cell>
          <table:table-cell table:style-name="ce1" office:value-type="float" office:value="1.58496250072115" calcext:value-type="float">
            <text:p>1.58496250072115</text:p>
          </table:table-cell>
          <table:table-cell table:style-name="ce1" office:value-type="float" office:value="2.58496250072115" calcext:value-type="float">
            <text:p>2.58496250072115</text:p>
          </table:table-cell>
          <table:table-cell table:style-name="ce1" office:value-type="float" office:value="5.16992500144231" calcext:value-type="float">
            <text:p>5.16992500144231</text:p>
          </table:table-cell>
          <table:table-cell table:number-columns-repeated="3" table:style-name="ce1" office:value-type="float" office:value="4.90689059560851" calcext:value-type="float">
            <text:p>4.90689059560851</text:p>
          </table:table-cell>
          <table:table-cell table:number-columns-repeated="2" table:style-name="ce1" office:value-type="float" office:value="3.32192809488736" calcext:value-type="float">
            <text:p>3.32192809488736</text:p>
          </table:table-cell>
          <table:table-cell table:style-name="ce1" office:value-type="float" office:value="4.90689059560851" calcext:value-type="float">
            <text:p>4.90689059560851</text:p>
          </table:table-cell>
          <table:table-cell table:style-name="ce1" office:value-type="float" office:value="4.32192809488736" calcext:value-type="float">
            <text:p>4.32192809488736</text:p>
          </table:table-cell>
          <table:table-cell table:style-name="ce1" office:value-type="float" office:value="5.90689059560851" calcext:value-type="float">
            <text:p>5.90689059560851</text:p>
          </table:table-cell>
          <table:table-cell table:style-name="ce1" office:value-type="float" office:value="5.58496250072115" calcext:value-type="float">
            <text:p>5.58496250072115</text:p>
          </table:table-cell>
          <table:table-cell table:number-columns-repeated="2" table:style-name="ce1" office:value-type="float" office:value="6.45943161863729" calcext:value-type="float">
            <text:p>6.45943161863729</text:p>
          </table:table-cell>
          <table:table-cell table:number-columns-repeated="2" table:style-name="ce1" office:value-type="float" office:value="5.58496250072115" calcext:value-type="float">
            <text:p>5.58496250072115</text:p>
          </table:table-cell>
          <table:table-cell table:style-name="ce1" office:value-type="float" office:value="7.16992500144231" calcext:value-type="float">
            <text:p>7.16992500144231</text:p>
          </table:table-cell>
          <table:table-cell table:style-name="ce1" office:value-type="float" office:value="5.58496250072115" calcext:value-type="float">
            <text:p>5.58496250072115</text:p>
          </table:table-cell>
          <table:table-cell table:style-name="ce1" office:value-type="float" office:value="7.16992500144231" calcext:value-type="float">
            <text:p>7.16992500144231</text:p>
          </table:table-cell>
          <table:table-cell table:style-name="ce1" office:value-type="float" office:value="6.90689059560851" calcext:value-type="float">
            <text:p>6.90689059560851</text:p>
          </table:table-cell>
          <table:table-cell table:style-name="ce1" office:value-type="float" office:value="8.49185309632967" calcext:value-type="float">
            <text:p>8.49185309632967</text:p>
          </table:table-cell>
          <table:table-cell table:style-name="ce1" office:value-type="float" office:value="7.90689059560851" calcext:value-type="float">
            <text:p>7.90689059560851</text:p>
          </table:table-cell>
          <table:table-cell table:style-name="ce1" office:value-type="float" office:value="7.58496250072115" calcext:value-type="float">
            <text:p>7.58496250072115</text:p>
          </table:table-cell>
          <table:table-cell table:style-name="ce1" office:value-type="float" office:value="8.04439411935845" calcext:value-type="float">
            <text:p>8.04439411935845</text:p>
          </table:table-cell>
          <table:table-cell table:style-name="ce1" office:value-type="float" office:value="9.62935662007961" calcext:value-type="float">
            <text:p>9.62935662007961</text:p>
          </table:table-cell>
          <table:table-cell table:style-name="ce1" office:value-type="float" office:value="8.39231742277876" calcext:value-type="float">
            <text:p>8.39231742277876</text:p>
          </table:table-cell>
          <table:table-cell table:style-name="ce1" office:value-type="float" office:value="9.75488750216346" calcext:value-type="float">
            <text:p>9.75488750216346</text:p>
          </table:table-cell>
          <table:table-cell table:style-name="ce1" office:value-type="float" office:value="8.58496250072115" calcext:value-type="float">
            <text:p>8.58496250072115</text:p>
          </table:table-cell>
          <table:table-cell table:style-name="ce1" office:value-type="float" office:value="10.1699250014423" calcext:value-type="float">
            <text:p>10.1699250014423</text:p>
          </table:table-cell>
          <table:table-cell table:style-name="ce1" office:value-type="float" office:value="11.3398500028846" calcext:value-type="float">
            <text:p>11.3398500028846</text:p>
          </table:table-cell>
          <table:table-cell table:style-name="ce1" office:value-type="float" office:value="10.7548875021634" calcext:value-type="float">
            <text:p>10.7548875021634</text:p>
          </table:table-cell>
          <table:table-cell table:number-columns-repeated="2" table:style-name="ce1" office:value-type="float" office:value="10.3398500028846" calcext:value-type="float">
            <text:p>10.3398500028846</text:p>
          </table:table-cell>
          <table:table-cell table:style-name="ce1" office:value-type="float" office:value="10.9248125036057" calcext:value-type="float">
            <text:p>10.9248125036057</text:p>
          </table:table-cell>
          <table:table-cell table:style-name="ce1" office:value-type="float" office:value="12.5097750043269" calcext:value-type="float">
            <text:p>12.5097750043269</text:p>
          </table:table-cell>
          <table:table-cell table:number-columns-repeated="4" table:style-name="ce1" office:value-type="float" office:value="9.33985000288462" calcext:value-type="float">
            <text:p>9.33985000288462</text:p>
          </table:table-cell>
          <table:table-cell table:style-name="ce1" office:value-type="float" office:value="9.56224242422107" calcext:value-type="float">
            <text:p>9.56224242422107</text:p>
          </table:table-cell>
          <table:table-cell table:style-name="ce1" office:value-type="float" office:value="9.33985000288462" calcext:value-type="float">
            <text:p>9.33985000288462</text:p>
          </table:table-cell>
          <table:table-cell table:style-name="ce1" office:value-type="float" office:value="10.9248125036057" calcext:value-type="float">
            <text:p>10.9248125036057</text:p>
          </table:table-cell>
          <table:table-cell table:style-name="ce1" office:value-type="float" office:value="10.3398500028846" calcext:value-type="float">
            <text:p>10.3398500028846</text:p>
          </table:table-cell>
          <table:table-cell table:style-name="ce1" office:value-type="float" office:value="11.9248125036057" calcext:value-type="float">
            <text:p>11.9248125036057</text:p>
          </table:table-cell>
          <table:table-cell table:style-name="ce1" office:value-type="float" office:value="14.1811522568655" calcext:value-type="float">
            <text:p>14.1811522568655</text:p>
          </table:table-cell>
          <table:table-cell table:style-name="ce1" office:value-type="float" office:value="13.9248125036057" calcext:value-type="float">
            <text:p>13.9248125036057</text:p>
          </table:table-cell>
          <table:table-cell table:number-columns-repeated="956"/>
        </table:table-row>
        <table:table-row table:style-name="ro2" table:number-rows-repeated="10479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won</text:p>
          </table:table-cell>
          <table:table-cell table:style-name="ce2" table:formula="of:=COUNTIF([$output.$B$2:.$B$618];&quot;won&quot;)" office:value-type="float" office:value="267" calcext:value-type="float">
            <text:p>267</text:p>
          </table:table-cell>
          <table:table-cell>
            <draw:frame table:end-cell-address="stats.I18" table:end-x="33.93pt" table:end-y="10.49pt" draw:z-index="0" draw:name="Chart 1" draw:style-name="gr1" draw:text-style-name="P1" svg:width="449.97pt" svg:height="278.22pt" svg:x="4.85pt" svg:y="0pt">
              <draw:object draw:notify-on-update-of-ranges="hidden.C4:hidden.EQ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tats.O18" table:end-x="29.42pt" table:end-y="10.49pt" draw:z-index="1" draw:name="Chart 2" draw:style-name="gr1" draw:text-style-name="P1" svg:width="449.97pt" svg:height="278.22pt" svg:x="0.37pt" svg:y="0pt">
              <draw:object draw:notify-on-update-of-ranges="hidden.C7:hidden.EQ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ost</text:p>
          </table:table-cell>
          <table:table-cell table:style-name="ce2" table:formula="of:=COUNTIF([$output.$B$2:.$B$618];&quot;lost&quot;)" office:value-type="float" office:value="335" calcext:value-type="float">
            <text:p>3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borted</text:p>
          </table:table-cell>
          <table:table-cell table:style-name="ce2" table:formula="of:=COUNTIF([$output.$B$2:.$B$618];&quot;aborted&quot;)" office:value-type="float" office:value="15" calcext:value-type="float">
            <text:p>15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dden" table:style-name="ta3">
        <table:table-column table:style-name="co1" table:number-columns-repeated="1024" table:default-cell-style-name="Default"/>
        <table:table-row table:style-name="ro1">
          <table:table-cell table:style-name="ce2" table:formula="of:=COUNTA([$output.C2:.EQ2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3:.EQ3])"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table:style-name="ce2" table:formula="of:=COUNTA([$output.C4:.EQ4])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style-name="ce2" table:formula="of:=COUNTA([$output.C5:.EQ5])" office:value-type="float" office:value="84" calcext:value-type="float">
            <text:p>84</text:p>
          </table:table-cell>
          <table:table-cell/>
          <table:table-cell table:style-name="ce2" table:formula="of:=COUNTIF([$hidden.$A$1:.$A$617]; COLUMN())" office:value-type="float" office:value="74" calcext:value-type="float">
            <text:p>74</text:p>
          </table:table-cell>
          <table:table-cell table:style-name="ce2" table:formula="of:=COUNTIF([$hidden.$A$1:.$A$617]; COLUMN())" office:value-type="float" office:value="56" calcext:value-type="float">
            <text:p>56</text:p>
          </table:table-cell>
          <table:table-cell table:style-name="ce2" table:formula="of:=COUNTIF([$hidden.$A$1:.$A$617]; COLUMN())" office:value-type="float" office:value="23" calcext:value-type="float">
            <text:p>23</text:p>
          </table:table-cell>
          <table:table-cell table:style-name="ce2" table:formula="of:=COUNTIF([$hidden.$A$1:.$A$617]; COLUMN())" office:value-type="float" office:value="13" calcext:value-type="float">
            <text:p>13</text:p>
          </table:table-cell>
          <table:table-cell table:style-name="ce2" table:formula="of:=COUNTIF([$hidden.$A$1:.$A$617]; COLUMN())" office:value-type="float" office:value="15" calcext:value-type="float">
            <text:p>15</text:p>
          </table:table-cell>
          <table:table-cell table:style-name="ce2" table:formula="of:=COUNTIF([$hidden.$A$1:.$A$617]; COLUMN())" office:value-type="float" office:value="7" calcext:value-type="float">
            <text:p>7</text:p>
          </table:table-cell>
          <table:table-cell table:style-name="ce2" table:formula="of:=COUNTIF([$hidden.$A$1:.$A$617]; COLUMN())" office:value-type="float" office:value="2" calcext:value-type="float">
            <text:p>2</text:p>
          </table:table-cell>
          <table:table-cell table:style-name="ce2" table:formula="of:=COUNTIF([$hidden.$A$1:.$A$617]; COLUMN())" office:value-type="float" office:value="4" calcext:value-type="float">
            <text:p>4</text:p>
          </table:table-cell>
          <table:table-cell table:style-name="ce2" table:formula="of:=COUNTIF([$hidden.$A$1:.$A$617]; COLUMN())" office:value-type="float" office:value="2" calcext:value-type="float">
            <text:p>2</text:p>
          </table:table-cell>
          <table:table-cell table:style-name="ce2" table:formula="of:=COUNTIF([$hidden.$A$1:.$A$617]; COLUMN())" office:value-type="float" office:value="3" calcext:value-type="float">
            <text:p>3</text:p>
          </table:table-cell>
          <table:table-cell table:style-name="ce2" table:formula="of:=COUNTIF([$hidden.$A$1:.$A$617]; COLUMN())" office:value-type="float" office:value="2" calcext:value-type="float">
            <text:p>2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2" calcext:value-type="float">
            <text:p>2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3" calcext:value-type="float">
            <text:p>3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2" calcext:value-type="float">
            <text:p>2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2" calcext:value-type="float">
            <text:p>2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2" calcext:value-type="float">
            <text:p>2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2" calcext:value-type="float">
            <text:p>2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2" calcext:value-type="float">
            <text:p>2</text:p>
          </table:table-cell>
          <table:table-cell table:style-name="ce2" table:formula="of:=COUNTIF([$hidden.$A$1:.$A$617]; COLUMN())" office:value-type="float" office:value="3" calcext:value-type="float">
            <text:p>3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5" calcext:value-type="float">
            <text:p>5</text:p>
          </table:table-cell>
          <table:table-cell table:style-name="ce2" table:formula="of:=COUNTIF([$hidden.$A$1:.$A$617]; COLUMN())" office:value-type="float" office:value="2" calcext:value-type="float">
            <text:p>2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2" calcext:value-type="float">
            <text:p>2</text:p>
          </table:table-cell>
          <table:table-cell table:style-name="ce2" table:formula="of:=COUNTIF([$hidden.$A$1:.$A$617]; COLUMN())" office:value-type="float" office:value="4" calcext:value-type="float">
            <text:p>4</text:p>
          </table:table-cell>
          <table:table-cell table:style-name="ce2" table:formula="of:=COUNTIF([$hidden.$A$1:.$A$617]; COLUMN())" office:value-type="float" office:value="5" calcext:value-type="float">
            <text:p>5</text:p>
          </table:table-cell>
          <table:table-cell table:style-name="ce2" table:formula="of:=COUNTIF([$hidden.$A$1:.$A$617]; COLUMN())" office:value-type="float" office:value="6" calcext:value-type="float">
            <text:p>6</text:p>
          </table:table-cell>
          <table:table-cell table:style-name="ce2" table:formula="of:=COUNTIF([$hidden.$A$1:.$A$617]; COLUMN())" office:value-type="float" office:value="2" calcext:value-type="float">
            <text:p>2</text:p>
          </table:table-cell>
          <table:table-cell table:style-name="ce2" table:formula="of:=COUNTIF([$hidden.$A$1:.$A$617]; COLUMN())" office:value-type="float" office:value="5" calcext:value-type="float">
            <text:p>5</text:p>
          </table:table-cell>
          <table:table-cell table:style-name="ce2" table:formula="of:=COUNTIF([$hidden.$A$1:.$A$617]; COLUMN())" office:value-type="float" office:value="7" calcext:value-type="float">
            <text:p>7</text:p>
          </table:table-cell>
          <table:table-cell table:style-name="ce2" table:formula="of:=COUNTIF([$hidden.$A$1:.$A$617]; COLUMN())" office:value-type="float" office:value="5" calcext:value-type="float">
            <text:p>5</text:p>
          </table:table-cell>
          <table:table-cell table:style-name="ce2" table:formula="of:=COUNTIF([$hidden.$A$1:.$A$617]; COLUMN())" office:value-type="float" office:value="6" calcext:value-type="float">
            <text:p>6</text:p>
          </table:table-cell>
          <table:table-cell table:style-name="ce2" table:formula="of:=COUNTIF([$hidden.$A$1:.$A$617]; COLUMN())" office:value-type="float" office:value="5" calcext:value-type="float">
            <text:p>5</text:p>
          </table:table-cell>
          <table:table-cell table:style-name="ce2" table:formula="of:=COUNTIF([$hidden.$A$1:.$A$617]; COLUMN())" office:value-type="float" office:value="8" calcext:value-type="float">
            <text:p>8</text:p>
          </table:table-cell>
          <table:table-cell table:style-name="ce2" table:formula="of:=COUNTIF([$hidden.$A$1:.$A$617]; COLUMN())" office:value-type="float" office:value="11" calcext:value-type="float">
            <text:p>11</text:p>
          </table:table-cell>
          <table:table-cell table:style-name="ce2" table:formula="of:=COUNTIF([$hidden.$A$1:.$A$617]; COLUMN())" office:value-type="float" office:value="7" calcext:value-type="float">
            <text:p>7</text:p>
          </table:table-cell>
          <table:table-cell table:style-name="ce2" table:formula="of:=COUNTIF([$hidden.$A$1:.$A$617]; COLUMN())" office:value-type="float" office:value="6" calcext:value-type="float">
            <text:p>6</text:p>
          </table:table-cell>
          <table:table-cell table:style-name="ce2" table:formula="of:=COUNTIF([$hidden.$A$1:.$A$617]; COLUMN())" office:value-type="float" office:value="8" calcext:value-type="float">
            <text:p>8</text:p>
          </table:table-cell>
          <table:table-cell table:style-name="ce2" table:formula="of:=COUNTIF([$hidden.$A$1:.$A$617]; COLUMN())" office:value-type="float" office:value="9" calcext:value-type="float">
            <text:p>9</text:p>
          </table:table-cell>
          <table:table-cell table:style-name="ce2" table:formula="of:=COUNTIF([$hidden.$A$1:.$A$617]; COLUMN())" office:value-type="float" office:value="8" calcext:value-type="float">
            <text:p>8</text:p>
          </table:table-cell>
          <table:table-cell table:style-name="ce2" table:formula="of:=COUNTIF([$hidden.$A$1:.$A$617]; COLUMN())" office:value-type="float" office:value="8" calcext:value-type="float">
            <text:p>8</text:p>
          </table:table-cell>
          <table:table-cell table:style-name="ce2" table:formula="of:=COUNTIF([$hidden.$A$1:.$A$617]; COLUMN())" office:value-type="float" office:value="9" calcext:value-type="float">
            <text:p>9</text:p>
          </table:table-cell>
          <table:table-cell table:style-name="ce2" table:formula="of:=COUNTIF([$hidden.$A$1:.$A$617]; COLUMN())" office:value-type="float" office:value="6" calcext:value-type="float">
            <text:p>6</text:p>
          </table:table-cell>
          <table:table-cell table:style-name="ce2" table:formula="of:=COUNTIF([$hidden.$A$1:.$A$617]; COLUMN())" office:value-type="float" office:value="11" calcext:value-type="float">
            <text:p>11</text:p>
          </table:table-cell>
          <table:table-cell table:style-name="ce2" table:formula="of:=COUNTIF([$hidden.$A$1:.$A$617]; COLUMN())" office:value-type="float" office:value="4" calcext:value-type="float">
            <text:p>4</text:p>
          </table:table-cell>
          <table:table-cell table:style-name="ce2" table:formula="of:=COUNTIF([$hidden.$A$1:.$A$617]; COLUMN())" office:value-type="float" office:value="9" calcext:value-type="float">
            <text:p>9</text:p>
          </table:table-cell>
          <table:table-cell table:style-name="ce2" table:formula="of:=COUNTIF([$hidden.$A$1:.$A$617]; COLUMN())" office:value-type="float" office:value="10" calcext:value-type="float">
            <text:p>10</text:p>
          </table:table-cell>
          <table:table-cell table:style-name="ce2" table:formula="of:=COUNTIF([$hidden.$A$1:.$A$617]; COLUMN())" office:value-type="float" office:value="4" calcext:value-type="float">
            <text:p>4</text:p>
          </table:table-cell>
          <table:table-cell table:style-name="ce2" table:formula="of:=COUNTIF([$hidden.$A$1:.$A$617]; COLUMN())" office:value-type="float" office:value="10" calcext:value-type="float">
            <text:p>10</text:p>
          </table:table-cell>
          <table:table-cell table:style-name="ce2" table:formula="of:=COUNTIF([$hidden.$A$1:.$A$617]; COLUMN())" office:value-type="float" office:value="8" calcext:value-type="float">
            <text:p>8</text:p>
          </table:table-cell>
          <table:table-cell table:style-name="ce2" table:formula="of:=COUNTIF([$hidden.$A$1:.$A$617]; COLUMN())" office:value-type="float" office:value="2" calcext:value-type="float">
            <text:p>2</text:p>
          </table:table-cell>
          <table:table-cell table:style-name="ce2" table:formula="of:=COUNTIF([$hidden.$A$1:.$A$617]; COLUMN())" office:value-type="float" office:value="11" calcext:value-type="float">
            <text:p>11</text:p>
          </table:table-cell>
          <table:table-cell table:style-name="ce2" table:formula="of:=COUNTIF([$hidden.$A$1:.$A$617]; COLUMN())" office:value-type="float" office:value="10" calcext:value-type="float">
            <text:p>10</text:p>
          </table:table-cell>
          <table:table-cell table:style-name="ce2" table:formula="of:=COUNTIF([$hidden.$A$1:.$A$617]; COLUMN())" office:value-type="float" office:value="9" calcext:value-type="float">
            <text:p>9</text:p>
          </table:table-cell>
          <table:table-cell table:style-name="ce2" table:formula="of:=COUNTIF([$hidden.$A$1:.$A$617]; COLUMN())" office:value-type="float" office:value="6" calcext:value-type="float">
            <text:p>6</text:p>
          </table:table-cell>
          <table:table-cell table:style-name="ce2" table:formula="of:=COUNTIF([$hidden.$A$1:.$A$617]; COLUMN())" office:value-type="float" office:value="6" calcext:value-type="float">
            <text:p>6</text:p>
          </table:table-cell>
          <table:table-cell table:style-name="ce2" table:formula="of:=COUNTIF([$hidden.$A$1:.$A$617]; COLUMN())" office:value-type="float" office:value="6" calcext:value-type="float">
            <text:p>6</text:p>
          </table:table-cell>
          <table:table-cell table:style-name="ce2" table:formula="of:=COUNTIF([$hidden.$A$1:.$A$617]; COLUMN())" office:value-type="float" office:value="5" calcext:value-type="float">
            <text:p>5</text:p>
          </table:table-cell>
          <table:table-cell table:style-name="ce2" table:formula="of:=COUNTIF([$hidden.$A$1:.$A$617]; COLUMN())" office:value-type="float" office:value="6" calcext:value-type="float">
            <text:p>6</text:p>
          </table:table-cell>
          <table:table-cell table:style-name="ce2" table:formula="of:=COUNTIF([$hidden.$A$1:.$A$617]; COLUMN())" office:value-type="float" office:value="6" calcext:value-type="float">
            <text:p>6</text:p>
          </table:table-cell>
          <table:table-cell table:style-name="ce2" table:formula="of:=COUNTIF([$hidden.$A$1:.$A$617]; COLUMN())" office:value-type="float" office:value="5" calcext:value-type="float">
            <text:p>5</text:p>
          </table:table-cell>
          <table:table-cell table:style-name="ce2" table:formula="of:=COUNTIF([$hidden.$A$1:.$A$617]; COLUMN())" office:value-type="float" office:value="7" calcext:value-type="float">
            <text:p>7</text:p>
          </table:table-cell>
          <table:table-cell table:style-name="ce2" table:formula="of:=COUNTIF([$hidden.$A$1:.$A$617]; COLUMN())" office:value-type="float" office:value="4" calcext:value-type="float">
            <text:p>4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3" calcext:value-type="float">
            <text:p>3</text:p>
          </table:table-cell>
          <table:table-cell table:style-name="ce2" table:formula="of:=COUNTIF([$hidden.$A$1:.$A$617]; COLUMN())" office:value-type="float" office:value="3" calcext:value-type="float">
            <text:p>3</text:p>
          </table:table-cell>
          <table:table-cell table:style-name="ce2" table:formula="of:=COUNTIF([$hidden.$A$1:.$A$617]; COLUMN())" office:value-type="float" office:value="2" calcext:value-type="float">
            <text:p>2</text:p>
          </table:table-cell>
          <table:table-cell table:style-name="ce2" table:formula="of:=COUNTIF([$hidden.$A$1:.$A$617]; COLUMN())" office:value-type="float" office:value="2" calcext:value-type="float">
            <text:p>2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4" calcext:value-type="float">
            <text:p>4</text:p>
          </table:table-cell>
          <table:table-cell table:style-name="ce2" table:formula="of:=COUNTIF([$hidden.$A$1:.$A$617]; COLUMN())" office:value-type="float" office:value="2" calcext:value-type="float">
            <text:p>2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2" calcext:value-type="float">
            <text:p>2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1" calcext:value-type="float">
            <text:p>1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style-name="ce2" table:formula="of:=COUNTIF([$hidden.$A$1:.$A$617]; COLUMN())" office:value-type="float" office:value="0" calcext:value-type="float">
            <text:p>0</text:p>
          </table:table-cell>
          <table:table-cell table:number-columns-repeated="877"/>
        </table:table-row>
        <table:table-row table:style-name="ro1">
          <table:table-cell table:style-name="ce2" table:formula="of:=COUNTA([$output.C6:.EQ6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7:.EQ7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8:.EQ8])" office:value-type="float" office:value="74" calcext:value-type="float">
            <text:p>74</text:p>
          </table:table-cell>
          <table:table-cell/>
          <table:table-cell table:style-name="ce2" table:formula="of:=AVERAGE([$output.C2:.C618])" office:value-type="float" office:value="0" calcext:value-type="float">
            <text:p>0</text:p>
          </table:table-cell>
          <table:table-cell table:style-name="ce2" table:formula="of:=AVERAGE([$output.D2:.D618])" office:value-type="float" office:value="3.783337989" calcext:value-type="float">
            <text:p>3.783337989</text:p>
          </table:table-cell>
          <table:table-cell table:style-name="ce2" table:formula="of:=AVERAGE([$output.E2:.E618])" office:value-type="float" office:value="4.500037854" calcext:value-type="float">
            <text:p>4.500037854</text:p>
          </table:table-cell>
          <table:table-cell table:style-name="ce2" table:formula="of:=AVERAGE([$output.F2:.F618])" office:value-type="float" office:value="4.235345737" calcext:value-type="float">
            <text:p>4.235345737</text:p>
          </table:table-cell>
          <table:table-cell table:style-name="ce2" table:formula="of:=AVERAGE([$output.G2:.G618])" office:value-type="float" office:value="3.770574923" calcext:value-type="float">
            <text:p>3.770574923</text:p>
          </table:table-cell>
          <table:table-cell table:style-name="ce2" table:formula="of:=AVERAGE([$output.H2:.H618])" office:value-type="float" office:value="3.525135889" calcext:value-type="float">
            <text:p>3.525135889</text:p>
          </table:table-cell>
          <table:table-cell table:style-name="ce2" table:formula="of:=AVERAGE([$output.I2:.I618])" office:value-type="float" office:value="3.319041012" calcext:value-type="float">
            <text:p>3.319041012</text:p>
          </table:table-cell>
          <table:table-cell table:style-name="ce2" table:formula="of:=AVERAGE([$output.J2:.J618])" office:value-type="float" office:value="3.123439449" calcext:value-type="float">
            <text:p>3.123439449</text:p>
          </table:table-cell>
          <table:table-cell table:style-name="ce2" table:formula="of:=AVERAGE([$output.K2:.K618])" office:value-type="float" office:value="2.977593983" calcext:value-type="float">
            <text:p>2.977593983</text:p>
          </table:table-cell>
          <table:table-cell table:style-name="ce2" table:formula="of:=AVERAGE([$output.L2:.L618])" office:value-type="float" office:value="2.975783205" calcext:value-type="float">
            <text:p>2.975783205</text:p>
          </table:table-cell>
          <table:table-cell table:style-name="ce2" table:formula="of:=AVERAGE([$output.M2:.M618])" office:value-type="float" office:value="2.819099415" calcext:value-type="float">
            <text:p>2.819099415</text:p>
          </table:table-cell>
          <table:table-cell table:style-name="ce2" table:formula="of:=AVERAGE([$output.N2:.N618])" office:value-type="float" office:value="2.807063858" calcext:value-type="float">
            <text:p>2.807063858</text:p>
          </table:table-cell>
          <table:table-cell table:style-name="ce2" table:formula="of:=AVERAGE([$output.O2:.O618])" office:value-type="float" office:value="2.70770144" calcext:value-type="float">
            <text:p>2.70770144</text:p>
          </table:table-cell>
          <table:table-cell table:style-name="ce2" table:formula="of:=AVERAGE([$output.P2:.P618])" office:value-type="float" office:value="2.654156747" calcext:value-type="float">
            <text:p>2.654156747</text:p>
          </table:table-cell>
          <table:table-cell table:style-name="ce2" table:formula="of:=AVERAGE([$output.Q2:.Q618])" office:value-type="float" office:value="2.585004424" calcext:value-type="float">
            <text:p>2.585004424</text:p>
          </table:table-cell>
          <table:table-cell table:style-name="ce2" table:formula="of:=AVERAGE([$output.R2:.R618])" office:value-type="float" office:value="2.551335136" calcext:value-type="float">
            <text:p>2.551335136</text:p>
          </table:table-cell>
          <table:table-cell table:style-name="ce2" table:formula="of:=AVERAGE([$output.S2:.S618])" office:value-type="float" office:value="2.467836226" calcext:value-type="float">
            <text:p>2.467836226</text:p>
          </table:table-cell>
          <table:table-cell table:style-name="ce2" table:formula="of:=AVERAGE([$output.T2:.T618])" office:value-type="float" office:value="2.316398111" calcext:value-type="float">
            <text:p>2.316398111</text:p>
          </table:table-cell>
          <table:table-cell table:style-name="ce2" table:formula="of:=AVERAGE([$output.U2:.U618])" office:value-type="float" office:value="2.252709106" calcext:value-type="float">
            <text:p>2.252709106</text:p>
          </table:table-cell>
          <table:table-cell table:style-name="ce2" table:formula="of:=AVERAGE([$output.V2:.V618])" office:value-type="float" office:value="2.089422471" calcext:value-type="float">
            <text:p>2.089422471</text:p>
          </table:table-cell>
          <table:table-cell table:style-name="ce2" table:formula="of:=AVERAGE([$output.W2:.W618])" office:value-type="float" office:value="2.097425747" calcext:value-type="float">
            <text:p>2.097425747</text:p>
          </table:table-cell>
          <table:table-cell table:style-name="ce2" table:formula="of:=AVERAGE([$output.X2:.X618])" office:value-type="float" office:value="2.011164281" calcext:value-type="float">
            <text:p>2.011164281</text:p>
          </table:table-cell>
          <table:table-cell table:style-name="ce2" table:formula="of:=AVERAGE([$output.Y2:.Y618])" office:value-type="float" office:value="2.004867996" calcext:value-type="float">
            <text:p>2.004867996</text:p>
          </table:table-cell>
          <table:table-cell table:style-name="ce2" table:formula="of:=AVERAGE([$output.Z2:.Z618])" office:value-type="float" office:value="1.949107353" calcext:value-type="float">
            <text:p>1.949107353</text:p>
          </table:table-cell>
          <table:table-cell table:style-name="ce2" table:formula="of:=AVERAGE([$output.AA2:.AA618])" office:value-type="float" office:value="1.930735556" calcext:value-type="float">
            <text:p>1.930735556</text:p>
          </table:table-cell>
          <table:table-cell table:style-name="ce2" table:formula="of:=AVERAGE([$output.AB2:.AB618])" office:value-type="float" office:value="1.864970837" calcext:value-type="float">
            <text:p>1.864970837</text:p>
          </table:table-cell>
          <table:table-cell table:style-name="ce2" table:formula="of:=AVERAGE([$output.AC2:.AC618])" office:value-type="float" office:value="1.768729791" calcext:value-type="float">
            <text:p>1.768729791</text:p>
          </table:table-cell>
          <table:table-cell table:style-name="ce2" table:formula="of:=AVERAGE([$output.AD2:.AD618])" office:value-type="float" office:value="1.786371545" calcext:value-type="float">
            <text:p>1.786371545</text:p>
          </table:table-cell>
          <table:table-cell table:style-name="ce2" table:formula="of:=AVERAGE([$output.AE2:.AE618])" office:value-type="float" office:value="1.756225472" calcext:value-type="float">
            <text:p>1.756225472</text:p>
          </table:table-cell>
          <table:table-cell table:style-name="ce2" table:formula="of:=AVERAGE([$output.AF2:.AF618])" office:value-type="float" office:value="1.674416718" calcext:value-type="float">
            <text:p>1.674416718</text:p>
          </table:table-cell>
          <table:table-cell table:style-name="ce2" table:formula="of:=AVERAGE([$output.AG2:.AG618])" office:value-type="float" office:value="1.577378405" calcext:value-type="float">
            <text:p>1.577378405</text:p>
          </table:table-cell>
          <table:table-cell table:style-name="ce2" table:formula="of:=AVERAGE([$output.AH2:.AH618])" office:value-type="float" office:value="1.567729503" calcext:value-type="float">
            <text:p>1.567729503</text:p>
          </table:table-cell>
          <table:table-cell table:style-name="ce2" table:formula="of:=AVERAGE([$output.AI2:.AI618])" office:value-type="float" office:value="1.487381654" calcext:value-type="float">
            <text:p>1.487381654</text:p>
          </table:table-cell>
          <table:table-cell table:style-name="ce2" table:formula="of:=AVERAGE([$output.AJ2:.AJ618])" office:value-type="float" office:value="1.371540313" calcext:value-type="float">
            <text:p>1.371540313</text:p>
          </table:table-cell>
          <table:table-cell table:style-name="ce2" table:formula="of:=AVERAGE([$output.AK2:.AK618])" office:value-type="float" office:value="1.335816373" calcext:value-type="float">
            <text:p>1.335816373</text:p>
          </table:table-cell>
          <table:table-cell table:style-name="ce2" table:formula="of:=AVERAGE([$output.AL2:.AL618])" office:value-type="float" office:value="1.269923373" calcext:value-type="float">
            <text:p>1.269923373</text:p>
          </table:table-cell>
          <table:table-cell table:style-name="ce2" table:formula="of:=AVERAGE([$output.AM2:.AM618])" office:value-type="float" office:value="1.22450851" calcext:value-type="float">
            <text:p>1.22450851</text:p>
          </table:table-cell>
          <table:table-cell table:style-name="ce2" table:formula="of:=AVERAGE([$output.AN2:.AN618])" office:value-type="float" office:value="1.149821373" calcext:value-type="float">
            <text:p>1.149821373</text:p>
          </table:table-cell>
          <table:table-cell table:style-name="ce2" table:formula="of:=AVERAGE([$output.AO2:.AO618])" office:value-type="float" office:value="1.156012229" calcext:value-type="float">
            <text:p>1.156012229</text:p>
          </table:table-cell>
          <table:table-cell table:style-name="ce2" table:formula="of:=AVERAGE([$output.AP2:.AP618])" office:value-type="float" office:value="1.095351752" calcext:value-type="float">
            <text:p>1.095351752</text:p>
          </table:table-cell>
          <table:table-cell table:style-name="ce2" table:formula="of:=AVERAGE([$output.AQ2:.AQ618])" office:value-type="float" office:value="1.103449672" calcext:value-type="float">
            <text:p>1.103449672</text:p>
          </table:table-cell>
          <table:table-cell table:style-name="ce2" table:formula="of:=AVERAGE([$output.AR2:.AR618])" office:value-type="float" office:value="1.032221237" calcext:value-type="float">
            <text:p>1.032221237</text:p>
          </table:table-cell>
          <table:table-cell table:style-name="ce2" table:formula="of:=AVERAGE([$output.AS2:.AS618])" office:value-type="float" office:value="1.032472995" calcext:value-type="float">
            <text:p>1.032472995</text:p>
          </table:table-cell>
          <table:table-cell table:style-name="ce2" table:formula="of:=AVERAGE([$output.AT2:.AT618])" office:value-type="float" office:value="0.9226152743" calcext:value-type="float">
            <text:p>0.9226152743</text:p>
          </table:table-cell>
          <table:table-cell table:style-name="ce2" table:formula="of:=AVERAGE([$output.AU2:.AU618])" office:value-type="float" office:value="0.8403672097" calcext:value-type="float">
            <text:p>0.8403672097</text:p>
          </table:table-cell>
          <table:table-cell table:style-name="ce2" table:formula="of:=AVERAGE([$output.AV2:.AV618])" office:value-type="float" office:value="0.8387973975" calcext:value-type="float">
            <text:p>0.8387973975</text:p>
          </table:table-cell>
          <table:table-cell table:style-name="ce2" table:formula="of:=AVERAGE([$output.AW2:.AW618])" office:value-type="float" office:value="0.8141786528" calcext:value-type="float">
            <text:p>0.8141786528</text:p>
          </table:table-cell>
          <table:table-cell table:style-name="ce2" table:formula="of:=AVERAGE([$output.AX2:.AX618])" office:value-type="float" office:value="0.7238278984" calcext:value-type="float">
            <text:p>0.7238278984</text:p>
          </table:table-cell>
          <table:table-cell table:style-name="ce2" table:formula="of:=AVERAGE([$output.AY2:.AY618])" office:value-type="float" office:value="0.7013094589" calcext:value-type="float">
            <text:p>0.7013094589</text:p>
          </table:table-cell>
          <table:table-cell table:style-name="ce2" table:formula="of:=AVERAGE([$output.AZ2:.AZ618])" office:value-type="float" office:value="0.6821266067" calcext:value-type="float">
            <text:p>0.6821266067</text:p>
          </table:table-cell>
          <table:table-cell table:style-name="ce2" table:formula="of:=AVERAGE([$output.BA2:.BA618])" office:value-type="float" office:value="0.6810732094" calcext:value-type="float">
            <text:p>0.6810732094</text:p>
          </table:table-cell>
          <table:table-cell table:style-name="ce2" table:formula="of:=AVERAGE([$output.BB2:.BB618])" office:value-type="float" office:value="0.6811179396" calcext:value-type="float">
            <text:p>0.6811179396</text:p>
          </table:table-cell>
          <table:table-cell table:style-name="ce2" table:formula="of:=AVERAGE([$output.BC2:.BC618])" office:value-type="float" office:value="0.6410758288" calcext:value-type="float">
            <text:p>0.6410758288</text:p>
          </table:table-cell>
          <table:table-cell table:style-name="ce2" table:formula="of:=AVERAGE([$output.BD2:.BD618])" office:value-type="float" office:value="0.6131191312" calcext:value-type="float">
            <text:p>0.6131191312</text:p>
          </table:table-cell>
          <table:table-cell table:style-name="ce2" table:formula="of:=AVERAGE([$output.BE2:.BE618])" office:value-type="float" office:value="0.5685016086" calcext:value-type="float">
            <text:p>0.5685016086</text:p>
          </table:table-cell>
          <table:table-cell table:style-name="ce2" table:formula="of:=AVERAGE([$output.BF2:.BF618])" office:value-type="float" office:value="0.5276988942" calcext:value-type="float">
            <text:p>0.5276988942</text:p>
          </table:table-cell>
          <table:table-cell table:style-name="ce2" table:formula="of:=AVERAGE([$output.BG2:.BG618])" office:value-type="float" office:value="0.4751152322" calcext:value-type="float">
            <text:p>0.4751152322</text:p>
          </table:table-cell>
          <table:table-cell table:style-name="ce2" table:formula="of:=AVERAGE([$output.BH2:.BH618])" office:value-type="float" office:value="0.4546768497" calcext:value-type="float">
            <text:p>0.4546768497</text:p>
          </table:table-cell>
          <table:table-cell table:style-name="ce2" table:formula="of:=AVERAGE([$output.BI2:.BI618])" office:value-type="float" office:value="0.4554676227" calcext:value-type="float">
            <text:p>0.4554676227</text:p>
          </table:table-cell>
          <table:table-cell table:style-name="ce2" table:formula="of:=AVERAGE([$output.BJ2:.BJ618])" office:value-type="float" office:value="0.4562839582" calcext:value-type="float">
            <text:p>0.4562839582</text:p>
          </table:table-cell>
          <table:table-cell table:style-name="ce2" table:formula="of:=AVERAGE([$output.BK2:.BK618])" office:value-type="float" office:value="0.4683978583" calcext:value-type="float">
            <text:p>0.4683978583</text:p>
          </table:table-cell>
          <table:table-cell table:style-name="ce2" table:formula="of:=AVERAGE([$output.BL2:.BL618])" office:value-type="float" office:value="0.4739093519" calcext:value-type="float">
            <text:p>0.4739093519</text:p>
          </table:table-cell>
          <table:table-cell table:style-name="ce2" table:formula="of:=AVERAGE([$output.BM2:.BM618])" office:value-type="float" office:value="0.4747621261" calcext:value-type="float">
            <text:p>0.4747621261</text:p>
          </table:table-cell>
          <table:table-cell table:style-name="ce2" table:formula="of:=AVERAGE([$output.BN2:.BN618])" office:value-type="float" office:value="0.3880852981" calcext:value-type="float">
            <text:p>0.3880852981</text:p>
          </table:table-cell>
          <table:table-cell table:style-name="ce2" table:formula="of:=AVERAGE([$output.BO2:.BO618])" office:value-type="float" office:value="0.4060244905" calcext:value-type="float">
            <text:p>0.4060244905</text:p>
          </table:table-cell>
          <table:table-cell table:style-name="ce2" table:formula="of:=AVERAGE([$output.BP2:.BP618])" office:value-type="float" office:value="0.3881694072" calcext:value-type="float">
            <text:p>0.3881694072</text:p>
          </table:table-cell>
          <table:table-cell table:style-name="ce2" table:formula="of:=AVERAGE([$output.BQ2:.BQ618])" office:value-type="float" office:value="0.3262591049" calcext:value-type="float">
            <text:p>0.3262591049</text:p>
          </table:table-cell>
          <table:table-cell table:style-name="ce2" table:formula="of:=AVERAGE([$output.BR2:.BR618])" office:value-type="float" office:value="0.3274044097" calcext:value-type="float">
            <text:p>0.3274044097</text:p>
          </table:table-cell>
          <table:table-cell table:style-name="ce2" table:formula="of:=AVERAGE([$output.BS2:.BS618])" office:value-type="float" office:value="0.3236715445" calcext:value-type="float">
            <text:p>0.3236715445</text:p>
          </table:table-cell>
          <table:table-cell table:style-name="ce2" table:formula="of:=AVERAGE([$output.BT2:.BT618])" office:value-type="float" office:value="0.3093638848" calcext:value-type="float">
            <text:p>0.3093638848</text:p>
          </table:table-cell>
          <table:table-cell table:style-name="ce2" table:formula="of:=AVERAGE([$output.BU2:.BU618])" office:value-type="float" office:value="0.3401711872" calcext:value-type="float">
            <text:p>0.3401711872</text:p>
          </table:table-cell>
          <table:table-cell table:style-name="ce2" table:formula="of:=AVERAGE([$output.BV2:.BV618])" office:value-type="float" office:value="0.3402636081" calcext:value-type="float">
            <text:p>0.3402636081</text:p>
          </table:table-cell>
          <table:table-cell table:style-name="ce2" table:formula="of:=AVERAGE([$output.BW2:.BW618])" office:value-type="float" office:value="0.3284936307" calcext:value-type="float">
            <text:p>0.3284936307</text:p>
          </table:table-cell>
          <table:table-cell table:style-name="ce2" table:formula="of:=AVERAGE([$output.BX2:.BX618])" office:value-type="float" office:value="0.3479091448" calcext:value-type="float">
            <text:p>0.3479091448</text:p>
          </table:table-cell>
          <table:table-cell table:style-name="ce2" table:formula="of:=AVERAGE([$output.BY2:.BY618])" office:value-type="float" office:value="0.3630063266" calcext:value-type="float">
            <text:p>0.3630063266</text:p>
          </table:table-cell>
          <table:table-cell table:style-name="ce2" table:formula="of:=AVERAGE([$output.BZ2:.BZ618])" office:value-type="float" office:value="0.3780562435" calcext:value-type="float">
            <text:p>0.3780562435</text:p>
          </table:table-cell>
          <table:table-cell table:style-name="ce2" table:formula="of:=AVERAGE([$output.CA2:.CA618])" office:value-type="float" office:value="0.3953490836" calcext:value-type="float">
            <text:p>0.3953490836</text:p>
          </table:table-cell>
          <table:table-cell table:style-name="ce2" table:formula="of:=AVERAGE([$output.CB2:.CB618])" office:value-type="float" office:value="0.3588777782" calcext:value-type="float">
            <text:p>0.3588777782</text:p>
          </table:table-cell>
          <table:table-cell table:style-name="ce2" table:formula="of:=AVERAGE([$output.CC2:.CC618])" office:value-type="float" office:value="0.3697570879" calcext:value-type="float">
            <text:p>0.3697570879</text:p>
          </table:table-cell>
          <table:table-cell table:style-name="ce2" table:formula="of:=AVERAGE([$output.CD2:.CD618])" office:value-type="float" office:value="0.3725501586" calcext:value-type="float">
            <text:p>0.3725501586</text:p>
          </table:table-cell>
          <table:table-cell table:style-name="ce2" table:formula="of:=AVERAGE([$output.CE2:.CE618])" office:value-type="float" office:value="0.3216234716" calcext:value-type="float">
            <text:p>0.3216234716</text:p>
          </table:table-cell>
          <table:table-cell table:style-name="ce2" table:formula="of:=AVERAGE([$output.CF2:.CF618])" office:value-type="float" office:value="0.2898847766" calcext:value-type="float">
            <text:p>0.2898847766</text:p>
          </table:table-cell>
          <table:table-cell table:style-name="ce2" table:formula="of:=AVERAGE([$output.CG2:.CG618])" office:value-type="float" office:value="0.3055654164" calcext:value-type="float">
            <text:p>0.3055654164</text:p>
          </table:table-cell>
          <table:table-cell table:style-name="ce2" table:formula="of:=AVERAGE([$output.CH2:.CH618])" office:value-type="float" office:value="0.3218850441" calcext:value-type="float">
            <text:p>0.3218850441</text:p>
          </table:table-cell>
          <table:table-cell table:style-name="ce2" table:formula="of:=AVERAGE([$output.CI2:.CI618])" office:value-type="float" office:value="0.308322458" calcext:value-type="float">
            <text:p>0.308322458</text:p>
          </table:table-cell>
          <table:table-cell table:style-name="ce2" table:formula="of:=AVERAGE([$output.CJ2:.CJ618])" office:value-type="float" office:value="0.2942800085" calcext:value-type="float">
            <text:p>0.2942800085</text:p>
          </table:table-cell>
          <table:table-cell table:style-name="ce2" table:formula="of:=AVERAGE([$output.CK2:.CK618])" office:value-type="float" office:value="0.2772790549" calcext:value-type="float">
            <text:p>0.2772790549</text:p>
          </table:table-cell>
          <table:table-cell table:style-name="ce2" table:formula="of:=AVERAGE([$output.CL2:.CL618])" office:value-type="float" office:value="0.2631233512" calcext:value-type="float">
            <text:p>0.2631233512</text:p>
          </table:table-cell>
          <table:table-cell table:style-name="ce2" table:formula="of:=AVERAGE([$output.CM2:.CM618])" office:value-type="float" office:value="0.2685185094" calcext:value-type="float">
            <text:p>0.2685185094</text:p>
          </table:table-cell>
          <table:table-cell table:style-name="ce2" table:formula="of:=AVERAGE([$output.CN2:.CN618])" office:value-type="float" office:value="0.2702849516" calcext:value-type="float">
            <text:p>0.2702849516</text:p>
          </table:table-cell>
          <table:table-cell table:style-name="ce2" table:formula="of:=AVERAGE([$output.CO2:.CO618])" office:value-type="float" office:value="0.2901497404" calcext:value-type="float">
            <text:p>0.2901497404</text:p>
          </table:table-cell>
          <table:table-cell table:style-name="ce2" table:formula="of:=AVERAGE([$output.CP2:.CP618])" office:value-type="float" office:value="0.3267494824" calcext:value-type="float">
            <text:p>0.3267494824</text:p>
          </table:table-cell>
          <table:table-cell table:style-name="ce2" table:formula="of:=AVERAGE([$output.CQ2:.CQ618])" office:value-type="float" office:value="0.3370525722" calcext:value-type="float">
            <text:p>0.3370525722</text:p>
          </table:table-cell>
          <table:table-cell table:style-name="ce2" table:formula="of:=AVERAGE([$output.CR2:.CR618])" office:value-type="float" office:value="0.3333064041" calcext:value-type="float">
            <text:p>0.3333064041</text:p>
          </table:table-cell>
          <table:table-cell table:style-name="ce2" table:formula="of:=AVERAGE([$output.CS2:.CS618])" office:value-type="float" office:value="0.3614731424" calcext:value-type="float">
            <text:p>0.3614731424</text:p>
          </table:table-cell>
          <table:table-cell table:style-name="ce2" table:formula="of:=AVERAGE([$output.CT2:.CT618])" office:value-type="float" office:value="0.4256091248" calcext:value-type="float">
            <text:p>0.4256091248</text:p>
          </table:table-cell>
          <table:table-cell table:style-name="ce2" table:formula="of:=AVERAGE([$output.CU2:.CU618])" office:value-type="float" office:value="0.4654416902" calcext:value-type="float">
            <text:p>0.4654416902</text:p>
          </table:table-cell>
          <table:table-cell table:style-name="ce2" table:formula="of:=AVERAGE([$output.CV2:.CV618])" office:value-type="float" office:value="0.497705504" calcext:value-type="float">
            <text:p>0.497705504</text:p>
          </table:table-cell>
          <table:table-cell table:style-name="ce2" table:formula="of:=AVERAGE([$output.CW2:.CW618])" office:value-type="float" office:value="0.4765853587" calcext:value-type="float">
            <text:p>0.4765853587</text:p>
          </table:table-cell>
          <table:table-cell table:style-name="ce2" table:formula="of:=AVERAGE([$output.CX2:.CX618])" office:value-type="float" office:value="0.5307413028" calcext:value-type="float">
            <text:p>0.5307413028</text:p>
          </table:table-cell>
          <table:table-cell table:style-name="ce2" table:formula="of:=AVERAGE([$output.CY2:.CY618])" office:value-type="float" office:value="0.5990703739" calcext:value-type="float">
            <text:p>0.5990703739</text:p>
          </table:table-cell>
          <table:table-cell table:style-name="ce2" table:formula="of:=AVERAGE([$output.CZ2:.CZ618])" office:value-type="float" office:value="0.7388534612" calcext:value-type="float">
            <text:p>0.7388534612</text:p>
          </table:table-cell>
          <table:table-cell table:style-name="ce2" table:formula="of:=AVERAGE([$output.DA2:.DA618])" office:value-type="float" office:value="0.7703115505" calcext:value-type="float">
            <text:p>0.7703115505</text:p>
          </table:table-cell>
          <table:table-cell table:style-name="ce2" table:formula="of:=AVERAGE([$output.DB2:.DB618])" office:value-type="float" office:value="0.9845225125" calcext:value-type="float">
            <text:p>0.9845225125</text:p>
          </table:table-cell>
          <table:table-cell table:style-name="ce2" table:formula="of:=AVERAGE([$output.DC2:.DC618])" office:value-type="float" office:value="1.133408678" calcext:value-type="float">
            <text:p>1.133408678</text:p>
          </table:table-cell>
          <table:table-cell table:style-name="ce2" table:formula="of:=AVERAGE([$output.DD2:.DD618])" office:value-type="float" office:value="1.351155605" calcext:value-type="float">
            <text:p>1.351155605</text:p>
          </table:table-cell>
          <table:table-cell table:style-name="ce2" table:formula="of:=AVERAGE([$output.DE2:.DE618])" office:value-type="float" office:value="1.447117058" calcext:value-type="float">
            <text:p>1.447117058</text:p>
          </table:table-cell>
          <table:table-cell table:style-name="ce2" table:formula="of:=AVERAGE([$output.DF2:.DF618])" office:value-type="float" office:value="0.9887802066" calcext:value-type="float">
            <text:p>0.9887802066</text:p>
          </table:table-cell>
          <table:table-cell table:style-name="ce2" table:formula="of:=AVERAGE([$output.DG2:.DG618])" office:value-type="float" office:value="0.9949875002" calcext:value-type="float">
            <text:p>0.9949875002</text:p>
          </table:table-cell>
          <table:table-cell table:style-name="ce2" table:formula="of:=AVERAGE([$output.DH2:.DH618])" office:value-type="float" office:value="1.0890529" calcext:value-type="float">
            <text:p>1.0890529</text:p>
          </table:table-cell>
          <table:table-cell table:style-name="ce2" table:formula="of:=AVERAGE([$output.DI2:.DI618])" office:value-type="float" office:value="0.9172932695" calcext:value-type="float">
            <text:p>0.9172932695</text:p>
          </table:table-cell>
          <table:table-cell table:style-name="ce2" table:formula="of:=AVERAGE([$output.DJ2:.DJ618])" office:value-type="float" office:value="0.9449875002" calcext:value-type="float">
            <text:p>0.9449875002</text:p>
          </table:table-cell>
          <table:table-cell table:style-name="ce2" table:formula="of:=AVERAGE([$output.DK2:.DK618])" office:value-type="float" office:value="1.490601563" calcext:value-type="float">
            <text:p>1.490601563</text:p>
          </table:table-cell>
          <table:table-cell table:style-name="ce2" table:formula="of:=AVERAGE([$output.DL2:.DL618])" office:value-type="float" office:value="1.723308334" calcext:value-type="float">
            <text:p>1.723308334</text:p>
          </table:table-cell>
          <table:table-cell table:style-name="ce2" table:formula="of:=AVERAGE([$output.DM2:.DM618])" office:value-type="float" office:value="2.1509775" calcext:value-type="float">
            <text:p>2.1509775</text:p>
          </table:table-cell>
          <table:table-cell table:style-name="ce2" table:formula="of:=AVERAGE([$output.DN2:.DN618])" office:value-type="float" office:value="2.067970001" calcext:value-type="float">
            <text:p>2.067970001</text:p>
          </table:table-cell>
          <table:table-cell table:style-name="ce2" table:formula="of:=AVERAGE([$output.DO2:.DO618])" office:value-type="float" office:value="1.9509775" calcext:value-type="float">
            <text:p>1.9509775</text:p>
          </table:table-cell>
          <table:table-cell table:style-name="ce2" table:formula="of:=AVERAGE([$output.DP2:.DP618])" office:value-type="float" office:value="1.7509775" calcext:value-type="float">
            <text:p>1.7509775</text:p>
          </table:table-cell>
          <table:table-cell table:style-name="ce2" table:formula="of:=AVERAGE([$output.DQ2:.DQ618])" office:value-type="float" office:value="3.779950001" calcext:value-type="float">
            <text:p>3.779950001</text:p>
          </table:table-cell>
          <table:table-cell table:style-name="ce2" table:formula="of:=AVERAGE([$output.DR2:.DR618])" office:value-type="float" office:value="3.446616668" calcext:value-type="float">
            <text:p>3.446616668</text:p>
          </table:table-cell>
          <table:table-cell table:style-name="ce2" table:formula="of:=AVERAGE([$output.DS2:.DS618])" office:value-type="float" office:value="2.584962501" calcext:value-type="float">
            <text:p>2.584962501</text:p>
          </table:table-cell>
          <table:table-cell table:style-name="ce2" table:formula="of:=AVERAGE([$output.DT2:.DT618])" office:value-type="float" office:value="4.669925001" calcext:value-type="float">
            <text:p>4.669925001</text:p>
          </table:table-cell>
          <table:table-cell table:style-name="ce2" table:formula="of:=AVERAGE([$output.DU2:.DU618])" office:value-type="float" office:value="5.084962501" calcext:value-type="float">
            <text:p>5.084962501</text:p>
          </table:table-cell>
          <table:table-cell table:style-name="ce2" table:formula="of:=AVERAGE([$output.DV2:.DV618])" office:value-type="float" office:value="4.169925001" calcext:value-type="float">
            <text:p>4.169925001</text:p>
          </table:table-cell>
          <table:table-cell table:style-name="ce2" table:formula="of:=AVERAGE([$output.DW2:.DW618])" office:value-type="float" office:value="4.169925001" calcext:value-type="float">
            <text:p>4.169925001</text:p>
          </table:table-cell>
          <table:table-cell table:style-name="ce2" table:formula="of:=AVERAGE([$output.DX2:.DX618])" office:value-type="float" office:value="4.169925001" calcext:value-type="float">
            <text:p>4.169925001</text:p>
          </table:table-cell>
          <table:table-cell table:style-name="ce2" table:formula="of:=AVERAGE([$output.DY2:.DY618])" office:value-type="float" office:value="4.169925001" calcext:value-type="float">
            <text:p>4.169925001</text:p>
          </table:table-cell>
          <table:table-cell table:style-name="ce2" table:formula="of:=AVERAGE([$output.DZ2:.DZ618])" office:value-type="float" office:value="4.169925001" calcext:value-type="float">
            <text:p>4.169925001</text:p>
          </table:table-cell>
          <table:table-cell table:style-name="ce2" table:formula="of:=AVERAGE([$output.EA2:.EA618])" office:value-type="float" office:value="4.169925001" calcext:value-type="float">
            <text:p>4.169925001</text:p>
          </table:table-cell>
          <table:table-cell table:style-name="ce2" table:formula="of:=AVERAGE([$output.EB2:.EB618])" office:value-type="float" office:value="3.169925001" calcext:value-type="float">
            <text:p>3.169925001</text:p>
          </table:table-cell>
          <table:table-cell table:style-name="ce2" table:formula="of:=AVERAGE([$output.EC2:.EC618])" office:value-type="float" office:value="4.754887502" calcext:value-type="float">
            <text:p>4.754887502</text:p>
          </table:table-cell>
          <table:table-cell table:style-name="ce2" table:formula="of:=AVERAGE([$output.ED2:.ED618])" office:value-type="float" office:value="4.169925001" calcext:value-type="float">
            <text:p>4.169925001</text:p>
          </table:table-cell>
          <table:table-cell table:style-name="ce2" table:formula="of:=AVERAGE([$output.EE2:.EE618])" office:value-type="float" office:value="3.169925001" calcext:value-type="float">
            <text:p>3.169925001</text:p>
          </table:table-cell>
          <table:table-cell table:style-name="ce2" table:formula="of:=AVERAGE([$output.EF2:.EF618])" office:value-type="float" office:value="3.169925001" calcext:value-type="float">
            <text:p>3.169925001</text:p>
          </table:table-cell>
          <table:table-cell table:style-name="ce2" table:formula="of:=AVERAGE([$output.EG2:.EG618])" office:value-type="float" office:value="4.169925001" calcext:value-type="float">
            <text:p>4.169925001</text:p>
          </table:table-cell>
          <table:table-cell table:style-name="ce2" table:formula="of:=AVERAGE([$output.EH2:.EH618])" office:value-type="float" office:value="3.169925001" calcext:value-type="float">
            <text:p>3.169925001</text:p>
          </table:table-cell>
          <table:table-cell table:style-name="ce2" table:formula="of:=AVERAGE([$output.EI2:.EI618])" office:value-type="float" office:value="4.169925001" calcext:value-type="float">
            <text:p>4.169925001</text:p>
          </table:table-cell>
          <table:table-cell table:style-name="ce2" table:formula="of:=AVERAGE([$output.EJ2:.EJ618])" office:value-type="float" office:value="4.169925001" calcext:value-type="float">
            <text:p>4.169925001</text:p>
          </table:table-cell>
          <table:table-cell table:style-name="ce2" table:formula="of:=AVERAGE([$output.EK2:.EK618])" office:value-type="float" office:value="4.169925001" calcext:value-type="float">
            <text:p>4.169925001</text:p>
          </table:table-cell>
          <table:table-cell table:style-name="ce2" table:formula="of:=AVERAGE([$output.EL2:.EL618])" office:value-type="float" office:value="4.169925001" calcext:value-type="float">
            <text:p>4.169925001</text:p>
          </table:table-cell>
          <table:table-cell table:style-name="ce2" table:formula="of:=AVERAGE([$output.EM2:.EM618])" office:value-type="float" office:value="4.169925001" calcext:value-type="float">
            <text:p>4.169925001</text:p>
          </table:table-cell>
          <table:table-cell table:style-name="ce2" table:formula="of:=AVERAGE([$output.EN2:.EN618])" office:value-type="float" office:value="2.584962501" calcext:value-type="float">
            <text:p>2.584962501</text:p>
          </table:table-cell>
          <table:table-cell table:style-name="ce2" table:formula="of:=AVERAGE([$output.EO2:.EO618])" office:value-type="float" office:value="2.584962501" calcext:value-type="float">
            <text:p>2.584962501</text:p>
          </table:table-cell>
          <table:table-cell table:style-name="ce2" table:formula="of:=AVERAGE([$output.EP2:.EP618])" office:value-type="float" office:value="1" calcext:value-type="float">
            <text:p>1</text:p>
          </table:table-cell>
          <table:table-cell table:style-name="ce2" table:formula="of:=AVERAGE([$output.EQ2:.EQ618])" office:value-type="float" office:value="1" calcext:value-type="float">
            <text:p>1</text:p>
          </table:table-cell>
          <table:table-cell table:number-columns-repeated="877"/>
        </table:table-row>
        <table:table-row table:style-name="ro1">
          <table:table-cell table:style-name="ce2" table:formula="of:=COUNTA([$output.C9:.EQ9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10:.EQ10])"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table:style-name="ce2" table:formula="of:=COUNTA([$output.C11:.EQ11])"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style-name="ce2" table:formula="of:=COUNTA([$output.C12:.EQ12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13:.EQ13])"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table:style-name="ce2" table:formula="of:=COUNTA([$output.C14:.EQ14])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style-name="ce2" table:formula="of:=COUNTA([$output.C15:.EQ15]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2" table:formula="of:=COUNTA([$output.C16:.EQ16]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2" table:formula="of:=COUNTA([$output.C17:.EQ17])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table:style-name="ce2" table:formula="of:=COUNTA([$output.C18:.EQ18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19:.EQ19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20:.EQ20])"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table:style-name="ce2" table:formula="of:=COUNTA([$output.C21:.EQ21])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style-name="ce2" table:formula="of:=COUNTA([$output.C22:.EQ22])"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table:style-name="ce2" table:formula="of:=COUNTA([$output.C23:.EQ23])"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table:style-name="ce2" table:formula="of:=COUNTA([$output.C24:.EQ24])"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table:style-name="ce2" table:formula="of:=COUNTA([$output.C25:.EQ25])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style-name="ce2" table:formula="of:=COUNTA([$output.C26:.EQ26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27:.EQ27])"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table:style-name="ce2" table:formula="of:=COUNTA([$output.C28:.EQ28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29:.EQ29])"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table:style-name="ce2" table:formula="of:=COUNTA([$output.C30:.EQ30])"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table:style-name="ce2" table:formula="of:=COUNTA([$output.C31:.EQ31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32:.EQ32])"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table:style-name="ce2" table:formula="of:=COUNTA([$output.C33:.EQ33])"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table:style-name="ce2" table:formula="of:=COUNTA([$output.C34:.EQ34]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2" table:formula="of:=COUNTA([$output.C35:.EQ35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36:.EQ36])"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table:style-name="ce2" table:formula="of:=COUNTA([$output.C37:.EQ37]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table:formula="of:=COUNTA([$output.C38:.EQ38])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style-name="ce2" table:formula="of:=COUNTA([$output.C39:.EQ39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40:.EQ40])"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table:style-name="ce2" table:formula="of:=COUNTA([$output.C41:.EQ41])"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table:style-name="ce2" table:formula="of:=COUNTA([$output.C42:.EQ42])"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table:style-name="ce2" table:formula="of:=COUNTA([$output.C43:.EQ43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44:.EQ44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45:.EQ45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46:.EQ46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47:.EQ47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48:.EQ48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49:.EQ49]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2" table:formula="of:=COUNTA([$output.C50:.EQ50])"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table:style-name="ce2" table:formula="of:=COUNTA([$output.C51:.EQ51]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2" table:formula="of:=COUNTA([$output.C52:.EQ52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53:.EQ53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54:.EQ54])"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table:style-name="ce2" table:formula="of:=COUNTA([$output.C55:.EQ55])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style-name="ce2" table:formula="of:=COUNTA([$output.C56:.EQ56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57:.EQ57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58:.EQ58])"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table:style-name="ce2" table:formula="of:=COUNTA([$output.C59:.EQ59])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style-name="ce2" table:formula="of:=COUNTA([$output.C60:.EQ60]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style-name="ce2" table:formula="of:=COUNTA([$output.C61:.EQ61]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table:formula="of:=COUNTA([$output.C62:.EQ62]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table:formula="of:=COUNTA([$output.C63:.EQ63]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2" table:formula="of:=COUNTA([$output.C64:.EQ64])"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table:style-name="ce2" table:formula="of:=COUNTA([$output.C65:.EQ65])" office:value-type="float" office:value="104" calcext:value-type="float">
            <text:p>104</text:p>
          </table:table-cell>
          <table:table-cell table:number-columns-repeated="1023"/>
        </table:table-row>
        <table:table-row table:style-name="ro1">
          <table:table-cell table:style-name="ce2" table:formula="of:=COUNTA([$output.C66:.EQ66]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style-name="ce2" table:formula="of:=COUNTA([$output.C67:.EQ67])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style-name="ce2" table:formula="of:=COUNTA([$output.C68:.EQ68]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2" table:formula="of:=COUNTA([$output.C69:.EQ69]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2" table:formula="of:=COUNTA([$output.C70:.EQ70])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style-name="ce2" table:formula="of:=COUNTA([$output.C71:.EQ71])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style-name="ce2" table:formula="of:=COUNTA([$output.C72:.EQ72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73:.EQ73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74:.EQ74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75:.EQ75])"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style-name="ce2" table:formula="of:=COUNTA([$output.C76:.EQ76])"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table:style-name="ce2" table:formula="of:=COUNTA([$output.C77:.EQ77])"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table:style-name="ce2" table:formula="of:=COUNTA([$output.C78:.EQ78])"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style-name="ce2" table:formula="of:=COUNTA([$output.C79:.EQ79])"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style-name="ce2" table:formula="of:=COUNTA([$output.C80:.EQ80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81:.EQ81])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style-name="ce2" table:formula="of:=COUNTA([$output.C82:.EQ82])"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table:style-name="ce2" table:formula="of:=COUNTA([$output.C83:.EQ83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84:.EQ84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85:.EQ85])"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table:style-name="ce2" table:formula="of:=COUNTA([$output.C86:.EQ86])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style-name="ce2" table:formula="of:=COUNTA([$output.C87:.EQ87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88:.EQ88])"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table:style-name="ce2" table:formula="of:=COUNTA([$output.C89:.EQ89])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style-name="ce2" table:formula="of:=COUNTA([$output.C90:.EQ90])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style-name="ce2" table:formula="of:=COUNTA([$output.C91:.EQ91])"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table:style-name="ce2" table:formula="of:=COUNTA([$output.C92:.EQ92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93:.EQ93])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style-name="ce2" table:formula="of:=COUNTA([$output.C94:.EQ94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95:.EQ95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96:.EQ96])"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table:style-name="ce2" table:formula="of:=COUNTA([$output.C97:.EQ97])"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table:style-name="ce2" table:formula="of:=COUNTA([$output.C98:.EQ98])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style-name="ce2" table:formula="of:=COUNTA([$output.C99:.EQ99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100:.EQ100]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table:formula="of:=COUNTA([$output.C101:.EQ101])"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table:style-name="ce2" table:formula="of:=COUNTA([$output.C102:.EQ102])"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table:style-name="ce2" table:formula="of:=COUNTA([$output.C103:.EQ103])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style-name="ce2" table:formula="of:=COUNTA([$output.C104:.EQ104])"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table:style-name="ce2" table:formula="of:=COUNTA([$output.C105:.EQ105])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style-name="ce2" table:formula="of:=COUNTA([$output.C106:.EQ106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107:.EQ107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108:.EQ108])"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table:style-name="ce2" table:formula="of:=COUNTA([$output.C109:.EQ109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110:.EQ110])"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table:style-name="ce2" table:formula="of:=COUNTA([$output.C111:.EQ111])"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table:style-name="ce2" table:formula="of:=COUNTA([$output.C112:.EQ112])"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table:style-name="ce2" table:formula="of:=COUNTA([$output.C113:.EQ113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114:.EQ114])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style-name="ce2" table:formula="of:=COUNTA([$output.C115:.EQ115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116:.EQ116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117:.EQ117])"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table:style-name="ce2" table:formula="of:=COUNTA([$output.C118:.EQ118])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style-name="ce2" table:formula="of:=COUNTA([$output.C119:.EQ119])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style-name="ce2" table:formula="of:=COUNTA([$output.C120:.EQ120])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style-name="ce2" table:formula="of:=COUNTA([$output.C121:.EQ121])"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table:style-name="ce2" table:formula="of:=COUNTA([$output.C122:.EQ122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123:.EQ123]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table:formula="of:=COUNTA([$output.C124:.EQ124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125:.EQ125])"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table:style-name="ce2" table:formula="of:=COUNTA([$output.C126:.EQ126])"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table:style-name="ce2" table:formula="of:=COUNTA([$output.C127:.EQ127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128:.EQ128])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style-name="ce2" table:formula="of:=COUNTA([$output.C129:.EQ129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130:.EQ130])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style-name="ce2" table:formula="of:=COUNTA([$output.C131:.EQ131])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style-name="ce2" table:formula="of:=COUNTA([$output.C132:.EQ132])"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table:style-name="ce2" table:formula="of:=COUNTA([$output.C133:.EQ133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134:.EQ134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135:.EQ135])"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table:style-name="ce2" table:formula="of:=COUNTA([$output.C136:.EQ136]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table:formula="of:=COUNTA([$output.C137:.EQ137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138:.EQ138]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table:formula="of:=COUNTA([$output.C139:.EQ139])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style-name="ce2" table:formula="of:=COUNTA([$output.C140:.EQ140])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style-name="ce2" table:formula="of:=COUNTA([$output.C141:.EQ141])"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style-name="ce2" table:formula="of:=COUNTA([$output.C142:.EQ142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143:.EQ143]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table:formula="of:=COUNTA([$output.C144:.EQ144])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style-name="ce2" table:formula="of:=COUNTA([$output.C145:.EQ145])"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table:style-name="ce2" table:formula="of:=COUNTA([$output.C146:.EQ146])"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table:style-name="ce2" table:formula="of:=COUNTA([$output.C147:.EQ147])"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table:style-name="ce2" table:formula="of:=COUNTA([$output.C148:.EQ148])"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table:style-name="ce2" table:formula="of:=COUNTA([$output.C149:.EQ149])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style-name="ce2" table:formula="of:=COUNTA([$output.C150:.EQ150])"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table:style-name="ce2" table:formula="of:=COUNTA([$output.C151:.EQ151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152:.EQ152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153:.EQ153])"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table:style-name="ce2" table:formula="of:=COUNTA([$output.C154:.EQ154])"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table:style-name="ce2" table:formula="of:=COUNTA([$output.C155:.EQ155])"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table:style-name="ce2" table:formula="of:=COUNTA([$output.C156:.EQ156])"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table:style-name="ce2" table:formula="of:=COUNTA([$output.C157:.EQ157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158:.EQ158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159:.EQ159]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style-name="ce2" table:formula="of:=COUNTA([$output.C160:.EQ160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161:.EQ161])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style-name="ce2" table:formula="of:=COUNTA([$output.C162:.EQ162]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2" table:formula="of:=COUNTA([$output.C163:.EQ163]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2" table:formula="of:=COUNTA([$output.C164:.EQ164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165:.EQ165])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style-name="ce2" table:formula="of:=COUNTA([$output.C166:.EQ166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167:.EQ167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168:.EQ168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169:.EQ169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170:.EQ170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171:.EQ171])"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table:style-name="ce2" table:formula="of:=COUNTA([$output.C172:.EQ172])"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table:style-name="ce2" table:formula="of:=COUNTA([$output.C173:.EQ173])"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table:style-name="ce2" table:formula="of:=COUNTA([$output.C174:.EQ174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175:.EQ175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176:.EQ176])"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table:style-name="ce2" table:formula="of:=COUNTA([$output.C177:.EQ177])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style-name="ce2" table:formula="of:=COUNTA([$output.C178:.EQ178]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style-name="ce2" table:formula="of:=COUNTA([$output.C179:.EQ179])"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table:style-name="ce2" table:formula="of:=COUNTA([$output.C180:.EQ180])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style-name="ce2" table:formula="of:=COUNTA([$output.C181:.EQ181])"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style-name="ce2" table:formula="of:=COUNTA([$output.C182:.EQ182])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style-name="ce2" table:formula="of:=COUNTA([$output.C183:.EQ183])"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table:style-name="ce2" table:formula="of:=COUNTA([$output.C184:.EQ184])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style-name="ce2" table:formula="of:=COUNTA([$output.C185:.EQ185])"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table:style-name="ce2" table:formula="of:=COUNTA([$output.C186:.EQ186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187:.EQ187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188:.EQ188]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table:formula="of:=COUNTA([$output.C189:.EQ189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190:.EQ190])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style-name="ce2" table:formula="of:=COUNTA([$output.C191:.EQ191])"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table:style-name="ce2" table:formula="of:=COUNTA([$output.C192:.EQ192]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2" table:formula="of:=COUNTA([$output.C193:.EQ193]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style-name="ce2" table:formula="of:=COUNTA([$output.C194:.EQ194])"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table:style-name="ce2" table:formula="of:=COUNTA([$output.C195:.EQ195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196:.EQ196])"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table:style-name="ce2" table:formula="of:=COUNTA([$output.C197:.EQ197])"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table:style-name="ce2" table:formula="of:=COUNTA([$output.C198:.EQ198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199:.EQ199])"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table:style-name="ce2" table:formula="of:=COUNTA([$output.C200:.EQ200]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table:formula="of:=COUNTA([$output.C201:.EQ201]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2" table:formula="of:=COUNTA([$output.C202:.EQ202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203:.EQ203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204:.EQ204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205:.EQ205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206:.EQ206])"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table:style-name="ce2" table:formula="of:=COUNTA([$output.C207:.EQ207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208:.EQ208])"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table:style-name="ce2" table:formula="of:=COUNTA([$output.C209:.EQ209])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style-name="ce2" table:formula="of:=COUNTA([$output.C210:.EQ210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211:.EQ211])"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table:style-name="ce2" table:formula="of:=COUNTA([$output.C212:.EQ212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213:.EQ213])"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table:style-name="ce2" table:formula="of:=COUNTA([$output.C214:.EQ214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215:.EQ215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216:.EQ216])"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table:style-name="ce2" table:formula="of:=COUNTA([$output.C217:.EQ217])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style-name="ce2" table:formula="of:=COUNTA([$output.C218:.EQ218])"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table:style-name="ce2" table:formula="of:=COUNTA([$output.C219:.EQ219]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2" table:formula="of:=COUNTA([$output.C220:.EQ220])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style-name="ce2" table:formula="of:=COUNTA([$output.C221:.EQ221]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2" table:formula="of:=COUNTA([$output.C222:.EQ222])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style-name="ce2" table:formula="of:=COUNTA([$output.C223:.EQ223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224:.EQ224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225:.EQ225]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2" table:formula="of:=COUNTA([$output.C226:.EQ226])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style-name="ce2" table:formula="of:=COUNTA([$output.C227:.EQ227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228:.EQ228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229:.EQ229])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style-name="ce2" table:formula="of:=COUNTA([$output.C230:.EQ230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231:.EQ231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232:.EQ232]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table:formula="of:=COUNTA([$output.C233:.EQ233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234:.EQ234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235:.EQ235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236:.EQ236])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style-name="ce2" table:formula="of:=COUNTA([$output.C237:.EQ237])"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table:style-name="ce2" table:formula="of:=COUNTA([$output.C238:.EQ238])"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table:style-name="ce2" table:formula="of:=COUNTA([$output.C239:.EQ239])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style-name="ce2" table:formula="of:=COUNTA([$output.C240:.EQ240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241:.EQ241])"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table:style-name="ce2" table:formula="of:=COUNTA([$output.C242:.EQ242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243:.EQ243])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style-name="ce2" table:formula="of:=COUNTA([$output.C244:.EQ244])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style-name="ce2" table:formula="of:=COUNTA([$output.C245:.EQ245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246:.EQ246])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style-name="ce2" table:formula="of:=COUNTA([$output.C247:.EQ247])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style-name="ce2" table:formula="of:=COUNTA([$output.C248:.EQ248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249:.EQ249])"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table:style-name="ce2" table:formula="of:=COUNTA([$output.C250:.EQ250])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style-name="ce2" table:formula="of:=COUNTA([$output.C251:.EQ251])"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table:style-name="ce2" table:formula="of:=COUNTA([$output.C252:.EQ252])"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table:style-name="ce2" table:formula="of:=COUNTA([$output.C253:.EQ253])"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style-name="ce2" table:formula="of:=COUNTA([$output.C254:.EQ254])"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table:style-name="ce2" table:formula="of:=COUNTA([$output.C255:.EQ255]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table:formula="of:=COUNTA([$output.C256:.EQ256])"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table:style-name="ce2" table:formula="of:=COUNTA([$output.C257:.EQ257])"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table:style-name="ce2" table:formula="of:=COUNTA([$output.C258:.EQ258])"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table:style-name="ce2" table:formula="of:=COUNTA([$output.C259:.EQ259])"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table:style-name="ce2" table:formula="of:=COUNTA([$output.C260:.EQ260])"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table:style-name="ce2" table:formula="of:=COUNTA([$output.C261:.EQ261])"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table:style-name="ce2" table:formula="of:=COUNTA([$output.C262:.EQ262]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style-name="ce2" table:formula="of:=COUNTA([$output.C263:.EQ263])"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table:style-name="ce2" table:formula="of:=COUNTA([$output.C264:.EQ264])"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table:style-name="ce2" table:formula="of:=COUNTA([$output.C265:.EQ265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266:.EQ266])"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table:style-name="ce2" table:formula="of:=COUNTA([$output.C267:.EQ267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268:.EQ268]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2" table:formula="of:=COUNTA([$output.C269:.EQ269])"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table:style-name="ce2" table:formula="of:=COUNTA([$output.C270:.EQ270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271:.EQ271])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style-name="ce2" table:formula="of:=COUNTA([$output.C272:.EQ272])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style-name="ce2" table:formula="of:=COUNTA([$output.C273:.EQ273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274:.EQ274]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2" table:formula="of:=COUNTA([$output.C275:.EQ275]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table:formula="of:=COUNTA([$output.C276:.EQ276])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style-name="ce2" table:formula="of:=COUNTA([$output.C277:.EQ277])"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table:style-name="ce2" table:formula="of:=COUNTA([$output.C278:.EQ278])"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table:style-name="ce2" table:formula="of:=COUNTA([$output.C279:.EQ279])"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table:style-name="ce2" table:formula="of:=COUNTA([$output.C280:.EQ280]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table:formula="of:=COUNTA([$output.C281:.EQ281])" office:value-type="float" office:value="104" calcext:value-type="float">
            <text:p>104</text:p>
          </table:table-cell>
          <table:table-cell table:number-columns-repeated="1023"/>
        </table:table-row>
        <table:table-row table:style-name="ro1">
          <table:table-cell table:style-name="ce2" table:formula="of:=COUNTA([$output.C282:.EQ282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283:.EQ283])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style-name="ce2" table:formula="of:=COUNTA([$output.C284:.EQ284])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style-name="ce2" table:formula="of:=COUNTA([$output.C285:.EQ285])"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table:style-name="ce2" table:formula="of:=COUNTA([$output.C286:.EQ286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287:.EQ287]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2" table:formula="of:=COUNTA([$output.C288:.EQ288])"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table:style-name="ce2" table:formula="of:=COUNTA([$output.C289:.EQ289])" office:value-type="float" office:value="104" calcext:value-type="float">
            <text:p>104</text:p>
          </table:table-cell>
          <table:table-cell table:number-columns-repeated="1023"/>
        </table:table-row>
        <table:table-row table:style-name="ro1">
          <table:table-cell table:style-name="ce2" table:formula="of:=COUNTA([$output.C290:.EQ290])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style-name="ce2" table:formula="of:=COUNTA([$output.C291:.EQ291])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style-name="ce2" table:formula="of:=COUNTA([$output.C292:.EQ292])"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table:style-name="ce2" table:formula="of:=COUNTA([$output.C293:.EQ293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294:.EQ294])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style-name="ce2" table:formula="of:=COUNTA([$output.C295:.EQ295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296:.EQ296])"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table:style-name="ce2" table:formula="of:=COUNTA([$output.C297:.EQ297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298:.EQ298])"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table:style-name="ce2" table:formula="of:=COUNTA([$output.C299:.EQ299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300:.EQ300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301:.EQ301]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table:formula="of:=COUNTA([$output.C302:.EQ302])"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table:style-name="ce2" table:formula="of:=COUNTA([$output.C303:.EQ303])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style-name="ce2" table:formula="of:=COUNTA([$output.C304:.EQ304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305:.EQ305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306:.EQ306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307:.EQ307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308:.EQ308])"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table:style-name="ce2" table:formula="of:=COUNTA([$output.C309:.EQ309]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2" table:formula="of:=COUNTA([$output.C310:.EQ310])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style-name="ce2" table:formula="of:=COUNTA([$output.C311:.EQ311])"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table:style-name="ce2" table:formula="of:=COUNTA([$output.C312:.EQ312])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style-name="ce2" table:formula="of:=COUNTA([$output.C313:.EQ313])"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table:style-name="ce2" table:formula="of:=COUNTA([$output.C314:.EQ314])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style-name="ce2" table:formula="of:=COUNTA([$output.C315:.EQ315])"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table:style-name="ce2" table:formula="of:=COUNTA([$output.C316:.EQ316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317:.EQ317])"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table:style-name="ce2" table:formula="of:=COUNTA([$output.C318:.EQ318])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style-name="ce2" table:formula="of:=COUNTA([$output.C319:.EQ319])"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table:style-name="ce2" table:formula="of:=COUNTA([$output.C320:.EQ320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321:.EQ321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322:.EQ322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323:.EQ323])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style-name="ce2" table:formula="of:=COUNTA([$output.C324:.EQ324])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style-name="ce2" table:formula="of:=COUNTA([$output.C325:.EQ325])"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style-name="ce2" table:formula="of:=COUNTA([$output.C326:.EQ326])"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table:style-name="ce2" table:formula="of:=COUNTA([$output.C327:.EQ327])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style-name="ce2" table:formula="of:=COUNTA([$output.C328:.EQ328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329:.EQ329]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2" table:formula="of:=COUNTA([$output.C330:.EQ330])"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table:style-name="ce2" table:formula="of:=COUNTA([$output.C331:.EQ331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332:.EQ332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333:.EQ333])"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table:style-name="ce2" table:formula="of:=COUNTA([$output.C334:.EQ334])"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table:style-name="ce2" table:formula="of:=COUNTA([$output.C335:.EQ335])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style-name="ce2" table:formula="of:=COUNTA([$output.C336:.EQ336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337:.EQ337])"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table:style-name="ce2" table:formula="of:=COUNTA([$output.C338:.EQ338])"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table:style-name="ce2" table:formula="of:=COUNTA([$output.C339:.EQ339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340:.EQ340])"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table:style-name="ce2" table:formula="of:=COUNTA([$output.C341:.EQ341])"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table:style-name="ce2" table:formula="of:=COUNTA([$output.C342:.EQ342])"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table:style-name="ce2" table:formula="of:=COUNTA([$output.C343:.EQ343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344:.EQ344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345:.EQ345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346:.EQ346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347:.EQ347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348:.EQ348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349:.EQ349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350:.EQ350]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2" table:formula="of:=COUNTA([$output.C351:.EQ351])"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style-name="ce2" table:formula="of:=COUNTA([$output.C352:.EQ352])"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table:style-name="ce2" table:formula="of:=COUNTA([$output.C353:.EQ353])"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table:style-name="ce2" table:formula="of:=COUNTA([$output.C354:.EQ354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355:.EQ355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356:.EQ356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357:.EQ357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358:.EQ358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359:.EQ359]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style-name="ce2" table:formula="of:=COUNTA([$output.C360:.EQ360])"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table:style-name="ce2" table:formula="of:=COUNTA([$output.C361:.EQ361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362:.EQ362])"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table:style-name="ce2" table:formula="of:=COUNTA([$output.C363:.EQ363])"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table:style-name="ce2" table:formula="of:=COUNTA([$output.C364:.EQ364]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table:formula="of:=COUNTA([$output.C365:.EQ365]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2" table:formula="of:=COUNTA([$output.C366:.EQ366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367:.EQ367])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style-name="ce2" table:formula="of:=COUNTA([$output.C368:.EQ368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369:.EQ369])"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table:style-name="ce2" table:formula="of:=COUNTA([$output.C370:.EQ370])"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table:style-name="ce2" table:formula="of:=COUNTA([$output.C371:.EQ371])"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table:style-name="ce2" table:formula="of:=COUNTA([$output.C372:.EQ372])"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table:style-name="ce2" table:formula="of:=COUNTA([$output.C373:.EQ373])"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table:style-name="ce2" table:formula="of:=COUNTA([$output.C374:.EQ374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375:.EQ375])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style-name="ce2" table:formula="of:=COUNTA([$output.C376:.EQ376])"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table:style-name="ce2" table:formula="of:=COUNTA([$output.C377:.EQ377])"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table:style-name="ce2" table:formula="of:=COUNTA([$output.C378:.EQ378])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style-name="ce2" table:formula="of:=COUNTA([$output.C379:.EQ379])"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table:style-name="ce2" table:formula="of:=COUNTA([$output.C380:.EQ380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381:.EQ381])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style-name="ce2" table:formula="of:=COUNTA([$output.C382:.EQ382])"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table:style-name="ce2" table:formula="of:=COUNTA([$output.C383:.EQ383])"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table:style-name="ce2" table:formula="of:=COUNTA([$output.C384:.EQ384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385:.EQ385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386:.EQ386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387:.EQ387])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style-name="ce2" table:formula="of:=COUNTA([$output.C388:.EQ388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389:.EQ389])"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table:style-name="ce2" table:formula="of:=COUNTA([$output.C390:.EQ390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391:.EQ391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392:.EQ392])"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table:style-name="ce2" table:formula="of:=COUNTA([$output.C393:.EQ393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394:.EQ394])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style-name="ce2" table:formula="of:=COUNTA([$output.C395:.EQ395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396:.EQ396])"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table:style-name="ce2" table:formula="of:=COUNTA([$output.C397:.EQ397])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style-name="ce2" table:formula="of:=COUNTA([$output.C398:.EQ398])"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table:style-name="ce2" table:formula="of:=COUNTA([$output.C399:.EQ399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400:.EQ400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401:.EQ401])"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table:style-name="ce2" table:formula="of:=COUNTA([$output.C402:.EQ402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403:.EQ403])"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table:style-name="ce2" table:formula="of:=COUNTA([$output.C404:.EQ404])"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table:style-name="ce2" table:formula="of:=COUNTA([$output.C405:.EQ405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406:.EQ406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407:.EQ407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408:.EQ408])"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table:style-name="ce2" table:formula="of:=COUNTA([$output.C409:.EQ409]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table:formula="of:=COUNTA([$output.C410:.EQ410]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table:formula="of:=COUNTA([$output.C411:.EQ411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412:.EQ412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413:.EQ413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414:.EQ414])"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table:style-name="ce2" table:formula="of:=COUNTA([$output.C415:.EQ415])"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table:style-name="ce2" table:formula="of:=COUNTA([$output.C416:.EQ416])"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table:style-name="ce2" table:formula="of:=COUNTA([$output.C417:.EQ417])"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table:style-name="ce2" table:formula="of:=COUNTA([$output.C418:.EQ418])"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table:style-name="ce2" table:formula="of:=COUNTA([$output.C419:.EQ419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420:.EQ420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421:.EQ421])"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table:style-name="ce2" table:formula="of:=COUNTA([$output.C422:.EQ422])"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table:style-name="ce2" table:formula="of:=COUNTA([$output.C423:.EQ423])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style-name="ce2" table:formula="of:=COUNTA([$output.C424:.EQ424])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style-name="ce2" table:formula="of:=COUNTA([$output.C425:.EQ425])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style-name="ce2" table:formula="of:=COUNTA([$output.C426:.EQ426])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style-name="ce2" table:formula="of:=COUNTA([$output.C427:.EQ427])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2" table:formula="of:=COUNTA([$output.C428:.EQ428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429:.EQ429])"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table:style-name="ce2" table:formula="of:=COUNTA([$output.C430:.EQ430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431:.EQ431])"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table:style-name="ce2" table:formula="of:=COUNTA([$output.C432:.EQ432])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style-name="ce2" table:formula="of:=COUNTA([$output.C433:.EQ433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434:.EQ434])"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table:style-name="ce2" table:formula="of:=COUNTA([$output.C435:.EQ435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436:.EQ436])"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table:style-name="ce2" table:formula="of:=COUNTA([$output.C437:.EQ437]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table:formula="of:=COUNTA([$output.C438:.EQ438]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style-name="ce2" table:formula="of:=COUNTA([$output.C439:.EQ439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440:.EQ440])"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table:style-name="ce2" table:formula="of:=COUNTA([$output.C441:.EQ441])"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table:style-name="ce2" table:formula="of:=COUNTA([$output.C442:.EQ442])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style-name="ce2" table:formula="of:=COUNTA([$output.C443:.EQ443])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style-name="ce2" table:formula="of:=COUNTA([$output.C444:.EQ444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445:.EQ445])"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table:style-name="ce2" table:formula="of:=COUNTA([$output.C446:.EQ446])"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table:style-name="ce2" table:formula="of:=COUNTA([$output.C447:.EQ447])"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table:style-name="ce2" table:formula="of:=COUNTA([$output.C448:.EQ448])"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table:style-name="ce2" table:formula="of:=COUNTA([$output.C449:.EQ449])"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table:style-name="ce2" table:formula="of:=COUNTA([$output.C450:.EQ450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451:.EQ451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452:.EQ452])"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style-name="ce2" table:formula="of:=COUNTA([$output.C453:.EQ453])"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table:style-name="ce2" table:formula="of:=COUNTA([$output.C454:.EQ454])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style-name="ce2" table:formula="of:=COUNTA([$output.C455:.EQ455])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style-name="ce2" table:formula="of:=COUNTA([$output.C456:.EQ456])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style-name="ce2" table:formula="of:=COUNTA([$output.C457:.EQ457])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style-name="ce2" table:formula="of:=COUNTA([$output.C458:.EQ458])"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table:style-name="ce2" table:formula="of:=COUNTA([$output.C459:.EQ459])"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table:style-name="ce2" table:formula="of:=COUNTA([$output.C460:.EQ460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461:.EQ461]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style-name="ce2" table:formula="of:=COUNTA([$output.C462:.EQ462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463:.EQ463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464:.EQ464])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style-name="ce2" table:formula="of:=COUNTA([$output.C465:.EQ465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466:.EQ466])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style-name="ce2" table:formula="of:=COUNTA([$output.C467:.EQ467]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2" table:formula="of:=COUNTA([$output.C468:.EQ468])"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table:style-name="ce2" table:formula="of:=COUNTA([$output.C469:.EQ469])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style-name="ce2" table:formula="of:=COUNTA([$output.C470:.EQ470])"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table:style-name="ce2" table:formula="of:=COUNTA([$output.C471:.EQ471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472:.EQ472])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style-name="ce2" table:formula="of:=COUNTA([$output.C473:.EQ473]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table:formula="of:=COUNTA([$output.C474:.EQ474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475:.EQ475])"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table:style-name="ce2" table:formula="of:=COUNTA([$output.C476:.EQ476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477:.EQ477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478:.EQ478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479:.EQ479])"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table:style-name="ce2" table:formula="of:=COUNTA([$output.C480:.EQ480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481:.EQ481])"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table:style-name="ce2" table:formula="of:=COUNTA([$output.C482:.EQ482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483:.EQ483])"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table:style-name="ce2" table:formula="of:=COUNTA([$output.C484:.EQ484])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style-name="ce2" table:formula="of:=COUNTA([$output.C485:.EQ485])"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table:style-name="ce2" table:formula="of:=COUNTA([$output.C486:.EQ486])"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table:style-name="ce2" table:formula="of:=COUNTA([$output.C487:.EQ487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488:.EQ488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489:.EQ489]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2" table:formula="of:=COUNTA([$output.C490:.EQ490])"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table:style-name="ce2" table:formula="of:=COUNTA([$output.C491:.EQ491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492:.EQ492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493:.EQ493])"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table:style-name="ce2" table:formula="of:=COUNTA([$output.C494:.EQ494])"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table:style-name="ce2" table:formula="of:=COUNTA([$output.C495:.EQ495])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style-name="ce2" table:formula="of:=COUNTA([$output.C496:.EQ496])"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table:style-name="ce2" table:formula="of:=COUNTA([$output.C497:.EQ497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498:.EQ498])"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table:style-name="ce2" table:formula="of:=COUNTA([$output.C499:.EQ499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500:.EQ500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501:.EQ501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502:.EQ502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503:.EQ503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504:.EQ504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505:.EQ505])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style-name="ce2" table:formula="of:=COUNTA([$output.C506:.EQ506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507:.EQ507])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style-name="ce2" table:formula="of:=COUNTA([$output.C508:.EQ508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509:.EQ509])"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style-name="ce2" table:formula="of:=COUNTA([$output.C510:.EQ510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511:.EQ511]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2" table:formula="of:=COUNTA([$output.C512:.EQ512])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style-name="ce2" table:formula="of:=COUNTA([$output.C513:.EQ513])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style-name="ce2" table:formula="of:=COUNTA([$output.C514:.EQ514])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2" table:formula="of:=COUNTA([$output.C515:.EQ515]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style-name="ce2" table:formula="of:=COUNTA([$output.C516:.EQ516])"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table:style-name="ce2" table:formula="of:=COUNTA([$output.C517:.EQ517])"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table:style-name="ce2" table:formula="of:=COUNTA([$output.C518:.EQ518])"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table:style-name="ce2" table:formula="of:=COUNTA([$output.C519:.EQ519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520:.EQ520])"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style-name="ce2" table:formula="of:=COUNTA([$output.C521:.EQ521])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style-name="ce2" table:formula="of:=COUNTA([$output.C522:.EQ522])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style-name="ce2" table:formula="of:=COUNTA([$output.C523:.EQ523])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style-name="ce2" table:formula="of:=COUNTA([$output.C524:.EQ524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525:.EQ525])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style-name="ce2" table:formula="of:=COUNTA([$output.C526:.EQ526])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style-name="ce2" table:formula="of:=COUNTA([$output.C527:.EQ527])"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table:style-name="ce2" table:formula="of:=COUNTA([$output.C528:.EQ528])"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table:style-name="ce2" table:formula="of:=COUNTA([$output.C529:.EQ529])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style-name="ce2" table:formula="of:=COUNTA([$output.C530:.EQ530])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style-name="ce2" table:formula="of:=COUNTA([$output.C531:.EQ531])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style-name="ce2" table:formula="of:=COUNTA([$output.C532:.EQ532])"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table:style-name="ce2" table:formula="of:=COUNTA([$output.C533:.EQ533])"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table:style-name="ce2" table:formula="of:=COUNTA([$output.C534:.EQ534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535:.EQ535])"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table:style-name="ce2" table:formula="of:=COUNTA([$output.C536:.EQ536])"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table:style-name="ce2" table:formula="of:=COUNTA([$output.C537:.EQ537])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style-name="ce2" table:formula="of:=COUNTA([$output.C538:.EQ538])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style-name="ce2" table:formula="of:=COUNTA([$output.C539:.EQ539]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table:formula="of:=COUNTA([$output.C540:.EQ540])"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table:style-name="ce2" table:formula="of:=COUNTA([$output.C541:.EQ541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542:.EQ542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543:.EQ543])"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table:style-name="ce2" table:formula="of:=COUNTA([$output.C544:.EQ544])"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table:style-name="ce2" table:formula="of:=COUNTA([$output.C545:.EQ545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546:.EQ546])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style-name="ce2" table:formula="of:=COUNTA([$output.C547:.EQ547])"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table:style-name="ce2" table:formula="of:=COUNTA([$output.C548:.EQ548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549:.EQ549])"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table:style-name="ce2" table:formula="of:=COUNTA([$output.C550:.EQ550])"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table:style-name="ce2" table:formula="of:=COUNTA([$output.C551:.EQ551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552:.EQ552])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style-name="ce2" table:formula="of:=COUNTA([$output.C553:.EQ553])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style-name="ce2" table:formula="of:=COUNTA([$output.C554:.EQ554])"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table:style-name="ce2" table:formula="of:=COUNTA([$output.C555:.EQ555])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style-name="ce2" table:formula="of:=COUNTA([$output.C556:.EQ556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557:.EQ557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558:.EQ558])"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table:style-name="ce2" table:formula="of:=COUNTA([$output.C559:.EQ559])"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table:style-name="ce2" table:formula="of:=COUNTA([$output.C560:.EQ560])"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table:style-name="ce2" table:formula="of:=COUNTA([$output.C561:.EQ561])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style-name="ce2" table:formula="of:=COUNTA([$output.C562:.EQ562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563:.EQ563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564:.EQ564])"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table:style-name="ce2" table:formula="of:=COUNTA([$output.C565:.EQ565])"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table:style-name="ce2" table:formula="of:=COUNTA([$output.C566:.EQ566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567:.EQ567])"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table:style-name="ce2" table:formula="of:=COUNTA([$output.C568:.EQ568])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style-name="ce2" table:formula="of:=COUNTA([$output.C569:.EQ569])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style-name="ce2" table:formula="of:=COUNTA([$output.C570:.EQ570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571:.EQ571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572:.EQ572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573:.EQ573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574:.EQ574])"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table:style-name="ce2" table:formula="of:=COUNTA([$output.C575:.EQ575]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2" table:formula="of:=COUNTA([$output.C576:.EQ576])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style-name="ce2" table:formula="of:=COUNTA([$output.C577:.EQ577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578:.EQ578])"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table:style-name="ce2" table:formula="of:=COUNTA([$output.C579:.EQ579])"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table:style-name="ce2" table:formula="of:=COUNTA([$output.C580:.EQ580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581:.EQ581])"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table:style-name="ce2" table:formula="of:=COUNTA([$output.C582:.EQ582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583:.EQ583])"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table:style-name="ce2" table:formula="of:=COUNTA([$output.C584:.EQ584])"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table:style-name="ce2" table:formula="of:=COUNTA([$output.C585:.EQ585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586:.EQ586])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style-name="ce2" table:formula="of:=COUNTA([$output.C587:.EQ587])"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table:style-name="ce2" table:formula="of:=COUNTA([$output.C588:.EQ588]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table:formula="of:=COUNTA([$output.C589:.EQ589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590:.EQ590])"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table:style-name="ce2" table:formula="of:=COUNTA([$output.C591:.EQ591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592:.EQ592])"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table:style-name="ce2" table:formula="of:=COUNTA([$output.C593:.EQ593])"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table:style-name="ce2" table:formula="of:=COUNTA([$output.C594:.EQ594])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" table:formula="of:=COUNTA([$output.C595:.EQ595])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style-name="ce2" table:formula="of:=COUNTA([$output.C596:.EQ596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597:.EQ597])"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table:style-name="ce2" table:formula="of:=COUNTA([$output.C598:.EQ598])"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table:style-name="ce2" table:formula="of:=COUNTA([$output.C599:.EQ599])"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table:style-name="ce2" table:formula="of:=COUNTA([$output.C600:.EQ600])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style-name="ce2" table:formula="of:=COUNTA([$output.C601:.EQ601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602:.EQ602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603:.EQ603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604:.EQ604])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style-name="ce2" table:formula="of:=COUNTA([$output.C605:.EQ605]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2" table:formula="of:=COUNTA([$output.C606:.EQ606])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style-name="ce2" table:formula="of:=COUNTA([$output.C607:.EQ607]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table:formula="of:=COUNTA([$output.C608:.EQ608])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style-name="ce2" table:formula="of:=COUNTA([$output.C609:.EQ609]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table:formula="of:=COUNTA([$output.C610:.EQ610])"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table:style-name="ce2" table:formula="of:=COUNTA([$output.C611:.EQ611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612:.EQ612])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style-name="ce2" table:formula="of:=COUNTA([$output.C613:.EQ613])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style-name="ce2" table:formula="of:=COUNTA([$output.C614:.EQ614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615:.EQ615])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table:formula="of:=COUNTA([$output.C616:.EQ616])"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table:style-name="ce2" table:formula="of:=COUNTA([$output.C617:.EQ617])"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table:style-name="ce2" table:formula="of:=COUNTA([$output.C618:.EQ618])" office:value-type="float" office:value="66" calcext:value-type="float">
            <text:p>66</text:p>
          </table:table-cell>
          <table:table-cell table:number-columns-repeated="1023"/>
        </table:table-row>
        <table:table-row table:style-name="ro2" table:number-rows-repeated="10479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utput" style:display-name="PageStyle_out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dden" style:display-name="PageStyle_hidd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0234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578cm" svg:y="4.609cm" style:legend-expansion="high" chart:style-name="ch2"/>
        <chart:plot-area chart:style-name="ch3" table:cell-range-address="hidden.C4:hidden.EQ4" svg:x="0.317cm" svg:y="0.196cm" svg:width="12.944cm" svg:height="9.424cm">
          <chartooo:coordinate-region svg:x="0.788cm" svg:y="0.196cm" svg:width="12.473cm" svg:height="8.4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idden.C4:hidden.EQ4" chart:class="chart:line">
            <chart:data-point chart:repeated="14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74">
                <text:p>74</text:p>
                <draw:g>
                  <svg:desc>hidden.C4:hidden.EQ4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578cm" svg:y="4.609cm" style:legend-expansion="high" chart:style-name="ch2"/>
        <chart:plot-area chart:style-name="ch3" table:cell-range-address="hidden.C7:hidden.EQ7" svg:x="0.317cm" svg:y="0.196cm" svg:width="12.944cm" svg:height="9.424cm">
          <chartooo:coordinate-region svg:x="0.603cm" svg:y="0.196cm" svg:width="12.658cm" svg:height="8.4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idden.C7:hidden.EQ7" chart:class="chart:line">
            <chart:data-point chart:repeated="14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dden.C7:hidden.EQ7</svg:desc>
                </draw:g>
              </table:table-cell>
              <table:table-cell office:value-type="float" office:value="3.783337989">
                <text:p>3.783337989</text:p>
              </table:table-cell>
              <table:table-cell office:value-type="float" office:value="4.500037854">
                <text:p>4.500037854</text:p>
              </table:table-cell>
              <table:table-cell office:value-type="float" office:value="4.235345737">
                <text:p>4.235345737</text:p>
              </table:table-cell>
              <table:table-cell office:value-type="float" office:value="3.770574923">
                <text:p>3.770574923</text:p>
              </table:table-cell>
              <table:table-cell office:value-type="float" office:value="3.525135889">
                <text:p>3.525135889</text:p>
              </table:table-cell>
              <table:table-cell office:value-type="float" office:value="3.319041012">
                <text:p>3.319041012</text:p>
              </table:table-cell>
              <table:table-cell office:value-type="float" office:value="3.123439449">
                <text:p>3.123439449</text:p>
              </table:table-cell>
              <table:table-cell office:value-type="float" office:value="2.977593983">
                <text:p>2.977593983</text:p>
              </table:table-cell>
              <table:table-cell office:value-type="float" office:value="2.975783205">
                <text:p>2.975783205</text:p>
              </table:table-cell>
              <table:table-cell office:value-type="float" office:value="2.819099415">
                <text:p>2.819099415</text:p>
              </table:table-cell>
              <table:table-cell office:value-type="float" office:value="2.807063858">
                <text:p>2.807063858</text:p>
              </table:table-cell>
              <table:table-cell office:value-type="float" office:value="2.70770144">
                <text:p>2.70770144</text:p>
              </table:table-cell>
              <table:table-cell office:value-type="float" office:value="2.654156747">
                <text:p>2.654156747</text:p>
              </table:table-cell>
              <table:table-cell office:value-type="float" office:value="2.585004424">
                <text:p>2.585004424</text:p>
              </table:table-cell>
              <table:table-cell office:value-type="float" office:value="2.551335136">
                <text:p>2.551335136</text:p>
              </table:table-cell>
              <table:table-cell office:value-type="float" office:value="2.467836226">
                <text:p>2.467836226</text:p>
              </table:table-cell>
              <table:table-cell office:value-type="float" office:value="2.316398111">
                <text:p>2.316398111</text:p>
              </table:table-cell>
              <table:table-cell office:value-type="float" office:value="2.252709106">
                <text:p>2.252709106</text:p>
              </table:table-cell>
              <table:table-cell office:value-type="float" office:value="2.089422471">
                <text:p>2.089422471</text:p>
              </table:table-cell>
              <table:table-cell office:value-type="float" office:value="2.097425747">
                <text:p>2.097425747</text:p>
              </table:table-cell>
              <table:table-cell office:value-type="float" office:value="2.011164281">
                <text:p>2.011164281</text:p>
              </table:table-cell>
              <table:table-cell office:value-type="float" office:value="2.004867996">
                <text:p>2.004867996</text:p>
              </table:table-cell>
              <table:table-cell office:value-type="float" office:value="1.949107353">
                <text:p>1.949107353</text:p>
              </table:table-cell>
              <table:table-cell office:value-type="float" office:value="1.930735556">
                <text:p>1.930735556</text:p>
              </table:table-cell>
              <table:table-cell office:value-type="float" office:value="1.864970837">
                <text:p>1.864970837</text:p>
              </table:table-cell>
              <table:table-cell office:value-type="float" office:value="1.768729791">
                <text:p>1.768729791</text:p>
              </table:table-cell>
              <table:table-cell office:value-type="float" office:value="1.786371545">
                <text:p>1.786371545</text:p>
              </table:table-cell>
              <table:table-cell office:value-type="float" office:value="1.756225472">
                <text:p>1.756225472</text:p>
              </table:table-cell>
              <table:table-cell office:value-type="float" office:value="1.674416718">
                <text:p>1.674416718</text:p>
              </table:table-cell>
              <table:table-cell office:value-type="float" office:value="1.577378405">
                <text:p>1.577378405</text:p>
              </table:table-cell>
              <table:table-cell office:value-type="float" office:value="1.567729503">
                <text:p>1.567729503</text:p>
              </table:table-cell>
              <table:table-cell office:value-type="float" office:value="1.487381654">
                <text:p>1.487381654</text:p>
              </table:table-cell>
              <table:table-cell office:value-type="float" office:value="1.371540313">
                <text:p>1.371540313</text:p>
              </table:table-cell>
              <table:table-cell office:value-type="float" office:value="1.335816373">
                <text:p>1.335816373</text:p>
              </table:table-cell>
              <table:table-cell office:value-type="float" office:value="1.269923373">
                <text:p>1.269923373</text:p>
              </table:table-cell>
              <table:table-cell office:value-type="float" office:value="1.22450851">
                <text:p>1.22450851</text:p>
              </table:table-cell>
              <table:table-cell office:value-type="float" office:value="1.149821373">
                <text:p>1.149821373</text:p>
              </table:table-cell>
              <table:table-cell office:value-type="float" office:value="1.156012229">
                <text:p>1.156012229</text:p>
              </table:table-cell>
              <table:table-cell office:value-type="float" office:value="1.095351752">
                <text:p>1.095351752</text:p>
              </table:table-cell>
              <table:table-cell office:value-type="float" office:value="1.103449672">
                <text:p>1.103449672</text:p>
              </table:table-cell>
              <table:table-cell office:value-type="float" office:value="1.032221237">
                <text:p>1.032221237</text:p>
              </table:table-cell>
              <table:table-cell office:value-type="float" office:value="1.032472995">
                <text:p>1.032472995</text:p>
              </table:table-cell>
              <table:table-cell office:value-type="float" office:value="0.9226152743">
                <text:p>0.9226152743</text:p>
              </table:table-cell>
              <table:table-cell office:value-type="float" office:value="0.8403672097">
                <text:p>0.8403672097</text:p>
              </table:table-cell>
              <table:table-cell office:value-type="float" office:value="0.8387973975">
                <text:p>0.8387973975</text:p>
              </table:table-cell>
              <table:table-cell office:value-type="float" office:value="0.8141786528">
                <text:p>0.8141786528</text:p>
              </table:table-cell>
              <table:table-cell office:value-type="float" office:value="0.7238278984">
                <text:p>0.7238278984</text:p>
              </table:table-cell>
              <table:table-cell office:value-type="float" office:value="0.7013094589">
                <text:p>0.7013094589</text:p>
              </table:table-cell>
              <table:table-cell office:value-type="float" office:value="0.6821266067">
                <text:p>0.6821266067</text:p>
              </table:table-cell>
              <table:table-cell office:value-type="float" office:value="0.6810732094">
                <text:p>0.6810732094</text:p>
              </table:table-cell>
              <table:table-cell office:value-type="float" office:value="0.6811179396">
                <text:p>0.6811179396</text:p>
              </table:table-cell>
              <table:table-cell office:value-type="float" office:value="0.6410758288">
                <text:p>0.6410758288</text:p>
              </table:table-cell>
              <table:table-cell office:value-type="float" office:value="0.6131191312">
                <text:p>0.6131191312</text:p>
              </table:table-cell>
              <table:table-cell office:value-type="float" office:value="0.5685016086">
                <text:p>0.5685016086</text:p>
              </table:table-cell>
              <table:table-cell office:value-type="float" office:value="0.5276988942">
                <text:p>0.5276988942</text:p>
              </table:table-cell>
              <table:table-cell office:value-type="float" office:value="0.4751152322">
                <text:p>0.4751152322</text:p>
              </table:table-cell>
              <table:table-cell office:value-type="float" office:value="0.4546768497">
                <text:p>0.4546768497</text:p>
              </table:table-cell>
              <table:table-cell office:value-type="float" office:value="0.4554676227">
                <text:p>0.4554676227</text:p>
              </table:table-cell>
              <table:table-cell office:value-type="float" office:value="0.4562839582">
                <text:p>0.4562839582</text:p>
              </table:table-cell>
              <table:table-cell office:value-type="float" office:value="0.4683978583">
                <text:p>0.4683978583</text:p>
              </table:table-cell>
              <table:table-cell office:value-type="float" office:value="0.4739093519">
                <text:p>0.4739093519</text:p>
              </table:table-cell>
              <table:table-cell office:value-type="float" office:value="0.4747621261">
                <text:p>0.4747621261</text:p>
              </table:table-cell>
              <table:table-cell office:value-type="float" office:value="0.3880852981">
                <text:p>0.3880852981</text:p>
              </table:table-cell>
              <table:table-cell office:value-type="float" office:value="0.4060244905">
                <text:p>0.4060244905</text:p>
              </table:table-cell>
              <table:table-cell office:value-type="float" office:value="0.3881694072">
                <text:p>0.3881694072</text:p>
              </table:table-cell>
              <table:table-cell office:value-type="float" office:value="0.3262591049">
                <text:p>0.3262591049</text:p>
              </table:table-cell>
              <table:table-cell office:value-type="float" office:value="0.3274044097">
                <text:p>0.3274044097</text:p>
              </table:table-cell>
              <table:table-cell office:value-type="float" office:value="0.3236715445">
                <text:p>0.3236715445</text:p>
              </table:table-cell>
              <table:table-cell office:value-type="float" office:value="0.3093638848">
                <text:p>0.3093638848</text:p>
              </table:table-cell>
              <table:table-cell office:value-type="float" office:value="0.3401711872">
                <text:p>0.3401711872</text:p>
              </table:table-cell>
              <table:table-cell office:value-type="float" office:value="0.3402636081">
                <text:p>0.3402636081</text:p>
              </table:table-cell>
              <table:table-cell office:value-type="float" office:value="0.3284936307">
                <text:p>0.3284936307</text:p>
              </table:table-cell>
              <table:table-cell office:value-type="float" office:value="0.3479091448">
                <text:p>0.3479091448</text:p>
              </table:table-cell>
              <table:table-cell office:value-type="float" office:value="0.3630063266">
                <text:p>0.3630063266</text:p>
              </table:table-cell>
              <table:table-cell office:value-type="float" office:value="0.3780562435">
                <text:p>0.3780562435</text:p>
              </table:table-cell>
              <table:table-cell office:value-type="float" office:value="0.3953490836">
                <text:p>0.3953490836</text:p>
              </table:table-cell>
              <table:table-cell office:value-type="float" office:value="0.3588777782">
                <text:p>0.3588777782</text:p>
              </table:table-cell>
              <table:table-cell office:value-type="float" office:value="0.3697570879">
                <text:p>0.3697570879</text:p>
              </table:table-cell>
              <table:table-cell office:value-type="float" office:value="0.3725501586">
                <text:p>0.3725501586</text:p>
              </table:table-cell>
              <table:table-cell office:value-type="float" office:value="0.3216234716">
                <text:p>0.3216234716</text:p>
              </table:table-cell>
              <table:table-cell office:value-type="float" office:value="0.2898847766">
                <text:p>0.2898847766</text:p>
              </table:table-cell>
              <table:table-cell office:value-type="float" office:value="0.3055654164">
                <text:p>0.3055654164</text:p>
              </table:table-cell>
              <table:table-cell office:value-type="float" office:value="0.3218850441">
                <text:p>0.3218850441</text:p>
              </table:table-cell>
              <table:table-cell office:value-type="float" office:value="0.308322458">
                <text:p>0.308322458</text:p>
              </table:table-cell>
              <table:table-cell office:value-type="float" office:value="0.2942800085">
                <text:p>0.2942800085</text:p>
              </table:table-cell>
              <table:table-cell office:value-type="float" office:value="0.2772790549">
                <text:p>0.2772790549</text:p>
              </table:table-cell>
              <table:table-cell office:value-type="float" office:value="0.2631233512">
                <text:p>0.2631233512</text:p>
              </table:table-cell>
              <table:table-cell office:value-type="float" office:value="0.2685185094">
                <text:p>0.2685185094</text:p>
              </table:table-cell>
              <table:table-cell office:value-type="float" office:value="0.2702849516">
                <text:p>0.2702849516</text:p>
              </table:table-cell>
              <table:table-cell office:value-type="float" office:value="0.2901497404">
                <text:p>0.2901497404</text:p>
              </table:table-cell>
              <table:table-cell office:value-type="float" office:value="0.3267494824">
                <text:p>0.3267494824</text:p>
              </table:table-cell>
              <table:table-cell office:value-type="float" office:value="0.3370525722">
                <text:p>0.3370525722</text:p>
              </table:table-cell>
              <table:table-cell office:value-type="float" office:value="0.3333064041">
                <text:p>0.3333064041</text:p>
              </table:table-cell>
              <table:table-cell office:value-type="float" office:value="0.3614731424">
                <text:p>0.3614731424</text:p>
              </table:table-cell>
              <table:table-cell office:value-type="float" office:value="0.4256091248">
                <text:p>0.4256091248</text:p>
              </table:table-cell>
              <table:table-cell office:value-type="float" office:value="0.4654416902">
                <text:p>0.4654416902</text:p>
              </table:table-cell>
              <table:table-cell office:value-type="float" office:value="0.497705504">
                <text:p>0.497705504</text:p>
              </table:table-cell>
              <table:table-cell office:value-type="float" office:value="0.4765853587">
                <text:p>0.4765853587</text:p>
              </table:table-cell>
              <table:table-cell office:value-type="float" office:value="0.5307413028">
                <text:p>0.5307413028</text:p>
              </table:table-cell>
              <table:table-cell office:value-type="float" office:value="0.5990703739">
                <text:p>0.5990703739</text:p>
              </table:table-cell>
              <table:table-cell office:value-type="float" office:value="0.7388534612">
                <text:p>0.7388534612</text:p>
              </table:table-cell>
              <table:table-cell office:value-type="float" office:value="0.7703115505">
                <text:p>0.7703115505</text:p>
              </table:table-cell>
              <table:table-cell office:value-type="float" office:value="0.9845225125">
                <text:p>0.9845225125</text:p>
              </table:table-cell>
              <table:table-cell office:value-type="float" office:value="1.133408678">
                <text:p>1.133408678</text:p>
              </table:table-cell>
              <table:table-cell office:value-type="float" office:value="1.351155605">
                <text:p>1.351155605</text:p>
              </table:table-cell>
              <table:table-cell office:value-type="float" office:value="1.447117058">
                <text:p>1.447117058</text:p>
              </table:table-cell>
              <table:table-cell office:value-type="float" office:value="0.9887802066">
                <text:p>0.9887802066</text:p>
              </table:table-cell>
              <table:table-cell office:value-type="float" office:value="0.9949875002">
                <text:p>0.9949875002</text:p>
              </table:table-cell>
              <table:table-cell office:value-type="float" office:value="1.0890529">
                <text:p>1.0890529</text:p>
              </table:table-cell>
              <table:table-cell office:value-type="float" office:value="0.9172932695">
                <text:p>0.9172932695</text:p>
              </table:table-cell>
              <table:table-cell office:value-type="float" office:value="0.9449875002">
                <text:p>0.9449875002</text:p>
              </table:table-cell>
              <table:table-cell office:value-type="float" office:value="1.490601563">
                <text:p>1.490601563</text:p>
              </table:table-cell>
              <table:table-cell office:value-type="float" office:value="1.723308334">
                <text:p>1.723308334</text:p>
              </table:table-cell>
              <table:table-cell office:value-type="float" office:value="2.1509775">
                <text:p>2.1509775</text:p>
              </table:table-cell>
              <table:table-cell office:value-type="float" office:value="2.067970001">
                <text:p>2.067970001</text:p>
              </table:table-cell>
              <table:table-cell office:value-type="float" office:value="1.9509775">
                <text:p>1.9509775</text:p>
              </table:table-cell>
              <table:table-cell office:value-type="float" office:value="1.7509775">
                <text:p>1.7509775</text:p>
              </table:table-cell>
              <table:table-cell office:value-type="float" office:value="3.779950001">
                <text:p>3.779950001</text:p>
              </table:table-cell>
              <table:table-cell office:value-type="float" office:value="3.446616668">
                <text:p>3.446616668</text:p>
              </table:table-cell>
              <table:table-cell office:value-type="float" office:value="2.584962501">
                <text:p>2.584962501</text:p>
              </table:table-cell>
              <table:table-cell office:value-type="float" office:value="4.669925001">
                <text:p>4.669925001</text:p>
              </table:table-cell>
              <table:table-cell office:value-type="float" office:value="5.084962501">
                <text:p>5.084962501</text:p>
              </table:table-cell>
              <table:table-cell office:value-type="float" office:value="4.169925001">
                <text:p>4.169925001</text:p>
              </table:table-cell>
              <table:table-cell office:value-type="float" office:value="4.169925001">
                <text:p>4.169925001</text:p>
              </table:table-cell>
              <table:table-cell office:value-type="float" office:value="4.169925001">
                <text:p>4.169925001</text:p>
              </table:table-cell>
              <table:table-cell office:value-type="float" office:value="4.169925001">
                <text:p>4.169925001</text:p>
              </table:table-cell>
              <table:table-cell office:value-type="float" office:value="4.169925001">
                <text:p>4.169925001</text:p>
              </table:table-cell>
              <table:table-cell office:value-type="float" office:value="4.169925001">
                <text:p>4.169925001</text:p>
              </table:table-cell>
              <table:table-cell office:value-type="float" office:value="3.169925001">
                <text:p>3.169925001</text:p>
              </table:table-cell>
              <table:table-cell office:value-type="float" office:value="4.754887502">
                <text:p>4.754887502</text:p>
              </table:table-cell>
              <table:table-cell office:value-type="float" office:value="4.169925001">
                <text:p>4.169925001</text:p>
              </table:table-cell>
              <table:table-cell office:value-type="float" office:value="3.169925001">
                <text:p>3.169925001</text:p>
              </table:table-cell>
              <table:table-cell office:value-type="float" office:value="3.169925001">
                <text:p>3.169925001</text:p>
              </table:table-cell>
              <table:table-cell office:value-type="float" office:value="4.169925001">
                <text:p>4.169925001</text:p>
              </table:table-cell>
              <table:table-cell office:value-type="float" office:value="3.169925001">
                <text:p>3.169925001</text:p>
              </table:table-cell>
              <table:table-cell office:value-type="float" office:value="4.169925001">
                <text:p>4.169925001</text:p>
              </table:table-cell>
              <table:table-cell office:value-type="float" office:value="4.169925001">
                <text:p>4.169925001</text:p>
              </table:table-cell>
              <table:table-cell office:value-type="float" office:value="4.169925001">
                <text:p>4.169925001</text:p>
              </table:table-cell>
              <table:table-cell office:value-type="float" office:value="4.169925001">
                <text:p>4.169925001</text:p>
              </table:table-cell>
              <table:table-cell office:value-type="float" office:value="4.169925001">
                <text:p>4.169925001</text:p>
              </table:table-cell>
              <table:table-cell office:value-type="float" office:value="2.584962501">
                <text:p>2.584962501</text:p>
              </table:table-cell>
              <table:table-cell office:value-type="float" office:value="2.584962501">
                <text:p>2.5849625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